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1.0854in"/>
    </style:style>
    <style:style style:name="Table50.B" style:family="table-column">
      <style:table-column-properties style:column-width="5.5993in"/>
    </style:style>
    <style:style style:name="Table50.C" style:family="table-column">
      <style:table-column-properties style:column-width="0.404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0.A2" style:family="table-cell">
      <style:table-cell-properties style:vertical-align="middle" fo:padding-left="0.0375in" fo:padding-right="0.0375in" fo:padding-top="0in" fo:padding-bottom="0in" fo:border="0.0007in solid #000000"/>
    </style:style>
    <style:style style:name="Tab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0" style:family="table">
      <style:table-properties style:width="7.0896in" table:align="left" style:writing-mode="lr-tb"/>
    </style:style>
    <style:style style:name="Table70.A" style:family="table-column">
      <style:table-column-properties style:column-width="7.0896in"/>
    </style:style>
    <style:style style:name="Table70.1" style:family="table-row">
      <style:table-row-properties style:keep-together="false" fo:keep-together="always"/>
    </style:style>
    <style:style style:name="Tab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0.2" style:family="table-row">
      <style:table-row-properties style:keep-together="true" fo:keep-together="auto"/>
    </style:style>
    <style:style style:name="Table70.A2" style:family="table-cell">
      <style:table-cell-properties style:vertical-align="middle" fo:padding-left="0.0375in" fo:padding-right="0.0375in" fo:padding-top="0in" fo:padding-bottom="0in" fo:border="0.0007in solid #000000"/>
    </style:style>
    <style:style style:name="Table72" style:family="table">
      <style:table-properties style:width="7.0896in" table:align="left" style:writing-mode="lr-tb"/>
    </style:style>
    <style:style style:name="Table72.A" style:family="table-column">
      <style:table-column-properties style:column-width="0.6708in"/>
    </style:style>
    <style:style style:name="Table72.B" style:family="table-column">
      <style:table-column-properties style:column-width="6.0458in"/>
    </style:style>
    <style:style style:name="Table72.C" style:family="table-column">
      <style:table-column-properties style:column-width="0.3729in"/>
    </style:style>
    <style:style style:name="Table72.1" style:family="table-row">
      <style:table-row-properties style:keep-together="false" fo:keep-together="always"/>
    </style:style>
    <style:style style:name="Table7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2.A2" style:family="table-cell">
      <style:table-cell-properties fo:padding-left="0.0389in" fo:padding-right="0.0389in" fo:padding-top="0in" fo:padding-bottom="0in" fo:border="0.0007in solid #000000"/>
    </style:style>
    <style:style style:name="Table72.C2" style:family="table-cell">
      <style:table-cell-properties style:vertical-align="middle" fo:padding-left="0.0389in" fo:padding-right="0.0389in" fo:padding-top="0in" fo:padding-bottom="0in" fo:border="0.0007in solid #000000"/>
    </style:style>
    <style:style style:name="Table7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3" style:family="table">
      <style:table-properties style:width="7.0896in" table:align="left" style:writing-mode="lr-tb"/>
    </style:style>
    <style:style style:name="Table73.A" style:family="table-column">
      <style:table-column-properties style:column-width="6.7167in"/>
    </style:style>
    <style:style style:name="Table73.B" style:family="table-column">
      <style:table-column-properties style:column-width="0.3729in"/>
    </style:style>
    <style:style style:name="Table73.1" style:family="table-row">
      <style:table-row-properties style:keep-together="false" fo:keep-together="always"/>
    </style:style>
    <style:style style:name="Table7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3.A2" style:family="table-cell">
      <style:table-cell-properties fo:padding-left="0.0389in" fo:padding-right="0.0389in" fo:padding-top="0in" fo:padding-bottom="0in" fo:border="0.0007in solid #000000"/>
    </style:style>
    <style:style style:name="Table73.B2" style:family="table-cell">
      <style:table-cell-properties style:vertical-align="middle" fo:padding-left="0.0389in" fo:padding-right="0.0389in" fo:padding-top="0in" fo:padding-bottom="0in" fo:border="0.0007in solid #000000"/>
    </style:style>
    <style:style style:name="Table74" style:family="table">
      <style:table-properties style:width="7.0896in" table:align="left" style:writing-mode="lr-tb"/>
    </style:style>
    <style:style style:name="Table74.A" style:family="table-column">
      <style:table-column-properties style:column-width="7.0896in"/>
    </style:style>
    <style:style style:name="Table74.1" style:family="table-row">
      <style:table-row-properties style:keep-together="false" fo:keep-together="always"/>
    </style:style>
    <style:style style:name="Table7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4.2" style:family="table-row">
      <style:table-row-properties style:keep-together="true" fo:keep-together="auto"/>
    </style:style>
    <style:style style:name="Table74.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8" style:family="paragraph" style:parent-style-name="Body">
      <style:text-properties fo:font-style="normal" style:font-style-asian="normal" style:font-style-complex="normal"/>
    </style:style>
    <style:style style:name="P19" style:family="paragraph" style:parent-style-name="Body">
      <style:paragraph-properties fo:text-align="start" style:justify-single-word="false"/>
      <style:text-properties fo:font-style="normal" style:font-style-asian="normal" style:font-style-complex="normal"/>
    </style:style>
    <style:style style:name="P20" style:family="paragraph" style:parent-style-name="Body">
      <style:text-properties fo:font-size="10pt" style:font-size-asian="10pt" style:font-size-complex="10pt"/>
    </style:style>
    <style:style style:name="P21" style:family="paragraph" style:parent-style-name="Body">
      <style:paragraph-properties fo:text-align="start" style:justify-single-word="false"/>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25"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6"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7" style:family="paragraph" style:parent-style-name="Preformatted_20_Text">
      <style:paragraph-properties fo:margin-left="0.9in" fo:margin-right="0in" fo:text-indent="0in" style:auto-text-indent="false"/>
    </style:style>
    <style:style style:name="P28" style:family="paragraph" style:parent-style-name="Body">
      <style:paragraph-properties fo:margin-left="0.9in" fo:margin-right="0in" fo:text-indent="0in" style:auto-text-indent="false"/>
    </style:style>
    <style:style style:name="P29" style:family="paragraph" style:parent-style-name="Body">
      <style:paragraph-properties fo:margin-left="0.9in" fo:margin-right="0in" fo:text-indent="0in" style:auto-text-indent="false"/>
      <style:text-properties style:font-name="Monaco"/>
    </style:style>
    <style:style style:name="P30" style:family="paragraph" style:parent-style-name="Preformatted_20_Text">
      <style:text-properties fo:color="#646464" style:font-name="Courier New1" fo:font-size="10pt" style:font-size-asian="10pt" style:font-size-complex="10pt"/>
    </style:style>
    <style:style style:name="P31" style:family="paragraph" style:parent-style-name="Preformatted_20_Text">
      <style:text-properties style:font-name="Courier New1" fo:font-size="10pt" style:font-size-asian="10pt" style:font-size-complex="10pt"/>
    </style:style>
    <style:style style:name="P32" style:family="paragraph" style:parent-style-name="Preformatted_20_Text">
      <style:text-properties fo:color="#000000" style:font-name="Courier New1" fo:font-size="10pt" style:font-name-asian="Monaco" style:font-size-asian="10pt" style:font-name-complex="Monaco" style:font-size-complex="10pt"/>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style>
    <style:style style:name="P36"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7" style:family="paragraph" style:parent-style-name="Document_20_Title">
      <style:text-properties fo:font-size="16pt" fo:font-weight="bold" style:font-size-asian="16pt"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1"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2" style:family="paragraph" style:parent-style-name="Table_20_Contents">
      <style:paragraph-properties fo:text-align="start" style:justify-single-word="false"/>
      <style:text-properties fo:font-size="8pt"/>
    </style:style>
    <style:style style:name="P43" style:family="paragraph" style:parent-style-name="Table_20_Contents">
      <style:paragraph-properties fo:text-align="center" style:justify-single-word="false"/>
      <style:text-properties fo:font-size="8pt"/>
    </style:style>
    <style:style style:name="P44" style:family="paragraph" style:parent-style-name="Table_20_Contents">
      <style:text-properties fo:font-size="6pt"/>
    </style:style>
    <style:style style:name="P45" style:family="paragraph" style:parent-style-name="Table_20_Contents">
      <style:paragraph-properties fo:text-align="end" style:justify-single-word="false"/>
      <style:text-properties fo:font-size="6pt"/>
    </style:style>
    <style:style style:name="P46" style:family="paragraph" style:parent-style-name="Table_20_Contents">
      <style:text-properties fo:font-style="italic" style:font-style-asian="italic" style:font-style-complex="italic"/>
    </style:style>
    <style:style style:name="P47"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Convert_20_26">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lass_20_Heading" style:list-style-name="" style:master-page-name="Convert_20_27">
      <style:paragraph-properties style:page-number="auto" fo:break-before="page" fo:padding-left="0.039in" fo:padding-right="0.039in" fo:padding-top="0.0236in" fo:padding-bottom="0.0236in" fo:border="0.0008in solid #000000"/>
      <style:text-properties fo:color="#000000"/>
    </style:style>
    <style:style style:name="P70" style:family="paragraph" style:parent-style-name="Detail_20_Heading" style:list-style-name="">
      <style:paragraph-properties fo:padding="0.0236in" fo:border="0.0008in solid #666666"/>
      <style:text-properties fo:color="#000000"/>
    </style:style>
    <style:style style:name="P71" style:family="paragraph" style:parent-style-name="Detail_20_Heading" style:list-style-name="">
      <style:paragraph-properties fo:margin-top="0.0807in" fo:margin-bottom="0.0193in" fo:padding="0.0236in" fo:border="0.0008in solid #666666"/>
      <style:text-properties fo:color="#000000"/>
    </style:style>
    <style:style style:name="P72" style:family="paragraph" style:parent-style-name="CellBody" style:list-style-name="L1">
      <style:paragraph-properties style:snap-to-layout-grid="false"/>
      <style:text-properties style:use-window-font-color="true" fo:font-style="normal" style:font-style-asian="normal" style:font-style-complex="normal"/>
    </style:style>
    <style:style style:name="P73" style:family="paragraph" style:parent-style-name="CellBody" style:list-style-name="L2">
      <style:paragraph-properties style:snap-to-layout-grid="false"/>
      <style:text-properties style:use-window-font-color="true" fo:font-style="normal" style:font-style-asian="normal" style:font-style-complex="normal"/>
    </style:style>
    <style:style style:name="P74" style:family="paragraph" style:parent-style-name="CellBody" style:list-style-name="L3">
      <style:paragraph-properties style:snap-to-layout-grid="false"/>
      <style:text-properties style:use-window-font-color="true" fo:font-style="normal" style:font-style-asian="normal" style:font-style-complex="normal"/>
    </style:style>
    <style:style style:name="P75" style:family="paragraph" style:parent-style-name="CellBody" style:list-style-name="L4">
      <style:paragraph-properties style:snap-to-layout-grid="false"/>
      <style:text-properties style:use-window-font-color="true" fo:font-style="normal" style:font-style-asian="normal" style:font-style-complex="normal"/>
    </style:style>
    <style:style style:name="P76" style:family="paragraph" style:parent-style-name="CellBody" style:list-style-name="L5">
      <style:paragraph-properties style:snap-to-layout-grid="false"/>
      <style:text-properties style:use-window-font-color="true" fo:font-style="normal" style:font-style-asian="normal" style:font-style-complex="normal"/>
    </style:style>
    <style:style style:name="P77" style:family="paragraph" style:parent-style-name="CellBody" style:list-style-name="L6">
      <style:paragraph-properties style:snap-to-layout-grid="false"/>
      <style:text-properties style:use-window-font-color="true" fo:font-style="normal" style:font-style-asian="normal" style:font-style-complex="normal"/>
    </style:style>
    <style:style style:name="P78" style:family="paragraph" style:parent-style-name="CellBody" style:list-style-name="L7">
      <style:paragraph-properties style:snap-to-layout-grid="false"/>
      <style:text-properties style:use-window-font-color="true" fo:font-style="normal" style:font-style-asian="normal" style:font-style-complex="normal"/>
    </style:style>
    <style:style style:name="P79" style:family="paragraph" style:parent-style-name="CellBody">
      <style:paragraph-properties style:snap-to-layout-grid="false"/>
      <style:text-properties style:use-window-font-color="true" fo:font-style="normal" style:font-style-asian="normal" style:font-style-complex="normal"/>
    </style:style>
    <style:style style:name="P80" style:family="paragraph" style:parent-style-name="CellBody">
      <style:paragraph-properties style:snap-to-layout-grid="false"/>
    </style:style>
    <style:style style:name="P81" style:family="paragraph" style:parent-style-name="Heading_20_2">
      <style:text-properties fo:language="en" fo:country="US" style:language-complex="ar" style:country-complex="SA"/>
    </style:style>
    <style:style style:name="P82" style:family="paragraph" style:parent-style-name="Heading_20_2">
      <style:text-properties fo:font-variant="normal" fo:text-transform="none" fo:color="#000000" fo:letter-spacing="normal" fo:font-style="normal" fo:font-weight="normal"/>
    </style:style>
    <style:style style:name="P8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85" style:family="paragraph" style:parent-style-name="List_20_Heading" style:list-style-name="">
      <style:text-properties fo:color="#000000" fo:font-size="10pt" style:font-size-asian="10pt" style:font-size-complex="10pt"/>
    </style:style>
    <style:style style:name="P86" style:family="paragraph" style:parent-style-name="Body" style:list-style-name="L8"/>
    <style:style style:name="P87" style:family="paragraph" style:parent-style-name="Body" style:list-style-name="L8">
      <style:text-properties style:use-window-font-color="true" fo:font-style="normal" style:font-style-asian="normal" style:font-style-complex="normal"/>
    </style:style>
    <style:style style:name="P88"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89" style:family="paragraph" style:parent-style-name="Body" style:list-style-name="L9"/>
    <style:style style:name="P90"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91" style:family="paragraph" style:parent-style-name="Body" style:list-style-name="L10"/>
    <style:style style:name="P92" style:family="paragraph" style:parent-style-name="Body" style:list-style-name="L11"/>
    <style:style style:name="P93" style:family="paragraph" style:parent-style-name="Body" style:list-style-name="L12"/>
    <style:style style:name="P94" style:family="paragraph" style:parent-style-name="Body" style:list-style-name="L12">
      <style:paragraph-properties fo:text-align="start" style:justify-single-word="false"/>
    </style:style>
    <style:style style:name="P95" style:family="paragraph" style:parent-style-name="Body" style:list-style-name="L13">
      <style:paragraph-properties fo:text-align="start" style:justify-single-word="false"/>
    </style:style>
    <style:style style:name="P96" style:family="paragraph" style:parent-style-name="Body" style:list-style-name="L17">
      <style:paragraph-properties fo:text-align="start" style:justify-single-word="false"/>
    </style:style>
    <style:style style:name="P97" style:family="paragraph" style:parent-style-name="Body" style:list-style-name="L13"/>
    <style:style style:name="P98" style:family="paragraph" style:parent-style-name="Body" style:list-style-name="L13">
      <style:text-properties style:font-name="Arial" fo:font-size="10pt" style:font-size-asian="10pt" style:font-size-complex="10pt"/>
    </style:style>
    <style:style style:name="P99" style:family="paragraph" style:parent-style-name="Body" style:list-style-name="L14"/>
    <style:style style:name="P100" style:family="paragraph" style:parent-style-name="Body" style:list-style-name="L15"/>
    <style:style style:name="P101" style:family="paragraph" style:parent-style-name="Body" style:list-style-name="L16"/>
    <style:style style:name="P102" style:family="paragraph" style:parent-style-name="Body" style:list-style-name="L18"/>
    <style:style style:name="P103" style:family="paragraph" style:parent-style-name="Text_20_body" style:list-style-name="L14"/>
    <style:style style:name="P104" style:family="paragraph" style:parent-style-name="Item_20_Heading" style:list-style-name="">
      <style:text-properties fo:color="#000000"/>
    </style:style>
    <style:style style:name="P105" style:family="paragraph" style:parent-style-name="Item_20_Heading" style:list-style-name="">
      <style:paragraph-properties fo:margin-top="0.1693in" fo:margin-bottom="0.161in"/>
      <style:text-properties fo:color="#000000"/>
    </style:style>
    <style:style style:name="P106" style:family="paragraph" style:parent-style-name="Standard" style:list-style-name="">
      <style:paragraph-properties fo:line-height="0.1945in"/>
      <style:text-properties style:use-window-font-color="true"/>
    </style:style>
    <style:style style:name="P107" style:family="paragraph" style:parent-style-name="Standard" style:list-style-name="">
      <style:paragraph-properties fo:line-height="0.1846in"/>
      <style:text-properties style:use-window-font-color="true"/>
    </style:style>
    <style:style style:name="P108" style:family="paragraph" style:parent-style-name="Standard" style:list-style-name=""/>
    <style:style style:name="P109" style:family="paragraph" style:parent-style-name="Standard" style:list-style-name="">
      <style:text-properties fo:font-size="10pt" style:font-size-asian="10pt" style:font-size-complex="10pt"/>
    </style:style>
    <style:style style:name="P110" style:family="paragraph" style:parent-style-name="Standard" style:list-style-name="">
      <style:paragraph-properties fo:keep-together="always"/>
    </style:style>
    <style:style style:name="P111"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112"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13"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14" style:family="paragraph" style:parent-style-name="Standard" style:list-style-name="">
      <style:paragraph-properties fo:margin-top="0in" fo:margin-bottom="0.1945in"/>
      <style:text-properties fo:font-size="9pt" style:font-size-asian="9pt" style:font-size-complex="9pt"/>
    </style:style>
    <style:style style:name="P115" style:family="paragraph" style:parent-style-name="Standard" style:list-style-name="">
      <style:paragraph-properties fo:margin-top="0in" fo:margin-bottom="0.1945in" fo:keep-together="always"/>
    </style:style>
    <style:style style:name="P116" style:family="paragraph" style:parent-style-name="Standard" style:list-style-name="">
      <style:paragraph-properties fo:margin-top="0in" fo:margin-bottom="0.1945in"/>
    </style:style>
    <style:style style:name="P117" style:family="paragraph" style:parent-style-name="Standard" style:list-style-name="">
      <style:paragraph-properties fo:margin-top="0in" fo:margin-bottom="0.1945in"/>
      <style:text-properties fo:font-size="10pt" style:font-size-asian="10pt" style:font-size-complex="10pt"/>
    </style:style>
    <style:style style:name="P118" style:family="paragraph" style:parent-style-name="Standard" style:list-style-name="">
      <style:paragraph-properties fo:margin-top="0.0374in" fo:margin-bottom="0.0374in"/>
      <style:text-properties fo:font-size="9pt" style:font-size-asian="9pt" style:font-size-complex="9pt"/>
    </style:style>
    <style:style style:name="P11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20" style:family="paragraph" style:parent-style-name="Standard" style:list-style-name="">
      <style:paragraph-properties fo:margin-top="0.0374in" fo:margin-bottom="0.0374in"/>
    </style:style>
    <style:style style:name="P121" style:family="paragraph" style:parent-style-name="Standard" style:list-style-name="">
      <style:paragraph-properties fo:margin-top="0.0374in" fo:margin-bottom="0.0374in"/>
      <style:text-properties fo:font-size="10pt" style:font-size-asian="10pt" style:font-size-complex="10pt"/>
    </style:style>
    <style:style style:name="P12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2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25" style:family="paragraph" style:parent-style-name="Standard" style:list-style-name="">
      <style:paragraph-properties fo:margin-top="0.0374in" fo:margin-bottom="0.0374in"/>
      <style:text-properties fo:color="#000000" fo:font-size="10pt" style:font-size-asian="10pt" style:font-size-complex="10pt"/>
    </style:style>
    <style:style style:name="P126" style:family="paragraph" style:parent-style-name="Standard" style:list-style-name="">
      <style:paragraph-properties fo:margin-top="0.0374in" fo:margin-bottom="0.0374in" fo:text-align="center" style:justify-single-word="false"/>
      <style:text-properties style:use-window-font-color="true"/>
    </style:style>
    <style:style style:name="P127" style:family="paragraph" style:parent-style-name="Standard" style:list-style-name="">
      <style:paragraph-properties fo:margin-top="0.0374in" fo:margin-bottom="0.0374in"/>
      <style:text-properties style:use-window-font-color="true"/>
    </style:style>
    <style:style style:name="P12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0374in" fo:margin-bottom="0.0374in" fo:keep-with-next="always"/>
      <style:text-properties style:use-window-font-color="true"/>
    </style:style>
    <style:style style:name="P13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3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33" style:family="paragraph" style:parent-style-name="Standard" style:list-style-name="">
      <style:paragraph-properties fo:margin-top="0.1945in" fo:margin-bottom="0in"/>
    </style:style>
    <style:style style:name="P134" style:family="paragraph" style:parent-style-name="Standard" style:list-style-name="">
      <style:paragraph-properties fo:margin-top="0.1945in" fo:margin-bottom="0in"/>
      <style:text-properties fo:font-size="10pt" style:font-size-asian="10pt" style:font-size-complex="10pt"/>
    </style:style>
    <style:style style:name="P13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37" style:family="paragraph" style:parent-style-name="Standard" style:list-style-name="">
      <style:paragraph-properties fo:margin-top="0.1945in" fo:margin-bottom="0in" fo:keep-together="always" fo:keep-with-next="always"/>
    </style:style>
    <style:style style:name="P138" style:family="paragraph" style:parent-style-name="Standard" style:list-style-name="">
      <style:paragraph-properties fo:margin-left="0.5in" fo:margin-right="0in" fo:margin-top="0in" fo:margin-bottom="0.1945in" fo:text-indent="0in" style:auto-text-indent="false"/>
    </style:style>
    <style:style style:name="P13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4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41" style:family="paragraph" style:parent-style-name="Standard" style:list-style-name="">
      <style:paragraph-properties fo:margin-left="0.5in" fo:margin-right="0in" fo:margin-top="0in" fo:margin-bottom="0.1665in" fo:text-indent="0in" style:auto-text-indent="false"/>
    </style:style>
    <style:style style:name="P142"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43"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4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45" style:family="paragraph" style:parent-style-name="Standard" style:list-style-name="">
      <style:paragraph-properties fo:margin-left="0.5in" fo:margin-right="0in" fo:text-indent="0in" style:auto-text-indent="false"/>
    </style:style>
    <style:style style:name="P14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47" style:family="paragraph" style:parent-style-name="Standard" style:list-style-name="">
      <style:paragraph-properties fo:margin-top="0in" fo:margin-bottom="0.1665in"/>
      <style:text-properties fo:font-size="10pt" style:font-size-asian="10pt" style:font-size-complex="10pt"/>
    </style:style>
    <style:style style:name="P148" style:family="paragraph" style:parent-style-name="Standard" style:list-style-name="">
      <style:paragraph-properties fo:margin-top="0in" fo:margin-bottom="0.1665in"/>
    </style:style>
    <style:style style:name="P149" style:family="paragraph" style:parent-style-name="Standard" style:list-style-name="">
      <style:paragraph-properties fo:keep-with-next="always"/>
    </style:style>
    <style:style style:name="P15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1" style:family="paragraph" style:parent-style-name="Standard" style:list-style-name="">
      <style:paragraph-properties fo:keep-together="always" fo:keep-with-next="always"/>
    </style:style>
    <style:style style:name="P152" style:family="paragraph" style:parent-style-name="Standard" style:list-style-name="">
      <style:paragraph-properties fo:margin-top="0.1736in" fo:margin-bottom="0.1945in" fo:keep-together="always"/>
    </style:style>
    <style:style style:name="P15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54" style:family="paragraph" style:parent-style-name="Standard" style:list-style-name="">
      <style:paragraph-properties fo:margin-top="0.0319in" fo:margin-bottom="0.0319in" fo:keep-with-next="always"/>
      <style:text-properties style:use-window-font-color="true"/>
    </style:style>
    <style:style style:name="P15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56" style:family="paragraph" style:parent-style-name="Standard" style:list-style-name="">
      <style:paragraph-properties fo:margin-top="0.0319in" fo:margin-bottom="0.0319in" fo:text-align="end" style:justify-single-word="false"/>
      <style:text-properties style:use-window-font-color="true"/>
    </style:style>
    <style:style style:name="P157" style:family="paragraph" style:parent-style-name="Standard" style:list-style-name="">
      <style:paragraph-properties fo:margin-top="0.0319in" fo:margin-bottom="0.0319in" fo:text-align="center" style:justify-single-word="false"/>
      <style:text-properties style:use-window-font-color="true"/>
    </style:style>
    <style:style style:name="P158" style:family="paragraph" style:parent-style-name="Standard" style:list-style-name="">
      <style:paragraph-properties fo:margin-top="0.0319in" fo:margin-bottom="0.0319in" fo:text-align="end" style:justify-single-word="false"/>
    </style:style>
    <style:style style:name="P159" style:family="paragraph" style:parent-style-name="Standard" style:list-style-name="">
      <style:paragraph-properties fo:margin-top="0.0319in" fo:margin-bottom="0.0319in"/>
    </style:style>
    <style:style style:name="P160" style:family="paragraph" style:parent-style-name="Standard" style:list-style-name="">
      <style:paragraph-properties fo:margin-top="0.0319in" fo:margin-bottom="0in"/>
    </style:style>
    <style:style style:name="P161"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6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63" style:family="paragraph" style:parent-style-name="Standard" style:list-style-name="">
      <style:paragraph-properties fo:margin-left="0in" fo:margin-right="0in" fo:margin-top="0.028in" fo:margin-bottom="0.0319in" fo:text-indent="0.4165in" style:auto-text-indent="false"/>
    </style:style>
    <style:style style:name="P164"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65"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66" style:family="paragraph" style:parent-style-name="Standard" style:list-style-name="">
      <style:paragraph-properties fo:margin-left="1in" fo:margin-right="0in" fo:text-indent="0in" style:auto-text-indent="false"/>
    </style:style>
    <style:style style:name="P16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68" style:family="paragraph" style:parent-style-name="Standard" style:list-style-name="">
      <style:paragraph-properties fo:margin-top="0.1736in" fo:margin-bottom="0in" fo:keep-together="always" fo:keep-with-next="always"/>
    </style:style>
    <style:style style:name="P169"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7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71"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72"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73"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74" style:family="paragraph" style:parent-style-name="Package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75"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76" style:family="paragraph" style:parent-style-name="Document_20_Title" style:master-page-name="First_20_Page">
      <style:paragraph-properties fo:text-align="center" style:justify-single-word="false" style:page-number="auto"/>
    </style:style>
    <style:style style:name="P177" style:family="paragraph" style:parent-style-name="Heading_20_3">
      <style:text-properties fo:font-style="normal" style:font-style-asian="normal" style:font-style-complex="normal"/>
    </style:style>
    <style:style style:name="T1" style:family="text">
      <style:text-properties fo:font-size="10pt" style:font-size-asian="10pt" style:font-size-complex="10pt"/>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weight="bold" style:font-size-asian="10pt" style:font-weight-asian="bold" style:font-size-complex="10pt" style:font-weight-complex="bold"/>
    </style:style>
    <style:style style:name="T6" style:family="text">
      <style:text-properties fo:color="#000000"/>
    </style:style>
    <style:style style:name="T7" style:family="text">
      <style:text-properties fo:color="#000000" style:font-name="Arial" fo:font-size="10pt" style:font-name-asian="Monaco" style:font-size-asian="10pt" style:font-name-complex="Monaco" style:font-size-complex="10pt"/>
    </style:style>
    <style:style style:name="T8"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1"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fo:color="#000000" style:font-name="Arial" fo:font-size="10pt" style:font-size-asian="10pt" style:font-size-complex="10pt"/>
    </style:style>
    <style:style style:name="T13"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14" style:family="text">
      <style:text-properties fo:color="#000000" style:font-name="ArialMT" fo:font-size="10pt" style:font-name-asian="Monaco" style:font-size-asian="10pt" style:font-name-complex="Monaco" style:font-size-complex="10pt"/>
    </style:style>
    <style:style style:name="T15" style:family="text">
      <style:text-properties fo:color="#000000" style:font-name="Courier New1" fo:font-size="10pt" style:font-name-asian="Monaco" style:font-size-asian="10pt" style:font-name-complex="Monaco" style:font-size-complex="10pt"/>
    </style:style>
    <style:style style:name="T16" style:family="text">
      <style:text-properties fo:color="#000000" style:font-name="Courier New1" fo:font-size="10pt" fo:font-style="normal" style:font-size-asian="10pt" style:font-style-asian="normal" style:font-size-complex="10pt" style:font-style-complex="normal"/>
    </style:style>
    <style:style style:name="T17"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8"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9" style:family="text">
      <style:text-properties fo:color="#000000" style:font-name="Monaco" fo:font-size="11pt" style:font-name-asian="Monaco" style:font-size-asian="11pt" style:font-name-complex="Monaco" style:font-size-complex="11pt"/>
    </style:style>
    <style:style style:name="T20" style:family="text">
      <style:text-properties fo:color="#000000" fo:font-weight="bold" style:font-weight-asian="bold" style:font-weight-complex="bold"/>
    </style:style>
    <style:style style:name="T21" style:family="text">
      <style:text-properties fo:color="#000000" fo:font-size="10pt" style:font-size-asian="10pt" style:font-size-complex="10pt"/>
    </style:style>
    <style:style style:name="T22" style:family="text">
      <style:text-properties fo:color="#000000" fo:font-size="10pt" fo:font-weight="bold" style:font-size-asian="10pt" style:font-weight-asian="bold" style:font-size-complex="10pt" style:font-weight-complex="bold"/>
    </style:style>
    <style:style style:name="T23" style:family="text">
      <style:text-properties fo:color="#000000" fo:font-size="10pt" fo:font-style="italic" style:font-size-asian="10pt" style:font-style-asian="italic" style:font-size-complex="10pt" style:font-style-complex="italic"/>
    </style:style>
    <style:style style:name="T24" style:family="text">
      <style:text-properties style:text-position="super 58%"/>
    </style:style>
    <style:style style:name="T25" style:family="text">
      <style:text-properties style:use-window-font-color="true" fo:font-style="normal" style:font-style-asian="normal" style:font-style-complex="normal"/>
    </style:style>
    <style:style style:name="T26" style:family="text">
      <style:text-properties style:use-window-font-color="true"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Final<text:line-break/><text:line-break/></text:span><text:span text:style-name="T40"><text:page-count style:num-format="1">84</text:page-count></text:span><text:span text:style-name="T40"> Pages</text:span></text:p>
      <text:p text:style-name="P37">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81" text:outline-level="2">License</text:h>
      <text:p text:style-name="P13">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81"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1" text:outline-level="2">Feedback</text:h>
      <text:p text:style-name="Body"><text:span text:style-name="T45">This document can be downloaded from the OSGi Alliance design repository at </text:span><text:a xlink:type="simple" xlink:href="https://github.com/osgi/design" text:style-name="Internet_20_link" text:visited-style-name="Visited_20_Internet_20_Link"><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3">0 Document Information<text:tab/>2</text:p>
          <text:p text:style-name="P170">0.1 License<text:tab/>2</text:p>
          <text:p text:style-name="P170">0.2 Trademarks<text:tab/>3</text:p>
          <text:p text:style-name="P170">0.3 Feedback<text:tab/>3</text:p>
          <text:p text:style-name="P170">0.4 Table of Contents<text:tab/>3</text:p>
          <text:p text:style-name="P170">0.5 Terminology and Document Conventions<text:tab/>4</text:p>
          <text:p text:style-name="P170">0.6 Revision History<text:tab/>4</text:p>
          <text:p text:style-name="P83">1 Introduction<text:tab/>8</text:p>
          <text:p text:style-name="P83">2 Application Domain<text:tab/>8</text:p>
          <text:p text:style-name="P170">2.1 Terminology + Abbreviations<text:tab/>9</text:p>
          <text:p text:style-name="P83">3 Problem Description<text:tab/>9</text:p>
          <text:p text:style-name="P170">3.1 Management<text:tab/>9</text:p>
          <text:p text:style-name="P170">3.2 Bound Service Properties<text:tab/>9</text:p>
          <text:p text:style-name="P170">3.3 Lookup Strategy<text:tab/>10</text:p>
          <text:p text:style-name="P170">3.4 Deployer wants a mandatory reference<text:tab/>10</text:p>
          <text:p text:style-name="P83">4 Requirements<text:tab/>10</text:p>
          <text:p text:style-name="P83">5 Technical Solution<text:tab/>11</text:p>
          <text:p text:style-name="P170">5.1 Introspective API<text:tab/>11</text:p>
          <text:p text:style-name="P170">5.2 Event Method Signature<text:tab/>12</text:p>
          <text:p text:style-name="P170">5.3 API version<text:tab/>13</text:p>
          <text:p text:style-name="P170">5.4 XML Descriptor Namespace<text:tab/>13</text:p>
          <text:p text:style-name="P170">5.5 Extender Capability<text:tab/>13</text:p>
          <text:p text:style-name="P170">5.6 Configuration Annotation Types<text:tab/>14</text:p>
          <text:p text:style-name="P175"><text:soft-page-break/>5.6.1 Custom annotations to define properties<text:tab/>14</text:p>
          <text:p text:style-name="P175">5.6.2 Mapping Annotation Elements to Component Properties<text:tab/>15</text:p>
          <text:p text:style-name="P175">5.6.3 Mapping Component Properties to Annotation Elements<text:tab/>15</text:p>
          <text:p text:style-name="P175">5.6.4 Generation of property information in @Component annotation<text:tab/>16</text:p>
          <text:p text:style-name="P170">5.7 Integration with the Configuration Admin Service<text:tab/>17</text:p>
          <text:p text:style-name="P175">5.7.1 Targeted PIDs<text:tab/>17</text:p>
          <text:p text:style-name="P175">5.7.2 Multi-location binding<text:tab/>17</text:p>
          <text:p text:style-name="P175">5.7.3 Multiple PIDs<text:tab/>17</text:p>
          <text:p text:style-name="P175">5.7.4 service.pid Property<text:tab/>18</text:p>
          <text:p text:style-name="P170">5.8 Service Scopes<text:tab/>18</text:p>
          <text:p text:style-name="P175">5.8.1 Providing Services<text:tab/>18</text:p>
          <text:p text:style-name="P175">5.8.2 Consuming Services<text:tab/>19</text:p>
          <text:p text:style-name="P175">5.8.3 Annotation Changes<text:tab/>19</text:p>
          <text:p text:style-name="P175">5.8.4 Schema Changes<text:tab/>19</text:p>
          <text:p text:style-name="P170">5.9 Lookup References<text:tab/>19</text:p>
          <text:p text:style-name="P170">5.10 Minimum Cardinality Property<text:tab/>19</text:p>
          <text:p text:style-name="P83">6 Data Transfer Objects<text:tab/>20</text:p>
          <text:p text:style-name="P83">7 Java API<text:tab/>20</text:p>
          <text:p text:style-name="P83">8 Considered Alternatives<text:tab/>81</text:p>
          <text:p text:style-name="P170">8.1 Diagnostic API<text:tab/>81</text:p>
          <text:p text:style-name="P170">8.2 @Component annotation inheritance<text:tab/>81</text:p>
          <text:p text:style-name="P170">8.3 Create separate Service annotation (Bug 2140)<text:tab/>82</text:p>
          <text:p text:style-name="P170">8.4 Component provided service properties (Bug 2250)<text:tab/>82</text:p>
          <text:p text:style-name="P170">8.5 Create separate Property annotation (Bug 2141)<text:tab/>82</text:p>
          <text:p text:style-name="P170">8.6 New Life Cycle States<text:tab/>82</text:p>
          <text:p text:style-name="P83">9 Security Considerations<text:tab/>83</text:p>
          <text:p text:style-name="P83">10 Document Support<text:tab/>83</text:p>
          <text:p text:style-name="P170">10.1 References<text:tab/>83</text:p>
          <text:p text:style-name="P170">10.2 Author’s Address<text:tab/>83</text:p>
          <text:p text:style-name="P170">10.3 Acronyms and Abbreviations<text:tab/>84</text:p>
          <text:p text:style-name="P170">10.4 End of Document<text:tab/>8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4">Revision</text:p>
            </table:table-cell>
            <table:table-cell table:style-name="Tabelle2.A1" office:value-type="string">
              <text:p text:style-name="P34">Date</text:p>
            </table:table-cell>
            <table:table-cell table:style-name="Tabelle2.C1" office:value-type="string">
              <text:p text:style-name="P34">Comments</text:p>
            </table:table-cell>
          </table:table-row>
        </table:table-header-rows>
        <table:table-row table:style-name="Tabelle2.2">
          <table:table-cell table:style-name="Tabelle2.A1" office:value-type="string">
            <text:p text:style-name="P22">Initial</text:p>
          </table:table-cell>
          <table:table-cell table:style-name="Tabelle2.A1" office:value-type="string">
            <text:p text:style-name="P23">Sept. 17 2012</text:p>
          </table:table-cell>
          <table:table-cell table:style-name="Tabelle2.C1" office:value-type="string">
            <text:p text:style-name="P23">Initial version from RFP</text:p>
            <text:p text:style-name="P23">Felix Meschberger, Adobe Systems Incorporated, <text:a xlink:type="simple" xlink:href="mailto:fmeschbe@adobe.com" text:style-name="Internet_20_link" text:visited-style-name="Visited_20_Internet_20_Link">fmeschbe@adobe.com</text:a></text:p>
          </table:table-cell>
        </table:table-row>
        <table:table-row table:style-name="Tabelle2.2">
          <table:table-cell table:style-name="Tabelle2.A3" office:value-type="string">
            <text:p text:style-name="P22">2<text:span text:style-name="T24">nd</text:span></text:p>
          </table:table-cell>
          <table:table-cell table:style-name="Tabelle2.A3" office:value-type="string">
            <text:p text:style-name="P23">Sept. 24 2012</text:p>
          </table:table-cell>
          <table:table-cell table:style-name="Tabelle2.C3" office:value-type="string">
            <text:p text:style-name="P23">Updates from Basel F2F:</text:p>
            <text:list xml:id="list2291765171362367887" text:style-name="L1">
              <text:list-item>
                <text:p text:style-name="P72">Integrate Administrative API and design it to be DTO-style</text:p>
              </text:list-item>
              <text:list-item>
                <text:p text:style-name="P72">Simplify security (ServicePermission [ServiceComponentRuntime, GET] is enough)</text:p>
              </text:list-item>
            </text:list>
            <text:p text:style-name="P23">Felix Meschberger, Adobe Systems Incorporated, fmeschbe@adobe.com</text:p>
          </table:table-cell>
        </table:table-row>
        <table:table-row table:style-name="Tabelle2.2">
          <table:table-cell table:style-name="Tabelle2.A3" office:value-type="string">
            <text:p text:style-name="P22">3<text:span text:style-name="T24">rd</text:span></text:p>
          </table:table-cell>
          <table:table-cell table:style-name="Tabelle2.B4" office:value-type="date" office:date-value="2013-06-06">
            <text:p text:style-name="P23">06/06/13</text:p>
          </table:table-cell>
          <table:table-cell table:style-name="Tabelle2.C3" office:value-type="string">
            <text:p text:style-name="P23">Update from Orlando F2F and BJ's feedback on the CPEG mailing list</text:p>
            <text:list xml:id="list3433842165404203896" text:style-name="L2">
              <text:list-item>
                <text:p text:style-name="P73">Relable the administrative API as the diagnostic API</text:p>
              </text:list-item>
              <text:list-item>
                <text:p text:style-name="P73">Fleshed out annotation inheritance but suggest to actually remove it (section 5.7.4, Supporting Inheritance)</text:p>
              </text:list-item>
              <text:list-item>
                <text:p text:style-name="P73">Added section 5.9, Service Scopes</text:p>
              </text:list-item>
            </text:list>
            <text:p text:style-name="P23">Felix Meschberger, Adobe Systems Incorporated, <text:a xlink:type="simple" xlink:href="mailto:fmeschbe@adobe.com" text:style-name="Internet_20_link" text:visited-style-name="Visited_20_Internet_20_Link">fmeschbe@adobe.com</text:a></text:p>
          </table:table-cell>
        </table:table-row>
        <table:table-row table:style-name="Tabelle2.2">
          <table:table-cell table:style-name="Tabelle2.A3" office:value-type="string">
            <text:p text:style-name="P22">4<text:span text:style-name="T24">th</text:span></text:p>
          </table:table-cell>
          <table:table-cell table:style-name="Tabelle2.B4" office:value-type="date" office:date-value="2013-07-08">
            <text:p text:style-name="P23">07/08/13</text:p>
          </table:table-cell>
          <table:table-cell table:style-name="Tabelle2.C3" office:value-type="string">
            <text:p text:style-name="P23">Update from Palo Alto F2F</text:p>
            <text:list xml:id="list6173037085015218281" text:style-name="L3">
              <text:list-item>
                <text:p text:style-name="P74">Removed separate service annotations</text:p>
              </text:list-item>
              <text:list-item>
                <text:p text:style-name="P74">Removed annotation inheritance</text:p>
              </text:list-item>
              <text:list-item>
                <text:p text:style-name="P74">Removed setting properties through the component</text:p>
              </text:list-item>
              <text:list-item>
                <text:p text:style-name="P74">Updated DTOs</text:p>
              </text:list-item>
              <text:list-item>
                <text:p text:style-name="P74">New suggestion for property annotation</text:p>
              </text:list-item>
            </text:list>
            <text:p text:style-name="P23">Carsten Ziegeler, Adobe Systems Incorporated, cziegele@adobe.com</text:p>
          </table:table-cell>
        </table:table-row>
        <table:table-row table:style-name="Tabelle2.2">
          <table:table-cell table:style-name="Tabelle2.A3" office:value-type="string">
            <text:p text:style-name="P22">5<text:span text:style-name="T24">th</text:span></text:p>
          </table:table-cell>
          <table:table-cell table:style-name="Tabelle2.B4" office:value-type="date" office:date-value="2013-07-19">
            <text:p text:style-name="P23">07/19/13</text:p>
          </table:table-cell>
          <table:table-cell table:style-name="Tabelle2.C3" office:value-type="string">
            <text:p text:style-name="P23">Update from CPEG Call (18/07/13)</text:p>
            <text:list xml:id="list5499923965618891924" text:style-name="L4">
              <text:list-item>
                <text:p text:style-name="P75">Removed alternative property annotation proposals</text:p>
              </text:list-item>
              <text:list-item>
                <text:p text:style-name="P75">Clarified annotation based approach</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6<text:span text:style-name="T24">th</text:span></text:p>
          </table:table-cell>
          <table:table-cell table:style-name="Tabelle2.B4" office:value-type="date" office:date-value="2013-09-18">
            <text:p text:style-name="P23">09/18/13</text:p>
          </table:table-cell>
          <table:table-cell table:style-name="Tabelle2.C3" office:value-type="string">
            <text:p text:style-name="P23">Update after BJs review, major changes:</text:p>
            <text:list xml:id="list6003556541216279440" text:style-name="L5">
              <text:list-item>
                <text:p text:style-name="P76">Removed props attribute from @Component annotation and allow multiple annotation arguments in the lifecycle methods</text:p>
              </text:list-item>
              <text:list-item>
                <text:p text:style-name="P76">Remove DISPOSED state</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2.2">
          <table:table-cell table:style-name="Tabelle2.A3" office:value-type="string">
            <text:p text:style-name="P22">7<text:span text:style-name="T24">th</text:span></text:p>
          </table:table-cell>
          <table:table-cell table:style-name="Tabelle2.B4" office:value-type="date" office:date-value="2013-01-10">
            <text:p text:style-name="P23">01/10/13</text:p>
          </table:table-cell>
          <table:table-cell table:style-name="Tabelle2.C3" office:value-type="string">
            <text:p text:style-name="P23">Update with feedback from CPEG call:</text:p>
            <text:list xml:id="list3677347236956620588" text:style-name="L6">
              <text:list-item>
                <text:p text:style-name="P77">Add information (back) from annotations as properties to descriptor XML</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8<text:span text:style-name="T24">th</text:span></text:p>
          </table:table-cell>
          <table:table-cell table:style-name="Tabelle2.A3" office:value-type="string">
            <text:p text:style-name="P23">17/10/13</text:p>
          </table:table-cell>
          <table:table-cell table:style-name="Tabelle2.C3" office:value-type="string">
            <text:p text:style-name="P23">Update from Bug 2515</text:p>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9<text:span text:style-name="T24">th</text:span></text:p>
          </table:table-cell>
          <table:table-cell table:style-name="Tabelle2.A3" office:value-type="string">
            <text:p text:style-name="P23">24/10/13</text:p>
          </table:table-cell>
          <table:table-cell table:style-name="Tabelle2.C3" office:value-type="string">
            <text:p text:style-name="P23">Update from CPEG call</text:p>
            <text:list xml:id="list558474138917683330" text:style-name="L7">
              <text:list-item>
                <text:p text:style-name="P78">Clarified annotation field to property mapping</text:p>
              </text:list-item>
            </text:list>
          </table:table-cell>
        </table:table-row>
        <table:table-row table:style-name="Tabelle2.2">
          <table:table-cell table:style-name="Tabelle2.A3" office:value-type="string">
            <text:p text:style-name="P22">10<text:span text:style-name="T24">th</text:span></text:p>
          </table:table-cell>
          <table:table-cell table:style-name="Tabelle2.A3" office:value-type="string">
            <text:p text:style-name="P23">2013-11-11</text:p>
          </table:table-cell>
          <table:table-cell table:style-name="Tabelle2.C3" office:value-type="string">
            <text:p text:style-name="P23">API/Javadoc improvements (up through section 5.6)</text:p>
            <text:p text:style-name="P23">BJ Hargrave, IBM</text:p>
          </table:table-cell>
        </table:table-row>
        <table:table-row table:style-name="Tabelle2.2">
          <table:table-cell table:style-name="Tabelle2.A3" office:value-type="string">
            <text:p text:style-name="P22">11<text:span text:style-name="T24">th</text:span></text:p>
          </table:table-cell>
          <table:table-cell table:style-name="Tabelle2.A3" office:value-type="string">
            <text:p text:style-name="P23">2013-11-15</text:p>
          </table:table-cell>
          <table:table-cell table:style-name="Tabelle2.C3" office:value-type="string">
            <text:p text:style-name="P23">Rewrite the Configuration Admin support changes. Added support for multiple PIDs.</text:p>
            <text:p text:style-name="P23">BJ Hargrave, IBM</text:p>
          </table:table-cell>
        </table:table-row>
        <table:table-row table:style-name="Tabelle2.2">
          <table:table-cell table:style-name="Tabelle2.A3" office:value-type="string">
            <text:p text:style-name="P22">12<text:span text:style-name="T24">th</text:span></text:p>
          </table:table-cell>
          <table:table-cell table:style-name="Tabelle2.A3" office:value-type="string">
            <text:p text:style-name="P23">2013-11-19</text:p>
          </table:table-cell>
          <table:table-cell table:style-name="Tabelle2.C3" office:value-type="string">
            <text:p text:style-name="P23">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3">BJ Hargrave, IBM</text:p>
          </table:table-cell>
        </table:table-row>
        <table:table-row table:style-name="Tabelle2.2">
          <table:table-cell table:style-name="Tabelle2.A3" office:value-type="string">
            <text:p text:style-name="P22">13<text:span text:style-name="T24">th</text:span></text:p>
          </table:table-cell>
          <table:table-cell table:style-name="Tabelle2.A3" office:value-type="string">
            <text:p text:style-name="P23">2013-11-20</text:p>
          </table:table-cell>
          <table:table-cell table:style-name="Tabelle2.C3" office:value-type="string">
            <text:p text:style-name="P23">Updated with feedback from Peter Kriens. The signatures for event methods are expanded to allow more flexibility. The changes for prototype services are expanded to include the text from RFC 195.</text:p>
            <text:p text:style-name="P23">BJ Hargrave, IBM</text:p>
          </table:table-cell>
        </table:table-row>
        <table:table-row table:style-name="Tabelle2.2">
          <table:table-cell table:style-name="Tabelle2.A3" office:value-type="string">
            <text:p text:style-name="P22">14<text:span text:style-name="T24">th</text:span></text:p>
          </table:table-cell>
          <table:table-cell table:style-name="Tabelle2.A3" office:value-type="string">
            <text:p text:style-name="P23">2013-11-22</text:p>
          </table:table-cell>
          <table:table-cell table:style-name="Tabelle2.C3" office:value-type="string">
            <text:p text:style-name="P23">Added diagram for DTOs. Removed reference to id element of AttributeDefinition annotation. Defined special string for component name that can be used in configurationPid(). New coercion table from property value to annotation element value.</text:p>
            <text:p text:style-name="P23">BJ Hargrave, IBM</text:p>
          </table:table-cell>
        </table:table-row>
        <table:table-row table:style-name="Tabelle2.2">
          <table:table-cell table:style-name="Tabelle2.A3" office:value-type="string">
            <text:p text:style-name="P22">15<text:span text:style-name="T24">th</text:span></text:p>
          </table:table-cell>
          <table:table-cell table:style-name="Tabelle2.A3" office:value-type="string">
            <text:p text:style-name="P23">2013-12-06</text:p>
          </table:table-cell>
          <table:table-cell table:style-name="Tabelle2.C3" office:value-type="string">
            <text:p text:style-name="P23">Reviewed changes <text:span text:style-name="T48">in CP</text:span><text:span text:style-name="T48">EG call and accepted them. Minor changes to coercion rules including when no property is present.</text:span></text:p>
            <text:p text:style-name="P23">BJ Hargrave, IBM</text:p>
          </table:table-cell>
        </table:table-row>
        <table:table-row table:style-name="Tabelle2.2">
          <table:table-cell table:style-name="Tabelle2.A3" office:value-type="string">
            <text:p text:style-name="P22">16<text:span text:style-name="T24">th</text:span></text:p>
          </table:table-cell>
          <table:table-cell table:style-name="Tabelle2.A3" office:value-type="string">
            <text:p text:style-name="P23">2013-12-16</text:p>
          </table:table-cell>
          <table:table-cell table:style-name="Tabelle2.C3" office:value-type="string">
            <text:p text:style-name="P23">Allow single Map argument for event methods. Add support for lookup strategy references. Added minimum cardinality property for references.</text:p>
            <text:p text:style-name="P23">BJ Hargrave, IBM</text:p>
          </table:table-cell>
        </table:table-row>
        <table:table-row table:style-name="Tabelle2.2">
          <table:table-cell table:style-name="Tabelle2.A3" office:value-type="string">
            <text:p text:style-name="P22">17<text:span text:style-name="T24">th</text:span></text:p>
          </table:table-cell>
          <table:table-cell table:style-name="Tabelle2.A3" office:value-type="string">
            <text:p text:style-name="P23">2013-12-19</text:p>
          </table:table-cell>
          <table:table-cell table:style-name="Tabelle2.C3" office:value-type="string">
            <text:p text:style-name="P23">Reviewed changes <text:span text:style-name="T48">in CPEG call and accepted them.</text:span></text:p>
            <text:p text:style-name="P24">BJ Hargrave, IBM</text:p>
          </table:table-cell>
        </table:table-row>
        <text:soft-page-break/>
        <table:table-row table:style-name="Tabelle2.2">
          <table:table-cell table:style-name="Tabelle2.A3" office:value-type="string">
            <text:p text:style-name="P22">18<text:span text:style-name="T24">th</text:span></text:p>
          </table:table-cell>
          <table:table-cell table:style-name="Tabelle2.A3" office:value-type="string">
            <text:p text:style-name="P23">2014-01-10</text:p>
          </table:table-cell>
          <table:table-cell table:style-name="Tabelle2.C3" office:value-type="string">
            <text:p text:style-name="P23">Updated targeted PID support to state that creation and deletion of Configurations with matching targeted PIDs are treated as a configuration modification.</text:p>
            <text:p text:style-name="P23">BJ Hargrave, IBM</text:p>
          </table:table-cell>
        </table:table-row>
        <table:table-row table:style-name="Tabelle2.2">
          <table:table-cell table:style-name="Tabelle2.A3" office:value-type="string">
            <text:p text:style-name="P22">19<text:span text:style-name="T24">th</text:span></text:p>
          </table:table-cell>
          <table:table-cell table:style-name="Tabelle2.A3" office:value-type="string">
            <text:p text:style-name="P23">2014-01-24</text:p>
          </table:table-cell>
          <table:table-cell table:style-name="Tabelle2.C3" office:value-type="string">
            <text:p text:style-name="P23">The minimum cardinality property is to be supported for older component namespaces. Configuration property names starting with <text:span text:style-name="T28">&lt;refname&gt;</text:span>. are reserved for future use by the specification. The DTOs were reviewed to ensure there were no cycles. There were none, but there were duplicate instances of ReferenceDTO. BoundReferenceDTO was changed to use the reference name rather than a ReferenceDTO.</text:p>
            <text:p text:style-name="P23">BJ Hargrave, IBM</text:p>
          </table:table-cell>
        </table:table-row>
        <table:table-row table:style-name="Tabelle2.2">
          <table:table-cell table:style-name="Tabelle2.A3" office:value-type="string">
            <text:p text:style-name="P22">20<text:span text:style-name="T24">th</text:span></text:p>
          </table:table-cell>
          <table:table-cell table:style-name="Tabelle2.A3" office:value-type="string">
            <text:p text:style-name="P23">2014-02-07</text:p>
          </table:table-cell>
          <table:table-cell table:style-name="Tabelle2.C3" office:value-type="string">
            <text:p text:style-name="P23">Updated figure in 5.1 to fix errors in cardinalities. Refactored dtos into a package name ending with dto in conformance with updated dto package naming rules.</text:p>
            <text:p text:style-name="P23">BJ Hargrave, IBM</text:p>
          </table:table-cell>
        </table:table-row>
        <table:table-row table:style-name="Tabelle2.2">
          <table:table-cell table:style-name="Tabelle2.A3" office:value-type="string">
            <text:p text:style-name="P22">21<text:span text:style-name="T24">st</text:span></text:p>
          </table:table-cell>
          <table:table-cell table:style-name="Tabelle2.A3" office:value-type="string">
            <text:p text:style-name="P23">2014-04-22</text:p>
          </table:table-cell>
          <table:table-cell table:style-name="Tabelle2.C3" office:value-type="string">
            <text:p text:style-name="P23">Bug 2668: Address service types of Map, ServiceReference and ServiceObjects in selecting the event method signature.</text:p>
            <text:p text:style-name="P23">BJ Hargrave, IBM</text:p>
          </table:table-cell>
        </table:table-row>
        <table:table-row table:style-name="Tabelle2.2">
          <table:table-cell table:style-name="Tabelle2.A3" office:value-type="string">
            <text:p text:style-name="P22">22<text:span text:style-name="T24">nd</text:span></text:p>
          </table:table-cell>
          <table:table-cell table:style-name="Tabelle2.A3" office:value-type="string">
            <text:p text:style-name="P23">2014-06-03</text:p>
          </table:table-cell>
          <table:table-cell table:style-name="Tabelle2.C3" office:value-type="string">
            <text:p text:style-name="P23">Bug 2679: Side effects of enable/disable component are asynchronous.</text:p>
            <text:p text:style-name="P23">BJ Hargrave, IBM</text:p>
          </table:table-cell>
        </table:table-row>
        <table:table-row table:style-name="Tabelle2.2">
          <table:table-cell table:style-name="Tabelle2.A3" office:value-type="string">
            <text:p text:style-name="P22">23<text:span text:style-name="T24">rd</text:span></text:p>
          </table:table-cell>
          <table:table-cell table:style-name="Tabelle2.A3" office:value-type="string">
            <text:p text:style-name="P23">2014-06-07</text:p>
          </table:table-cell>
          <table:table-cell table:style-name="Tabelle2.C3" office:value-type="string">
            <text:p text:style-name="P23">Bug 2679: Return Promise for enable/disable component in ServiceComponentRuntime. This allows the caller to be notified when the actions that result from the enabled state change are completed.</text:p>
            <text:p text:style-name="P23">Bug 2692: Added a section to describe how service.pid component properties are not replaced but aggregated when there are multiple property sources.</text:p>
            <text:p text:style-name="P23">BJ Hargrave, IBM</text:p>
          </table:table-cell>
        </table:table-row>
        <table:table-row table:style-name="Tabelle2.2">
          <table:table-cell table:style-name="Tabelle2.A3" office:value-type="string">
            <text:p text:style-name="P22">24<text:span text:style-name="T24">th</text:span></text:p>
          </table:table-cell>
          <table:table-cell table:style-name="Tabelle2.A3" office:value-type="string">
            <text:p text:style-name="P23">2014-06-25</text:p>
          </table:table-cell>
          <table:table-cell table:style-name="Tabelle2.C3" office:value-type="string">
            <text:p text:style-name="P23">Update DTOs to split BoundReferenceDTO into SatisfiedReferenceDTO and UnsatisfiedReferenceDTO providing a DTO for both satisfied and unsatisfied references. Distinguish between component configurations which are unsatisfied because of a missing required configuration or unsatisfied references. Provide access to DTOs for unsatisfied references.</text:p>
            <text:p text:style-name="P23">BJ Hargrave, IBM</text:p>
          </table:table-cell>
        </table:table-row>
        <table:table-row table:style-name="Tabelle2.2">
          <table:table-cell table:style-name="Tabelle2.A3" office:value-type="string">
            <text:p text:style-name="P22">25<text:span text:style-name="T24">th</text:span></text:p>
          </table:table-cell>
          <table:table-cell table:style-name="Tabelle2.A3" office:value-type="string">
            <text:p text:style-name="P23">2014-06-28</text:p>
          </table:table-cell>
          <table:table-cell table:style-name="Tabelle2.C3" office:value-type="string">
            <text:p text:style-name="P23">Add targetServices to UnsatisfiedReferenceDTO.</text:p>
            <text:p text:style-name="P23">BJ Hargrave, IBM</text:p>
          </table:table-cell>
        </table:table-row>
        <table:table-row table:style-name="Tabelle2.2">
          <table:table-cell table:style-name="Tabelle2.A3" office:value-type="string">
            <text:p text:style-name="P22">Final</text:p>
          </table:table-cell>
          <table:table-cell table:style-name="Tabelle2.A3" office:value-type="string">
            <text:p text:style-name="P23">2015-01-30</text:p>
          </table:table-cell>
          <table:table-cell table:style-name="Tabelle2.C3" office:value-type="string">
            <text:p text:style-name="P23">Mark final for EG vote.</text:p>
          </table:table-cell>
        </table:table-row>
      </table:table>
      <text:p text:style-name="Body"/>
      <text:h text:style-name="Heading_20_1" text:outline-level="1"><text:soft-page-break/>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A number of changes have occurred over the past few years that affect DS:</text:p>
      <text:list xml:id="list7219582952519068000" text:style-name="L8">
        <text:list-item>
          <text:p text:style-name="P87">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87">Configuration Admin introduced a number of changes affecting DS. </text:p>
          <text:list>
            <text:list-item>
              <text:p text:style-name="P86"><text:span text:style-name="T26">Targeted PIDs —</text:span><text:span text:style-name="T25"> </text:span><text:span text:style-name="T25">Targeted PIDs were introduced in Configuration Admin 1.5. </text:span><text:span text:style-name="T25">These are PIDs that </text:span><text:span text:style-name="T25">can distinguish between bundles and therefore target the configuration for a specific bundle. (See 104.3.2). </text:span><text:span text:style-name="T25"><text:s/>Targeted PIDs allows for the PID to be further constrained by the bundle symbolic name, </text:span><text:span text:style-name="T25">bundle version and bundle location. For ManagedService and ManagedServiceFactory services, </text:span><text:span text:style-name="T25">Configuration Admin will always supply the configuration with the most targeted PID. Section 104.3.3, Extenders and Targeted PIDs, requires extenders such as SCR to properly support Targeted PIDs.</text:span></text:p>
            </text:list-item>
            <text:list-item>
              <text:p text:style-name="P86"><text:span text:style-name="T26">Multiple PIDs</text:span><text:span text:style-name="T25">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86"><text:span text:style-name="T26">Multi-location</text:span><text:span text:style-name="T26"> binding</text:span><text:span text:style-name="T25"> — </text:span><text:span text:style-name="T25">Multi-location binding was introduced in Configuration Admin 1.4. </text:span><text:span text:style-name="T25">Multi-location binding allows a configuration to avoid binding to a specific bundle location by prefixing the </text:span><text:span text:style-name="T25">location with “?”. This way multiple bundles can share the same configuration.</text:span><text:span text:style-name="T25"> Java permissions can be used to limit a bundle's access to a configuration.</text:span></text:p>
            </text:list-item>
          </text:list>
        </text:list-item>
        <text:list-item>
          <text:p text:style-name="P87">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text:soft-page-break/>DS supports Reference annotations that can be applied to <text:span text:style-name="T28">bind</text:span> methods. The reference name and service type can be inferred from the annotated method signature. A reference element <text:span text:style-name="T49">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5">DS<text:tab/>Declarative Services</text:p>
      <text:p text:style-name="P35">POJO<text:tab/>Plain old Java Object; term use for objects not implementing and framework specific plumbing such as Servlet API, Spring API, or OSGi API.</text:p>
      <text:p text:style-name="P36">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text:soft-page-break/>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Deployer wants a mandatory reference</text:h>
      <text:p text:style-name="Body">A developer can author a component to allow for an optional reference. The component can also be authored to support more than one reference. That is, the lower bound <text:span text:style-name="T9">is 0 and the upper bound is 1 or n. However, a deployer may want to narrow the cardinality of the reference to require more than 0 bound services.</text:span></text:p>
      <text:h text:style-name="Heading_20_1" text:outline-level="1">Requirements</text:h>
      <text:list xml:id="list4100525079165391467" text:style-name="L9">
        <text:list-item>
          <text:p text:style-name="P89">The solution MUST define an <text:s/>API to introspect declared components and their configurations.</text:p>
        </text:list-item>
        <text:list-item>
          <text:p text:style-name="P89">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89"><text:span text:style-name="Source_20_Text">void &lt;method-name&gt;(&lt;parameter-type&gt;, ServiceReference);</text:span></text:p>
                </text:list-header>
              </text:list>
            </text:list-item>
          </text:list>
        </text:list-item>
        <text:list-item>
          <text:p text:style-name="P90">The solution MUST define a new way to define component properties by referencing a java annotation class. The fields of this annotation class are used to define properties for the component.</text:p>
        </text:list-item>
        <text:list-item>
          <text:p text:style-name="P89"><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88">The solution MUST support targeted PIDs according to Configuration Admin 1.5.</text:p>
        </text:list-item>
        <text:list-item>
          <text:p text:style-name="P88">The solution MUST support multi-location binding from Configuration Admin 1.4</text:p>
        </text:list-item>
        <text:list-item>
          <text:p text:style-name="P88">The solution MUST support the multiple PIDs feature from Configuration Admin 1.4</text:p>
        </text:list-item>
        <text:list-item>
          <text:p text:style-name="P88">The solution MUST support the Service scopes introduced in the core.</text:p>
        </text:list-item>
        <text:list-item>
          <text:p text:style-name="P88">The solution MUST allow references to be declared in annotations without requiring a bind method.</text:p>
        </text:list-item>
        <text:list-item>
          <text:p text:style-name="P88">The solution MUST allow a deployer to raise the minimum number of bound services for a reference to be considered satisfied.</text:p>
        </text:list-item>
      </text:list>
      <text:h text:style-name="Heading_20_1" text:outline-level="1"><text:soft-page-break/>Technical Solution</text:h>
      <text:p text:style-name="P11"/>
      <text:h text:style-name="Heading_20_2" text:outline-level="2">Introspective API</text:h>
      <text:p text:style-name="Body"><text:span text:style-name="T1">The introspective API is structured after the component descriptor within its own package </text:span><text:span text:style-name="T39">org.osgi.service.component.runtime. The ServiceComponentRuntime</text:span><text:span text:style-name="T1"> service interface is the API entry point. </text:span><text:span text:style-name="Source_20_Text"><text:span text:style-name="T47">It</text:span></text:span><text:span text:style-name="T1">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1">ServiceComponentRuntime</text:span></text:span><text:span text:style-name="T1"> service.</text:span></text:p>
      <text:p text:style-name="P20"><draw:frame draw:style-name="fr3" draw:name="graphics261111111111111" text:anchor-type="paragraph" svg:width="5.6437in" svg:height="5.9437in" draw:z-index="1"><draw:image xlink:href="../dto-structure.svg" xlink:type="simple" xlink:show="embed" xlink:actuate="onLoad"/></draw:frame></text:p>
      <text:p text:style-name="Body"><text:soft-page-break/><text:span text:style-name="T1">Each component declaration is accessible through the </text:span><text:span text:style-name="Source_20_Text"><text:span text:style-name="T1">ServiceComponentRuntime</text:span></text:span><text:span text:style-name="Default_20_Paragraph_20_Font"><text:span text:style-name="T1"> as an instance of the </text:span></text:span><text:span text:style-name="Source_20_Text"><text:span text:style-name="T1">ComponentDescription</text:span></text:span><text:span text:style-name="Source_20_Text"><text:span text:style-name="T1">DTO</text:span></text:span><text:span text:style-name="Default_20_Paragraph_20_Font"><text:span text:style-name="T1"> class. The </text:span></text:span><text:span text:style-name="Source_20_Text"><text:span text:style-name="T1">ComponentDescription</text:span></text:span><text:span text:style-name="Source_20_Text"><text:span text:style-name="T1">DTO</text:span></text:span><text:span text:style-name="Default_20_Paragraph_20_Font"><text:span text:style-name="T1"> provides access to the static declaration.</text:span></text:span></text:p>
      <text:p text:style-name="Body"><text:span text:style-name="Default_20_Paragraph_20_Font"><text:span text:style-name="T1">Components actually are available from the </text:span></text:span><text:span text:style-name="Source_20_Text"><text:span text:style-name="T1">ServiceComponentRuntime</text:span></text:span><text:span text:style-name="Default_20_Paragraph_20_Font"><text:span text:style-name="T1"> as </text:span></text:span><text:span text:style-name="Source_20_Text"><text:span text:style-name="T1">ComponentConfiguration</text:span></text:span><text:span text:style-name="Source_20_Text"><text:span text:style-name="T1">DTO</text:span></text:span><text:span text:style-name="Default_20_Paragraph_20_Font"><text:span text:style-name="T1"> instances. Each </text:span></text:span><text:span text:style-name="Source_20_Text"><text:span text:style-name="T1">ComponentConfiguration</text:span></text:span><text:span text:style-name="Source_20_Text"><text:span text:style-name="T1">DTO</text:span></text:span><text:span text:style-name="Default_20_Paragraph_20_Font"><text:span text:style-name="T1"> links back to its declaring </text:span></text:span><text:span text:style-name="Source_20_Text"><text:span text:style-name="T1">ComponentDescription</text:span></text:span><text:span text:style-name="Source_20_Text"><text:span text:style-name="T1">DTO</text:span></text:span><text:span text:style-name="Default_20_Paragraph_20_Font"><text:span text:style-name="T1">.</text:span></text:span></text:p>
      <text:p text:style-name="Body"><text:span text:style-name="Default_20_Paragraph_20_Font"><text:span text:style-name="T1">Since a single component declaration may be associated with multiple component configurations – for example due to multiple Configurations from ConfigurationAdmin – a single </text:span></text:span><text:span text:style-name="Source_20_Text"><text:span text:style-name="T1">ComponentDescriptionDTO</text:span></text:span><text:span text:style-name="Default_20_Paragraph_20_Font"><text:span text:style-name="T1"> instance may be referred to by multiple </text:span></text:span><text:span text:style-name="Source_20_Text"><text:span text:style-name="T1">ComponentConfigurationDTO</text:span></text:span><text:span text:style-name="Default_20_Paragraph_20_Font"><text:span text:style-name="T1"> instances.</text:span></text:span></text:p>
      <text:p text:style-name="Body"><text:span text:style-name="Default_20_Paragraph_20_Font"><text:span text:style-name="T1">To address the similar distinction between the declaration of references and <text:s/>references of a component configuration, the </text:span></text:span><text:span text:style-name="Source_20_Text"><text:span text:style-name="T1">ComponentDescriptionDTO</text:span></text:span><text:span text:style-name="Default_20_Paragraph_20_Font"><text:span text:style-name="T1"> object provides the declared references as </text:span></text:span><text:span text:style-name="Source_20_Text"><text:span text:style-name="T1">ReferenceDTO</text:span></text:span><text:span text:style-name="Default_20_Paragraph_20_Font"><text:span text:style-name="T1"> objects while the </text:span></text:span><text:span text:style-name="Source_20_Text"><text:span text:style-name="T1">ComponentConfigurationDTO</text:span></text:span><text:span text:style-name="Default_20_Paragraph_20_Font"><text:span text:style-name="T1"> returns </text:span></text:span><text:span text:style-name="Source_20_Text"><text:span text:style-name="T1">SatisfiedReferenceDTO</text:span></text:span><text:span text:style-name="Default_20_Paragraph_20_Font"><text:span text:style-name="T1"> and </text:span></text:span><text:span text:style-name="Source_20_Text"><text:span text:style-name="T1">UnsatisfiedReferenceDTO</text:span></text:span><text:span text:style-name="Default_20_Paragraph_20_Font"><text:span text:style-name="T1"> object representing the references of the component configuration which may be satisfied or unsatisfied.</text:span></text:span></text:p>
      <text:p text:style-name="Body"><text:span text:style-name="Default_20_Paragraph_20_Font"><text:span text:style-name="T1">To simplify remote management, the </text:span></text:span><text:span text:style-name="Source_20_Text"><text:span text:style-name="T1">ComponentDescriptionDTO</text:span></text:span><text:span text:style-name="Default_20_Paragraph_20_Font"><text:span text:style-name="T1">, </text:span></text:span><text:span text:style-name="Source_20_Text"><text:span text:style-name="T1">ComponentConfigurationDTO</text:span></text:span><text:span text:style-name="Default_20_Paragraph_20_Font"><text:span text:style-name="T1">, </text:span></text:span><text:span text:style-name="Source_20_Text"><text:span text:style-name="T1">ReferenceDTO</text:span></text:span><text:span text:style-name="Default_20_Paragraph_20_Font"><text:span text:style-name="T1">, </text:span></text:span><text:span text:style-name="Source_20_Text"><text:span text:style-name="T1">SatisfiedReferenceDTO</text:span></text:span><text:span text:style-name="Source_20_Text"><text:span text:style-name="T47">, </text:span></text:span><text:span text:style-name="Default_20_Paragraph_20_Font"><text:span text:style-name="T1">and </text:span></text:span><text:span text:style-name="Source_20_Text"><text:span text:style-name="T1">UnsatisfiedReferenceDTO</text:span></text:span><text:span text:style-name="Default_20_Paragraph_20_Font"><text:span text:style-name="T1"> types are defined as DTO-style classes and integrate with the API defined by Data Transfer Objects </text:span></text:span><text:span text:style-name="Default_20_Paragraph_20_Font"><text:span text:style-name="T1"><text:bookmark-ref text:reference-format="number" text:ref-name="__RefNumPara__16042_1481569867">[3]</text:bookmark-ref></text:span></text:span><text:span text:style-name="Default_20_Paragraph_20_Font"><text:span text:style-name="T1">.</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7">Event Method Signature</text:span></text:span><text:bookmark-end text:name="__RefNumPara__36442_2081473774"/></text:h>
      <text:p text:style-name="Body"><text:span text:style-name="Default_20_Paragraph_20_Font"><text:span text:style-name="T27">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7">The prototype of the events methods is</text:span></text:span></text:p>
      <text:list xml:id="list4205555649612774996" text:style-name="L10">
        <text:list-item>
          <text:list>
            <text:list-item>
              <text:list>
                <text:list-header>
                  <text:p text:style-name="P91"><text:span text:style-name="Source_20_Text"><text:span text:style-name="T27">void &lt;method-name&gt;(&lt;arguments&gt;);</text:span></text:span></text:p>
                </text:list-header>
              </text:list>
            </text:list-item>
          </text:list>
        </text:list-item>
      </text:list>
      <text:p text:style-name="Body"><text:span text:style-name="Default_20_Paragraph_20_Font"><text:span text:style-name="T27">The event methods can take one or more arguments. Each argument must be of one of the following types:</text:span></text:span></text:p>
      <text:list xml:id="list8634020970806817500" text:style-name="L11">
        <text:list-item>
          <text:p text:style-name="P92"><text:span text:style-name="Default_20_Paragraph_20_Font"><text:span text:style-name="T27">&lt;service-type&gt; – This is the bound service object.</text:span></text:span></text:p>
        </text:list-item>
        <text:list-item>
          <text:p text:style-name="P92"><text:span text:style-name="Default_20_Paragraph_20_Font"><text:span text:style-name="T27">ServiceReference </text:span></text:span><text:span text:style-name="Default_20_Paragraph_20_Font"><text:span text:style-name="T27">–</text:span></text:span><text:span text:style-name="Default_20_Paragraph_20_Font"><text:span text:style-name="T27"> This </text:span></text:span><text:span text:style-name="Default_20_Paragraph_20_Font"><text:span text:style-name="T10">is the ServiceReference for the bound service.</text:span></text:span></text:p>
        </text:list-item>
        <text:list-item>
          <text:p text:style-name="P92"><text:span text:style-name="Default_20_Paragraph_20_Font"><text:span text:style-name="T10">ServiceObjects </text:span></text:span><text:span text:style-name="Default_20_Paragraph_20_Font"><text:span text:style-name="T10">–</text:span></text:span><text:span text:style-name="Default_20_Paragraph_20_Font"><text:span text:style-name="T10"> This is the ServiceObjects for the bound service. This argument type can only be used when the reference is </text:span></text:span><text:span text:style-name="Default_20_Paragraph_20_Font"><text:span text:style-name="T18">scope=prototype</text:span></text:span><text:span text:style-name="Default_20_Paragraph_20_Font"><text:span text:style-name="T10">.</text:span></text:span></text:p>
        </text:list-item>
        <text:list-item>
          <text:p text:style-name="P92"><text:span text:style-name="Default_20_Paragraph_20_Font"><text:span text:style-name="T10">Map </text:span></text:span><text:span text:style-name="Default_20_Paragraph_20_Font"><text:span text:style-name="T10">–</text:span></text:span><text:span text:style-name="Default_20_Paragraph_20_Font"><text:span text:style-name="T10"> This is a map of the service properties for the bound service.</text:span></text:span></text:p>
        </text:list-item>
      </text:list>
      <text:p text:style-name="Body"><text:span text:style-name="Default_20_Paragraph_20_Font"><text:span text:style-name="T10">A suitable method is selected using the following priority: </text:span></text:span></text:p>
      <text:list xml:id="list6795002639311643971" text:style-name="L12">
        <text:list-item>
          <text:p text:style-name="P94"><text:span text:style-name="Default_20_Paragraph_20_Font"><text:span text:style-name="T10">The method takes a single argument and the type of the argument is org.osgi.framework.ServiceReference.</text:span></text:span><text:span text:style-name="Default_20_Paragraph_20_Font"><text:span text:style-name="T10"> This method will receive the ServiceReference for the bou</text:span></text:span><text:span text:style-name="Default_20_Paragraph_20_Font"><text:span text:style-name="T10">nd service.</text:span></text:span></text:p>
        </text:list-item>
        <text:list-item>
          <text:p text:style-name="P94"><text:soft-page-break/><text:span text:style-name="Default_20_Paragraph_20_Font"><text:span text:style-name="T10">The method takes a single argument and the type of the argument is org.osgi.framework.ServiceObjects. This signature can only be used when the reference is </text:span></text:span><text:span text:style-name="Default_20_Paragraph_20_Font"><text:span text:style-name="T18">scope=prototype</text:span></text:span><text:span text:style-name="Default_20_Paragraph_20_Font"><text:span text:style-name="T10">.</text:span></text:span><text:span text:style-name="Default_20_Paragraph_20_Font"><text:span text:style-name="T10"> This method will receive the ServiceObjects for the bound service.</text:span></text:span></text:p>
        </text:list-item>
        <text:list-item>
          <text:p text:style-name="P93"><text:span text:style-name="Default_20_Paragraph_20_Font"><text:span text:style-name="T10">The method takes a single argument and the type of the argument is the type specified by the reference's interface attribute.</text:span></text:span><text:span text:style-name="Default_20_Paragraph_20_Font"><text:span text:style-name="T10"> This method will receive the bound service.</text:span></text:span></text:p>
        </text:list-item>
        <text:list-item>
          <text:p text:style-name="P93"><text:span text:style-name="Default_20_Paragraph_20_Font"><text:span text:style-name="T10">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span text:style-name="Default_20_Paragraph_20_Font"><text:span text:style-name="T10"> This method will receive the bound service.</text:span></text:span></text:p>
        </text:list-item>
        <text:list-item>
          <text:p text:style-name="P93"><text:span text:style-name="Default_20_Paragraph_20_Font"><text:span text:style-name="T10">The method takes a single argument and the type of the argument is java.util.Map.</text:span></text:span><text:span text:style-name="Default_20_Paragraph_20_Font"><text:span text:style-name="T10"> This method will receive the service properties for the bound service.</text:span></text:span></text:p>
        </text:list-item>
        <text:list-item>
          <text:p text:style-name="P93"><text:span text:style-name="Default_20_Paragraph_20_Font"><text:span text:style-name="T10">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span text:style-name="Default_20_Paragraph_20_Font"><text:span text:style-name="T10"> In the case where the type of the bound service is Map, ServiceReference or </text:span></text:span><text:span text:style-name="Default_20_Paragraph_20_Font"><text:span text:style-name="T10">ServiceObjects</text:span></text:span><text:span text:style-name="Default_20_Paragraph_20_Font"><text:span text:style-name="T10">,</text:span></text:span><text:span text:style-name="Default_20_Paragraph_20_Font"><text:span text:style-name="T10"> the first argument of that type will receive the bound service. If the selected method has </text:span></text:span><text:span text:style-name="Default_20_Paragraph_20_Font"><text:span text:style-name="T10">more than one argument of that type, the remaining arguments of </text:span></text:span><text:span text:style-name="Default_20_Paragraph_20_Font"><text:span text:style-name="T10">that type will receive the service properties Map, ServiceReference or ServiceObjects, respectively, for the bound service.</text:span></text:span></text:p>
        </text:list-item>
      </text:list>
      <text:p text:style-name="Body"><text:span text:style-name="Default_20_Paragraph_20_Font"><text:span text:style-name="T10">The above changes allow for more flexibility in the signatures of event methods, similar to the lifecycle methods, including multiple arguments of different type in any order.</text:span></text:span></text:p>
      <text:p text:style-name="Body"><text:span text:style-name="Default_20_Paragraph_20_Font"><text:span text:style-name="T27">The additional signatures are only supported if the com</text:span></text:span><text:span text:style-name="Default_20_Paragraph_20_Font"><text:span text:style-name="T2">ponent is declared in a descriptor with namespace </text:span></text:span><text:span text:style-name="Source_20_Text"><text:span text:style-name="T2">http://www.osgi.org/xmlns/scr/v1.3.0</text:span></text:span><text:span text:style-name="Default_20_Paragraph_20_Font"><text:span text:style-name="T2">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1">The XML descriptor namespace is changed to</text:span></text:span></text:p>
      <text:p text:style-name="P28"><text:a xlink:type="simple" xlink:href="http://www.osgi.org/xmlns/scr/v1.3.0" text:style-name="Internet_20_link" text:visited-style-name="Visited_20_Internet_20_Link"><text:span text:style-name="Source_20_Text"><text:span text:style-name="T2">http://www.osgi.org/xmlns/scr/v1.3.0</text:span></text:span></text:a></text:p>
      <text:p text:style-name="P5"><text:span text:style-name="Default_20_Paragraph_20_Font"><text:span text:style-name="T2">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7"><text:span text:style-name="Default_20_Paragraph_20_Font"><text:span text:style-name="T30">Provide-Capability: osgi.extender;</text:span></text:span></text:p>
      <text:p text:style-name="P27"><text:span text:style-name="Default_20_Paragraph_20_Font"><text:span text:style-name="T29"><text:s text:c="7"/>osgi.extender="osgi.component";</text:span></text:span></text:p>
      <text:p text:style-name="P27"><text:span text:style-name="Default_20_Paragraph_20_Font"><text:span text:style-name="T29"><text:s text:c="7"/>uses:="org.osgi.service.component";</text:span></text:span></text:p>
      <text:p text:style-name="P27"><text:span text:style-name="Default_20_Paragraph_20_Font"><text:span text:style-name="T29"><text:s text:c="7"/>version:Version="1.3"</text:span></text:span></text:p>
      <text:h text:style-name="Heading_20_2" text:outline-level="2"><text:soft-page-break/>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5"> </text:span></text:span><text:span text:style-name="Default_20_Paragraph_20_Font"><text:span text:style-name="T37">Config</text:span></text:span><text:span text:style-name="Default_20_Paragraph_20_Font"><text:span text:style-name="T15"> {</text:span></text:span></text:p>
      <text:p text:style-name="P31"><text:span text:style-name="T6"><text:s text:c="4"/></text:span><text:span text:style-name="T34">boolean</text:span><text:span text:style-name="T6"> enabled() </text:span><text:span text:style-name="T34">default</text:span><text:span text:style-name="T6"> </text:span><text:span text:style-name="T34">true</text:span><text:span text:style-name="T6">;</text:span></text:p>
      <text:p text:style-name="P31"><text:span text:style-name="T6"><text:s text:c="4"/>String[] names() </text:span><text:span text:style-name="T34">default</text:span><text:span text:style-name="T6"> {</text:span><text:span text:style-name="T42">"a"</text:span><text:span text:style-name="T6">, </text:span><text:span text:style-name="T42">"b"</text:span><text:span text:style-name="T6">};</text:span></text:p>
      <text:p text:style-name="P31"><text:span text:style-name="T6"><text:s text:c="4"/>String topic() </text:span><text:span text:style-name="T34">default</text:span><text:span text:style-name="T6"> MyComponent.</text:span><text:span text:style-name="T43">DEFAULT_TOPIC_PREFIX</text:span><text:span text:style-name="T6"> + </text:span><text:span text:style-name="T42">"/topic"</text:span><text:span text:style-name="T6">;</text:span></text:p>
      <text:p text:style-name="P31">}</text:p>
      <text:p text:style-name="P30">@Component</text:p>
      <text:p text:style-name="P31"><text:span text:style-name="T34">public</text:span><text:span text:style-name="T6"> </text:span><text:span text:style-name="T34">class</text:span><text:span text:style-name="T6"> MyComponent {</text:span></text:p>
      <text:p text:style-name="P31"/>
      <text:p text:style-name="P31"><text:span text:style-name="T6"><text:s text:c="4"/></text:span><text:span text:style-name="T34">static</text:span><text:span text:style-name="T6"> </text:span><text:span text:style-name="T34">final</text:span><text:span text:style-name="T6"> String </text:span><text:span text:style-name="T43">DEFAULT_TOPIC_PREFIX</text:span><text:span text:style-name="T6"> = </text:span><text:span text:style-name="T42">"topic.prefix"</text:span><text:span text:style-name="T6">;</text:span></text:p>
      <text:p text:style-name="P31"/>
      <text:p text:style-name="P31"><text:span text:style-name="T6"><text:s text:c="4"/></text:span><text:span text:style-name="T34">protected</text:span><text:span text:style-name="T6"> </text:span><text:span text:style-name="T34">void</text:span><text:span text:style-name="T6"> activate(</text:span><text:span text:style-name="T36">Config</text:span><text:span text:style-name="T6"> configuration) {</text:span></text:p>
      <text:p text:style-name="P31"><text:s text:c="8"/>String <text:span text:style-name="T44">t</text:span> = configuration.topic();</text:p>
      <text:p text:style-name="P31"/>
      <text:p text:style-name="P31"><text:s text:c="4"/>}</text:p>
      <text:p text:style-name="P32">}</text:p>
      <text:p text:style-name="P7"><text:span text:style-name="Default_20_Paragraph_20_Font"><text:span text:style-name="T19"/></text:span></text:p>
      <text:p text:style-name="Body"><text:span text:style-name="Default_20_Paragraph_20_Font"><text:span text:style-name="T7">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7">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pan text:style-name="Default_20_Paragraph_20_Font"><text:span text:style-name="T7">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7">New signatures for the lifecycle methods are supported, taking one or more arguments of annotation types. These are additional possible arguments. The following details the search for a lifecycle method:</text:span></text:span></text:p>
      <text:list xml:id="list2134780140759583839" text:style-name="L13">
        <text:list-item>
          <text:p text:style-name="P95"><text:span text:style-name="Default_20_Paragraph_20_Font"><text:span text:style-name="T12">The method takes a single argument and the type of the argument is </text:span></text:span><text:span text:style-name="T47">org.osgi.service.component.ComponentContext.</text:span></text:p>
        </text:list-item>
        <text:list-item>
          <text:p text:style-name="P98">The method takes a single argument and the type of the argument is org.osgi.framework.BundleContext.</text:p>
        </text:list-item>
        <text:list-item>
          <text:p text:style-name="P98">The method takes a single argument and the type of the argument is an annotation type.</text:p>
        </text:list-item>
        <text:list-item>
          <text:p text:style-name="P98">The method takes a single argument and the type of the argument is the java.util.Map.</text:p>
        </text:list-item>
        <text:list-item>
          <text:p text:style-name="P98">For deactivation methods only: The method takes a single argument and the type of the argument is the int.</text:p>
        </text:list-item>
        <text:list-item>
          <text:p text:style-name="P98">For deactivation methods only: The method takes a single argument and the type of the argument is the java.lang.Integer.</text:p>
        </text:list-item>
        <text:list-item>
          <text:p text:style-name="P98">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97"><text:soft-page-break/><text:span text:style-name="Default_20_Paragraph_20_Font"><text:span text:style-name="T7">The method takes zero arguments.</text:span></text:span></text:p>
        </text:list-item>
      </text:list>
      <text:h text:style-name="Heading_20_3" text:outline-level="3"><text:span text:style-name="Default_20_Paragraph_20_Font"><text:span text:style-name="T7">Mapping Annotation Elements to Component Properties</text:span></text:span></text:h>
      <text:p text:style-name="Body"><text:span text:style-name="Default_20_Paragraph_20_Font"><text:span text:style-name="T7">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9030380558614498579" text:style-name="L14">
        <text:list-item>
          <text:p text:style-name="P103"><text:span text:style-name="Default_20_Paragraph_20_Font"><text:span text:style-name="T14">A single dollar sign ('$') is removed unless it is followed by another dollar sign in which case the two consecutive dollar signs ('$$') are converted to a single dollar sign.</text:span></text:span></text:p>
        </text:list-item>
        <text:list-item>
          <text:p text:style-name="P103"><text:span text:style-name="Default_20_Paragraph_20_Font"><text:span text:style-name="T7">A single underscore </text:span></text:span><text:span text:style-name="Default_20_Paragraph_20_Font"><text:span text:style-name="T14">('_')</text:span></text:span><text:span text:style-name="Default_20_Paragraph_20_Font"><text:span text:style-name="T7"> is converted into a dot ('.') unless is it followed by another underscore in which case the t</text:span></text:span><text:span text:style-name="Default_20_Paragraph_20_Font"><text:span text:style-name="T14">wo consecutive underscores ('__') are converted to a single underscore</text:span></text:span><text:span text:style-name="Default_20_Paragraph_20_Font"><text:span text:style-name="T7">.</text:span></text:span></text:p>
        </text:list-item>
        <text:list-item>
          <text:p text:style-name="P99"><text:span text:style-name="Default_20_Paragraph_20_Font"><text:span text:style-name="T7">All other characters and numbers are unchanged.</text:span></text:span></text:p>
        </text:list-item>
      </text:list>
      <text:p text:style-name="Body"><text:span text:style-name="Default_20_Paragraph_20_Font"><text:span text:style-name="T7">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7"/></text:span></text:p>
      <text:p text:style-name="Body"><text:span text:style-name="Default_20_Paragraph_20_Font"><text:span text:style-name="T7">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7">If the annotation element type is Class or Class[], the corresponding property type is String or String[] whose value comes from the </text:span></text:span><text:span text:style-name="Default_20_Paragraph_20_Font"><text:span text:style-name="T15">Class.getName()</text:span></text:span><text:span text:style-name="Default_20_Paragraph_20_Font"><text:span text:style-name="T7"> method.</text:span></text:span></text:p>
      <text:p text:style-name="Body"><text:span text:style-name="Default_20_Paragraph_20_Font"><text:span text:style-name="T7">If the annotation element type is an enumeration type or an array thereof, the corresponding property type is String or String[] whose value comes from the </text:span></text:span><text:span text:style-name="Default_20_Paragraph_20_Font"><text:span text:style-name="T15">Enum.name()</text:span></text:span><text:span text:style-name="Default_20_Paragraph_20_Font"><text:span text:style-name="T7"> method.</text:span></text:span></text:p>
      <text:p text:style-name="Body"><text:span text:style-name="Default_20_Paragraph_20_Font"><text:span text:style-name="T7">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7">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5">Class.getName()</text:span></text:span><text:span text:style-name="Default_20_Paragraph_20_Font"><text:span text:style-name="T7"> and </text:span></text:span><text:span text:style-name="Default_20_Paragraph_20_Font"><text:span text:style-name="T15">Enum.name()</text:span></text:span><text:span text:style-name="Default_20_Paragraph_20_Font"><text:span text:style-name="T7">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7">Mapping Component Properties to Annotation Elements</text:span></text:span></text:h>
      <text:p text:style-name="Body"><text:span text:style-name="Default_20_Paragraph_20_Font"><text:span text:style-name="T7">If an annotation type is used as an argument for a lifecycle method, SCR must create an object implementing the annotation type and maps the available component properties to the annotation elements. The name of the </text:span></text:span><text:soft-page-break/><text:span text:style-name="Default_20_Paragraph_20_Font"><text:span text:style-name="T7">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13">number</text:span></text:span><text:span text:style-name="Default_20_Paragraph_20_Font"><text:span text:style-name="T7"> is the primitive numerical type and </text:span></text:span><text:span text:style-name="Default_20_Paragraph_20_Font"><text:span text:style-name="T13">Number</text:span></text:span><text:span text:style-name="Default_20_Paragraph_20_Font"><text:span text:style-name="T7">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able:table-row>
            <table:table-cell table:style-name="Table66.A1" office:value-type="string">
              <text:p text:style-name="P45">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6">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4">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42">v</text:p>
          </table:table-cell>
          <table:table-cell table:style-name="Table66.A3" office:value-type="string">
            <text:p text:style-name="P42">v.toString()</text:p>
          </table:table-cell>
          <table:table-cell table:style-name="Table66.A3" office:value-type="string">
            <text:p text:style-name="P42">v.toString()</text:p>
          </table:table-cell>
          <table:table-cell table:style-name="Table66.A3" office:value-type="string">
            <text:p text:style-name="P42">v.toString()</text:p>
          </table:table-cell>
          <table:table-cell table:style-name="Table66.F3" office:value-type="string">
            <text:p text:style-name="P42">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42">Boolean.</text:p>
            <text:p text:style-name="P42">parseBoolean(v)</text:p>
          </table:table-cell>
          <table:table-cell table:style-name="Table66.A3" office:value-type="string">
            <text:p text:style-name="P42">v.</text:p>
            <text:p text:style-name="P42">booleanValue()</text:p>
          </table:table-cell>
          <table:table-cell table:style-name="Table66.A3" office:value-type="string">
            <text:p text:style-name="P42">v.charValue() != <text:s/>0</text:p>
          </table:table-cell>
          <table:table-cell table:style-name="Table66.A3" office:value-type="string">
            <text:p text:style-name="P42">v.<text:span text:style-name="T28">number</text:span>Value() </text:p>
            <text:p text:style-name="P42">!= 0</text:p>
          </table:table-cell>
          <table:table-cell table:style-name="Table66.F3" office:value-type="string">
            <text:p text:style-name="P42">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42">v.length() &gt; 0 ?v.charAt(0) : 0</text:p>
          </table:table-cell>
          <table:table-cell table:style-name="Table66.A3" office:value-type="string">
            <text:p text:style-name="P42">v.booleanValue() ? 1 : 0</text:p>
          </table:table-cell>
          <table:table-cell table:style-name="Table66.A3" office:value-type="string">
            <text:p text:style-name="P42">v.charValue()</text:p>
          </table:table-cell>
          <table:table-cell table:style-name="Table66.A3" office:value-type="string">
            <text:p text:style-name="P42">(char)</text:p>
            <text:p text:style-name="P42">v.<text:span text:style-name="T28">number</text:span>Value()</text:p>
          </table:table-cell>
          <table:table-cell table:style-name="Table66.F3" table:number-rows-spanned="2" office:value-type="string">
            <text:p text:style-name="P42">If v has no elements, 0; otherwise the first element of v is coerced.</text:p>
          </table:table-cell>
        </table:table-row>
        <table:table-row>
          <table:table-cell table:style-name="Table66.A3" office:value-type="string">
            <text:p text:style-name="P46">number</text:p>
          </table:table-cell>
          <table:table-cell table:style-name="Table66.A3" office:value-type="string">
            <text:p text:style-name="P42"><text:span text:style-name="T28">Number</text:span>.</text:p>
            <text:p text:style-name="P42">parse<text:span text:style-name="T28">Number</text:span>(v)</text:p>
          </table:table-cell>
          <table:table-cell table:style-name="Table66.A3" office:value-type="string">
            <text:p text:style-name="P42">v.booleanValue() ? 1 : 0</text:p>
          </table:table-cell>
          <table:table-cell table:style-name="Table66.A3" office:value-type="string">
            <text:p text:style-name="P42">(<text:span text:style-name="T28">number</text:span>) v.charValue()</text:p>
          </table:table-cell>
          <table:table-cell table:style-name="Table66.A3" office:value-type="string">
            <text:p text:style-name="P42">v.<text:span text:style-name="T28">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42">Bundle.</text:p>
            <text:p text:style-name="P42">loadClass(v)</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F3" table:number-rows-spanned="2" office:value-type="string">
            <text:p text:style-name="P42">If v has no elements, null; otherwise the first element of v is coerced.</text:p>
          </table:table-cell>
        </table:table-row>
        <table:table-row>
          <table:table-cell table:style-name="Table66.A3" office:value-type="string">
            <text:p text:style-name="P46">EnumType</text:p>
          </table:table-cell>
          <table:table-cell table:style-name="Table66.A3" office:value-type="string">
            <text:p text:style-name="P42"><text:span text:style-name="T28">EnumType</text:span>.</text:p>
            <text:p text:style-name="P42">valueOf(v)</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F9" office:value-type="string">
            <text:p text:style-name="P42">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3">A single element array is created and v is coerced into it.</text:p>
          </table:table-cell>
          <table:covered-table-cell/>
          <table:covered-table-cell/>
          <table:covered-table-cell/>
          <table:table-cell table:style-name="Table66.F3" office:value-type="string">
            <text:p text:style-name="P43">An array the size of v is created and each element of v is coerced into it.</text:p>
          </table:table-cell>
        </table:table-row>
      </table:table>
      <text:p text:style-name="Body"><text:span text:style-name="Default_20_Paragraph_20_Font"><text:span text:style-name="T7"/></text:span></text:p>
      <text:p text:style-name="Body"><text:span text:style-name="Default_20_Paragraph_20_Font"><text:span text:style-name="T7">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7">If there is no corresponding component property for an annotation element, the returned value must be:</text:span></text:span></text:p>
      <text:list xml:id="list7689898581162086456" text:style-name="L15">
        <text:list-item>
          <text:p text:style-name="P100"><text:span text:style-name="Default_20_Paragraph_20_Font"><text:span text:style-name="T15">0</text:span></text:span><text:span text:style-name="Default_20_Paragraph_20_Font"><text:span text:style-name="T7"> for numerical types and char</text:span></text:span></text:p>
        </text:list-item>
        <text:list-item>
          <text:p text:style-name="P100"><text:span text:style-name="Default_20_Paragraph_20_Font"><text:span text:style-name="T15">false</text:span></text:span><text:span text:style-name="Default_20_Paragraph_20_Font"><text:span text:style-name="T7"> for boolean</text:span></text:span></text:p>
        </text:list-item>
        <text:list-item>
          <text:p text:style-name="P100"><text:span text:style-name="Default_20_Paragraph_20_Font"><text:span text:style-name="T17">null</text:span></text:span><text:span text:style-name="Default_20_Paragraph_20_Font"><text:span text:style-name="T8"> for String, Class, enum and arrays</text:span></text:span></text:p>
        </text:list-item>
      </text:list>
      <text:p text:style-name="P6"><text:span text:style-name="Default_20_Paragraph_20_Font"><text:span text:style-name="T8">For elements of an annotation type, a ComponentException must be thrown when calling the element.</text:span></text:span></text:p>
      <text:p text:style-name="P6"><text:span text:style-name="Default_20_Paragraph_20_Font"><text:span text:style-name="T8">This new lifecycle method signatures supporting annotation type arguments are only supported when the component description is declared with namespace </text:span></text:span><text:span text:style-name="Source_20_Text"><text:span text:style-name="T16">http://www.osgi.org/xmlns/scr/v1.3.0</text:span></text:span><text:span text:style-name="Default_20_Paragraph_20_Font"><text:span text:style-name="T8">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6514661423409129480" text:style-name="L16">
        <text:list-item>
          <text:p text:style-name="P101"><text:soft-page-break/><text:span text:style-name="Default_20_Paragraph_20_Font">Properties defined through annotation types used in the signature of the lifecycle methods.</text:span></text:p>
          <text:list>
            <text:list-item>
              <text:p text:style-name="P101"><text:span text:style-name="Default_20_Paragraph_20_Font">Annotations types used in the activate method in the order of parameters in the signature</text:span></text:p>
            </text:list-item>
            <text:list-item>
              <text:p text:style-name="P101"><text:span text:style-name="Default_20_Paragraph_20_Font">Annotations types used in the modified method in the order of parameters in the signature</text:span></text:p>
            </text:list-item>
            <text:list-item>
              <text:p text:style-name="P101"><text:span text:style-name="Default_20_Paragraph_20_Font">Annotations types used in the deactivate method in the order of parameters in the signature</text:span></text:p>
            </text:list-item>
          </text:list>
        </text:list-item>
        <text:list-item>
          <text:p text:style-name="P101"><text:span text:style-name="Default_20_Paragraph_20_Font">property element from @Component</text:span></text:p>
        </text:list-item>
        <text:list-item>
          <text:p text:style-name="P101"><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9">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argeted PIDs</text:h>
      <text:p text:style-name="P21"><text:s/>Section 112.7 Deployment must be updated to refer to 104.3.3 in the Configuration Admin specification and to state that SCR must use the most targeted PID to select the matching Configuration for a component. SCR must also handle the creation and deletion of Configurations with matching targeted PIDs such that:</text:p>
      <text:list xml:id="list4233312304176710899" text:style-name="L17">
        <text:list-item>
          <text:p text:style-name="P96">The deletion of an in-use Configuration will act as a configuration modification if there is another Configuration with a matching targeted PID.</text:p>
        </text:list-item>
        <text:list-item>
          <text:p text:style-name="P96">The creation of a Configuration with a more precise matching targeted PID will act as a configuration modification.</text:p>
        </text:list-item>
      </text:list>
      <text:h text:style-name="P177" text:outline-level="3">Multi-location binding</text:h>
      <text:p text:style-name="P19"><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77" text:outline-level="3"><text:bookmark-start text:name="__RefNumPara__18175_1705972079"/>Multiple PIDs<text:bookmark-end text:name="__RefNumPara__18175_1705972079"/></text:h>
      <text:p text:style-name="Body"><text:span text:style-name="T27">DS must be updated to allow a component to specify multiple configuration PIDs for a component. The configuration-pid a</text:span><text:span text:style-name="T27">ttribute of the component element will be updated to allow multiple pid values to be specified </text:span><text:span text:style-name="T27">using a whitespace separa</text:span><text:span text:style-name="T27">ted list. For example:</text:span></text:p>
      <text:p text:style-name="P41">&lt;component configuration-pid=”com.acme.host com.acme.system” ...&gt;</text:p>
      <text:p text:style-name="Body"><text:span text:style-name="T27">The configurationPid element of the @Component annotation is updated to support multiple values</text:span><text:span text:style-name="T27">.</text:span></text:p>
      <text:p text:style-name="P41">String[] configurationPid() default {”$”};</text:p>
      <text:p text:style-name="Body"><text:soft-page-break/><text:span text:style-name="T27">This is source compatible for existing code using the @Component annotation even though the type of the element is changed from String to String[].</text:span><text:span text:style-name="T27"> A special pid string, “$”, can be used with configurationPid() to</text:span><text:span text:style-name="T27"> represent the actual name of the component.</text:span><text:span text:style-name="T27"> The tool processing the annotation into a component description must replace the special string with the actual component name.</text:span></text:p>
      <text:p text:style-name="P18">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8">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8">Sections 112.6 and 112.7 must be updated to reflect support for multiple PIDs.</text:p>
      <text:h text:style-name="Heading_20_3" text:outline-level="3">service.pid Property</text:h>
      <text:p text:style-name="P18">When aggregating properties for the component properties, normally properties from higher precedence sources replace properties from lower precedence sources (see 112.6 in the DS specification). The service.pid property will not have this behavior and instead SCR must aggregate the service.pid values from all sources into a Collection&lt;String&gt; values. This collection must have an iteration order such <text:span text:style-name="T9">that the first item is the service.pid value from the lowest precedence source and the last item is the </text:span><text:span text:style-name="T9">service.pid value from the highest precedence source. For multiple configuration in </text:span><text:span text:style-name="T9"><text:bookmark-ref text:reference-format="number" text:ref-name="__RefNumPara__18175_1705972079">5.7.3</text:bookmark-ref></text:span><text:span text:style-name="T9">, the </text:span><text:span text:style-name="T9">order of the service.pid values is the order the PIDs are specified in the component description.</text:span></text:p>
      <text:p text:style-name="P17">The values in the Collection&lt;String&gt; are the values as they come from the source which, for configurations, may be different than the PID value(s) in the component description.</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text:soft-page-break/>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9">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can specify a number of LookupReference annotations from which reference elements can be generated in the component description. The LookupReference annotation is very similar to <text:span text:style-name="T9">the </text:span><text:span text:style-name="T9">existing Reference element <text:s/>but requires the name and service elements to be specified</text:span><text:span text:style-name="T9">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9">Minimum </text:span><text:span text:style-name="T9">Cardinality Property</text:span></text:h>
      <text:p text:style-name="Body"><text:span text:style-name="T9">A new component property is defined called the </text:span><text:span text:style-name="T11">minimum cardinality property</text:span><text:span text:style-name="T9">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11">&lt;refname&gt;</text:span><text:span text:style-name="T9">.cardinality.minimum</text:span></text:p>
      <text:p text:style-name="Body"><text:soft-page-break/><text:span text:style-name="T9">where </text:span><text:span text:style-name="T11">&lt;refname&gt;</text:span><text:span text:style-name="T9"> is the name of the </text:span><text:span text:style-name="T9">reference.</text:span></text:p>
      <text:p text:style-name="P16">The minimum cardinality property can be used by a deployer (e.g. via Configuration Admin) to raise the floor of the cardinality not to exceed the ceiling. That is, a 0..1 cardinality can be raised to a 1..1 cardinality with a minimum cardinality property value of 1. And a 0..n or 1..n cardinality can be raised to a m..n cardinality with a minimum cardinality property value m which must be greater than 0. A 1..1 or 1..n cardinality cannot lowered to a 0..1 or 0..n cardinality since the component developer will have coded to expect at least one bound service. Therefore the <text:s/>minimum cardinality property value must be coercible (see the coercion table above) to a positive integer. If a reference has a minimum cardinality property and its value cannot be coerced into a positive integer, the reference's minimum cardinality property must be ignored. For references with declared cardinalities of 0..1 and 1..1, the only valid value for the reference's minimum cardinality property is 1. Any other value must be ignored.</text:p>
      <text:p text:style-name="Body"><text:span text:style-name="T9">The minimum cardinality property must be supported for component in older namesp</text:span><text:span text:style-name="T9">aces.</text:span></text:p>
      <text:p text:style-name="Body"><text:span text:style-name="T9">Also, all component property names starting with the reference name following by a period, </text:span><text:span text:style-name="T11">&lt;refname&gt;.</text:span><text:span text:style-name="T9">, are reserved for use by the specification.</text:span></text:p>
      <text:p text:style-name="Body"/>
      <text:h text:style-name="Heading_20_1" text:outline-level="1">Data Transfer Objects</text:h>
      <text:p text:style-name="P40"/>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6"><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5"><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5"><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84">OSGi Javadoc</text:p>
        <text:p text:style-name="P114">6/28/14 3:57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18"><text:span text:style-name="Summary_20_Heading_20_Font">Package Summary</text:span></text:p>
            </table:table-cell>
            <table:covered-table-cell/>
            <table:table-cell table:style-name="Table2.A1" office:value-type="string">
              <text:p text:style-name="P119"><text:span text:style-name="Page_20_Reference_20_Font"><text:span text:style-name="T51">Page</text:span></text:span></text:p>
            </table:table-cell>
          </table:table-row>
          <table:table-row table:style-name="Table2.1">
            <table:table-cell table:style-name="Table2.A2" office:value-type="string">
              <text:p text:style-name="P120"><text:a xlink:type="simple" xlink:href="#r3" text:style-name="Internet_20_link" text:visited-style-name="Visited_20_Internet_20_Link"><text:span text:style-name="T52">org.osgi.service.component</text:span></text:a></text:p>
            </table:table-cell>
            <table:table-cell table:style-name="Table2.A2" office:value-type="string">
              <text:p text:style-name="P121">Service Component Package Version 1.3.</text:p>
            </table:table-cell>
            <table:table-cell table:style-name="Table2.A2" office:value-type="string">
              <text:p text:style-name="P119"><text:span text:style-name="Page_20_Reference_20_Font"><text:bookmark-ref text:reference-format="page" text:ref-name="r3">22</text:bookmark-ref></text:span></text:p>
            </table:table-cell>
          </table:table-row>
          <table:table-row table:style-name="Table2.1">
            <table:table-cell table:style-name="Table2.A3" office:value-type="string">
              <text:p text:style-name="P120"><text:a xlink:type="simple" xlink:href="#r40" text:style-name="Internet_20_link" text:visited-style-name="Visited_20_Internet_20_Link"><text:span text:style-name="T52">org.osgi.service.component.annotations</text:span></text:a></text:p>
            </table:table-cell>
            <table:table-cell table:style-name="Table2.A3" office:value-type="string">
              <text:p text:style-name="P121">Service Component Annotations Package Version 1.3.</text:p>
            </table:table-cell>
            <table:table-cell table:style-name="Table2.A3" office:value-type="string">
              <text:p text:style-name="P119"><text:span text:style-name="Page_20_Reference_20_Font"><text:bookmark-ref text:reference-format="page" text:ref-name="r40">34</text:bookmark-ref></text:span></text:p>
            </table:table-cell>
          </table:table-row>
          <table:table-row table:style-name="Table2.1">
            <table:table-cell table:style-name="Table2.A3" office:value-type="string">
              <text:p text:style-name="P120"><text:a xlink:type="simple" xlink:href="#r119" text:style-name="Internet_20_link" text:visited-style-name="Visited_20_Internet_20_Link"><text:span text:style-name="T52">org.osgi.service.component.runtime</text:span></text:a></text:p>
            </table:table-cell>
            <table:table-cell table:style-name="Table2.A3" office:value-type="string">
              <text:p text:style-name="P121">Service Component Runtime Package Version 1.3.</text:p>
            </table:table-cell>
            <table:table-cell table:style-name="Table2.A3" office:value-type="string">
              <text:p text:style-name="P119"><text:span text:style-name="Page_20_Reference_20_Font"><text:bookmark-ref text:reference-format="page" text:ref-name="r119">63</text:bookmark-ref></text:span></text:p>
            </table:table-cell>
          </table:table-row>
          <table:table-row table:style-name="Table2.1">
            <table:table-cell table:style-name="Table2.A3" office:value-type="string">
              <text:p text:style-name="P120"><text:a xlink:type="simple" xlink:href="#r128" text:style-name="Internet_20_link" text:visited-style-name="Visited_20_Internet_20_Link"><text:span text:style-name="T52">org.osgi.service.component.runtime.dto</text:span></text:a></text:p>
            </table:table-cell>
            <table:table-cell table:style-name="Table2.A3" office:value-type="string">
              <text:p text:style-name="P121">Service Component Runtime Data Transfer Objects Package Version 1.3.</text:p>
            </table:table-cell>
            <table:table-cell table:style-name="Table2.A3" office:value-type="string">
              <text:p text:style-name="P119"><text:span text:style-name="Page_20_Reference_20_Font"><text:bookmark-ref text:reference-format="page" text:ref-name="r128">67</text:bookmark-ref></text:span></text:p>
            </table:table-cell>
          </table:table-row>
        </table:table>
        <text:p text:style-name="P171"><text:bookmark text:name="r3"/>Package org.osgi.service.component</text:p>
        <text:p text:style-name="P133"><text:span text:style-name="Code_20_Small">@org.osgi.annotation.versioning.Version(value="1.3")</text:span></text:p>
        <text:p text:style-name="P134">Service Component Package Version 1.3.</text:p>
        <text:p text:style-name="P135">See:</text:p>
        <text:p text:style-name="P138"><text:a xlink:type="simple" xlink:href="#r2" text:style-name="Internet_20_link" text:visited-style-name="Visited_20_Internet_20_Link"><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8"><text:span text:style-name="Summary_20_Heading_20_Font1">Interface Summary</text:span></text:p>
            </table:table-cell>
            <table:covered-table-cell/>
            <table:table-cell table:style-name="Table3.A1" office:value-type="string">
              <text:p text:style-name="P129"><text:span text:style-name="Page_20_Reference_20_Font">Page</text:span></text:p>
            </table:table-cell>
          </table:table-row>
          <table:table-row table:style-name="Table3.1">
            <table:table-cell table:style-name="Table3.A2" office:value-type="string">
              <text:p text:style-name="P120"><text:a xlink:type="simple" xlink:href="#r16" text:style-name="Internet_20_link" text:visited-style-name="Visited_20_Internet_20_Link"><text:span text:style-name="T54">ComponentConstants</text:span></text:a></text:p>
            </table:table-cell>
            <table:table-cell table:style-name="Table3.A2" office:value-type="string">
              <text:p text:style-name="P122">Defines standard names for Service Component constants.</text:p>
            </table:table-cell>
            <table:table-cell table:style-name="Table3.A2" office:value-type="string">
              <text:p text:style-name="P123"><text:span text:style-name="Page_20_Reference_20_Font"><text:span text:style-name="T62"><text:bookmark-ref text:reference-format="page" text:ref-name="r16">23</text:bookmark-ref></text:span></text:span></text:p>
            </table:table-cell>
          </table:table-row>
          <table:table-row table:style-name="Table3.1">
            <table:table-cell table:style-name="Table3.A3" office:value-type="string">
              <text:p text:style-name="P120"><text:a xlink:type="simple" xlink:href="#r27" text:style-name="Internet_20_link" text:visited-style-name="Visited_20_Internet_20_Link"><text:span text:style-name="T54">ComponentContext</text:span></text:a></text:p>
            </table:table-cell>
            <table:table-cell table:style-name="Table3.A3" office:value-type="string">
              <text:p text:style-name="P122">A Component Context object is used by a component instance to interact with its execution context including locating services by reference name.</text:p>
            </table:table-cell>
            <table:table-cell table:style-name="Table3.A3" office:value-type="string">
              <text:p text:style-name="P123"><text:span text:style-name="Page_20_Reference_20_Font"><text:span text:style-name="T62"><text:bookmark-ref text:reference-format="page" text:ref-name="r27">26</text:bookmark-ref></text:span></text:span></text:p>
            </table:table-cell>
          </table:table-row>
          <table:table-row table:style-name="Table3.1">
            <table:table-cell table:style-name="Table3.A3" office:value-type="string">
              <text:p text:style-name="P120"><text:a xlink:type="simple" xlink:href="#r35" text:style-name="Internet_20_link" text:visited-style-name="Visited_20_Internet_20_Link"><text:span text:style-name="T54">ComponentFactory</text:span></text:a></text:p>
            </table:table-cell>
            <table:table-cell table:style-name="Table3.A3" office:value-type="string">
              <text:p text:style-name="P124"><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123"><text:span text:style-name="Page_20_Reference_20_Font"><text:span text:style-name="T62"><text:bookmark-ref text:reference-format="page" text:ref-name="r35">32</text:bookmark-ref></text:span></text:span></text:p>
            </table:table-cell>
          </table:table-row>
          <table:table-row table:style-name="Table3.1">
            <table:table-cell table:style-name="Table3.A3" office:value-type="string">
              <text:p text:style-name="P120"><text:a xlink:type="simple" xlink:href="#r38" text:style-name="Internet_20_link" text:visited-style-name="Visited_20_Internet_20_Link"><text:span text:style-name="T54">ComponentInstance</text:span></text:a></text:p>
            </table:table-cell>
            <table:table-cell table:style-name="Table3.A3" office:value-type="string">
              <text:p text:style-name="P122">A ComponentInstance encapsulates a component instance of an activated component configuration.</text:p>
            </table:table-cell>
            <table:table-cell table:style-name="Table3.A3" office:value-type="string">
              <text:p text:style-name="P123"><text:span text:style-name="Page_20_Reference_20_Font"><text:span text:style-name="T62"><text:bookmark-ref text:reference-format="page" text:ref-name="r38">33</text:bookmark-ref></text:span></text:span></text:p>
            </table:table-cell>
          </table:table-row>
        </table:table>
        <text:p text:style-name="P10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30"><text:span text:style-name="Summary_20_Heading_20_Font1"><text:span text:style-name="T6">Exception Summary</text:span></text:span></text:p>
            </table:table-cell>
            <table:covered-table-cell/>
            <table:table-cell table:style-name="Table4.A1" office:value-type="string">
              <text:p text:style-name="P131"><text:span text:style-name="Page_20_Reference_20_Font"><text:span text:style-name="T20">Page</text:span></text:span></text:p>
            </table:table-cell>
          </table:table-row>
          <table:table-row table:style-name="Table4.1">
            <table:table-cell table:style-name="Table4.A2" office:value-type="string">
              <text:p text:style-name="P120"><text:a xlink:type="simple" xlink:href="#r33" text:style-name="Internet_20_link" text:visited-style-name="Visited_20_Internet_20_Link"><text:span text:style-name="T52">ComponentException</text:span></text:a></text:p>
            </table:table-cell>
            <table:table-cell table:style-name="Table4.A2" office:value-type="string">
              <text:p text:style-name="P125">Unchecked exception which may be thrown by the Service Component Runtime.</text:p>
            </table:table-cell>
            <table:table-cell table:style-name="Table4.A2" office:value-type="string">
              <text:p text:style-name="P126"><text:span text:style-name="Page_20_Reference_20_Font"><text:span text:style-name="T6"><text:bookmark-ref text:reference-format="page" text:ref-name="r33">30</text:bookmark-ref></text:span></text:span></text:p>
            </table:table-cell>
          </table:table-row>
        </table:table>
        <text:p text:style-name="P146"><text:bookmark text:name="r2"/>Package org.osgi.service.component Description</text:p>
        <text:p text:style-name="P147">Service Component Package Version 1.3.</text:p>
        <text:p text:style-name="P147">Bundles wishing to use this package must list the package in the Import-Package header of the bundle's manifest. This package has two types of users: the consumers that use the API in this package and the providers that implement the API in this package.</text:p>
        <text:p text:style-name="P147">Example import for consumers using the API in this package:</text:p>
        <text:p text:style-name="P148"><text:span text:style-name="Code1">Import-Package: org.osgi.service.component; version="[1.3,2.0)"</text:span></text:p>
        <text:p text:style-name="P147">Example import for providers implementing the API in this package:</text:p>
        <text:p text:style-name="P108"><text:span text:style-name="Code1">Import-Package: org.osgi.service.component; version="[1.3,1.4)"</text:span></text:p>
        <text:p text:style-name="P47"><text:bookmark text:name="r16"/>Interface ComponentConstants</text:p>
        <text:p text:style-name="P149"><text:a xlink:type="simple" xlink:href="#r3" text:style-name="Internet_20_link" text:visited-style-name="Visited_20_Internet_20_Link"><text:span text:style-name="T55">org.osgi.service.component</text:span></text:a></text:p>
        <text:p text:style-name="P136"/>
        <text:p text:style-name="P152"><text:span text:style-name="Code_20_Small1">@org.osgi.annotation.versioning.ProviderType<text:line-break/></text:span><text:span text:style-name="Code2">public interface </text:span><text:span text:style-name="Code2"><text:span text:style-name="T51">ComponentConstants</text:span></text:span></text:p>
        <text:p text:style-name="P109">Defines standard names for Service Component constants.</text:p>
        <text:p text:style-name="P15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54"><text:span text:style-name="Summary_20_Heading_20_Font2"><text:span text:style-name="T6">Field Summary</text:span></text:span></text:p>
            </table:table-cell>
            <table:covered-table-cell/>
            <table:table-cell table:style-name="Table6.A1" office:value-type="string">
              <text:p text:style-name="P155"><text:span text:style-name="Page_20_Reference_20_Font"><text:span text:style-name="T20">Page</text:span></text:span></text:p>
            </table:table-cell>
          </table:table-row>
          <table:table-row table:style-name="Table6.1">
            <table:table-cell table:style-name="Table6.A2" office:value-type="string">
              <text:p text:style-name="P156"><text:span text:style-name="Code_20_Small1"><text:span text:style-name="T6">String</text:span></text:span></text:p>
            </table:table-cell>
            <table:table-cell table:style-name="Table6.A2" office:value-type="string">
              <text:p text:style-name="P160"><text:a xlink:type="simple" xlink:href="#r7" text:style-name="Internet_20_link" text:visited-style-name="Visited_20_Internet_20_Link"><text:span text:style-name="Code2"><text:span text:style-name="T57">COMPONENT_FACTORY</text:span></text:span></text:a></text:p>
              <text:p text:style-name="P161"><text:span text:style-name="T21">A service registration property for a Component Factory that contains the value of the </text:span><text:span text:style-name="Code2"><text:span text:style-name="T6">factory</text:span></text:span><text:span text:style-name="Default_20_Paragraph_20_Font"><text:span text:style-name="T21"> attribute.</text:span></text:span></text:p>
            </table:table-cell>
            <table:table-cell table:style-name="Table6.C2" office:value-type="string">
              <text:p text:style-name="P157"><text:span text:style-name="Page_20_Reference_20_Font"><text:span text:style-name="T6"><text:bookmark-ref text:reference-format="page" text:ref-name="r7">24</text:bookmark-ref></text:span></text:span></text:p>
            </table:table-cell>
          </table:table-row>
          <table:table-row table:style-name="Table6.1">
            <table:table-cell table:style-name="Table6.A3" office:value-type="string">
              <text:p text:style-name="P156"><text:span text:style-name="Code_20_Small1"><text:span text:style-name="T6">String</text:span></text:span></text:p>
            </table:table-cell>
            <table:table-cell table:style-name="Table6.A3" office:value-type="string">
              <text:p text:style-name="P160"><text:a xlink:type="simple" xlink:href="#r6" text:style-name="Internet_20_link" text:visited-style-name="Visited_20_Internet_20_Link"><text:span text:style-name="Code2"><text:span text:style-name="T57">COMPONENT_ID</text:span></text:span></text:a></text:p>
              <text:p text:style-name="P162">A component property that contains the generated id for a component configuration.</text:p>
            </table:table-cell>
            <table:table-cell table:style-name="Table6.C3" office:value-type="string">
              <text:p text:style-name="P157"><text:span text:style-name="Page_20_Reference_20_Font"><text:span text:style-name="T6"><text:bookmark-ref text:reference-format="page" text:ref-name="r6">24</text:bookmark-ref></text:span></text:span></text:p>
            </table:table-cell>
          </table:table-row>
          <table:table-row table:style-name="Table6.1">
            <table:table-cell table:style-name="Table6.A3" office:value-type="string">
              <text:p text:style-name="P156"><text:span text:style-name="Code_20_Small1"><text:span text:style-name="T6">String</text:span></text:span></text:p>
            </table:table-cell>
            <table:table-cell table:style-name="Table6.A3" office:value-type="string">
              <text:p text:style-name="P160"><text:a xlink:type="simple" xlink:href="#r5" text:style-name="Internet_20_link" text:visited-style-name="Visited_20_Internet_20_Link"><text:span text:style-name="Code2"><text:span text:style-name="T57">COMPONENT_NAME</text:span></text:span></text:a></text:p>
              <text:p text:style-name="P161"><text:span text:style-name="T21">A component property for a component configuration that contains the name of the component as specified in the </text:span><text:span text:style-name="Code2"><text:span text:style-name="T6">name</text:span></text:span><text:span text:style-name="Default_20_Paragraph_20_Font"><text:span text:style-name="T21"> attribute of the </text:span></text:span><text:span text:style-name="Code2"><text:span text:style-name="T6">component</text:span></text:span><text:span text:style-name="Default_20_Paragraph_20_Font"><text:span text:style-name="T21"> element.</text:span></text:span></text:p>
            </table:table-cell>
            <table:table-cell table:style-name="Table6.C3" office:value-type="string">
              <text:p text:style-name="P157"><text:span text:style-name="Page_20_Reference_20_Font"><text:span text:style-name="T6"><text:bookmark-ref text:reference-format="page" text:ref-name="r5">23</text:bookmark-ref></text:span></text:span></text:p>
            </table:table-cell>
          </table:table-row>
          <table:table-row table:style-name="Table6.1">
            <table:table-cell table:style-name="Table6.A3" office:value-type="string">
              <text:p text:style-name="P156"><text:span text:style-name="Code_20_Small1"><text:span text:style-name="T6">int</text:span></text:span></text:p>
            </table:table-cell>
            <table:table-cell table:style-name="Table6.A3" office:value-type="string">
              <text:p text:style-name="P160"><text:a xlink:type="simple" xlink:href="#r15" text:style-name="Internet_20_link" text:visited-style-name="Visited_20_Internet_20_Link"><text:span text:style-name="Code2"><text:span text:style-name="T57">DEACTIVATION_REASON_BUNDLE_STOPPED</text:span></text:span></text:a></text:p>
              <text:p text:style-name="P162">The component configuration was deactivated because the bundle was stopped.</text:p>
            </table:table-cell>
            <table:table-cell table:style-name="Table6.C3" office:value-type="string">
              <text:p text:style-name="P157"><text:span text:style-name="Page_20_Reference_20_Font"><text:span text:style-name="T6"><text:bookmark-ref text:reference-format="page" text:ref-name="r15">25</text:bookmark-ref></text:span></text:span></text:p>
            </table:table-cell>
          </table:table-row>
          <table:table-row table:style-name="Table6.1">
            <table:table-cell table:style-name="Table6.A3" office:value-type="string">
              <text:p text:style-name="P156"><text:span text:style-name="Code_20_Small1"><text:span text:style-name="T6">int</text:span></text:span></text:p>
            </table:table-cell>
            <table:table-cell table:style-name="Table6.A3" office:value-type="string">
              <text:p text:style-name="P160"><text:a xlink:type="simple" xlink:href="#r13" text:style-name="Internet_20_link" text:visited-style-name="Visited_20_Internet_20_Link"><text:span text:style-name="Code2"><text:span text:style-name="T57">DEACTIVATION_REASON_CONFIGURATION_DELETED</text:span></text:span></text:a></text:p>
              <text:p text:style-name="P162">The component configuration was deactivated because its configuration was deleted.</text:p>
            </table:table-cell>
            <table:table-cell table:style-name="Table6.C3" office:value-type="string">
              <text:p text:style-name="P157"><text:span text:style-name="Page_20_Reference_20_Font"><text:span text:style-name="T6"><text:bookmark-ref text:reference-format="page" text:ref-name="r13">25</text:bookmark-ref></text:span></text:span></text:p>
            </table:table-cell>
          </table:table-row>
          <table:table-row table:style-name="Table6.1">
            <table:table-cell table:style-name="Table6.A3" office:value-type="string">
              <text:p text:style-name="P156"><text:span text:style-name="Code_20_Small1"><text:span text:style-name="T6">int</text:span></text:span></text:p>
            </table:table-cell>
            <table:table-cell table:style-name="Table6.A3" office:value-type="string">
              <text:p text:style-name="P160"><text:a xlink:type="simple" xlink:href="#r12" text:style-name="Internet_20_link" text:visited-style-name="Visited_20_Internet_20_Link"><text:span text:style-name="Code2"><text:span text:style-name="T57">DEACTIVATION_REASON_CONFIGURATION_MODIFIED</text:span></text:span></text:a></text:p>
              <text:p text:style-name="P162">The component configuration was deactivated because its configuration was changed.</text:p>
            </table:table-cell>
            <table:table-cell table:style-name="Table6.C3" office:value-type="string">
              <text:p text:style-name="P157"><text:span text:style-name="Page_20_Reference_20_Font"><text:span text:style-name="T6"><text:bookmark-ref text:reference-format="page" text:ref-name="r12">25</text:bookmark-ref></text:span></text:span></text:p>
            </table:table-cell>
          </table:table-row>
          <table:table-row table:style-name="Table6.1">
            <table:table-cell table:style-name="Table6.A3" office:value-type="string">
              <text:p text:style-name="P156"><text:span text:style-name="Code_20_Small1"><text:span text:style-name="T6">int</text:span></text:span></text:p>
            </table:table-cell>
            <table:table-cell table:style-name="Table6.A3" office:value-type="string">
              <text:p text:style-name="P160"><text:a xlink:type="simple" xlink:href="#r10" text:style-name="Internet_20_link" text:visited-style-name="Visited_20_Internet_20_Link"><text:span text:style-name="Code2"><text:span text:style-name="T57">DEACTIVATION_REASON_DISABLED</text:span></text:span></text:a></text:p>
              <text:p text:style-name="P162">The component configuration was deactivated because the component was disabled.</text:p>
            </table:table-cell>
            <table:table-cell table:style-name="Table6.C3" office:value-type="string">
              <text:p text:style-name="P157"><text:span text:style-name="Page_20_Reference_20_Font"><text:span text:style-name="T6"><text:bookmark-ref text:reference-format="page" text:ref-name="r10">24</text:bookmark-ref></text:span></text:span></text:p>
            </table:table-cell>
          </table:table-row>
          <table:table-row table:style-name="Table6.1">
            <table:table-cell table:style-name="Table6.A3" office:value-type="string">
              <text:p text:style-name="P156"><text:span text:style-name="Code_20_Small1"><text:span text:style-name="T6">int</text:span></text:span></text:p>
            </table:table-cell>
            <table:table-cell table:style-name="Table6.A3" office:value-type="string">
              <text:p text:style-name="P160"><text:a xlink:type="simple" xlink:href="#r14" text:style-name="Internet_20_link" text:visited-style-name="Visited_20_Internet_20_Link"><text:span text:style-name="Code2"><text:span text:style-name="T57">DEACTIVATION_REASON_DISPOSED</text:span></text:span></text:a></text:p>
              <text:p text:style-name="P162">The component configuration was deactivated because the component was disposed.</text:p>
            </table:table-cell>
            <table:table-cell table:style-name="Table6.C3" office:value-type="string">
              <text:p text:style-name="P157"><text:span text:style-name="Page_20_Reference_20_Font"><text:span text:style-name="T6"><text:bookmark-ref text:reference-format="page" text:ref-name="r14">25</text:bookmark-ref></text:span></text:span></text:p>
            </table:table-cell>
          </table:table-row>
          <table:table-row table:style-name="Table6.1">
            <table:table-cell table:style-name="Table6.A3" office:value-type="string">
              <text:p text:style-name="P156"><text:span text:style-name="Code_20_Small1"><text:span text:style-name="T6">int</text:span></text:span></text:p>
            </table:table-cell>
            <table:table-cell table:style-name="Table6.A3" office:value-type="string">
              <text:p text:style-name="P160"><text:a xlink:type="simple" xlink:href="#r11" text:style-name="Internet_20_link" text:visited-style-name="Visited_20_Internet_20_Link"><text:span text:style-name="Code2"><text:span text:style-name="T57">DEACTIVATION_REASON_REFERENCE</text:span></text:span></text:a></text:p>
              <text:p text:style-name="P162">The component configuration was deactivated because a reference became unsatisfied.</text:p>
            </table:table-cell>
            <table:table-cell table:style-name="Table6.C3" office:value-type="string">
              <text:p text:style-name="P157"><text:span text:style-name="Page_20_Reference_20_Font"><text:span text:style-name="T6"><text:bookmark-ref text:reference-format="page" text:ref-name="r11">24</text:bookmark-ref></text:span></text:span></text:p>
            </table:table-cell>
          </table:table-row>
          <table:table-row table:style-name="Table6.1">
            <table:table-cell table:style-name="Table6.A3" office:value-type="string">
              <text:p text:style-name="P156"><text:span text:style-name="Code_20_Small1"><text:span text:style-name="T6">int</text:span></text:span></text:p>
            </table:table-cell>
            <table:table-cell table:style-name="Table6.A3" office:value-type="string">
              <text:p text:style-name="P160"><text:a xlink:type="simple" xlink:href="#r9" text:style-name="Internet_20_link" text:visited-style-name="Visited_20_Internet_20_Link"><text:span text:style-name="Code2"><text:span text:style-name="T57">DEACTIVATION_REASON_UNSPECIFIED</text:span></text:span></text:a></text:p>
              <text:p text:style-name="P162">The reason the component configuration was deactivated is unspecified.</text:p>
            </table:table-cell>
            <table:table-cell table:style-name="Table6.C3" office:value-type="string">
              <text:p text:style-name="P157"><text:span text:style-name="Page_20_Reference_20_Font"><text:span text:style-name="T6"><text:bookmark-ref text:reference-format="page" text:ref-name="r9">24</text:bookmark-ref></text:span></text:span></text:p>
            </table:table-cell>
          </table:table-row>
          <table:table-row table:style-name="Table6.1">
            <table:table-cell table:style-name="Table6.A3" office:value-type="string">
              <text:p text:style-name="P156"><text:span text:style-name="Code_20_Small1"><text:span text:style-name="T6">String</text:span></text:span></text:p>
            </table:table-cell>
            <table:table-cell table:style-name="Table6.A3" office:value-type="string">
              <text:p text:style-name="P160"><text:a xlink:type="simple" xlink:href="#r8" text:style-name="Internet_20_link" text:visited-style-name="Visited_20_Internet_20_Link"><text:span text:style-name="Code2"><text:span text:style-name="T57">REFERENCE_TARGET_SUFFIX</text:span></text:span></text:a></text:p>
              <text:p text:style-name="P162">The suffix for reference target properties.</text:p>
            </table:table-cell>
            <table:table-cell table:style-name="Table6.C3" office:value-type="string">
              <text:p text:style-name="P157"><text:span text:style-name="Page_20_Reference_20_Font"><text:span text:style-name="T6"><text:bookmark-ref text:reference-format="page" text:ref-name="r8">24</text:bookmark-ref></text:span></text:span></text:p>
            </table:table-cell>
          </table:table-row>
          <table:table-row table:style-name="Table6.1">
            <table:table-cell table:style-name="Table6.A3" office:value-type="string">
              <text:p text:style-name="P156"><text:span text:style-name="Code_20_Small1"><text:span text:style-name="T6">String</text:span></text:span></text:p>
            </table:table-cell>
            <table:table-cell table:style-name="Table6.A3" office:value-type="string">
              <text:p text:style-name="P160"><text:a xlink:type="simple" xlink:href="#r4" text:style-name="Internet_20_link" text:visited-style-name="Visited_20_Internet_20_Link"><text:span text:style-name="Code2"><text:span text:style-name="T57">SERVICE_COMPONENT</text:span></text:span></text:a></text:p>
              <text:p text:style-name="P162">Manifest header specifying the XML documents within a bundle that contain the bundle's Service Component descriptions.</text:p>
            </table:table-cell>
            <table:table-cell table:style-name="Table6.C3" office:value-type="string">
              <text:p text:style-name="P157"><text:span text:style-name="Page_20_Reference_20_Font"><text:span text:style-name="T6"><text:bookmark-ref text:reference-format="page" text:ref-name="r4">23</text:bookmark-ref></text:span></text:span></text:p>
            </table:table-cell>
          </table:table-row>
        </table:table>
        <text:p text:style-name="P70">Field Detail</text:p>
        <text:p text:style-name="P105"><text:bookmark text:name="r4"/>SERVICE_COMPONENT</text:p>
        <text:p text:style-name="P115"><text:span text:style-name="Code2">public static final String </text:span><text:span text:style-name="Code2"><text:span text:style-name="T51">SERVICE_COMPONENT</text:span></text:span><text:span text:style-name="Code2"> = "Service-Component"</text:span></text:p>
        <text:p text:style-name="P140">Manifest header specifying the XML documents within a bundle that contain the bundle's Service Component descriptions.</text:p>
        <text:p text:style-name="P138"><text:span text:style-name="T1">The attribute value may be retrieved from the </text:span><text:span text:style-name="Code2">Dictionary</text:span><text:span text:style-name="Default_20_Paragraph_20_Font"><text:span text:style-name="T1"> object returned by the </text:span></text:span><text:span text:style-name="Code2">Bundle.getHeaders</text:span><text:span text:style-name="Default_20_Paragraph_20_Font"><text:span text:style-name="T1"> method.</text:span></text:span></text:p>
        <text:p text:style-name="P164"/>
        <text:p text:style-name="P104"><text:bookmark text:name="r5"/>COMPONENT_NAME</text:p>
        <text:p text:style-name="P115"><text:span text:style-name="Code2">public static final String </text:span><text:span text:style-name="Code2"><text:span text:style-name="T51">COMPONENT_NAME</text:span></text:span><text:span text:style-name="Code2"> = "component.name"</text:span></text:p>
        <text:p text:style-name="P138"><text:soft-page-break/><text:span text:style-name="T1">A component property for a component configuration that contains the name of the component as specified in the </text:span><text:span text:style-name="Code2">name</text:span><text:span text:style-name="Default_20_Paragraph_20_Font"><text:span text:style-name="T1"> attribute of the </text:span></text:span><text:span text:style-name="Code2">component</text:span><text:span text:style-name="Default_20_Paragraph_20_Font"><text:span text:style-name="T1"> element. The value of this property must be of type </text:span></text:span><text:span text:style-name="Code2">String</text:span><text:span text:style-name="Default_20_Paragraph_20_Font"><text:span text:style-name="T1">.</text:span></text:span></text:p>
        <text:p text:style-name="P164"/>
        <text:p text:style-name="P104"><text:bookmark text:name="r6"/>COMPONENT_ID</text:p>
        <text:p text:style-name="P115"><text:span text:style-name="Code2">public static final String </text:span><text:span text:style-name="Code2"><text:span text:style-name="T51">COMPONENT_ID</text:span></text:span><text:span text:style-name="Code2"> = "component.id"</text:span></text:p>
        <text:p text:style-name="P141"><text:span text:style-name="T1">A component property that contains the generated id for a component configuration. The value of this property must be of type </text:span><text:span text:style-name="Code2">Long</text:span><text:span text:style-name="Default_20_Paragraph_20_Font"><text:span text:style-name="T1">.</text:span></text:span></text:p>
        <text:p text:style-name="P139">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64"/>
        <text:p text:style-name="P104"><text:bookmark text:name="r7"/>COMPONENT_FACTORY</text:p>
        <text:p text:style-name="P115"><text:span text:style-name="Code2">public static final String </text:span><text:span text:style-name="Code2"><text:span text:style-name="T51">COMPONENT_FACTORY</text:span></text:span><text:span text:style-name="Code2"> = "component.factory"</text:span></text:p>
        <text:p text:style-name="P138"><text:span text:style-name="T1">A service registration property for a Component Factory that contains the value of the </text:span><text:span text:style-name="Code2">factory</text:span><text:span text:style-name="Default_20_Paragraph_20_Font"><text:span text:style-name="T1"> attribute. The value of this property must be of type </text:span></text:span><text:span text:style-name="Code2">String</text:span><text:span text:style-name="Default_20_Paragraph_20_Font"><text:span text:style-name="T1">.</text:span></text:span></text:p>
        <text:p text:style-name="P164"/>
        <text:p text:style-name="P104"><text:bookmark text:name="r8"/>REFERENCE_TARGET_SUFFIX</text:p>
        <text:p text:style-name="P115"><text:span text:style-name="Code2">public static final String </text:span><text:span text:style-name="Code2"><text:span text:style-name="T51">REFERENCE_TARGET_SUFFIX</text:span></text:span><text:span text:style-name="Code2"> = ".target"</text:span></text:p>
        <text:p text:style-name="P138"><text:span text:style-name="T1">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1">.</text:span></text:span></text:p>
        <text:p text:style-name="P164"/>
        <text:p text:style-name="P104"><text:bookmark text:name="r9"/>DEACTIVATION_REASON_UNSPECIFIED</text:p>
        <text:p text:style-name="P115"><text:span text:style-name="Code2">public static final int </text:span><text:span text:style-name="Code2"><text:span text:style-name="T51">DEACTIVATION_REASON_UNSPECIFIED</text:span></text:span><text:span text:style-name="Code2"> = 0</text:span></text:p>
        <text:p text:style-name="P139">The reason the component configuration was deactivated is unspecified.</text:p>
        <text:p text:style-name="P143">Since:</text:p>
        <text:p text:style-name="P165">1.1</text:p>
        <text:p text:style-name="P167"/>
        <text:p text:style-name="P104"><text:bookmark text:name="r10"/>DEACTIVATION_REASON_DISABLED</text:p>
        <text:p text:style-name="P115"><text:span text:style-name="Code2">public static final int </text:span><text:span text:style-name="Code2"><text:span text:style-name="T51">DEACTIVATION_REASON_DISABLED</text:span></text:span><text:span text:style-name="Code2"> = 1</text:span></text:p>
        <text:p text:style-name="P139">The component configuration was deactivated because the component was disabled.</text:p>
        <text:p text:style-name="P143">Since:</text:p>
        <text:p text:style-name="P165">1.1</text:p>
        <text:p text:style-name="P167"/>
        <text:p text:style-name="P104"><text:bookmark text:name="r11"/>DEACTIVATION_REASON_REFERENCE</text:p>
        <text:p text:style-name="P115"><text:span text:style-name="Code2">public static final int </text:span><text:span text:style-name="Code2"><text:span text:style-name="T51">DEACTIVATION_REASON_REFERENCE</text:span></text:span><text:span text:style-name="Code2"> = 2</text:span></text:p>
        <text:p text:style-name="P139">The component configuration was deactivated because a reference became unsatisfied.</text:p>
        <text:p text:style-name="P143"><text:soft-page-break/>Since:</text:p>
        <text:p text:style-name="P165">1.1</text:p>
        <text:p text:style-name="P167"/>
        <text:p text:style-name="P104"><text:bookmark text:name="r12"/>DEACTIVATION_REASON_CONFIGURATION_MODIFIED</text:p>
        <text:p text:style-name="P115"><text:span text:style-name="Code2">public static final int </text:span><text:span text:style-name="Code2"><text:span text:style-name="T51">DEACTIVATION_REASON_CONFIGURATION_MODIFIED</text:span></text:span><text:span text:style-name="Code2"> = 3</text:span></text:p>
        <text:p text:style-name="P139">The component configuration was deactivated because its configuration was changed.</text:p>
        <text:p text:style-name="P143">Since:</text:p>
        <text:p text:style-name="P165">1.1</text:p>
        <text:p text:style-name="P167"/>
        <text:p text:style-name="P104"><text:bookmark text:name="r13"/>DEACTIVATION_REASON_CONFIGURATION_DELETED</text:p>
        <text:p text:style-name="P115"><text:span text:style-name="Code2">public static final int </text:span><text:span text:style-name="Code2"><text:span text:style-name="T51">DEACTIVATION_REASON_CONFIGURATION_DELETED</text:span></text:span><text:span text:style-name="Code2"> = 4</text:span></text:p>
        <text:p text:style-name="P139">The component configuration was deactivated because its configuration was deleted.</text:p>
        <text:p text:style-name="P143">Since:</text:p>
        <text:p text:style-name="P165">1.1</text:p>
        <text:p text:style-name="P167"/>
        <text:p text:style-name="P104"><text:bookmark text:name="r14"/>DEACTIVATION_REASON_DISPOSED</text:p>
        <text:p text:style-name="P115"><text:span text:style-name="Code2">public static final int </text:span><text:span text:style-name="Code2"><text:span text:style-name="T51">DEACTIVATION_REASON_DISPOSED</text:span></text:span><text:span text:style-name="Code2"> = 5</text:span></text:p>
        <text:p text:style-name="P139">The component configuration was deactivated because the component was disposed.</text:p>
        <text:p text:style-name="P143">Since:</text:p>
        <text:p text:style-name="P165">1.1</text:p>
        <text:p text:style-name="P167"/>
        <text:p text:style-name="P104"><text:bookmark text:name="r15"/>DEACTIVATION_REASON_BUNDLE_STOPPED</text:p>
        <text:p text:style-name="P115"><text:span text:style-name="Code2">public static final int </text:span><text:span text:style-name="Code2"><text:span text:style-name="T51">DEACTIVATION_REASON_BUNDLE_STOPPED</text:span></text:span><text:span text:style-name="Code2"> = 6</text:span></text:p>
        <text:p text:style-name="P139">The component configuration was deactivated because the bundle was stopped.</text:p>
        <text:p text:style-name="P143">Since:</text:p>
        <text:p text:style-name="P165">1.1</text:p>
        <text:p text:style-name="P48"><text:bookmark text:name="r27"/>Interface ComponentContext</text:p>
        <text:p text:style-name="P149"><text:a xlink:type="simple" xlink:href="#r3" text:style-name="Internet_20_link" text:visited-style-name="Visited_20_Internet_20_Link"><text:span text:style-name="T55">org.osgi.service.component</text:span></text:a></text:p>
        <text:p text:style-name="P136"/>
        <text:p text:style-name="P152"><text:span text:style-name="Code_20_Small1">@org.osgi.annotation.versioning.ProviderType<text:line-break/></text:span><text:span text:style-name="Code2">public interface </text:span><text:span text:style-name="Code2"><text:span text:style-name="T51">ComponentContext</text:span></text:span></text:p>
        <text:p text:style-name="P147">A Component Context object is used by a component instance to interact with its execution context including locating services by reference name. Each component instance has a unique Component Context.</text:p>
        <text:p text:style-name="P148"><text:span text:style-name="T1">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1"> argument, it will be passed the component instance's Component Context object. If the activate method takes a </text:span></text:span><text:span text:style-name="Code2">BundleContext</text:span><text:span text:style-name="Default_20_Paragraph_20_Font"><text:span text:style-name="T1"> argument, it will be passed the component instance's Bundle Context object. If the activate method takes a </text:span></text:span><text:span text:style-name="Code2">Map</text:span><text:span text:style-name="Default_20_Paragraph_20_Font"><text:span text:style-name="T1"> argument, it will be passed an unmodifiable Map containing the component properties.</text:span></text:span></text:p>
        <text:p text:style-name="P116"><text:span text:style-name="T1">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1"> argument, it will be passed the component instance's Component Context object. If the deactivate method takes a </text:span></text:span><text:span text:style-name="Code2">BundleContext</text:span><text:span text:style-name="Default_20_Paragraph_20_Font"><text:span text:style-name="T1"> argument, it will be passed the component instance's Bundle Context object. If the deactivate method takes a </text:span></text:span><text:span text:style-name="Code2">Map</text:span><text:span text:style-name="Default_20_Paragraph_20_Font"><text:span text:style-name="T1"> argument, it will be passed an unmodifiable Map containing the component properties. If the deactivate method takes an </text:span></text:span><text:span text:style-name="Code2">int</text:span><text:span text:style-name="Default_20_Paragraph_20_Font"><text:span text:style-name="T1"> or </text:span></text:span><text:span text:style-name="Code2">Integer</text:span><text:span text:style-name="Default_20_Paragraph_20_Font"><text:span text:style-name="T1"> argument, it will be passed the reason code for the component instance's deactivation.</text:span></text:span></text:p>
        <text:p text:style-name="P150">ThreadSafe</text:p>
        <text:p text:style-name="P15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54"><text:span text:style-name="Summary_20_Heading_20_Font2"><text:span text:style-name="T6">Method Summary</text:span></text:span></text:p>
            </table:table-cell>
            <table:covered-table-cell/>
            <table:table-cell table:style-name="Table8.A1" office:value-type="string">
              <text:p text:style-name="P155"><text:span text:style-name="Page_20_Reference_20_Font"><text:span text:style-name="T20">Page</text:span></text:span></text:p>
            </table:table-cell>
          </table:table-row>
          <table:table-row table:style-name="Table8.1">
            <table:table-cell table:style-name="Table8.A2" office:value-type="string">
              <text:p text:style-name="P156"><text:span text:style-name="Code_20_Small1"><text:span text:style-name="T6">void</text:span></text:span></text:p>
            </table:table-cell>
            <table:table-cell table:style-name="Table8.A2" office:value-type="string">
              <text:p text:style-name="P160"><text:a xlink:type="simple" xlink:href="#r25" text:style-name="Internet_20_link" text:visited-style-name="Visited_20_Internet_20_Link"><text:span text:style-name="Code2"><text:span text:style-name="T57">disableComponent</text:span></text:span></text:a><text:span text:style-name="Code2"><text:span text:style-name="T6">(String name)</text:span></text:span></text:p>
              <text:p text:style-name="P162">Disables the specified component name.</text:p>
            </table:table-cell>
            <table:table-cell table:style-name="Table8.C2" office:value-type="string">
              <text:p text:style-name="P157"><text:span text:style-name="Page_20_Reference_20_Font"><text:span text:style-name="T6"><text:bookmark-ref text:reference-format="page" text:ref-name="r25">29</text:bookmark-ref></text:span></text:span></text:p>
            </table:table-cell>
          </table:table-row>
          <table:table-row table:style-name="Table8.1">
            <table:table-cell table:style-name="Table8.A3" office:value-type="string">
              <text:p text:style-name="P156"><text:span text:style-name="Code_20_Small1"><text:span text:style-name="T6">void</text:span></text:span></text:p>
            </table:table-cell>
            <table:table-cell table:style-name="Table8.A3" office:value-type="string">
              <text:p text:style-name="P160"><text:a xlink:type="simple" xlink:href="#r24" text:style-name="Internet_20_link" text:visited-style-name="Visited_20_Internet_20_Link"><text:span text:style-name="Code2"><text:span text:style-name="T57">enableComponent</text:span></text:span></text:a><text:span text:style-name="Code2"><text:span text:style-name="T6">(String name)</text:span></text:span></text:p>
              <text:p text:style-name="P162">Enables the specified component name.</text:p>
            </table:table-cell>
            <table:table-cell table:style-name="Table8.C3" office:value-type="string">
              <text:p text:style-name="P157"><text:span text:style-name="Page_20_Reference_20_Font"><text:span text:style-name="T6"><text:bookmark-ref text:reference-format="page" text:ref-name="r24">28</text:bookmark-ref></text:span></text:span></text:p>
            </table:table-cell>
          </table:table-row>
          <table:table-row table:style-name="Table8.1">
            <table:table-cell table:style-name="Table8.A3" office:value-type="string">
              <text:p text:style-name="P156"><text:span text:style-name="Code_20_Small1"><text:span text:style-name="T6">org.osgi.framework.BundleContext</text:span></text:span></text:p>
            </table:table-cell>
            <table:table-cell table:style-name="Table8.A3" office:value-type="string">
              <text:p text:style-name="P160"><text:a xlink:type="simple" xlink:href="#r21" text:style-name="Internet_20_link" text:visited-style-name="Visited_20_Internet_20_Link"><text:span text:style-name="Code2"><text:span text:style-name="T57">getBundleContext</text:span></text:span></text:a><text:span text:style-name="Code2"><text:span text:style-name="T6">()</text:span></text:span></text:p>
              <text:p text:style-name="P161"><text:span text:style-name="T21">Returns the </text:span><text:span text:style-name="Code2"><text:span text:style-name="T6">BundleContext</text:span></text:span><text:span text:style-name="Default_20_Paragraph_20_Font"><text:span text:style-name="T21"> of the bundle which contains this component.</text:span></text:span></text:p>
            </table:table-cell>
            <table:table-cell table:style-name="Table8.C3" office:value-type="string">
              <text:p text:style-name="P157"><text:span text:style-name="Page_20_Reference_20_Font"><text:span text:style-name="T6"><text:bookmark-ref text:reference-format="page" text:ref-name="r21">28</text:bookmark-ref></text:span></text:span></text:p>
            </table:table-cell>
          </table:table-row>
          <table:table-row table:style-name="Table8.1">
            <table:table-cell table:style-name="Table8.A3" office:value-type="string">
              <text:p text:style-name="P158"><text:a xlink:type="simple" xlink:href="#r38" text:style-name="Internet_20_link" text:visited-style-name="Visited_20_Internet_20_Link"><text:span text:style-name="Code_20_Small1"><text:span text:style-name="T56">ComponentInstance</text:span></text:span></text:a></text:p>
            </table:table-cell>
            <table:table-cell table:style-name="Table8.A3" office:value-type="string">
              <text:p text:style-name="P160"><text:a xlink:type="simple" xlink:href="#r23" text:style-name="Internet_20_link" text:visited-style-name="Visited_20_Internet_20_Link"><text:span text:style-name="Code2"><text:span text:style-name="T57">getComponentInstance</text:span></text:span></text:a><text:span text:style-name="Code2"><text:span text:style-name="T6">()</text:span></text:span></text:p>
              <text:p text:style-name="P162">Returns the Component Instance object for the component instance associated with this Component Context.</text:p>
            </table:table-cell>
            <table:table-cell table:style-name="Table8.C3" office:value-type="string">
              <text:p text:style-name="P157"><text:span text:style-name="Page_20_Reference_20_Font"><text:span text:style-name="T6"><text:bookmark-ref text:reference-format="page" text:ref-name="r23">28</text:bookmark-ref></text:span></text:span></text:p>
            </table:table-cell>
          </table:table-row>
          <table:table-row table:style-name="Table8.1">
            <table:table-cell table:style-name="Table8.A3" office:value-type="string">
              <text:p text:style-name="P156"><text:span text:style-name="Code_20_Small1"><text:span text:style-name="T6">Dictionary&lt;String,Object&gt;</text:span></text:span></text:p>
            </table:table-cell>
            <table:table-cell table:style-name="Table8.A3" office:value-type="string">
              <text:p text:style-name="P160"><text:a xlink:type="simple" xlink:href="#r17" text:style-name="Internet_20_link" text:visited-style-name="Visited_20_Internet_20_Link"><text:span text:style-name="Code2"><text:span text:style-name="T57">getProperties</text:span></text:span></text:a><text:span text:style-name="Code2"><text:span text:style-name="T6">()</text:span></text:span></text:p>
              <text:p text:style-name="P162">Returns the component properties for this Component Context.</text:p>
            </table:table-cell>
            <table:table-cell table:style-name="Table8.C3" office:value-type="string">
              <text:p text:style-name="P157"><text:span text:style-name="Page_20_Reference_20_Font"><text:span text:style-name="T6"><text:bookmark-ref text:reference-format="page" text:ref-name="r17">27</text:bookmark-ref></text:span></text:span></text:p>
            </table:table-cell>
          </table:table-row>
          <table:table-row table:style-name="Table8.1">
            <table:table-cell table:style-name="Table8.A3" office:value-type="string">
              <text:p text:style-name="P156"><text:span text:style-name="Code_20_Small1"><text:span text:style-name="T6">org.osgi.framework.ServiceReference&lt;?&gt;</text:span></text:span></text:p>
            </table:table-cell>
            <table:table-cell table:style-name="Table8.A3" office:value-type="string">
              <text:p text:style-name="P160"><text:a xlink:type="simple" xlink:href="#r26" text:style-name="Internet_20_link" text:visited-style-name="Visited_20_Internet_20_Link"><text:span text:style-name="Code2"><text:span text:style-name="T57">getServiceReference</text:span></text:span></text:a><text:span text:style-name="Code2"><text:span text:style-name="T6">()</text:span></text:span></text:p>
              <text:p text:style-name="P161"><text:span text:style-name="T21">If the component instance is registered as a service using the </text:span><text:span text:style-name="Code2"><text:span text:style-name="T6">service</text:span></text:span><text:span text:style-name="Default_20_Paragraph_20_Font"><text:span text:style-name="T21"> element, then this method returns the service reference of the service provided by this component instance.</text:span></text:span></text:p>
            </table:table-cell>
            <table:table-cell table:style-name="Table8.C3" office:value-type="string">
              <text:p text:style-name="P157"><text:span text:style-name="Page_20_Reference_20_Font"><text:span text:style-name="T6"><text:bookmark-ref text:reference-format="page" text:ref-name="r26">29</text:bookmark-ref></text:span></text:span></text:p>
            </table:table-cell>
          </table:table-row>
          <table:table-row table:style-name="Table8.1">
            <table:table-cell table:style-name="Table8.A3" office:value-type="string">
              <text:p text:style-name="P156"><text:span text:style-name="Code_20_Small1"><text:span text:style-name="T6">org.osgi.framework.Bundle</text:span></text:span></text:p>
            </table:table-cell>
            <table:table-cell table:style-name="Table8.A3" office:value-type="string">
              <text:p text:style-name="P160"><text:a xlink:type="simple" xlink:href="#r22" text:style-name="Internet_20_link" text:visited-style-name="Visited_20_Internet_20_Link"><text:span text:style-name="Code2"><text:span text:style-name="T57">getUsingBundle</text:span></text:span></text:a><text:span text:style-name="Code2"><text:span text:style-name="T6">()</text:span></text:span></text:p>
              <text:p text:style-name="P161"><text:span text:style-name="T21">If the component instance is registered as a service using the </text:span><text:span text:style-name="Code2"><text:span text:style-name="T6">servicescope="bundle"</text:span></text:span><text:span text:style-name="Default_20_Paragraph_20_Font"><text:span text:style-name="T21"> or </text:span></text:span><text:span text:style-name="Code2"><text:span text:style-name="T6">servicescope="prototype"</text:span></text:span><text:span text:style-name="Default_20_Paragraph_20_Font"><text:span text:style-name="T21"> attribute, then this method returns the bundle using the service provided by the component instance.</text:span></text:span></text:p>
            </table:table-cell>
            <table:table-cell table:style-name="Table8.C3" office:value-type="string">
              <text:p text:style-name="P157"><text:span text:style-name="Page_20_Reference_20_Font"><text:span text:style-name="T6"><text:bookmark-ref text:reference-format="page" text:ref-name="r22">28</text:bookmark-ref></text:span></text:span></text:p>
            </table:table-cell>
          </table:table-row>
          <table:table-row table:style-name="Table8.1">
            <table:table-cell table:style-name="Table8.A3" office:value-type="string">
              <text:p text:style-name="P156"><text:span text:style-name="Code_20_Small1"><text:span text:style-name="T6">Object</text:span></text:span></text:p>
            </table:table-cell>
            <table:table-cell table:style-name="Table8.A3" office:value-type="string">
              <text:p text:style-name="P160"><text:a xlink:type="simple" xlink:href="#r18" text:style-name="Internet_20_link" text:visited-style-name="Visited_20_Internet_20_Link"><text:span text:style-name="Code2"><text:span text:style-name="T57">locateService</text:span></text:span></text:a><text:span text:style-name="Code2"><text:span text:style-name="T6">(String name)</text:span></text:span></text:p>
              <text:p text:style-name="P162">Returns the service object for the specified reference name.</text:p>
            </table:table-cell>
            <table:table-cell table:style-name="Table8.C3" office:value-type="string">
              <text:p text:style-name="P157"><text:span text:style-name="Page_20_Reference_20_Font"><text:span text:style-name="T6"><text:bookmark-ref text:reference-format="page" text:ref-name="r18">27</text:bookmark-ref></text:span></text:span></text:p>
            </table:table-cell>
          </table:table-row>
          <table:table-row table:style-name="Table8.1">
            <table:table-cell table:style-name="Table8.A3" office:value-type="string">
              <text:p text:style-name="P156"><text:span text:style-name="Code_20_Small1"><text:span text:style-name="T6">Object</text:span></text:span></text:p>
            </table:table-cell>
            <table:table-cell table:style-name="Table8.A3" office:value-type="string">
              <text:p text:style-name="P160"><text:a xlink:type="simple" xlink:href="#r19" text:style-name="Internet_20_link" text:visited-style-name="Visited_20_Internet_20_Link"><text:span text:style-name="Code2"><text:span text:style-name="T57">locateService</text:span></text:span></text:a><text:span text:style-name="Code2"><text:span text:style-name="T6">(String name, org.osgi.framework.ServiceReference&lt;?&gt; reference)</text:span></text:span></text:p>
              <text:p text:style-name="P161"><text:span text:style-name="T21">Returns the service object for the specified reference name and </text:span><text:span text:style-name="Code2"><text:span text:style-name="T6">ServiceReference</text:span></text:span><text:span text:style-name="Default_20_Paragraph_20_Font"><text:span text:style-name="T21">.</text:span></text:span></text:p>
            </table:table-cell>
            <table:table-cell table:style-name="Table8.C3" office:value-type="string">
              <text:p text:style-name="P157"><text:span text:style-name="Page_20_Reference_20_Font"><text:span text:style-name="T6"><text:bookmark-ref text:reference-format="page" text:ref-name="r19">27</text:bookmark-ref></text:span></text:span></text:p>
            </table:table-cell>
          </table:table-row>
          <table:table-row table:style-name="Table8.1">
            <table:table-cell table:style-name="Table8.A3" office:value-type="string">
              <text:p text:style-name="P156"><text:span text:style-name="Code_20_Small1"><text:span text:style-name="T6">Object[]</text:span></text:span></text:p>
            </table:table-cell>
            <table:table-cell table:style-name="Table8.A3" office:value-type="string">
              <text:p text:style-name="P160"><text:a xlink:type="simple" xlink:href="#r20" text:style-name="Internet_20_link" text:visited-style-name="Visited_20_Internet_20_Link"><text:span text:style-name="Code2"><text:span text:style-name="T57">locateServices</text:span></text:span></text:a><text:span text:style-name="Code2"><text:span text:style-name="T6">(String name)</text:span></text:span></text:p>
              <text:p text:style-name="P162">Returns the service objects for the specified reference name.</text:p>
            </table:table-cell>
            <table:table-cell table:style-name="Table8.C3" office:value-type="string">
              <text:p text:style-name="P157"><text:span text:style-name="Page_20_Reference_20_Font"><text:span text:style-name="T6"><text:bookmark-ref text:reference-format="page" text:ref-name="r20">27</text:bookmark-ref></text:span></text:span></text:p>
            </table:table-cell>
          </table:table-row>
        </table:table>
        <text:p text:style-name="P70"><text:soft-page-break/>Method Detail</text:p>
        <text:p text:style-name="P105"><text:bookmark text:name="r17"/>getProperties</text:p>
        <text:p text:style-name="P115"><text:span text:style-name="Code2">Dictionary&lt;String,Object&gt; </text:span><text:span text:style-name="Code2"><text:span text:style-name="T51">getProperties</text:span></text:span><text:span text:style-name="Code2">()</text:span></text:p>
        <text:p text:style-name="P139">Returns the component properties for this Component Context.</text:p>
        <text:p text:style-name="P143">Returns:</text:p>
        <text:p text:style-name="P165">The properties for this Component Context. The Dictionary is read only and cannot be modified.</text:p>
        <text:p text:style-name="P167"/>
        <text:p text:style-name="P104"><text:bookmark text:name="r18"/>locateService</text:p>
        <text:p text:style-name="P115"><text:span text:style-name="Code2">Object </text:span><text:span text:style-name="Code2"><text:span text:style-name="T51">locateService</text:span></text:span><text:span text:style-name="Code2">(String name)</text:span></text:p>
        <text:p text:style-name="P140">Returns the service object for the specified reference name.</text:p>
        <text:p text:style-name="P138"><text:span text:style-name="T1">If the cardinality of the reference is </text:span><text:span text:style-name="Code2">0..n</text:span><text:span text:style-name="Default_20_Paragraph_20_Font"><text:span text:style-name="T1"> or </text:span></text:span><text:span text:style-name="Code2">1..n</text:span><text:span text:style-name="Default_20_Paragraph_20_Font"><text:span text:style-name="T1"> and multiple services are bound to the reference, the service with the highest ranking (as specified in its </text:span></text:span><text:span text:style-name="Code2">Constants.SERVICE_RANKING</text:span><text:span text:style-name="Default_20_Paragraph_20_Font"><text:span text:style-name="T1"> property) is returned. If there is a tie in ranking, the service with the lowest service id (as specified in its </text:span></text:span><text:span text:style-name="Code2">Constants.SERVICE_ID</text:span><text:span text:style-name="Default_20_Paragraph_20_Font"><text:span text:style-name="T1"> property); that is, the service that was registered first is returned.</text:span></text:span></text:p>
        <text:p text:style-name="P143">Parameters:</text:p>
        <text:p text:style-name="P166"><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43">Returns:</text:p>
        <text:p text:style-name="P166"><text:span text:style-name="Code2">A service object for the referenced service or </text:span><text:span text:style-name="Default_20_Paragraph_20_Font"><text:span text:style-name="T1">null if the reference cardinality is </text:span></text:span><text:span text:style-name="Code2">0..1</text:span><text:span text:style-name="Default_20_Paragraph_20_Font"><text:span text:style-name="T1"> or </text:span></text:span><text:span text:style-name="Code2">0..n</text:span><text:span text:style-name="Default_20_Paragraph_20_Font"><text:span text:style-name="T1"> and no bound service is available.</text:span></text:span></text:p>
        <text:p text:style-name="P143">Throws:</text:p>
        <text:p text:style-name="P166"><text:a xlink:type="simple" xlink:href="#r33" text:style-name="Internet_20_link" text:visited-style-name="Visited_20_Internet_20_Link"><text:span text:style-name="Code2"><text:span text:style-name="T56">ComponentException</text:span></text:span></text:a><text:span text:style-name="Default_20_Paragraph_20_Font"><text:span text:style-name="T1"> - If the Service Component Runtime catches an exception while activating the bound service.</text:span></text:span></text:p>
        <text:p text:style-name="P167"/>
        <text:p text:style-name="P104"><text:bookmark text:name="r19"/>locateService</text:p>
        <text:p text:style-name="P115"><text:span text:style-name="Code2">Object </text:span><text:span text:style-name="Code2"><text:span text:style-name="T51">locateService</text:span></text:span><text:span text:style-name="Code2">(String name,<text:line-break/>                     org.osgi.framework.ServiceReference&lt;?&gt; reference)</text:span></text:p>
        <text:p text:style-name="P138"><text:span text:style-name="T1">Returns the service object for the specified reference name and </text:span><text:span text:style-name="Code2">ServiceReference</text:span><text:span text:style-name="Default_20_Paragraph_20_Font"><text:span text:style-name="T1">.</text:span></text:span></text:p>
        <text:p text:style-name="P143">Parameters:</text:p>
        <text:p text:style-name="P166"><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66"><text:span text:style-name="Code2">reference</text:span><text:span text:style-name="Default_20_Paragraph_20_Font"><text:span text:style-name="T1"> - The </text:span></text:span><text:span text:style-name="Code2">ServiceReference</text:span><text:span text:style-name="Default_20_Paragraph_20_Font"><text:span text:style-name="T1"> to a bound service. This must be a </text:span></text:span><text:span text:style-name="Code2">ServiceReference</text:span><text:span text:style-name="Default_20_Paragraph_20_Font"><text:span text:style-name="T1"> provided to the component via the bind or unbind method for the specified reference name.</text:span></text:span></text:p>
        <text:p text:style-name="P143">Returns:</text:p>
        <text:p text:style-name="P166"><text:span text:style-name="T1">A service object for the referenced service or </text:span><text:span text:style-name="Code2">null</text:span><text:span text:style-name="Default_20_Paragraph_20_Font"><text:span text:style-name="T1"> if the specified </text:span></text:span><text:span text:style-name="Code2">ServiceReference</text:span><text:span text:style-name="Default_20_Paragraph_20_Font"><text:span text:style-name="T1"> is not a bound service for the specified reference name.</text:span></text:span></text:p>
        <text:p text:style-name="P143">Throws:</text:p>
        <text:p text:style-name="P166"><text:a xlink:type="simple" xlink:href="#r33" text:style-name="Internet_20_link" text:visited-style-name="Visited_20_Internet_20_Link"><text:span text:style-name="Code2"><text:span text:style-name="T56">ComponentException</text:span></text:span></text:a><text:span text:style-name="Default_20_Paragraph_20_Font"><text:span text:style-name="T1"> - If the Service Component Runtime catches an exception while activating the bound service.</text:span></text:span></text:p>
        <text:p text:style-name="P167"/>
        <text:p text:style-name="P104"><text:bookmark text:name="r20"/>locateServices</text:p>
        <text:p text:style-name="P115"><text:span text:style-name="Code2">Object[] </text:span><text:span text:style-name="Code2"><text:span text:style-name="T51">locateServices</text:span></text:span><text:span text:style-name="Code2">(String name)</text:span></text:p>
        <text:p text:style-name="P139">Returns the service objects for the specified reference name.</text:p>
        <text:p text:style-name="P143"><text:soft-page-break/>Parameters:</text:p>
        <text:p text:style-name="P166"><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43">Returns:</text:p>
        <text:p text:style-name="P166"><text:span text:style-name="T1">An array of service objects for the referenced service or </text:span><text:span text:style-name="Code2">null</text:span><text:span text:style-name="Default_20_Paragraph_20_Font"><text:span text:style-name="T1"> if the reference cardinality is </text:span></text:span><text:span text:style-name="Code2">0..1</text:span><text:span text:style-name="Default_20_Paragraph_20_Font"><text:span text:style-name="T1"> or </text:span></text:span><text:span text:style-name="Code2">0..n</text:span><text:span text:style-name="Default_20_Paragraph_20_Font"><text:span text:style-name="T1"> and no bound service is available. If the reference cardinality is </text:span></text:span><text:span text:style-name="Code2">0..1</text:span><text:span text:style-name="Default_20_Paragraph_20_Font"><text:span text:style-name="T1"> or </text:span></text:span><text:span text:style-name="Code2">1..1</text:span><text:span text:style-name="Default_20_Paragraph_20_Font"><text:span text:style-name="T1"> and a bound service is available, the array will have exactly one element.</text:span></text:span></text:p>
        <text:p text:style-name="P143">Throws:</text:p>
        <text:p text:style-name="P166"><text:a xlink:type="simple" xlink:href="#r33" text:style-name="Internet_20_link" text:visited-style-name="Visited_20_Internet_20_Link"><text:span text:style-name="Code2"><text:span text:style-name="T56">ComponentException</text:span></text:span></text:a><text:span text:style-name="Default_20_Paragraph_20_Font"><text:span text:style-name="T1"> - If the Service Component Runtime catches an exception while activating a bound service.</text:span></text:span></text:p>
        <text:p text:style-name="P167"/>
        <text:p text:style-name="P104"><text:bookmark text:name="r21"/>getBundleContext</text:p>
        <text:p text:style-name="P115"><text:span text:style-name="Code2">org.osgi.framework.BundleContext </text:span><text:span text:style-name="Code2"><text:span text:style-name="T51">getBundleContext</text:span></text:span><text:span text:style-name="Code2">()</text:span></text:p>
        <text:p text:style-name="P138"><text:span text:style-name="T1">Returns the </text:span><text:span text:style-name="Code2">BundleContext</text:span><text:span text:style-name="Default_20_Paragraph_20_Font"><text:span text:style-name="T1"> of the bundle which contains this component.</text:span></text:span></text:p>
        <text:p text:style-name="P143">Returns:</text:p>
        <text:p text:style-name="P166"><text:span text:style-name="T1">The </text:span><text:span text:style-name="Code2">BundleContext</text:span><text:span text:style-name="Default_20_Paragraph_20_Font"><text:span text:style-name="T1"> of the bundle containing this component.</text:span></text:span></text:p>
        <text:p text:style-name="P167"/>
        <text:p text:style-name="P104"><text:bookmark text:name="r22"/>getUsingBundle</text:p>
        <text:p text:style-name="P115"><text:span text:style-name="Code2">org.osgi.framework.Bundle </text:span><text:span text:style-name="Code2"><text:span text:style-name="T51">getUsingBundle</text:span></text:span><text:span text:style-name="Code2">()</text:span></text:p>
        <text:p text:style-name="P141"><text:span text:style-name="T1">If the component instance is registered as a service using the </text:span><text:span text:style-name="Code2">servicescope="bundle"</text:span><text:span text:style-name="Default_20_Paragraph_20_Font"><text:span text:style-name="T1"> or </text:span></text:span><text:span text:style-name="Code2">servicescope="prototype"</text:span><text:span text:style-name="Default_20_Paragraph_20_Font"><text:span text:style-name="T1"> attribute, then this method returns the bundle using the service provided by the component instance.</text:span></text:span></text:p>
        <text:p text:style-name="P141"><text:span text:style-name="T1">This method will return </text:span><text:span text:style-name="Code2">null</text:span><text:span text:style-name="Default_20_Paragraph_20_Font"><text:span text:style-name="T1"> if:</text:span></text:span></text:p>
        <text:list xml:id="list8717044323578109949" text:style-name="RTF_5f_Num_20_2">
          <text:list-item>
            <text:p text:style-name="P111">The component instance is not a service, then no bundle can be using it as a service.</text:p>
          </text:list-item>
          <text:list-item>
            <text:p text:style-name="P112"><text:span text:style-name="T21">The component instance is a service but did not specify the </text:span><text:span text:style-name="Code2"><text:span text:style-name="T6">servicescope="bundle"</text:span></text:span><text:span text:style-name="Default_20_Paragraph_20_Font"><text:span text:style-name="T21"> or </text:span></text:span><text:span text:style-name="Code2"><text:span text:style-name="T6">servicescope="prototype"</text:span></text:span><text:span text:style-name="Default_20_Paragraph_20_Font"><text:span text:style-name="T21"> attribute, then all bundles using the service provided by the component instance will share the same component instance.</text:span></text:span></text:p>
          </text:list-item>
          <text:list-item>
            <text:p text:style-name="P113">The service provided by the component instance is not currently being used by any bundle.</text:p>
          </text:list-item>
        </text:list>
        <text:p text:style-name="P143">Returns:</text:p>
        <text:p text:style-name="P166"><text:span text:style-name="T1">The bundle using the component instance as a service or </text:span><text:span text:style-name="Code2">null</text:span><text:span text:style-name="Default_20_Paragraph_20_Font"><text:span text:style-name="T1">.</text:span></text:span></text:p>
        <text:p text:style-name="P167"/>
        <text:p text:style-name="P104"><text:bookmark text:name="r23"/>getComponentInstance</text:p>
        <text:p text:style-name="P115"><text:a xlink:type="simple" xlink:href="#r38" text:style-name="Internet_20_link" text:visited-style-name="Visited_20_Internet_20_Link"><text:span text:style-name="Code2"><text:span text:style-name="T56">ComponentInstance</text:span></text:span></text:a><text:span text:style-name="Code2"> </text:span><text:span text:style-name="Code2"><text:span text:style-name="T51">getComponentInstance</text:span></text:span><text:span text:style-name="Code2">()</text:span></text:p>
        <text:p text:style-name="P139">Returns the Component Instance object for the component instance associated with this Component Context.</text:p>
        <text:p text:style-name="P143">Returns:</text:p>
        <text:p text:style-name="P165">The Component Instance object for the component instance.</text:p>
        <text:p text:style-name="P167"/>
        <text:p text:style-name="P104"><text:bookmark text:name="r24"/>enableComponent</text:p>
        <text:p text:style-name="P115"><text:span text:style-name="Code2">void </text:span><text:span text:style-name="Code2"><text:span text:style-name="T51">enableComponent</text:span></text:span><text:span text:style-name="Code2">(String name)</text:span></text:p>
        <text:p text:style-name="P140">Enables the specified component name. The specified component name must be in the same bundle as this component.</text:p>
        <text:p text:style-name="P139"><text:soft-page-break/>This method must return after changing the enabled state of the specified component name. Any actions that result from this, such as activating or deactivating a component configuration, must occur asynchronously to this method call.</text:p>
        <text:p text:style-name="P143">Parameters:</text:p>
        <text:p text:style-name="P166"><text:span text:style-name="Code2">name</text:span><text:span text:style-name="Default_20_Paragraph_20_Font"><text:span text:style-name="T1"> - The name of a component or </text:span></text:span><text:span text:style-name="Code2">null</text:span><text:span text:style-name="Default_20_Paragraph_20_Font"><text:span text:style-name="T1"> to indicate all components in the bundle.</text:span></text:span></text:p>
        <text:p text:style-name="P167"/>
        <text:p text:style-name="P104"><text:bookmark text:name="r25"/>disableComponent</text:p>
        <text:p text:style-name="P115"><text:span text:style-name="Code2">void </text:span><text:span text:style-name="Code2"><text:span text:style-name="T51">disableComponent</text:span></text:span><text:span text:style-name="Code2">(String name)</text:span></text:p>
        <text:p text:style-name="P140">Disables the specified component name. The specified component name must be in the same bundle as this component.</text:p>
        <text:p text:style-name="P139">This method must return after changing the enabled state of the specified component name. Any actions that result from this, such as activating or deactivating a component configuration, must occur asynchronously to this method call.</text:p>
        <text:p text:style-name="P143">Parameters:</text:p>
        <text:p text:style-name="P166"><text:span text:style-name="Code2">name</text:span><text:span text:style-name="Default_20_Paragraph_20_Font"><text:span text:style-name="T1"> - The name of a component.</text:span></text:span></text:p>
        <text:p text:style-name="P167"/>
        <text:p text:style-name="P104"><text:bookmark text:name="r26"/>getServiceReference</text:p>
        <text:p text:style-name="P115"><text:span text:style-name="Code2">org.osgi.framework.ServiceReference&lt;?&gt; </text:span><text:span text:style-name="Code2"><text:span text:style-name="T51">getServiceReference</text:span></text:span><text:span text:style-name="Code2">()</text:span></text:p>
        <text:p text:style-name="P141"><text:span text:style-name="T1">If the component instance is registered as a service using the </text:span><text:span text:style-name="Code2">service</text:span><text:span text:style-name="Default_20_Paragraph_20_Font"><text:span text:style-name="T1"> element, then this method returns the service reference of the service provided by this component instance.</text:span></text:span></text:p>
        <text:p text:style-name="P138"><text:span text:style-name="T1">This method will return </text:span><text:span text:style-name="Code2">null</text:span><text:span text:style-name="Default_20_Paragraph_20_Font"><text:span text:style-name="T1"> if the component instance is not registered as a service.</text:span></text:span></text:p>
        <text:p text:style-name="P143">Returns:</text:p>
        <text:p text:style-name="P166"><text:span text:style-name="T1">The </text:span><text:span text:style-name="Code2">ServiceReference</text:span><text:span text:style-name="Default_20_Paragraph_20_Font"><text:span text:style-name="T1"> object for the component instance or </text:span></text:span><text:span text:style-name="Code2">null</text:span><text:span text:style-name="Default_20_Paragraph_20_Font"><text:span text:style-name="T1"> if the component instance is not registered as a service.</text:span></text:span></text:p>
        <text:p text:style-name="P49"><text:bookmark text:name="r33"/>Class ComponentException</text:p>
        <text:p text:style-name="P149"><text:a xlink:type="simple" xlink:href="#r3" text:style-name="Internet_20_link" text:visited-style-name="Visited_20_Internet_20_Link"><text:span text:style-name="T55">org.osgi.service.component</text:span></text:a></text:p>
        <text:p text:style-name="P137"><text:span text:style-name="Code2">java.lang.Object</text:span></text:p>
        <text:p text:style-name="P151"><text:span text:style-name="Code2">  </text:span><text:span text:style-name="Code2"><draw:frame draw:style-name="fr4" text:anchor-type="as-char" svg:width="0.1563in" svg:height="0.1457in" draw:z-index="22"><draw:image xlink:href="Pictures/100002000000000F0000000E443DCD33.png" xlink:type="simple" xlink:show="embed" xlink:actuate="onLoad"/></draw:frame></text:span><text:span text:style-name="Code2">java.lang.Throwable</text:span></text:p>
        <text:p text:style-name="P151"><text:span text:style-name="Code2">      </text:span><text:span text:style-name="Code2"><draw:frame draw:style-name="fr4" draw:name="graphics2" text:anchor-type="as-char" svg:width="0.1563in" svg:height="0.1457in" draw:z-index="23"><draw:image xlink:href="Pictures/100002000000000F0000000E443DCD33.png" xlink:type="simple" xlink:show="embed" xlink:actuate="onLoad"/></draw:frame></text:span><text:span text:style-name="Code2">java.lang.Exception</text:span></text:p>
        <text:p text:style-name="P151"><text:span text:style-name="Code2">          </text:span><text:span text:style-name="Code2"><draw:frame draw:style-name="fr4" draw:name="graphics4" text:anchor-type="as-char" svg:width="0.1563in" svg:height="0.1457in" draw:z-index="24"><draw:image xlink:href="Pictures/100002000000000F0000000E443DCD33.png" xlink:type="simple" xlink:show="embed" xlink:actuate="onLoad"/></draw:frame></text:span><text:span text:style-name="Code2">java.lang.RuntimeException</text:span></text:p>
        <text:p text:style-name="P110"><text:span text:style-name="Code2">              </text:span><text:span text:style-name="Code2"><draw:frame draw:style-name="fr4" draw:name="graphics5" text:anchor-type="as-char" svg:width="0.1563in" svg:height="0.1457in" draw:z-index="25"><draw:image xlink:href="Pictures/100002000000000F0000000E443DCD33.png" xlink:type="simple" xlink:show="embed" xlink:actuate="onLoad"/></draw:frame></text:span><text:span text:style-name="Code2"><text:span text:style-name="T51">org.osgi.service.component.ComponentException</text:span></text:span></text:p>
        <text:p text:style-name="P85">All Implemented Interfaces:</text:p>
        <text:p text:style-name="P144">Serializable</text:p>
        <text:p text:style-name="P136"/>
        <text:p text:style-name="P168"><text:span text:style-name="Code2">public class </text:span><text:span text:style-name="Code2"><text:span text:style-name="T51">ComponentException</text:span></text:span></text:p>
        <text:p text:style-name="P115"><text:span text:style-name="Code2">extends RuntimeException</text:span></text:p>
        <text:p text:style-name="P109">Unchecked exception which may be thrown by the Service Component Runtime.</text:p>
        <text:p text:style-name="P153"/>
        <table:table table:name="Table10" table:style-name="Table10">
          <table:table-column table:style-name="Table10.A"/>
          <table:table-column table:style-name="Table10.B"/>
          <table:table-row table:style-name="Table10.1">
            <table:table-cell table:style-name="Table10.A1" office:value-type="string">
              <text:p text:style-name="P154"><text:span text:style-name="Summary_20_Heading_20_Font2"><text:span text:style-name="T6">Constructor Summary</text:span></text:span></text:p>
            </table:table-cell>
            <table:table-cell table:style-name="Table10.A1" office:value-type="string">
              <text:p text:style-name="P155"><text:span text:style-name="Page_20_Reference_20_Font"><text:span text:style-name="T20">Page</text:span></text:span></text:p>
            </table:table-cell>
          </table:table-row>
          <table:table-row table:style-name="Table10.1">
            <table:table-cell table:style-name="Table10.A2" office:value-type="string">
              <text:p text:style-name="P160"><text:a xlink:type="simple" xlink:href="#r29" text:style-name="Internet_20_link" text:visited-style-name="Visited_20_Internet_20_Link"><text:span text:style-name="Code2"><text:span text:style-name="T57">ComponentException</text:span></text:span></text:a><text:span text:style-name="Code2"><text:span text:style-name="T6">(String message)</text:span></text:span></text:p>
              <text:p text:style-name="P162">Construct a new ComponentException with the specified message.</text:p>
            </table:table-cell>
            <table:table-cell table:style-name="Table10.B2" office:value-type="string">
              <text:p text:style-name="P157"><text:span text:style-name="Page_20_Reference_20_Font"><text:span text:style-name="T6"><text:bookmark-ref text:reference-format="page" text:ref-name="r29">30</text:bookmark-ref></text:span></text:span></text:p>
            </table:table-cell>
          </table:table-row>
          <table:table-row table:style-name="Table10.1">
            <table:table-cell table:style-name="Table10.A3" office:value-type="string">
              <text:p text:style-name="P160"><text:a xlink:type="simple" xlink:href="#r28" text:style-name="Internet_20_link" text:visited-style-name="Visited_20_Internet_20_Link"><text:span text:style-name="Code2"><text:span text:style-name="T57">ComponentException</text:span></text:span></text:a><text:span text:style-name="Code2"><text:span text:style-name="T6">(String message, Throwable cause)</text:span></text:span></text:p>
              <text:p text:style-name="P162">Construct a new ComponentException with the specified message and cause.</text:p>
            </table:table-cell>
            <table:table-cell table:style-name="Table10.B3" office:value-type="string">
              <text:p text:style-name="P157"><text:span text:style-name="Page_20_Reference_20_Font"><text:span text:style-name="T6"><text:bookmark-ref text:reference-format="page" text:ref-name="r28">30</text:bookmark-ref></text:span></text:span></text:p>
            </table:table-cell>
          </table:table-row>
          <table:table-row table:style-name="Table10.1">
            <table:table-cell table:style-name="Table10.A3" office:value-type="string">
              <text:p text:style-name="P160"><text:a xlink:type="simple" xlink:href="#r30" text:style-name="Internet_20_link" text:visited-style-name="Visited_20_Internet_20_Link"><text:span text:style-name="Code2"><text:span text:style-name="T57">ComponentException</text:span></text:span></text:a><text:span text:style-name="Code2"><text:span text:style-name="T6">(Throwable cause)</text:span></text:span></text:p>
              <text:p text:style-name="P162">Construct a new ComponentException with the specified cause.</text:p>
            </table:table-cell>
            <table:table-cell table:style-name="Table10.B3" office:value-type="string">
              <text:p text:style-name="P157"><text:span text:style-name="Page_20_Reference_20_Font"><text:span text:style-name="T6"><text:bookmark-ref text:reference-format="page" text:ref-name="r30">31</text:bookmark-ref></text:span></text:span></text:p>
            </table:table-cell>
          </table:table-row>
        </table:table>
        <text:p text:style-name="P10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54"><text:span text:style-name="Summary_20_Heading_20_Font2"><text:span text:style-name="T6">Method Summary</text:span></text:span></text:p>
            </table:table-cell>
            <table:covered-table-cell/>
            <table:table-cell table:style-name="Table11.A1" office:value-type="string">
              <text:p text:style-name="P155"><text:span text:style-name="Page_20_Reference_20_Font"><text:span text:style-name="T20">Page</text:span></text:span></text:p>
            </table:table-cell>
          </table:table-row>
          <table:table-row table:style-name="Table11.1">
            <table:table-cell table:style-name="Table11.A2" office:value-type="string">
              <text:p text:style-name="P156"><text:span text:style-name="Code_20_Small1"><text:span text:style-name="T6">Throwable</text:span></text:span></text:p>
            </table:table-cell>
            <table:table-cell table:style-name="Table11.A2" office:value-type="string">
              <text:p text:style-name="P160"><text:a xlink:type="simple" xlink:href="#r31" text:style-name="Internet_20_link" text:visited-style-name="Visited_20_Internet_20_Link"><text:span text:style-name="Code2"><text:span text:style-name="T57">getCause</text:span></text:span></text:a><text:span text:style-name="Code2"><text:span text:style-name="T6">()</text:span></text:span></text:p>
              <text:p text:style-name="P161"><text:span text:style-name="T21">Returns the cause of this exception or </text:span><text:span text:style-name="Code2"><text:span text:style-name="T6">null</text:span></text:span><text:span text:style-name="Default_20_Paragraph_20_Font"><text:span text:style-name="T21"> if no cause was set.</text:span></text:span></text:p>
            </table:table-cell>
            <table:table-cell table:style-name="Table11.C2" office:value-type="string">
              <text:p text:style-name="P157"><text:span text:style-name="Page_20_Reference_20_Font"><text:span text:style-name="T6"><text:bookmark-ref text:reference-format="page" text:ref-name="r31">31</text:bookmark-ref></text:span></text:span></text:p>
            </table:table-cell>
          </table:table-row>
          <table:table-row table:style-name="Table11.1">
            <table:table-cell table:style-name="Table11.A3" office:value-type="string">
              <text:p text:style-name="P156"><text:span text:style-name="Code_20_Small1"><text:span text:style-name="T6">Throwable</text:span></text:span></text:p>
            </table:table-cell>
            <table:table-cell table:style-name="Table11.A3" office:value-type="string">
              <text:p text:style-name="P160"><text:a xlink:type="simple" xlink:href="#r32" text:style-name="Internet_20_link" text:visited-style-name="Visited_20_Internet_20_Link"><text:span text:style-name="Code2"><text:span text:style-name="T57">initCause</text:span></text:span></text:a><text:span text:style-name="Code2"><text:span text:style-name="T6">(Throwable cause)</text:span></text:span></text:p>
              <text:p text:style-name="P162">Initializes the cause of this exception to the specified value.</text:p>
            </table:table-cell>
            <table:table-cell table:style-name="Table11.C3" office:value-type="string">
              <text:p text:style-name="P157"><text:span text:style-name="Page_20_Reference_20_Font"><text:span text:style-name="T6"><text:bookmark-ref text:reference-format="page" text:ref-name="r32">31</text:bookmark-ref></text:span></text:span></text:p>
            </table:table-cell>
          </table:table-row>
        </table:table>
        <text:p text:style-name="P70">Constructor Detail</text:p>
        <text:p text:style-name="P105"><text:bookmark text:name="r28"/>ComponentException</text:p>
        <text:p text:style-name="P115"><text:span text:style-name="Code2">public </text:span><text:span text:style-name="Code2"><text:span text:style-name="T51">ComponentException</text:span></text:span><text:span text:style-name="Code2">(String message,<text:line-break/>                          Throwable cause)</text:span></text:p>
        <text:p text:style-name="P139">Construct a new ComponentException with the specified message and cause.</text:p>
        <text:p text:style-name="P143">Parameters:</text:p>
        <text:p text:style-name="P166"><text:span text:style-name="Code2">message</text:span><text:span text:style-name="Default_20_Paragraph_20_Font"><text:span text:style-name="T1"> - The message for the exception.</text:span></text:span></text:p>
        <text:p text:style-name="P166"><text:span text:style-name="Code2">cause</text:span><text:span text:style-name="Default_20_Paragraph_20_Font"><text:span text:style-name="T1"> - The cause of the exception. May be </text:span></text:span><text:span text:style-name="Code2">null</text:span><text:span text:style-name="Default_20_Paragraph_20_Font"><text:span text:style-name="T1">.</text:span></text:span></text:p>
        <text:p text:style-name="P167"/>
        <text:p text:style-name="P104"><text:bookmark text:name="r29"/>ComponentException</text:p>
        <text:p text:style-name="P115"><text:span text:style-name="Code2">public </text:span><text:span text:style-name="Code2"><text:span text:style-name="T51">ComponentException</text:span></text:span><text:span text:style-name="Code2">(String message)</text:span></text:p>
        <text:p text:style-name="P139">Construct a new ComponentException with the specified message.</text:p>
        <text:p text:style-name="P143">Parameters:</text:p>
        <text:p text:style-name="P166"><text:span text:style-name="Code2">message</text:span><text:span text:style-name="Default_20_Paragraph_20_Font"><text:span text:style-name="T1"> - The message for the exception.</text:span></text:span></text:p>
        <text:p text:style-name="P167"><text:soft-page-break/></text:p>
        <text:p text:style-name="P104"><text:bookmark text:name="r30"/>ComponentException</text:p>
        <text:p text:style-name="P115"><text:span text:style-name="Code2">public </text:span><text:span text:style-name="Code2"><text:span text:style-name="T51">ComponentException</text:span></text:span><text:span text:style-name="Code2">(Throwable cause)</text:span></text:p>
        <text:p text:style-name="P139">Construct a new ComponentException with the specified cause.</text:p>
        <text:p text:style-name="P143">Parameters:</text:p>
        <text:p text:style-name="P166"><text:span text:style-name="Code2">cause</text:span><text:span text:style-name="Default_20_Paragraph_20_Font"><text:span text:style-name="T1"> - The cause of the exception. May be </text:span></text:span><text:span text:style-name="Code2">null</text:span><text:span text:style-name="Default_20_Paragraph_20_Font"><text:span text:style-name="T1">.</text:span></text:span></text:p>
        <text:p text:style-name="P70">Method Detail</text:p>
        <text:p text:style-name="P105"><text:bookmark text:name="r31"/>getCause</text:p>
        <text:p text:style-name="P115"><text:span text:style-name="Code2">public Throwable </text:span><text:span text:style-name="Code2"><text:span text:style-name="T51">getCause</text:span></text:span><text:span text:style-name="Code2">()</text:span></text:p>
        <text:p text:style-name="P138"><text:span text:style-name="T1">Returns the cause of this exception or </text:span><text:span text:style-name="Code2">null</text:span><text:span text:style-name="Default_20_Paragraph_20_Font"><text:span text:style-name="T1"> if no cause was set.</text:span></text:span></text:p>
        <text:p text:style-name="P143">Overrides:</text:p>
        <text:p text:style-name="P166"><text:span text:style-name="Code2">getCause</text:span><text:span text:style-name="Default_20_Paragraph_20_Font"><text:span text:style-name="T1"> in class </text:span></text:span><text:span text:style-name="Code2">Throwable</text:span></text:p>
        <text:p text:style-name="P143">Returns:</text:p>
        <text:p text:style-name="P166"><text:span text:style-name="T1">The cause of this exception or </text:span><text:span text:style-name="Code2">null</text:span><text:span text:style-name="Default_20_Paragraph_20_Font"><text:span text:style-name="T1"> if no cause was set.</text:span></text:span></text:p>
        <text:p text:style-name="P167"/>
        <text:p text:style-name="P104"><text:bookmark text:name="r32"/>initCause</text:p>
        <text:p text:style-name="P115"><text:span text:style-name="Code2">public Throwable </text:span><text:span text:style-name="Code2"><text:span text:style-name="T51">initCause</text:span></text:span><text:span text:style-name="Code2">(Throwable cause)</text:span></text:p>
        <text:p text:style-name="P139">Initializes the cause of this exception to the specified value.</text:p>
        <text:p text:style-name="P143">Overrides:</text:p>
        <text:p text:style-name="P166"><text:span text:style-name="Code2">initCause</text:span><text:span text:style-name="Default_20_Paragraph_20_Font"><text:span text:style-name="T1"> in class </text:span></text:span><text:span text:style-name="Code2">Throwable</text:span></text:p>
        <text:p text:style-name="P143">Parameters:</text:p>
        <text:p text:style-name="P166"><text:span text:style-name="Code2">cause</text:span><text:span text:style-name="Default_20_Paragraph_20_Font"><text:span text:style-name="T1"> - The cause of this exception.</text:span></text:span></text:p>
        <text:p text:style-name="P143">Returns:</text:p>
        <text:p text:style-name="P165">This exception.</text:p>
        <text:p text:style-name="P143">Throws:</text:p>
        <text:p text:style-name="P166"><text:span text:style-name="Code2">IllegalArgumentException</text:span><text:span text:style-name="Default_20_Paragraph_20_Font"><text:span text:style-name="T1"> - If the specified cause is this exception.</text:span></text:span></text:p>
        <text:p text:style-name="P166"><text:span text:style-name="Code2">IllegalStateException</text:span><text:span text:style-name="Default_20_Paragraph_20_Font"><text:span text:style-name="T1"> - If the cause of this exception has already been set.</text:span></text:span></text:p>
        <text:p text:style-name="P50"><text:bookmark text:name="r35"/>Interface ComponentFactory</text:p>
        <text:p text:style-name="P149"><text:a xlink:type="simple" xlink:href="#r3" text:style-name="Internet_20_link" text:visited-style-name="Visited_20_Internet_20_Link"><text:span text:style-name="T55">org.osgi.service.component</text:span></text:a></text:p>
        <text:p text:style-name="P136"/>
        <text:p text:style-name="P152"><text:span text:style-name="Code_20_Small1">@org.osgi.annotation.versioning.ProviderType<text:line-break/></text:span><text:span text:style-name="Code2">public interface </text:span><text:span text:style-name="Code2"><text:span text:style-name="T51">ComponentFactory</text:span></text:span></text:p>
        <text:p text:style-name="P116"><text:span text:style-name="T1">When a component is declared with the </text:span><text:span text:style-name="Code2">factory</text:span><text:span text:style-name="Default_20_Paragraph_20_Font"><text:span text:style-name="T1"> attribute on its </text:span></text:span><text:span text:style-name="Code2">component</text:span><text:span text:style-name="Default_20_Paragraph_20_Font"><text:span text:style-name="T1"> element, the Service Component Runtime will register a Component Factory service to allow new component configurations to be created and activated rather than automatically creating and activating component configuration as necessary.</text:span></text:span></text:p>
        <text:p text:style-name="P150">ThreadSafe</text:p>
        <text:p text:style-name="P15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54"><text:span text:style-name="Summary_20_Heading_20_Font2"><text:span text:style-name="T6">Method Summary</text:span></text:span></text:p>
            </table:table-cell>
            <table:covered-table-cell/>
            <table:table-cell table:style-name="Table13.A1" office:value-type="string">
              <text:p text:style-name="P155"><text:span text:style-name="Page_20_Reference_20_Font"><text:span text:style-name="T20">Page</text:span></text:span></text:p>
            </table:table-cell>
          </table:table-row>
          <table:table-row table:style-name="Table13.1">
            <table:table-cell table:style-name="Table13.A2" office:value-type="string">
              <text:p text:style-name="P158"><text:a xlink:type="simple" xlink:href="#r38" text:style-name="Internet_20_link" text:visited-style-name="Visited_20_Internet_20_Link"><text:span text:style-name="Code_20_Small1"><text:span text:style-name="T56">ComponentInstance</text:span></text:span></text:a></text:p>
            </table:table-cell>
            <table:table-cell table:style-name="Table13.A2" office:value-type="string">
              <text:p text:style-name="P160"><text:a xlink:type="simple" xlink:href="#r34" text:style-name="Internet_20_link" text:visited-style-name="Visited_20_Internet_20_Link"><text:span text:style-name="Code2"><text:span text:style-name="T57">newInstance</text:span></text:span></text:a><text:span text:style-name="Code2"><text:span text:style-name="T6">(Dictionary&lt;String,?&gt; properties)</text:span></text:span></text:p>
              <text:p text:style-name="P162">Create and activate a new component configuration.</text:p>
            </table:table-cell>
            <table:table-cell table:style-name="Table13.C2" office:value-type="string">
              <text:p text:style-name="P157"><text:span text:style-name="Page_20_Reference_20_Font"><text:span text:style-name="T6"><text:bookmark-ref text:reference-format="page" text:ref-name="r34">32</text:bookmark-ref></text:span></text:span></text:p>
            </table:table-cell>
          </table:table-row>
        </table:table>
        <text:p text:style-name="P70">Method Detail</text:p>
        <text:p text:style-name="P105"><text:bookmark text:name="r34"/>newInstance</text:p>
        <text:p text:style-name="P115"><text:a xlink:type="simple" xlink:href="#r38" text:style-name="Internet_20_link" text:visited-style-name="Visited_20_Internet_20_Link"><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139">Create and activate a new component configuration. Additional properties may be provided for the component configuration.</text:p>
        <text:p text:style-name="P143">Parameters:</text:p>
        <text:p text:style-name="P166"><text:span text:style-name="Code2">properties</text:span><text:span text:style-name="Default_20_Paragraph_20_Font"><text:span text:style-name="T1"> - Additional properties for the component configuration or </text:span></text:span><text:span text:style-name="Code2">null</text:span><text:span text:style-name="Default_20_Paragraph_20_Font"><text:span text:style-name="T1"> if there are no additional properties.</text:span></text:span></text:p>
        <text:p text:style-name="P143">Returns:</text:p>
        <text:p text:style-name="P166"><text:span text:style-name="T1">A </text:span><text:span text:style-name="Code2">ComponentInstance</text:span><text:span text:style-name="Default_20_Paragraph_20_Font"><text:span text:style-name="T1">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1"> element, the component instance has been registered as a service.</text:span></text:span></text:p>
        <text:p text:style-name="P143">Throws:</text:p>
        <text:p text:style-name="P166"><text:a xlink:type="simple" xlink:href="#r33" text:style-name="Internet_20_link" text:visited-style-name="Visited_20_Internet_20_Link"><text:span text:style-name="Code2"><text:span text:style-name="T56">ComponentException</text:span></text:span></text:a><text:span text:style-name="Default_20_Paragraph_20_Font"><text:span text:style-name="T1"> - If the Service Component Runtime is unable to activate the component configuration.</text:span></text:span></text:p>
        <text:p text:style-name="P51"><text:bookmark text:name="r38"/>Interface ComponentInstance</text:p>
        <text:p text:style-name="P149"><text:a xlink:type="simple" xlink:href="#r3" text:style-name="Internet_20_link" text:visited-style-name="Visited_20_Internet_20_Link"><text:span text:style-name="T55">org.osgi.service.component</text:span></text:a></text:p>
        <text:p text:style-name="P136"/>
        <text:p text:style-name="P152"><text:span text:style-name="Code_20_Small1">@org.osgi.annotation.versioning.ProviderType<text:line-break/></text:span><text:span text:style-name="Code2">public interface </text:span><text:span text:style-name="Code2"><text:span text:style-name="T51">ComponentInstance</text:span></text:span></text:p>
        <text:p text:style-name="P147">A ComponentInstance encapsulates a component instance of an activated component configuration. ComponentInstances are created whenever a component configuration is activated.</text:p>
        <text:p text:style-name="P117">ComponentInstances are never reused. A new ComponentInstance object will be created when the component configuration is activated again.</text:p>
        <text:p text:style-name="P150">ThreadSafe</text:p>
        <text:p text:style-name="P15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54"><text:span text:style-name="Summary_20_Heading_20_Font2"><text:span text:style-name="T6">Method Summary</text:span></text:span></text:p>
            </table:table-cell>
            <table:covered-table-cell/>
            <table:table-cell table:style-name="Table15.A1" office:value-type="string">
              <text:p text:style-name="P155"><text:span text:style-name="Page_20_Reference_20_Font"><text:span text:style-name="T20">Page</text:span></text:span></text:p>
            </table:table-cell>
          </table:table-row>
          <table:table-row table:style-name="Table15.1">
            <table:table-cell table:style-name="Table15.A2" office:value-type="string">
              <text:p text:style-name="P156"><text:span text:style-name="Code_20_Small1"><text:span text:style-name="T6">void</text:span></text:span></text:p>
            </table:table-cell>
            <table:table-cell table:style-name="Table15.A2" office:value-type="string">
              <text:p text:style-name="P160"><text:a xlink:type="simple" xlink:href="#r36" text:style-name="Internet_20_link" text:visited-style-name="Visited_20_Internet_20_Link"><text:span text:style-name="Code2"><text:span text:style-name="T57">dispose</text:span></text:span></text:a><text:span text:style-name="Code2"><text:span text:style-name="T6">()</text:span></text:span></text:p>
              <text:p text:style-name="P162">Dispose of the component configuration for this component instance.</text:p>
            </table:table-cell>
            <table:table-cell table:style-name="Table15.C2" office:value-type="string">
              <text:p text:style-name="P157"><text:span text:style-name="Page_20_Reference_20_Font"><text:span text:style-name="T6"><text:bookmark-ref text:reference-format="page" text:ref-name="r36">33</text:bookmark-ref></text:span></text:span></text:p>
            </table:table-cell>
          </table:table-row>
          <table:table-row table:style-name="Table15.1">
            <table:table-cell table:style-name="Table15.A3" office:value-type="string">
              <text:p text:style-name="P156"><text:span text:style-name="Code_20_Small1"><text:span text:style-name="T6">Object</text:span></text:span></text:p>
            </table:table-cell>
            <table:table-cell table:style-name="Table15.A3" office:value-type="string">
              <text:p text:style-name="P160"><text:a xlink:type="simple" xlink:href="#r37" text:style-name="Internet_20_link" text:visited-style-name="Visited_20_Internet_20_Link"><text:span text:style-name="Code2"><text:span text:style-name="T57">getInstance</text:span></text:span></text:a><text:span text:style-name="Code2"><text:span text:style-name="T6">()</text:span></text:span></text:p>
              <text:p text:style-name="P162">Returns the component instance of the activated component configuration.</text:p>
            </table:table-cell>
            <table:table-cell table:style-name="Table15.C3" office:value-type="string">
              <text:p text:style-name="P157"><text:span text:style-name="Page_20_Reference_20_Font"><text:span text:style-name="T6"><text:bookmark-ref text:reference-format="page" text:ref-name="r37">33</text:bookmark-ref></text:span></text:span></text:p>
            </table:table-cell>
          </table:table-row>
        </table:table>
        <text:p text:style-name="P70">Method Detail</text:p>
        <text:p text:style-name="P105"><text:bookmark text:name="r36"/>dispose</text:p>
        <text:p text:style-name="P115"><text:span text:style-name="Code2">void </text:span><text:span text:style-name="Code2"><text:span text:style-name="T51">dispose</text:span></text:span><text:span text:style-name="Code2">()</text:span></text:p>
        <text:p text:style-name="P139">Dispose of the component configuration for this component instance. The component configuration will be deactivated. If the component configuration has already been deactivated, this method does nothing.</text:p>
        <text:p text:style-name="P164"/>
        <text:p text:style-name="P104"><text:bookmark text:name="r37"/>getInstance</text:p>
        <text:p text:style-name="P115"><text:span text:style-name="Code2">Object </text:span><text:span text:style-name="Code2"><text:span text:style-name="T51">getInstance</text:span></text:span><text:span text:style-name="Code2">()</text:span></text:p>
        <text:p text:style-name="P139">Returns the component instance of the activated component configuration.</text:p>
        <text:p text:style-name="P143">Returns:</text:p>
        <text:p text:style-name="P166"><text:span text:style-name="T1">The component instance or </text:span><text:span text:style-name="Code2">null</text:span><text:span text:style-name="Default_20_Paragraph_20_Font"><text:span text:style-name="T1"> if the component configuration has been deactivated.</text:span></text:span></text:p>
        <text:p text:style-name="P172"><text:bookmark text:name="r40"/>Package org.osgi.service.component.annotations</text:p>
        <text:p text:style-name="P133"><text:span text:style-name="Code_20_Small">@org.osgi.annotation.versioning.Version(value="1.3")</text:span></text:p>
        <text:p text:style-name="P134">Service Component Annotations Package Version 1.3.</text:p>
        <text:p text:style-name="P135">See:</text:p>
        <text:p text:style-name="P138"><text:a xlink:type="simple" xlink:href="#r39" text:style-name="Internet_20_link" text:visited-style-name="Visited_20_Internet_20_Link"><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8"><text:span text:style-name="Summary_20_Heading_20_Font1">Enum Summary</text:span></text:p>
            </table:table-cell>
            <table:covered-table-cell/>
            <table:table-cell table:style-name="Table17.A1" office:value-type="string">
              <text:p text:style-name="P129"><text:span text:style-name="Page_20_Reference_20_Font">Page</text:span></text:p>
            </table:table-cell>
          </table:table-row>
          <table:table-row table:style-name="Table17.1">
            <table:table-cell table:style-name="Table17.A2" office:value-type="string">
              <text:p text:style-name="P120"><text:a xlink:type="simple" xlink:href="#r63" text:style-name="Internet_20_link" text:visited-style-name="Visited_20_Internet_20_Link"><text:span text:style-name="T52">ConfigurationPolicy</text:span></text:a></text:p>
            </table:table-cell>
            <table:table-cell table:style-name="Table17.A2" office:value-type="string">
              <text:p text:style-name="P120"><text:span text:style-name="T3">Configuration Policy for the </text:span><text:a xlink:type="simple" xlink:href="#r56" text:style-name="Internet_20_link" text:visited-style-name="Visited_20_Internet_20_Link"><text:span text:style-name="Code1"><text:span text:style-name="T58">Component</text:span></text:span></text:a><text:span text:style-name="Default_20_Paragraph_20_Font"><text:span text:style-name="T3"> annotation.</text:span></text:span></text:p>
            </table:table-cell>
            <table:table-cell table:style-name="Table17.A2" office:value-type="string">
              <text:p text:style-name="P123"><text:span text:style-name="Page_20_Reference_20_Font"><text:span text:style-name="T62"><text:bookmark-ref text:reference-format="page" text:ref-name="r63">42</text:bookmark-ref></text:span></text:span></text:p>
            </table:table-cell>
          </table:table-row>
          <table:table-row table:style-name="Table17.1">
            <table:table-cell table:style-name="Table17.A3" office:value-type="string">
              <text:p text:style-name="P120"><text:a xlink:type="simple" xlink:href="#r91" text:style-name="Internet_20_link" text:visited-style-name="Visited_20_Internet_20_Link"><text:span text:style-name="T52">ReferenceCardinality</text:span></text:a></text:p>
            </table:table-cell>
            <table:table-cell table:style-name="Table17.A3" office:value-type="string">
              <text:p text:style-name="P120"><text:span text:style-name="T3">Cardinality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3"> annotation.</text:span></text:span></text:p>
            </table:table-cell>
            <table:table-cell table:style-name="Table17.A3" office:value-type="string">
              <text:p text:style-name="P123"><text:span text:style-name="Page_20_Reference_20_Font"><text:span text:style-name="T62"><text:bookmark-ref text:reference-format="page" text:ref-name="r91">53</text:bookmark-ref></text:span></text:span></text:p>
            </table:table-cell>
          </table:table-row>
          <table:table-row table:style-name="Table17.1">
            <table:table-cell table:style-name="Table17.A3" office:value-type="string">
              <text:p text:style-name="P120"><text:a xlink:type="simple" xlink:href="#r97" text:style-name="Internet_20_link" text:visited-style-name="Visited_20_Internet_20_Link"><text:span text:style-name="T52">ReferencePolicy</text:span></text:a></text:p>
            </table:table-cell>
            <table:table-cell table:style-name="Table17.A3" office:value-type="string">
              <text:p text:style-name="P120"><text:span text:style-name="T3">Policy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3"> annotation.</text:span></text:span></text:p>
            </table:table-cell>
            <table:table-cell table:style-name="Table17.A3" office:value-type="string">
              <text:p text:style-name="P123"><text:span text:style-name="Page_20_Reference_20_Font"><text:span text:style-name="T62"><text:bookmark-ref text:reference-format="page" text:ref-name="r97">55</text:bookmark-ref></text:span></text:span></text:p>
            </table:table-cell>
          </table:table-row>
          <table:table-row table:style-name="Table17.1">
            <table:table-cell table:style-name="Table17.A3" office:value-type="string">
              <text:p text:style-name="P120"><text:a xlink:type="simple" xlink:href="#r103" text:style-name="Internet_20_link" text:visited-style-name="Visited_20_Internet_20_Link"><text:span text:style-name="T52">ReferencePolicyOption</text:span></text:a></text:p>
            </table:table-cell>
            <table:table-cell table:style-name="Table17.A3" office:value-type="string">
              <text:p text:style-name="P120"><text:span text:style-name="T3">Policy option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3"> annotation.</text:span></text:span></text:p>
            </table:table-cell>
            <table:table-cell table:style-name="Table17.A3" office:value-type="string">
              <text:p text:style-name="P123"><text:span text:style-name="Page_20_Reference_20_Font"><text:span text:style-name="T62"><text:bookmark-ref text:reference-format="page" text:ref-name="r103">57</text:bookmark-ref></text:span></text:span></text:p>
            </table:table-cell>
          </table:table-row>
          <table:table-row table:style-name="Table17.1">
            <table:table-cell table:style-name="Table17.A3" office:value-type="string">
              <text:p text:style-name="P120"><text:a xlink:type="simple" xlink:href="#r109" text:style-name="Internet_20_link" text:visited-style-name="Visited_20_Internet_20_Link"><text:span text:style-name="T52">ReferenceScope</text:span></text:a></text:p>
            </table:table-cell>
            <table:table-cell table:style-name="Table17.A3" office:value-type="string">
              <text:p text:style-name="P120"><text:span text:style-name="T3">Reference scope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3"> annotation.</text:span></text:span></text:p>
            </table:table-cell>
            <table:table-cell table:style-name="Table17.A3" office:value-type="string">
              <text:p text:style-name="P123"><text:span text:style-name="Page_20_Reference_20_Font"><text:span text:style-name="T62"><text:bookmark-ref text:reference-format="page" text:ref-name="r109">59</text:bookmark-ref></text:span></text:span></text:p>
            </table:table-cell>
          </table:table-row>
          <table:table-row table:style-name="Table17.1">
            <table:table-cell table:style-name="Table17.A3" office:value-type="string">
              <text:p text:style-name="P120"><text:a xlink:type="simple" xlink:href="#r117" text:style-name="Internet_20_link" text:visited-style-name="Visited_20_Internet_20_Link"><text:span text:style-name="T52">ServiceScope</text:span></text:a></text:p>
            </table:table-cell>
            <table:table-cell table:style-name="Table17.A3" office:value-type="string">
              <text:p text:style-name="P120"><text:span text:style-name="T3">Service scope for the </text:span><text:a xlink:type="simple" xlink:href="#r56" text:style-name="Internet_20_link" text:visited-style-name="Visited_20_Internet_20_Link"><text:span text:style-name="Code1"><text:span text:style-name="T58">Component</text:span></text:span></text:a><text:span text:style-name="Default_20_Paragraph_20_Font"><text:span text:style-name="T3"> annotation.</text:span></text:span></text:p>
            </table:table-cell>
            <table:table-cell table:style-name="Table17.A3" office:value-type="string">
              <text:p text:style-name="P123"><text:span text:style-name="Page_20_Reference_20_Font"><text:span text:style-name="T62"><text:bookmark-ref text:reference-format="page" text:ref-name="r117">61</text:bookmark-ref></text:span></text:span></text:p>
            </table:table-cell>
          </table:table-row>
        </table:table>
        <text:p text:style-name="P10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30"><text:span text:style-name="Summary_20_Heading_20_Font1"><text:span text:style-name="T6">Annotation Types Summary</text:span></text:span></text:p>
            </table:table-cell>
            <table:covered-table-cell/>
            <table:table-cell table:style-name="Table18.A1" office:value-type="string">
              <text:p text:style-name="P131"><text:span text:style-name="Page_20_Reference_20_Font"><text:span text:style-name="T20">Page</text:span></text:span></text:p>
            </table:table-cell>
          </table:table-row>
          <table:table-row table:style-name="Table18.1">
            <table:table-cell table:style-name="Table18.A2" office:value-type="string">
              <text:p text:style-name="P120"><text:a xlink:type="simple" xlink:href="#r41" text:style-name="Internet_20_link" text:visited-style-name="Visited_20_Internet_20_Link"><text:span text:style-name="T52">Activate</text:span></text:a></text:p>
            </table:table-cell>
            <table:table-cell table:style-name="Table18.A2" office:value-type="string">
              <text:p text:style-name="P127"><text:span text:style-name="T21">Identify the annotated method as the </text:span><text:span text:style-name="Code1"><text:span text:style-name="T6">activate</text:span></text:span><text:span text:style-name="Default_20_Paragraph_20_Font"><text:span text:style-name="T21"> method of a Service Component.</text:span></text:span></text:p>
            </table:table-cell>
            <table:table-cell table:style-name="Table18.A2" office:value-type="string">
              <text:p text:style-name="P126"><text:span text:style-name="Page_20_Reference_20_Font"><text:span text:style-name="T6"><text:bookmark-ref text:reference-format="page" text:ref-name="r41">35</text:bookmark-ref></text:span></text:span></text:p>
            </table:table-cell>
          </table:table-row>
          <table:table-row table:style-name="Table18.1">
            <table:table-cell table:style-name="Table18.A3" office:value-type="string">
              <text:p text:style-name="P120"><text:a xlink:type="simple" xlink:href="#r56" text:style-name="Internet_20_link" text:visited-style-name="Visited_20_Internet_20_Link"><text:span text:style-name="T52">Component</text:span></text:a></text:p>
            </table:table-cell>
            <table:table-cell table:style-name="Table18.A3" office:value-type="string">
              <text:p text:style-name="P125">Identify the annotated class as a Service Component.</text:p>
            </table:table-cell>
            <table:table-cell table:style-name="Table18.A3" office:value-type="string">
              <text:p text:style-name="P126"><text:span text:style-name="Page_20_Reference_20_Font"><text:span text:style-name="T6"><text:bookmark-ref text:reference-format="page" text:ref-name="r56">36</text:bookmark-ref></text:span></text:span></text:p>
            </table:table-cell>
          </table:table-row>
          <table:table-row table:style-name="Table18.1">
            <table:table-cell table:style-name="Table18.A3" office:value-type="string">
              <text:p text:style-name="P120"><text:a xlink:type="simple" xlink:href="#r64" text:style-name="Internet_20_link" text:visited-style-name="Visited_20_Internet_20_Link"><text:span text:style-name="T52">Deactivate</text:span></text:a></text:p>
            </table:table-cell>
            <table:table-cell table:style-name="Table18.A3" office:value-type="string">
              <text:p text:style-name="P127"><text:span text:style-name="T21">Identify the annotated method as the </text:span><text:span text:style-name="Code1"><text:span text:style-name="T6">deactivate</text:span></text:span><text:span text:style-name="Default_20_Paragraph_20_Font"><text:span text:style-name="T21"> method of a Service Component.</text:span></text:span></text:p>
            </table:table-cell>
            <table:table-cell table:style-name="Table18.A3" office:value-type="string">
              <text:p text:style-name="P126"><text:span text:style-name="Page_20_Reference_20_Font"><text:span text:style-name="T6"><text:bookmark-ref text:reference-format="page" text:ref-name="r64">44</text:bookmark-ref></text:span></text:span></text:p>
            </table:table-cell>
          </table:table-row>
          <table:table-row table:style-name="Table18.1">
            <table:table-cell table:style-name="Table18.A3" office:value-type="string">
              <text:p text:style-name="P120"><text:a xlink:type="simple" xlink:href="#r72" text:style-name="Internet_20_link" text:visited-style-name="Visited_20_Internet_20_Link"><text:span text:style-name="T52">LookupReference</text:span></text:a></text:p>
            </table:table-cell>
            <table:table-cell table:style-name="Table18.A3" office:value-type="string">
              <text:p text:style-name="P120"><text:span text:style-name="T21">Define a lookup strategy reference for a </text:span><text:a xlink:type="simple" xlink:href="#r56" text:style-name="Internet_20_link" text:visited-style-name="Visited_20_Internet_20_Link"><text:span text:style-name="Code1"><text:span text:style-name="T56">Component</text:span></text:span></text:a><text:span text:style-name="Default_20_Paragraph_20_Font"><text:span text:style-name="T21">.</text:span></text:span></text:p>
            </table:table-cell>
            <table:table-cell table:style-name="Table18.A3" office:value-type="string">
              <text:p text:style-name="P126"><text:span text:style-name="Page_20_Reference_20_Font"><text:span text:style-name="T6"><text:bookmark-ref text:reference-format="page" text:ref-name="r72">45</text:bookmark-ref></text:span></text:span></text:p>
            </table:table-cell>
          </table:table-row>
          <table:table-row table:style-name="Table18.1">
            <table:table-cell table:style-name="Table18.A3" office:value-type="string">
              <text:p text:style-name="P120"><text:a xlink:type="simple" xlink:href="#r73" text:style-name="Internet_20_link" text:visited-style-name="Visited_20_Internet_20_Link"><text:span text:style-name="T52">Modified</text:span></text:a></text:p>
            </table:table-cell>
            <table:table-cell table:style-name="Table18.A3" office:value-type="string">
              <text:p text:style-name="P127"><text:span text:style-name="T21">Identify the annotated method as the </text:span><text:span text:style-name="Code1"><text:span text:style-name="T6">modified</text:span></text:span><text:span text:style-name="Default_20_Paragraph_20_Font"><text:span text:style-name="T21"> method of a Service Component.</text:span></text:span></text:p>
            </table:table-cell>
            <table:table-cell table:style-name="Table18.A3" office:value-type="string">
              <text:p text:style-name="P126"><text:span text:style-name="Page_20_Reference_20_Font"><text:span text:style-name="T6"><text:bookmark-ref text:reference-format="page" text:ref-name="r73">48</text:bookmark-ref></text:span></text:span></text:p>
            </table:table-cell>
          </table:table-row>
          <table:table-row table:style-name="Table18.1">
            <table:table-cell table:style-name="Table18.A3" office:value-type="string">
              <text:p text:style-name="P120"><text:a xlink:type="simple" xlink:href="#r83" text:style-name="Internet_20_link" text:visited-style-name="Visited_20_Internet_20_Link"><text:span text:style-name="T52">Reference</text:span></text:a></text:p>
            </table:table-cell>
            <table:table-cell table:style-name="Table18.A3" office:value-type="string">
              <text:p text:style-name="P127"><text:span text:style-name="T21">Identify the annotated method as a </text:span><text:span text:style-name="Code1"><text:span text:style-name="T6">bind</text:span></text:span><text:span text:style-name="Default_20_Paragraph_20_Font"><text:span text:style-name="T21"> method of a Service Component.</text:span></text:span></text:p>
            </table:table-cell>
            <table:table-cell table:style-name="Table18.A3" office:value-type="string">
              <text:p text:style-name="P126"><text:span text:style-name="Page_20_Reference_20_Font"><text:span text:style-name="T6"><text:bookmark-ref text:reference-format="page" text:ref-name="r83">49</text:bookmark-ref></text:span></text:span></text:p>
            </table:table-cell>
          </table:table-row>
        </table:table>
        <text:p text:style-name="P146"><text:bookmark text:name="r39"/>Package org.osgi.service.component.annotations Description</text:p>
        <text:p text:style-name="P147">Service Component Annotations Package Version 1.3.</text:p>
        <text:p text:style-name="P109">This package is not used at runtime. Annotated classes are processed by tools to generate Component Descriptions which are used at runtime.</text:p>
        <text:p text:style-name="P52"><text:bookmark text:name="r41"/>Annotation Type Activate</text:p>
        <text:p text:style-name="P149"><text:a xlink:type="simple" xlink:href="#r40" text:style-name="Internet_20_link" text:visited-style-name="Visited_20_Internet_20_Link"><text:span text:style-name="T55">org.osgi.service.component.annotations</text:span></text:a></text:p>
        <text:p text:style-name="P136"/>
        <text:p text:style-name="P152"><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148"><text:span text:style-name="T1">Identify the annotated method as the </text:span><text:span text:style-name="Code2">activate</text:span><text:span text:style-name="Default_20_Paragraph_20_Font"><text:span text:style-name="T1"> method of a Service Component.</text:span></text:span></text:p>
        <text:p text:style-name="P147">The annotated method is the activate method of the Component.</text:p>
        <text:p text:style-name="P117">This annotation is not processed at runtime by a Service Component Runtime implementation. It must be processed by tools and used to add a Component Description to the bundle.</text:p>
        <text:p text:style-name="P150">Since:</text:p>
        <text:p text:style-name="P144">1.1</text:p>
        <text:p text:style-name="P150">See Also:</text:p>
        <text:p text:style-name="P144">"The activate attribute of the component element of a Component Description."</text:p>
        <text:p text:style-name="P53"><text:bookmark text:name="r56"/>Annotation Type Component</text:p>
        <text:p text:style-name="P149"><text:a xlink:type="simple" xlink:href="#r40" text:style-name="Internet_20_link" text:visited-style-name="Visited_20_Internet_20_Link"><text:span text:style-name="T55">org.osgi.service.component.annotations</text:span></text:a></text:p>
        <text:p text:style-name="P136"/>
        <text:p text:style-name="P152"><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147">Identify the annotated class as a Service Component.</text:p>
        <text:p text:style-name="P147">The annotated class is the implementation class of the Component.</text:p>
        <text:p text:style-name="P117">This annotation is not processed at runtime by a Service Component Runtime implementation. It must be processed by tools and used to add a Component Description to the bundle.</text:p>
        <text:p text:style-name="P150">See Also:</text:p>
        <text:p text:style-name="P144">"The component element of a Component Description."</text:p>
        <text:p text:style-name="P15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54"><text:span text:style-name="Summary_20_Heading_20_Font2"><text:span text:style-name="T6">Field Summary</text:span></text:span></text:p>
            </table:table-cell>
            <table:covered-table-cell/>
            <table:table-cell table:style-name="Table21.A1" office:value-type="string">
              <text:p text:style-name="P155"><text:span text:style-name="Page_20_Reference_20_Font"><text:span text:style-name="T20">Page</text:span></text:span></text:p>
            </table:table-cell>
          </table:table-row>
          <table:table-row table:style-name="Table21.1">
            <table:table-cell table:style-name="Table21.A2" office:value-type="string">
              <text:p text:style-name="P156"><text:span text:style-name="Code_20_Small1"><text:span text:style-name="T6">String</text:span></text:span></text:p>
            </table:table-cell>
            <table:table-cell table:style-name="Table21.A2" office:value-type="string">
              <text:p text:style-name="P160"><text:a xlink:type="simple" xlink:href="#r42" text:style-name="Internet_20_link" text:visited-style-name="Visited_20_Internet_20_Link"><text:span text:style-name="Code2"><text:span text:style-name="T57">NAME</text:span></text:span></text:a></text:p>
              <text:p text:style-name="P162">Special string representing the name of this Component.</text:p>
            </table:table-cell>
            <table:table-cell table:style-name="Table21.C2" office:value-type="string">
              <text:p text:style-name="P157"><text:span text:style-name="Page_20_Reference_20_Font"><text:span text:style-name="T6"><text:bookmark-ref text:reference-format="page" text:ref-name="r42">37</text:bookmark-ref></text:span></text:span></text:p>
            </table:table-cell>
          </table:table-row>
        </table:table>
        <text:p text:style-name="P10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54"><text:span text:style-name="Summary_20_Heading_20_Font2"><text:span text:style-name="T6">Required Element Summary</text:span></text:span></text:p>
            </table:table-cell>
            <table:covered-table-cell/>
            <table:table-cell table:style-name="Table23.A1" office:value-type="string">
              <text:p text:style-name="P155"><text:span text:style-name="Page_20_Reference_20_Font"><text:span text:style-name="T20">Page</text:span></text:span></text:p>
            </table:table-cell>
          </table:table-row>
          <table:table-row table:style-name="Table23.1">
            <table:table-cell table:style-name="Table23.A2" office:value-type="string">
              <text:p text:style-name="P156"><text:span text:style-name="Code_20_Small1"><text:span text:style-name="T6">String[]</text:span></text:span></text:p>
            </table:table-cell>
            <table:table-cell table:style-name="Table23.A2" office:value-type="string">
              <text:p text:style-name="P160"><text:a xlink:type="simple" xlink:href="#r53" text:style-name="Internet_20_link" text:visited-style-name="Visited_20_Internet_20_Link"><text:span text:style-name="Code2"><text:span text:style-name="T57">configurationPid</text:span></text:span></text:a></text:p>
              <text:p text:style-name="P162">The configuration PIDs for the configuration of this Component.</text:p>
            </table:table-cell>
            <table:table-cell table:style-name="Table23.C2" office:value-type="string">
              <text:p text:style-name="P157"><text:span text:style-name="Page_20_Reference_20_Font"><text:span text:style-name="T6"><text:bookmark-ref text:reference-format="page" text:ref-name="r53">40</text:bookmark-ref></text:span></text:span></text:p>
            </table:table-cell>
          </table:table-row>
          <table:table-row table:style-name="Table23.1">
            <table:table-cell table:style-name="Table23.A3" office:value-type="string">
              <text:p text:style-name="P158"><text:a xlink:type="simple" xlink:href="#r63" text:style-name="Internet_20_link" text:visited-style-name="Visited_20_Internet_20_Link"><text:span text:style-name="Code_20_Small1"><text:span text:style-name="T56">ConfigurationPolicy</text:span></text:span></text:a></text:p>
            </table:table-cell>
            <table:table-cell table:style-name="Table23.A3" office:value-type="string">
              <text:p text:style-name="P160"><text:a xlink:type="simple" xlink:href="#r52" text:style-name="Internet_20_link" text:visited-style-name="Visited_20_Internet_20_Link"><text:span text:style-name="Code2"><text:span text:style-name="T57">configurationPolicy</text:span></text:span></text:a></text:p>
              <text:p text:style-name="P162">The configuration policy of this Component.</text:p>
            </table:table-cell>
            <table:table-cell table:style-name="Table23.C3" office:value-type="string">
              <text:p text:style-name="P157"><text:span text:style-name="Page_20_Reference_20_Font"><text:span text:style-name="T6"><text:bookmark-ref text:reference-format="page" text:ref-name="r52">39</text:bookmark-ref></text:span></text:span></text:p>
            </table:table-cell>
          </table:table-row>
          <table:table-row table:style-name="Table23.1">
            <table:table-cell table:style-name="Table23.A3" office:value-type="string">
              <text:p text:style-name="P156"><text:span text:style-name="Code_20_Small1"><text:span text:style-name="T6">boolean</text:span></text:span></text:p>
            </table:table-cell>
            <table:table-cell table:style-name="Table23.A3" office:value-type="string">
              <text:p text:style-name="P160"><text:a xlink:type="simple" xlink:href="#r47" text:style-name="Internet_20_link" text:visited-style-name="Visited_20_Internet_20_Link"><text:span text:style-name="Code2"><text:span text:style-name="T57">enabled</text:span></text:span></text:a></text:p>
              <text:p text:style-name="P162">Declares whether this Component is enabled when the bundle containing it is started.</text:p>
            </table:table-cell>
            <table:table-cell table:style-name="Table23.C3" office:value-type="string">
              <text:p text:style-name="P157"><text:span text:style-name="Page_20_Reference_20_Font"><text:span text:style-name="T6"><text:bookmark-ref text:reference-format="page" text:ref-name="r47">38</text:bookmark-ref></text:span></text:span></text:p>
            </table:table-cell>
          </table:table-row>
          <table:table-row table:style-name="Table23.1">
            <table:table-cell table:style-name="Table23.A3" office:value-type="string">
              <text:p text:style-name="P156"><text:span text:style-name="Code_20_Small1"><text:span text:style-name="T6">String</text:span></text:span></text:p>
            </table:table-cell>
            <table:table-cell table:style-name="Table23.A3" office:value-type="string">
              <text:p text:style-name="P160"><text:a xlink:type="simple" xlink:href="#r45" text:style-name="Internet_20_link" text:visited-style-name="Visited_20_Internet_20_Link"><text:span text:style-name="Code2"><text:span text:style-name="T57">factory</text:span></text:span></text:a></text:p>
              <text:p text:style-name="P162">The factory identifier of this Component.</text:p>
            </table:table-cell>
            <table:table-cell table:style-name="Table23.C3" office:value-type="string">
              <text:p text:style-name="P157"><text:span text:style-name="Page_20_Reference_20_Font"><text:span text:style-name="T6"><text:bookmark-ref text:reference-format="page" text:ref-name="r45">37</text:bookmark-ref></text:span></text:span></text:p>
            </table:table-cell>
          </table:table-row>
          <table:table-row table:style-name="Table23.1">
            <table:table-cell table:style-name="Table23.A3" office:value-type="string">
              <text:p text:style-name="P156"><text:span text:style-name="Code_20_Small1"><text:span text:style-name="T6">boolean</text:span></text:span></text:p>
            </table:table-cell>
            <table:table-cell table:style-name="Table23.A3" office:value-type="string">
              <text:p text:style-name="P160"><text:a xlink:type="simple" xlink:href="#r48" text:style-name="Internet_20_link" text:visited-style-name="Visited_20_Internet_20_Link"><text:span text:style-name="Code2"><text:span text:style-name="T57">immediate</text:span></text:span></text:a></text:p>
              <text:p text:style-name="P162">Declares whether this Component must be immediately activated upon becoming satisfied or whether activation should be delayed.</text:p>
            </table:table-cell>
            <table:table-cell table:style-name="Table23.C3" office:value-type="string">
              <text:p text:style-name="P157"><text:span text:style-name="Page_20_Reference_20_Font"><text:span text:style-name="T6"><text:bookmark-ref text:reference-format="page" text:ref-name="r48">38</text:bookmark-ref></text:span></text:span></text:p>
            </table:table-cell>
          </table:table-row>
          <table:table-row table:style-name="Table23.1">
            <table:table-cell table:style-name="Table23.A3" office:value-type="string">
              <text:p text:style-name="P156"><text:span text:style-name="Code_20_Small1"><text:span text:style-name="T6">String</text:span></text:span></text:p>
            </table:table-cell>
            <table:table-cell table:style-name="Table23.A3" office:value-type="string">
              <text:p text:style-name="P160"><text:a xlink:type="simple" xlink:href="#r43" text:style-name="Internet_20_link" text:visited-style-name="Visited_20_Internet_20_Link"><text:span text:style-name="Code2"><text:span text:style-name="T57">name</text:span></text:span></text:a></text:p>
              <text:p text:style-name="P162">The name of this Component.</text:p>
            </table:table-cell>
            <table:table-cell table:style-name="Table23.C3" office:value-type="string">
              <text:p text:style-name="P157"><text:span text:style-name="Page_20_Reference_20_Font"><text:span text:style-name="T6"><text:bookmark-ref text:reference-format="page" text:ref-name="r43">37</text:bookmark-ref></text:span></text:span></text:p>
            </table:table-cell>
          </table:table-row>
          <table:table-row table:style-name="Table23.1">
            <table:table-cell table:style-name="Table23.A3" office:value-type="string">
              <text:p text:style-name="P156"><text:span text:style-name="Code_20_Small1"><text:span text:style-name="T6">String[]</text:span></text:span></text:p>
            </table:table-cell>
            <table:table-cell table:style-name="Table23.A3" office:value-type="string">
              <text:p text:style-name="P160"><text:a xlink:type="simple" xlink:href="#r50" text:style-name="Internet_20_link" text:visited-style-name="Visited_20_Internet_20_Link"><text:span text:style-name="Code2"><text:span text:style-name="T57">properties</text:span></text:span></text:a></text:p>
              <text:p text:style-name="P162">Property entries for this Component.</text:p>
            </table:table-cell>
            <table:table-cell table:style-name="Table23.C3" office:value-type="string">
              <text:p text:style-name="P157"><text:span text:style-name="Page_20_Reference_20_Font"><text:span text:style-name="T6"><text:bookmark-ref text:reference-format="page" text:ref-name="r50">39</text:bookmark-ref></text:span></text:span></text:p>
            </table:table-cell>
          </table:table-row>
          <table:table-row table:style-name="Table23.1">
            <table:table-cell table:style-name="Table23.A3" office:value-type="string">
              <text:p text:style-name="P156"><text:span text:style-name="Code_20_Small1"><text:span text:style-name="T6">String[]</text:span></text:span></text:p>
            </table:table-cell>
            <table:table-cell table:style-name="Table23.A3" office:value-type="string">
              <text:p text:style-name="P160"><text:a xlink:type="simple" xlink:href="#r49" text:style-name="Internet_20_link" text:visited-style-name="Visited_20_Internet_20_Link"><text:span text:style-name="Code2"><text:span text:style-name="T57">property</text:span></text:span></text:a></text:p>
              <text:p text:style-name="P162">Properties for this Component.</text:p>
            </table:table-cell>
            <table:table-cell table:style-name="Table23.C3" office:value-type="string">
              <text:p text:style-name="P157"><text:span text:style-name="Page_20_Reference_20_Font"><text:span text:style-name="T6"><text:bookmark-ref text:reference-format="page" text:ref-name="r49">39</text:bookmark-ref></text:span></text:span></text:p>
            </table:table-cell>
          </table:table-row>
          <table:table-row table:style-name="Table23.1">
            <table:table-cell table:style-name="Table23.A3" office:value-type="string">
              <text:p text:style-name="P158"><text:a xlink:type="simple" xlink:href="#r72" text:style-name="Internet_20_link" text:visited-style-name="Visited_20_Internet_20_Link"><text:span text:style-name="Code_20_Small1"><text:span text:style-name="T56">LookupReference</text:span></text:span></text:a><text:span text:style-name="Code_20_Small1"><text:span text:style-name="T6">[]</text:span></text:span></text:p>
            </table:table-cell>
            <table:table-cell table:style-name="Table23.A3" office:value-type="string">
              <text:p text:style-name="P160"><text:a xlink:type="simple" xlink:href="#r55" text:style-name="Internet_20_link" text:visited-style-name="Visited_20_Internet_20_Link"><text:span text:style-name="Code2"><text:span text:style-name="T57">reference</text:span></text:span></text:a></text:p>
              <text:p text:style-name="P162">The lookup strategy references of this Component.</text:p>
            </table:table-cell>
            <table:table-cell table:style-name="Table23.C3" office:value-type="string">
              <text:p text:style-name="P157"><text:span text:style-name="Page_20_Reference_20_Font"><text:span text:style-name="T6"><text:bookmark-ref text:reference-format="page" text:ref-name="r55">40</text:bookmark-ref></text:span></text:span></text:p>
            </table:table-cell>
          </table:table-row>
          <table:table-row table:style-name="Table23.1">
            <table:table-cell table:style-name="Table23.A3" office:value-type="string">
              <text:p text:style-name="P158"><text:a xlink:type="simple" xlink:href="#r117" text:style-name="Internet_20_link" text:visited-style-name="Visited_20_Internet_20_Link"><text:span text:style-name="Code_20_Small1"><text:span text:style-name="T56">ServiceScope</text:span></text:span></text:a></text:p>
            </table:table-cell>
            <table:table-cell table:style-name="Table23.A3" office:value-type="string">
              <text:p text:style-name="P160"><text:a xlink:type="simple" xlink:href="#r54" text:style-name="Internet_20_link" text:visited-style-name="Visited_20_Internet_20_Link"><text:span text:style-name="Code2"><text:span text:style-name="T57">scope</text:span></text:span></text:a></text:p>
              <text:p text:style-name="P162">The service scope for the service of this Component.</text:p>
            </table:table-cell>
            <table:table-cell table:style-name="Table23.C3" office:value-type="string">
              <text:p text:style-name="P157"><text:span text:style-name="Page_20_Reference_20_Font"><text:span text:style-name="T6"><text:bookmark-ref text:reference-format="page" text:ref-name="r54">40</text:bookmark-ref></text:span></text:span></text:p>
            </table:table-cell>
          </table:table-row>
          <table:table-row table:style-name="Table23.1">
            <table:table-cell table:style-name="Table23.A3" office:value-type="string">
              <text:p text:style-name="P156"><text:span text:style-name="Code_20_Small1"><text:span text:style-name="T6">Class&lt;?&gt;[]</text:span></text:span></text:p>
            </table:table-cell>
            <table:table-cell table:style-name="Table23.A3" office:value-type="string">
              <text:p text:style-name="P160"><text:a xlink:type="simple" xlink:href="#r44" text:style-name="Internet_20_link" text:visited-style-name="Visited_20_Internet_20_Link"><text:span text:style-name="Code2"><text:span text:style-name="T57">service</text:span></text:span></text:a></text:p>
              <text:p text:style-name="P162">The types under which to register this Component as a service.</text:p>
            </table:table-cell>
            <table:table-cell table:style-name="Table23.C3" office:value-type="string">
              <text:p text:style-name="P157"><text:span text:style-name="Page_20_Reference_20_Font"><text:span text:style-name="T6"><text:bookmark-ref text:reference-format="page" text:ref-name="r44">37</text:bookmark-ref></text:span></text:span></text:p>
            </table:table-cell>
          </table:table-row>
          <table:table-row table:style-name="Table23.1">
            <table:table-cell table:style-name="Table23.A3" office:value-type="string">
              <text:p text:style-name="P156"><text:span text:style-name="Code_20_Small1"><text:span text:style-name="T6">boolean</text:span></text:span></text:p>
            </table:table-cell>
            <table:table-cell table:style-name="Table23.A3" office:value-type="string">
              <text:p text:style-name="P160"><text:a xlink:type="simple" xlink:href="#r46" text:style-name="Internet_20_link" text:visited-style-name="Visited_20_Internet_20_Link"><text:span text:style-name="Code2"><text:span text:style-name="T57">servicefactory</text:span></text:span></text:a></text:p>
              <text:p text:style-name="P161"><text:span text:style-name="T22">Deprecated.</text:span><text:span text:style-name="T21"> </text:span><text:span text:style-name="T23">Since 1.3.</text:span></text:p>
            </table:table-cell>
            <table:table-cell table:style-name="Table23.C3" office:value-type="string">
              <text:p text:style-name="P157"><text:span text:style-name="Page_20_Reference_20_Font"><text:span text:style-name="T6"><text:bookmark-ref text:reference-format="page" text:ref-name="r46">38</text:bookmark-ref></text:span></text:span></text:p>
            </table:table-cell>
          </table:table-row>
          <table:table-row table:style-name="Table23.1">
            <table:table-cell table:style-name="Table23.A3" office:value-type="string">
              <text:p text:style-name="P156"><text:span text:style-name="Code_20_Small1"><text:span text:style-name="T6">String</text:span></text:span></text:p>
            </table:table-cell>
            <table:table-cell table:style-name="Table23.A3" office:value-type="string">
              <text:p text:style-name="P160"><text:a xlink:type="simple" xlink:href="#r51" text:style-name="Internet_20_link" text:visited-style-name="Visited_20_Internet_20_Link"><text:span text:style-name="Code2"><text:span text:style-name="T57">xmlns</text:span></text:span></text:a></text:p>
              <text:p text:style-name="P162">The XML name space of the Component Description for this Component.</text:p>
            </table:table-cell>
            <table:table-cell table:style-name="Table23.C3" office:value-type="string">
              <text:p text:style-name="P157"><text:span text:style-name="Page_20_Reference_20_Font"><text:span text:style-name="T6"><text:bookmark-ref text:reference-format="page" text:ref-name="r51">39</text:bookmark-ref></text:span></text:span></text:p>
            </table:table-cell>
          </table:table-row>
        </table:table>
        <text:p text:style-name="P70"><text:soft-page-break/>Field Detail</text:p>
        <text:p text:style-name="P105"><text:bookmark text:name="r42"/>NAME</text:p>
        <text:p text:style-name="P115"><text:span text:style-name="Code2">public static final String </text:span><text:span text:style-name="Code2"><text:span text:style-name="T51">NAME</text:span></text:span><text:span text:style-name="Code2"> = "$"</text:span></text:p>
        <text:p text:style-name="P140">Special string representing the name of this Component.</text:p>
        <text:p text:style-name="P141"><text:span text:style-name="T1">This string can be used in </text:span><text:a xlink:type="simple" xlink:href="#r53" text:style-name="Internet_20_link" text:visited-style-name="Visited_20_Internet_20_Link"><text:span text:style-name="Code2"><text:span text:style-name="T56">configurationPid()</text:span></text:span></text:a><text:span text:style-name="Default_20_Paragraph_20_Font"><text:span text:style-name="T1"> to specify the name of the component as a configuration PID. For example:</text:span></text:span></text:p>
        <text:p text:style-name="P142"> @Component(configurationPid={"com.acme.system", Component.NAME})</text:p>
        <text:p text:style-name="P139">Tools creating a Component Description from this annotation must replace the special string with the actual name of this Component.</text:p>
        <text:p text:style-name="P143">Since:</text:p>
        <text:p text:style-name="P165">1.3</text:p>
        <text:p text:style-name="P70">Element Detail</text:p>
        <text:p text:style-name="P105"><text:bookmark text:name="r43"/>name</text:p>
        <text:p text:style-name="P115"><text:span text:style-name="Code2">public abstract String </text:span><text:span text:style-name="Code2"><text:span text:style-name="T51">name</text:span></text:span></text:p>
        <text:p text:style-name="P140">The name of this Component.</text:p>
        <text:p text:style-name="P139">If not specified, the name of this Component is the fully qualified type name of the class being annotated.</text:p>
        <text:p text:style-name="P143">Default:</text:p>
        <text:p text:style-name="P165">""</text:p>
        <text:p text:style-name="P143">See Also:</text:p>
        <text:p text:style-name="P165">"The name attribute of the component element of a Component Description."</text:p>
        <text:p text:style-name="P167"/>
        <text:p text:style-name="P104"><text:bookmark text:name="r44"/>service</text:p>
        <text:p text:style-name="P115"><text:span text:style-name="Code2">public abstract Class&lt;?&gt;[] </text:span><text:span text:style-name="Code2"><text:span text:style-name="T51">service</text:span></text:span></text:p>
        <text:p text:style-name="P140">The types under which to register this Component as a service.</text:p>
        <text:p text:style-name="P141"><text:span text:style-name="T1">If no service should be registered, the empty value </text:span><text:span text:style-name="T64">{}</text:span><text:span text:style-name="T1"> must be specified.</text:span></text:p>
        <text:p text:style-name="P138"><text:span text:style-name="T1">If not specified, the service types for this Component are all the </text:span><text:span text:style-name="T4">directly</text:span><text:span text:style-name="T1"> implemented interfaces of the class being annotated.</text:span></text:p>
        <text:p text:style-name="P143">Default:</text:p>
        <text:p text:style-name="P165">{}</text:p>
        <text:p text:style-name="P143">See Also:</text:p>
        <text:p text:style-name="P165">"The service element of a Component Description."</text:p>
        <text:p text:style-name="P167"/>
        <text:p text:style-name="P104"><text:bookmark text:name="r45"/>factory</text:p>
        <text:p text:style-name="P115"><text:span text:style-name="Code2">public abstract String </text:span><text:span text:style-name="Code2"><text:span text:style-name="T51">factory</text:span></text:span></text:p>
        <text:p text:style-name="P140">The factory identifier of this Component. Specifying a factory identifier makes this Component a Factory Component.</text:p>
        <text:p text:style-name="P139">If not specified, the default is that this Component is not a Factory Component.</text:p>
        <text:p text:style-name="P143"><text:soft-page-break/>Default:</text:p>
        <text:p text:style-name="P165">""</text:p>
        <text:p text:style-name="P143">See Also:</text:p>
        <text:p text:style-name="P165">"The factory attribute of the component element of a Component Description."</text:p>
        <text:p text:style-name="P167"/>
        <text:p text:style-name="P104"><text:bookmark text:name="r46"/>servicefactory</text:p>
        <text:p text:style-name="P115"><text:span text:style-name="Code2">public abstract boolean </text:span><text:span text:style-name="Code2"><text:span text:style-name="T51">servicefactory</text:span></text:span></text:p>
        <text:p text:style-name="P141"><text:span text:style-name="T5">Deprecated.</text:span><text:span text:style-name="T1"> </text:span><text:span text:style-name="T4">Declares whether this Component uses the OSGi ServiceFactory concept and each bundle using this Component's service will receive a different component instance.</text:span></text:p>
        <text:p text:style-name="P138"><text:span text:style-name="T4">This element is ignored when the </text:span><text:a xlink:type="simple" xlink:href="#r54" text:style-name="Internet_20_link" text:visited-style-name="Visited_20_Internet_20_Link"><text:span text:style-name="Code2"><text:span text:style-name="T59">scope()</text:span></text:span></text:a><text:span text:style-name="Default_20_Paragraph_20_Font"><text:span text:style-name="T4"> element does not have the default value. If </text:span></text:span><text:span text:style-name="Code2"><text:span text:style-name="T28">true</text:span></text:span><text:span text:style-name="Default_20_Paragraph_20_Font"><text:span text:style-name="T4">, this Component uses </text:span></text:span><text:a xlink:type="simple" xlink:href="#r111" text:style-name="Internet_20_link" text:visited-style-name="Visited_20_Internet_20_Link"><text:span text:style-name="Code2"><text:span text:style-name="T59">bundle</text:span></text:span></text:a><text:span text:style-name="Default_20_Paragraph_20_Font"><text:span text:style-name="T4"> service scope. If </text:span></text:span><text:span text:style-name="Code2"><text:span text:style-name="T28">false</text:span></text:span><text:span text:style-name="Default_20_Paragraph_20_Font"><text:span text:style-name="T4"> or not specified, this Component uses </text:span></text:span><text:a xlink:type="simple" xlink:href="#r110" text:style-name="Internet_20_link" text:visited-style-name="Visited_20_Internet_20_Link"><text:span text:style-name="Code2"><text:span text:style-name="T59">singleton</text:span></text:span></text:a><text:span text:style-name="Default_20_Paragraph_20_Font"><text:span text:style-name="T4"> service scope. If the </text:span></text:span><text:a xlink:type="simple" xlink:href="#r45" text:style-name="Internet_20_link" text:visited-style-name="Visited_20_Internet_20_Link"><text:span text:style-name="Code2"><text:span text:style-name="T59">factory()</text:span></text:span></text:a><text:span text:style-name="Default_20_Paragraph_20_Font"><text:span text:style-name="T4"> element is specified or the </text:span></text:span><text:a xlink:type="simple" xlink:href="#r48" text:style-name="Internet_20_link" text:visited-style-name="Visited_20_Internet_20_Link"><text:span text:style-name="Code2"><text:span text:style-name="T59">immediate()</text:span></text:span></text:a><text:span text:style-name="Default_20_Paragraph_20_Font"><text:span text:style-name="T4"> element is specified with </text:span></text:span><text:span text:style-name="Code2"><text:span text:style-name="T28">true</text:span></text:span><text:span text:style-name="Default_20_Paragraph_20_Font"><text:span text:style-name="T4">, this element can only be specified with </text:span></text:span><text:span text:style-name="Code2"><text:span text:style-name="T28">false</text:span></text:span><text:span text:style-name="Default_20_Paragraph_20_Font"><text:span text:style-name="T4">.</text:span></text:span></text:p>
        <text:p text:style-name="P140">Declares whether this Component uses the OSGi ServiceFactory concept and each bundle using this Component's service will receive a different component instance.</text:p>
        <text:p text:style-name="P138"><text:span text:style-name="T1">This element is ignored when the </text:span><text:a xlink:type="simple" xlink:href="#r54" text:style-name="Internet_20_link" text:visited-style-name="Visited_20_Internet_20_Link"><text:span text:style-name="Code2"><text:span text:style-name="T56">scope()</text:span></text:span></text:a><text:span text:style-name="Default_20_Paragraph_20_Font"><text:span text:style-name="T1"> element does not have the default value. If </text:span></text:span><text:span text:style-name="Code2">true</text:span><text:span text:style-name="Default_20_Paragraph_20_Font"><text:span text:style-name="T1">, this Component uses </text:span></text:span><text:a xlink:type="simple" xlink:href="#r111" text:style-name="Internet_20_link" text:visited-style-name="Visited_20_Internet_20_Link"><text:span text:style-name="Code2"><text:span text:style-name="T56">bundle</text:span></text:span></text:a><text:span text:style-name="Default_20_Paragraph_20_Font"><text:span text:style-name="T1"> service scope. If </text:span></text:span><text:span text:style-name="Code2">false</text:span><text:span text:style-name="Default_20_Paragraph_20_Font"><text:span text:style-name="T1"> or not specified, this Component uses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1"> service scope.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1"> element is specified or the </text:span></text:span><text:a xlink:type="simple" xlink:href="#r48" text:style-name="Internet_20_link" text:visited-style-name="Visited_20_Internet_20_Link"><text:span text:style-name="Code2"><text:span text:style-name="T56">immediate()</text:span></text:span></text:a><text:span text:style-name="Default_20_Paragraph_20_Font"><text:span text:style-name="T1"> element is specified with </text:span></text:span><text:span text:style-name="Code2">true</text:span><text:span text:style-name="Default_20_Paragraph_20_Font"><text:span text:style-name="T1">, this element can only be specified with </text:span></text:span><text:span text:style-name="Code2">false</text:span><text:span text:style-name="Default_20_Paragraph_20_Font"><text:span text:style-name="T1">.</text:span></text:span></text:p>
        <text:p text:style-name="P143">Default:</text:p>
        <text:p text:style-name="P165">false</text:p>
        <text:p text:style-name="P143">See Also:</text:p>
        <text:p text:style-name="P165">"The servicefactory attribute of the service element of a Component Description."</text:p>
        <text:p text:style-name="P167"/>
        <text:p text:style-name="P104"><text:bookmark text:name="r47"/>enabled</text:p>
        <text:p text:style-name="P115"><text:span text:style-name="Code2">public abstract boolean </text:span><text:span text:style-name="Code2"><text:span text:style-name="T51">enabled</text:span></text:span></text:p>
        <text:p text:style-name="P140">Declares whether this Component is enabled when the bundle containing it is started.</text:p>
        <text:p text:style-name="P138"><text:span text:style-name="T1">If </text:span><text:span text:style-name="Code2">true</text:span><text:span text:style-name="Default_20_Paragraph_20_Font"><text:span text:style-name="T1">, this Component is enabled. If </text:span></text:span><text:span text:style-name="Code2">false</text:span><text:span text:style-name="Default_20_Paragraph_20_Font"><text:span text:style-name="T1"> or not specified, this Component is disabled.</text:span></text:span></text:p>
        <text:p text:style-name="P143">Default:</text:p>
        <text:p text:style-name="P165">true</text:p>
        <text:p text:style-name="P143">See Also:</text:p>
        <text:p text:style-name="P165">"The enabled attribute of the component element of a Component Description."</text:p>
        <text:p text:style-name="P167"/>
        <text:p text:style-name="P104"><text:bookmark text:name="r48"/>immediate</text:p>
        <text:p text:style-name="P115"><text:span text:style-name="Code2">public abstract boolean </text:span><text:span text:style-name="Code2"><text:span text:style-name="T51">immediate</text:span></text:span></text:p>
        <text:p text:style-name="P140">Declares whether this Component must be immediately activated upon becoming satisfied or whether activation should be delayed.</text:p>
        <text:p text:style-name="P141"><text:span text:style-name="T1">If </text:span><text:span text:style-name="Code2">true</text:span><text:span text:style-name="Default_20_Paragraph_20_Font"><text:span text:style-name="T1">, this Component must be immediately activated upon becoming satisfied. If </text:span></text:span><text:span text:style-name="Code2">false</text:span><text:span text:style-name="Default_20_Paragraph_20_Font"><text:span text:style-name="T1">, activation of this Component is delayed. If this property is specified, its value must be </text:span></text:span><text:span text:style-name="Code2">false</text:span><text:span text:style-name="Default_20_Paragraph_20_Font"><text:span text:style-name="T1">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1"> property is also specified or must be </text:span></text:span><text:span text:style-name="Code2">true</text:span><text:span text:style-name="Default_20_Paragraph_20_Font"><text:span text:style-name="T1"> if the </text:span></text:span><text:a xlink:type="simple" xlink:href="#r44" text:style-name="Internet_20_link" text:visited-style-name="Visited_20_Internet_20_Link"><text:span text:style-name="Code2"><text:span text:style-name="T56">service()</text:span></text:span></text:a><text:span text:style-name="Default_20_Paragraph_20_Font"><text:span text:style-name="T1"> property is specified with an empty value.</text:span></text:span></text:p>
        <text:p text:style-name="P138"><text:span text:style-name="T1">If not specified, the default is </text:span><text:span text:style-name="Code2">false</text:span><text:span text:style-name="Default_20_Paragraph_20_Font"><text:span text:style-name="T1">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1"> property is specified or the </text:span></text:span><text:a xlink:type="simple" xlink:href="#r44" text:style-name="Internet_20_link" text:visited-style-name="Visited_20_Internet_20_Link"><text:span text:style-name="Code2"><text:span text:style-name="T56">service()</text:span></text:span></text:a><text:span text:style-name="Default_20_Paragraph_20_Font"><text:span text:style-name="T1"> property is not specified or specified with a non-empty value and </text:span></text:span><text:span text:style-name="Code2">true</text:span><text:span text:style-name="Default_20_Paragraph_20_Font"><text:span text:style-name="T1"> otherwise.</text:span></text:span></text:p>
        <text:p text:style-name="P143">Default:</text:p>
        <text:p text:style-name="P165">false</text:p>
        <text:p text:style-name="P143"><text:soft-page-break/>See Also:</text:p>
        <text:p text:style-name="P165">"The immediate attribute of the component element of a Component Description."</text:p>
        <text:p text:style-name="P167"/>
        <text:p text:style-name="P104"><text:bookmark text:name="r49"/>property</text:p>
        <text:p text:style-name="P115"><text:span text:style-name="Code2">public abstract String[] </text:span><text:span text:style-name="Code2"><text:span text:style-name="T51">property</text:span></text:span></text:p>
        <text:p text:style-name="P140">Properties for this Component.</text:p>
        <text:p text:style-name="P141"><text:span text:style-name="T1">Each property string is specified as </text:span><text:span text:style-name="Code2">"key=value"</text:span><text:span text:style-name="Default_20_Paragraph_20_Font"><text:span text:style-name="T1">. The type of the property value can be specified in the key as </text:span></text:span><text:span text:style-name="Code2">key:type=value</text:span><text:span text:style-name="Default_20_Paragraph_20_Font"><text:span text:style-name="T1">. The type must be one of the property types supported by the type attribute of the property element of a Component Description.</text:span></text:span></text:p>
        <text:p text:style-name="P138"><text:span text:style-name="T1">To specify a property with multiple values, use multiple key, value pairs. For example, </text:span><text:span text:style-name="Code2">"foo=bar", "foo=baz"</text:span><text:span text:style-name="Default_20_Paragraph_20_Font"><text:span text:style-name="T1">.</text:span></text:span></text:p>
        <text:p text:style-name="P143">Default:</text:p>
        <text:p text:style-name="P165">{}</text:p>
        <text:p text:style-name="P143">See Also:</text:p>
        <text:p text:style-name="P165">"The property element of a Component Description."</text:p>
        <text:p text:style-name="P167"/>
        <text:p text:style-name="P104"><text:bookmark text:name="r50"/>properties</text:p>
        <text:p text:style-name="P115"><text:span text:style-name="Code2">public abstract String[] </text:span><text:span text:style-name="Code2"><text:span text:style-name="T51">properties</text:span></text:span></text:p>
        <text:p text:style-name="P140">Property entries for this Component.</text:p>
        <text:p text:style-name="P139">Specifies the name of an entry in the bundle whose contents conform to a standard Java Properties File. The entry is read and processed to obtain the properties and their values.</text:p>
        <text:p text:style-name="P143">Default:</text:p>
        <text:p text:style-name="P165">{}</text:p>
        <text:p text:style-name="P143">See Also:</text:p>
        <text:p text:style-name="P165">"The properties element of a Component Description."</text:p>
        <text:p text:style-name="P167"/>
        <text:p text:style-name="P104"><text:bookmark text:name="r51"/>xmlns</text:p>
        <text:p text:style-name="P115"><text:span text:style-name="Code2">public abstract String </text:span><text:span text:style-name="Code2"><text:span text:style-name="T51">xmlns</text:span></text:span></text:p>
        <text:p text:style-name="P140">The XML name space of the Component Description for this Component.</text:p>
        <text:p text:style-name="P139">If not specified, the XML name space of the Component Description for this Component should be the lowest Declarative Services XML name space which supports all the specification features used by this Component.</text:p>
        <text:p text:style-name="P143">Default:</text:p>
        <text:p text:style-name="P165">""</text:p>
        <text:p text:style-name="P143">See Also:</text:p>
        <text:p text:style-name="P165">"The XML name space specified for a Component Description."</text:p>
        <text:p text:style-name="P167"/>
        <text:p text:style-name="P104"><text:bookmark text:name="r52"/>configurationPolicy</text:p>
        <text:p text:style-name="P115"><text:span text:style-name="Code2">public abstract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configurationPolicy</text:span></text:span></text:p>
        <text:p text:style-name="P140">The configuration policy of this Component.</text:p>
        <text:p text:style-name="P140"><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38"><text:span text:style-name="T1">If not specified, the </text:span><text:a xlink:type="simple" xlink:href="#r57" text:style-name="Internet_20_link" text:visited-style-name="Visited_20_Internet_20_Link"><text:span text:style-name="Code2"><text:span text:style-name="T56">OPTIONAL</text:span></text:span></text:a><text:span text:style-name="Default_20_Paragraph_20_Font"><text:span text:style-name="T1"> configuration policy is used.</text:span></text:span></text:p>
        <text:p text:style-name="P143">Default:</text:p>
        <text:p text:style-name="P166"><text:a xlink:type="simple" xlink:href="#r57" text:style-name="Internet_20_link" text:visited-style-name="Visited_20_Internet_20_Link"><text:span text:style-name="T53">ConfigurationPolicy.OPTIONAL</text:span></text:a></text:p>
        <text:p text:style-name="P143">Since:</text:p>
        <text:p text:style-name="P165">1.1</text:p>
        <text:p text:style-name="P143">See Also:</text:p>
        <text:p text:style-name="P165">"The configuration-policy attribute of the component element of a Component Description."</text:p>
        <text:p text:style-name="P167"/>
        <text:p text:style-name="P104"><text:bookmark text:name="r53"/>configurationPid</text:p>
        <text:p text:style-name="P115"><text:span text:style-name="Code2">public abstract String[] </text:span><text:span text:style-name="Code2"><text:span text:style-name="T51">configurationPid</text:span></text:span></text:p>
        <text:p text:style-name="P140">The configuration PIDs for the configuration of this Component.</text:p>
        <text:p text:style-name="P140">Each value specifies a configuration PID for this Component.</text:p>
        <text:p text:style-name="P140">If no value is specified, the name of this Component is used as the configuration PID of this Component.</text:p>
        <text:p text:style-name="P141"><text:span text:style-name="T1">A special string (</text:span><text:a xlink:type="simple" xlink:href="#r42" text:style-name="Internet_20_link" text:visited-style-name="Visited_20_Internet_20_Link"><text:span text:style-name="Code2"><text:span text:style-name="T60">"$"</text:span></text:span></text:a><text:span text:style-name="Default_20_Paragraph_20_Font"><text:span text:style-name="T1">) can be used to specify the name of the component as a configuration PID. The </text:span></text:span><text:span text:style-name="Code2">NAME</text:span><text:span text:style-name="Default_20_Paragraph_20_Font"><text:span text:style-name="T1"> constant holds this special string. For example:</text:span></text:span></text:p>
        <text:p text:style-name="P142"> @Component(configurationPid={"com.acme.system", Component.NAME})</text:p>
        <text:p text:style-name="P139">Tools creating a Component Description from this annotation must replace the special string with the actual name of this Component.</text:p>
        <text:p text:style-name="P143">Default:</text:p>
        <text:p text:style-name="P165">{ "$" }</text:p>
        <text:p text:style-name="P143">Since:</text:p>
        <text:p text:style-name="P165">1.2</text:p>
        <text:p text:style-name="P143">See Also:</text:p>
        <text:p text:style-name="P165">"The configuration-pid attribute of the component element of a Component Description."</text:p>
        <text:p text:style-name="P167"/>
        <text:p text:style-name="P104"><text:bookmark text:name="r54"/>scope</text:p>
        <text:p text:style-name="P115"><text:span text:style-name="Code2">public abstract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scope</text:span></text:span></text:p>
        <text:p text:style-name="P140">The service scope for the service of this Component.</text:p>
        <text:p text:style-name="P138"><text:span text:style-name="T1">If not specified and the deprecated </text:span><text:a xlink:type="simple" xlink:href="#r46" text:style-name="Internet_20_link" text:visited-style-name="Visited_20_Internet_20_Link"><text:span text:style-name="Code2"><text:span text:style-name="T56">servicefactory()</text:span></text:span></text:a><text:span text:style-name="Default_20_Paragraph_20_Font"><text:span text:style-name="T1"> element is not specified, the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1"> service scope is used.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1"> element is specified or the </text:span></text:span><text:a xlink:type="simple" xlink:href="#r48" text:style-name="Internet_20_link" text:visited-style-name="Visited_20_Internet_20_Link"><text:span text:style-name="Code2"><text:span text:style-name="T56">immediate()</text:span></text:span></text:a><text:span text:style-name="Default_20_Paragraph_20_Font"><text:span text:style-name="T1"> element is specified with </text:span></text:span><text:span text:style-name="Code2">true</text:span><text:span text:style-name="Default_20_Paragraph_20_Font"><text:span text:style-name="T1">, this element can only be specified with the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1"> service scope.</text:span></text:span></text:p>
        <text:p text:style-name="P143">Default:</text:p>
        <text:p text:style-name="P166"><text:a xlink:type="simple" xlink:href="#r113" text:style-name="Internet_20_link" text:visited-style-name="Visited_20_Internet_20_Link"><text:span text:style-name="T53">ServiceScope.DEFAULT</text:span></text:a></text:p>
        <text:p text:style-name="P143">Since:</text:p>
        <text:p text:style-name="P165">1.3</text:p>
        <text:p text:style-name="P143">See Also:</text:p>
        <text:p text:style-name="P165">"The scope attribute of the service element of a Component Description."</text:p>
        <text:p text:style-name="P167"/>
        <text:p text:style-name="P104"><text:bookmark text:name="r55"/>reference</text:p>
        <text:p text:style-name="P115"><text:span text:style-name="Code2">public abstract </text:span><text:a xlink:type="simple" xlink:href="#r72" text:style-name="Internet_20_link" text:visited-style-name="Visited_20_Internet_20_Link"><text:span text:style-name="Code2"><text:span text:style-name="T56">LookupReference</text:span></text:span></text:a><text:span text:style-name="Code2">[] </text:span><text:span text:style-name="Code2"><text:span text:style-name="T51">reference</text:span></text:span></text:p>
        <text:p text:style-name="P140">The lookup strategy references of this Component.</text:p>
        <text:p text:style-name="P141"><text:soft-page-break/><text:span text:style-name="T1">To access references using the lookup strategy, </text:span><text:a xlink:type="simple" xlink:href="#r72" text:style-name="Internet_20_link" text:visited-style-name="Visited_20_Internet_20_Link"><text:span text:style-name="Code2"><text:span text:style-name="T56">LookupReference</text:span></text:span></text:a><text:span text:style-name="Default_20_Paragraph_20_Font"><text:span text:style-name="T1">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1"> methods of </text:span></text:span><text:span text:style-name="Code2">ComponentContext</text:span><text:span text:style-name="Default_20_Paragraph_20_Font"><text:span text:style-name="T1">.</text:span></text:span></text:p>
        <text:p text:style-name="P138"><text:span text:style-name="T1">To access references using the event strategy, bind methods are annotated with </text:span><text:a xlink:type="simple" xlink:href="#r83" text:style-name="Internet_20_link" text:visited-style-name="Visited_20_Internet_20_Link"><text:span text:style-name="Code2"><text:span text:style-name="T56">Reference</text:span></text:span></text:a><text:span text:style-name="Default_20_Paragraph_20_Font"><text:span text:style-name="T1">.</text:span></text:span></text:p>
        <text:p text:style-name="P143">Default:</text:p>
        <text:p text:style-name="P165">{}</text:p>
        <text:p text:style-name="P143">Since:</text:p>
        <text:p text:style-name="P165">1.3</text:p>
        <text:p text:style-name="P143">See Also:</text:p>
        <text:p text:style-name="P165">"The reference element of a Component Description."</text:p>
        <text:p text:style-name="P54"><text:bookmark text:name="r63"/>Enum ConfigurationPolicy</text:p>
        <text:p text:style-name="P149"><text:a xlink:type="simple" xlink:href="#r40" text:style-name="Internet_20_link" text:visited-style-name="Visited_20_Internet_20_Link"><text:span text:style-name="T55">org.osgi.service.component.annotations</text:span></text:a></text:p>
        <text:p text:style-name="P137"><text:span text:style-name="Code2">java.lang.Object</text:span></text:p>
        <text:p text:style-name="P151"><text:span text:style-name="Code2">  </text:span><text:span text:style-name="Code2"><draw:frame draw:style-name="fr4" draw:name="graphics6" text:anchor-type="as-char" svg:width="0.1563in" svg:height="0.1457in" draw:z-index="26"><draw:image xlink:href="Pictures/100002000000000F0000000E443DCD33.png" xlink:type="simple" xlink:show="embed" xlink:actuate="onLoad"/></draw:frame></text:span><text:span text:style-name="Code2">java.lang.Enum&lt;</text:span><text:a xlink:type="simple" xlink:href="#r63" text:style-name="Internet_20_link" text:visited-style-name="Visited_20_Internet_20_Link"><text:span text:style-name="Code2"><text:span text:style-name="T56">ConfigurationPolicy</text:span></text:span></text:a><text:span text:style-name="Code2">&gt;</text:span></text:p>
        <text:p text:style-name="P110"><text:span text:style-name="Code2">      </text:span><text:span text:style-name="Code2"><draw:frame draw:style-name="fr4" draw:name="graphics7" text:anchor-type="as-char" svg:width="0.1563in" svg:height="0.1457in" draw:z-index="27"><draw:image xlink:href="Pictures/100002000000000F0000000E443DCD33.png" xlink:type="simple" xlink:show="embed" xlink:actuate="onLoad"/></draw:frame></text:span><text:span text:style-name="Code2"><text:span text:style-name="T51">org.osgi.service.component.annotations.ConfigurationPolicy</text:span></text:span></text:p>
        <text:p text:style-name="P85">All Implemented Interfaces:</text:p>
        <text:p text:style-name="P145"><text:span text:style-name="T1">Comparable&lt;</text:span><text:a xlink:type="simple" xlink:href="#r63" text:style-name="Internet_20_link" text:visited-style-name="Visited_20_Internet_20_Link"><text:span text:style-name="T53">ConfigurationPolicy</text:span></text:a><text:span text:style-name="Default_20_Paragraph_20_Font"><text:span text:style-name="T1">&gt;, Serializable</text:span></text:span></text:p>
        <text:p text:style-name="P136"/>
        <text:p text:style-name="P168"><text:span text:style-name="Code2">public enum </text:span><text:span text:style-name="Code2"><text:span text:style-name="T51">ConfigurationPolicy</text:span></text:span></text:p>
        <text:p text:style-name="P115"><text:span text:style-name="Code2">extends Enum&lt;</text:span><text:a xlink:type="simple" xlink:href="#r63" text:style-name="Internet_20_link" text:visited-style-name="Visited_20_Internet_20_Link"><text:span text:style-name="Code2"><text:span text:style-name="T56">ConfigurationPolicy</text:span></text:span></text:a><text:span text:style-name="Code2">&gt;</text:span></text:p>
        <text:p text:style-name="P148"><text:span text:style-name="T1">Configuration Policy for the </text:span><text:a xlink:type="simple" xlink:href="#r56" text:style-name="Internet_20_link" text:visited-style-name="Visited_20_Internet_20_Link"><text:span text:style-name="Code2"><text:span text:style-name="T56">Component</text:span></text:span></text:a><text:span text:style-name="Default_20_Paragraph_20_Font"><text:span text:style-name="T1"> annotation.</text:span></text:span></text:p>
        <text:p text:style-name="P117">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50">Since:</text:p>
        <text:p text:style-name="P144">1.1</text:p>
        <text:p text:style-name="P153"/>
        <table:table table:name="Table24" table:style-name="Table24">
          <table:table-column table:style-name="Table24.A"/>
          <table:table-column table:style-name="Table24.B"/>
          <table:table-row table:style-name="Table24.1">
            <table:table-cell table:style-name="Table24.A1" office:value-type="string">
              <text:p text:style-name="P154"><text:span text:style-name="Summary_20_Heading_20_Font2"><text:span text:style-name="T6">Enum Constant Summary</text:span></text:span></text:p>
            </table:table-cell>
            <table:table-cell table:style-name="Table24.A1" office:value-type="string">
              <text:p text:style-name="P155"><text:span text:style-name="Page_20_Reference_20_Font"><text:span text:style-name="T20">Page</text:span></text:span></text:p>
            </table:table-cell>
          </table:table-row>
          <table:table-row table:style-name="Table24.1">
            <table:table-cell table:style-name="Table24.A2" office:value-type="string">
              <text:p text:style-name="P160"><text:a xlink:type="simple" xlink:href="#r59" text:style-name="Internet_20_link" text:visited-style-name="Visited_20_Internet_20_Link"><text:span text:style-name="Code2"><text:span text:style-name="T57">IGNORE</text:span></text:span></text:a></text:p>
              <text:p text:style-name="P162">Always allow the component configuration to be satisfied and do not use the corresponding Configuration object even if it is present.</text:p>
            </table:table-cell>
            <table:table-cell table:style-name="Table24.B2" office:value-type="string">
              <text:p text:style-name="P157"><text:span text:style-name="Page_20_Reference_20_Font"><text:span text:style-name="T6"><text:bookmark-ref text:reference-format="page" text:ref-name="r59">43</text:bookmark-ref></text:span></text:span></text:p>
            </table:table-cell>
          </table:table-row>
          <table:table-row table:style-name="Table24.1">
            <table:table-cell table:style-name="Table24.A3" office:value-type="string">
              <text:p text:style-name="P160"><text:a xlink:type="simple" xlink:href="#r57" text:style-name="Internet_20_link" text:visited-style-name="Visited_20_Internet_20_Link"><text:span text:style-name="Code2"><text:span text:style-name="T57">OPTIONAL</text:span></text:span></text:a></text:p>
              <text:p text:style-name="P162">Use the corresponding Configuration object if present but allow the component to be satisfied even if the corresponding Configuration object is not present.</text:p>
            </table:table-cell>
            <table:table-cell table:style-name="Table24.B3" office:value-type="string">
              <text:p text:style-name="P157"><text:span text:style-name="Page_20_Reference_20_Font"><text:span text:style-name="T6"><text:bookmark-ref text:reference-format="page" text:ref-name="r57">42</text:bookmark-ref></text:span></text:span></text:p>
            </table:table-cell>
          </table:table-row>
          <table:table-row table:style-name="Table24.1">
            <table:table-cell table:style-name="Table24.A3" office:value-type="string">
              <text:p text:style-name="P160"><text:a xlink:type="simple" xlink:href="#r58" text:style-name="Internet_20_link" text:visited-style-name="Visited_20_Internet_20_Link"><text:span text:style-name="Code2"><text:span text:style-name="T57">REQUIRE</text:span></text:span></text:a></text:p>
              <text:p text:style-name="P162">There must be a corresponding Configuration object for the component configuration to become satisfied.</text:p>
            </table:table-cell>
            <table:table-cell table:style-name="Table24.B3" office:value-type="string">
              <text:p text:style-name="P157"><text:span text:style-name="Page_20_Reference_20_Font"><text:span text:style-name="T6"><text:bookmark-ref text:reference-format="page" text:ref-name="r58">43</text:bookmark-ref></text:span></text:span></text:p>
            </table:table-cell>
          </table:table-row>
        </table:table>
        <text:p text:style-name="P10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54"><text:span text:style-name="Summary_20_Heading_20_Font2"><text:span text:style-name="T6">Method Summary</text:span></text:span></text:p>
            </table:table-cell>
            <table:covered-table-cell/>
            <table:table-cell table:style-name="Table28.A1" office:value-type="string">
              <text:p text:style-name="P155"><text:span text:style-name="Page_20_Reference_20_Font"><text:span text:style-name="T20">Page</text:span></text:span></text:p>
            </table:table-cell>
          </table:table-row>
          <table:table-row table:style-name="Table28.1">
            <table:table-cell table:style-name="Table28.A2" office:value-type="string">
              <text:p text:style-name="P156"><text:span text:style-name="Code_20_Small1"><text:span text:style-name="T6">String</text:span></text:span></text:p>
            </table:table-cell>
            <table:table-cell table:style-name="Table28.A2" office:value-type="string">
              <text:p text:style-name="P159"><text:a xlink:type="simple" xlink:href="#r62"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28.C2" office:value-type="string">
              <text:p text:style-name="P157"><text:span text:style-name="Page_20_Reference_20_Font"><text:span text:style-name="T6"><text:bookmark-ref text:reference-format="page" text:ref-name="r62">43</text:bookmark-ref></text:span></text:span></text:p>
            </table:table-cell>
          </table:table-row>
          <table:table-row table:style-name="Table28.1">
            <table:table-cell table:style-name="Table28.A3" office:value-type="string">
              <text:p text:style-name="P158"><text:span text:style-name="Code_20_Small1"><text:span text:style-name="T6">static </text:span></text:span><text:a xlink:type="simple" xlink:href="#r63" text:style-name="Internet_20_link" text:visited-style-name="Visited_20_Internet_20_Link"><text:span text:style-name="Code_20_Small1"><text:span text:style-name="T56">ConfigurationPolicy</text:span></text:span></text:a></text:p>
            </table:table-cell>
            <table:table-cell table:style-name="Table28.A3" office:value-type="string">
              <text:p text:style-name="P159"><text:a xlink:type="simple" xlink:href="#r61"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28.C3" office:value-type="string">
              <text:p text:style-name="P157"><text:span text:style-name="Page_20_Reference_20_Font"><text:span text:style-name="T6"><text:bookmark-ref text:reference-format="page" text:ref-name="r61">43</text:bookmark-ref></text:span></text:span></text:p>
            </table:table-cell>
          </table:table-row>
          <table:table-row table:style-name="Table28.1">
            <table:table-cell table:style-name="Table28.A3" office:value-type="string">
              <text:p text:style-name="P158"><text:span text:style-name="Code_20_Small1"><text:span text:style-name="T6">static </text:span></text:span><text:a xlink:type="simple" xlink:href="#r63" text:style-name="Internet_20_link" text:visited-style-name="Visited_20_Internet_20_Link"><text:span text:style-name="Code_20_Small1"><text:span text:style-name="T56">ConfigurationPolicy</text:span></text:span></text:a><text:span text:style-name="Code_20_Small1"><text:span text:style-name="T6">[]</text:span></text:span></text:p>
            </table:table-cell>
            <table:table-cell table:style-name="Table28.A3" office:value-type="string">
              <text:p text:style-name="P159"><text:a xlink:type="simple" xlink:href="#r60" text:style-name="Internet_20_link" text:visited-style-name="Visited_20_Internet_20_Link"><text:span text:style-name="Code2"><text:span text:style-name="T57">values</text:span></text:span></text:a><text:span text:style-name="Code2"><text:span text:style-name="T6">()</text:span></text:span></text:p>
            </table:table-cell>
            <table:table-cell table:style-name="Table28.C3" office:value-type="string">
              <text:p text:style-name="P157"><text:span text:style-name="Page_20_Reference_20_Font"><text:span text:style-name="T6"><text:bookmark-ref text:reference-format="page" text:ref-name="r60">43</text:bookmark-ref></text:span></text:span></text:p>
            </table:table-cell>
          </table:table-row>
        </table:table>
        <text:p text:style-name="P70">Enum Constant Detail</text:p>
        <text:p text:style-name="P105"><text:bookmark text:name="r57"/>OPTIONAL</text:p>
        <text:p text:style-name="P115"><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OPTIONAL</text:span></text:span></text:p>
        <text:p text:style-name="P139">Use the corresponding Configuration object if present but allow the component to be satisfied even if the corresponding Configuration object is not present.</text:p>
        <text:p text:style-name="P164"/>
        <text:p text:style-name="P104"><text:bookmark text:name="r58"/><text:soft-page-break/>REQUIRE</text:p>
        <text:p text:style-name="P115"><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REQUIRE</text:span></text:span></text:p>
        <text:p text:style-name="P139">There must be a corresponding Configuration object for the component configuration to become satisfied.</text:p>
        <text:p text:style-name="P164"/>
        <text:p text:style-name="P104"><text:bookmark text:name="r59"/>IGNORE</text:p>
        <text:p text:style-name="P115"><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IGNORE</text:span></text:span></text:p>
        <text:p text:style-name="P139">Always allow the component configuration to be satisfied and do not use the corresponding Configuration object even if it is present.</text:p>
        <text:p text:style-name="P71">Method Detail</text:p>
        <text:p text:style-name="P105"><text:bookmark text:name="r60"/>values</text:p>
        <text:p text:style-name="P115"><text:span text:style-name="Code2">public static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values</text:span></text:span><text:span text:style-name="Code2">()</text:span></text:p>
        <text:p text:style-name="P164"/>
        <text:p text:style-name="P104"><text:bookmark text:name="r61"/>valueOf</text:p>
        <text:p text:style-name="P115"><text:span text:style-name="Code2">public static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valueOf</text:span></text:span><text:span text:style-name="Code2">(String name)</text:span></text:p>
        <text:p text:style-name="P164"/>
        <text:p text:style-name="P104"><text:bookmark text:name="r62"/>toString</text:p>
        <text:p text:style-name="P115"><text:span text:style-name="Code2">public String </text:span><text:span text:style-name="Code2"><text:span text:style-name="T51">toString</text:span></text:span><text:span text:style-name="Code2">()</text:span></text:p>
        <text:p text:style-name="P143">Overrides:</text:p>
        <text:p text:style-name="P166"><text:span text:style-name="Code2">toString</text:span><text:span text:style-name="Default_20_Paragraph_20_Font"><text:span text:style-name="T1"> in class </text:span></text:span><text:span text:style-name="Code2">Enum</text:span></text:p>
        <text:p text:style-name="P55"><text:bookmark text:name="r64"/>Annotation Type Deactivate</text:p>
        <text:p text:style-name="P149"><text:a xlink:type="simple" xlink:href="#r40" text:style-name="Internet_20_link" text:visited-style-name="Visited_20_Internet_20_Link"><text:span text:style-name="T55">org.osgi.service.component.annotations</text:span></text:a></text:p>
        <text:p text:style-name="P136"/>
        <text:p text:style-name="P152"><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148"><text:span text:style-name="T1">Identify the annotated method as the </text:span><text:span text:style-name="Code2">deactivate</text:span><text:span text:style-name="Default_20_Paragraph_20_Font"><text:span text:style-name="T1"> method of a Service Component.</text:span></text:span></text:p>
        <text:p text:style-name="P147">The annotated method is the deactivate method of the Component.</text:p>
        <text:p text:style-name="P117">This annotation is not processed at runtime by a Service Component Runtime implementation. It must be processed by tools and used to add a Component Description to the bundle.</text:p>
        <text:p text:style-name="P150">Since:</text:p>
        <text:p text:style-name="P144">1.1</text:p>
        <text:p text:style-name="P150">See Also:</text:p>
        <text:p text:style-name="P144">"The deactivate attribute of the component element of a Component Description."</text:p>
        <text:p text:style-name="P56"><text:bookmark text:name="r72"/>Annotation Type LookupReference</text:p>
        <text:p text:style-name="P149"><text:a xlink:type="simple" xlink:href="#r40" text:style-name="Internet_20_link" text:visited-style-name="Visited_20_Internet_20_Link"><text:span text:style-name="T55">org.osgi.service.component.annotations</text:span></text:a></text:p>
        <text:p text:style-name="P136"/>
        <text:p text:style-name="P152"><text:span text:style-name="Code_20_Small1">@Retention(value=RetentionPolicy.CLASS)<text:line-break/>@Target(value={})<text:line-break/></text:span><text:span text:style-name="Code2">public @interface </text:span><text:span text:style-name="Code2"><text:span text:style-name="T51">LookupReference</text:span></text:span></text:p>
        <text:p text:style-name="P148"><text:span text:style-name="T1">Define a lookup strategy reference for a </text:span><text:a xlink:type="simple" xlink:href="#r56" text:style-name="Internet_20_link" text:visited-style-name="Visited_20_Internet_20_Link"><text:span text:style-name="Code2"><text:span text:style-name="T56">Component</text:span></text:span></text:a><text:span text:style-name="Default_20_Paragraph_20_Font"><text:span text:style-name="T1">.</text:span></text:span></text:p>
        <text:p text:style-name="P148"><text:span text:style-name="T1">The referenced service can be accessed using one of the </text:span><text:span text:style-name="Code2">locateService</text:span><text:span text:style-name="Default_20_Paragraph_20_Font"><text:span text:style-name="T1"> methods of </text:span></text:span><text:span text:style-name="Code2">ComponentContext</text:span><text:span text:style-name="Default_20_Paragraph_20_Font"><text:span text:style-name="T1">.</text:span></text:span></text:p>
        <text:p text:style-name="P147">This annotation is not processed at runtime by a Service Component Runtime implementation. It must be processed by tools and used to add a Component Description to the bundle.</text:p>
        <text:p text:style-name="P116"><text:span text:style-name="T1">In the generated Component Description for a component, the references must be ordered in ascending lexicographical order (using </text:span><text:span text:style-name="Code2">String.compareTo</text:span><text:span text:style-name="Default_20_Paragraph_20_Font"><text:span text:style-name="T1"> ) of the reference </text:span></text:span><text:a xlink:type="simple" xlink:href="#r65" text:style-name="Internet_20_link" text:visited-style-name="Visited_20_Internet_20_Link"><text:span text:style-name="Code2"><text:span text:style-name="T56">name</text:span></text:span></text:a><text:span text:style-name="Default_20_Paragraph_20_Font"><text:span text:style-name="T1">s.</text:span></text:span></text:p>
        <text:p text:style-name="P150">Since:</text:p>
        <text:p text:style-name="P144">1.3</text:p>
        <text:p text:style-name="P150">See Also:</text:p>
        <text:p text:style-name="P144">"The reference element of a Component Description."</text:p>
        <text:p text:style-name="P153"/>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54"><text:span text:style-name="Summary_20_Heading_20_Font2"><text:span text:style-name="T6">Required Element Summary</text:span></text:span></text:p>
            </table:table-cell>
            <table:covered-table-cell/>
            <table:table-cell table:style-name="Table30.A1" office:value-type="string">
              <text:p text:style-name="P155"><text:span text:style-name="Page_20_Reference_20_Font"><text:span text:style-name="T20">Page</text:span></text:span></text:p>
            </table:table-cell>
          </table:table-row>
          <table:table-row table:style-name="Table30.1">
            <table:table-cell table:style-name="Table30.A2" office:value-type="string">
              <text:p text:style-name="P158"><text:a xlink:type="simple" xlink:href="#r91" text:style-name="Internet_20_link" text:visited-style-name="Visited_20_Internet_20_Link"><text:span text:style-name="Code_20_Small1"><text:span text:style-name="T56">ReferenceCardinality</text:span></text:span></text:a></text:p>
            </table:table-cell>
            <table:table-cell table:style-name="Table30.A2" office:value-type="string">
              <text:p text:style-name="P160"><text:a xlink:type="simple" xlink:href="#r67" text:style-name="Internet_20_link" text:visited-style-name="Visited_20_Internet_20_Link"><text:span text:style-name="Code2"><text:span text:style-name="T57">cardinality</text:span></text:span></text:a></text:p>
              <text:p text:style-name="P162">The cardinality of the reference.</text:p>
            </table:table-cell>
            <table:table-cell table:style-name="Table30.C2" office:value-type="string">
              <text:p text:style-name="P157"><text:span text:style-name="Page_20_Reference_20_Font"><text:span text:style-name="T6"><text:bookmark-ref text:reference-format="page" text:ref-name="r67">46</text:bookmark-ref></text:span></text:span></text:p>
            </table:table-cell>
          </table:table-row>
          <table:table-row table:style-name="Table30.1">
            <table:table-cell table:style-name="Table30.A3" office:value-type="string">
              <text:p text:style-name="P156"><text:span text:style-name="Code_20_Small1"><text:span text:style-name="T6">String</text:span></text:span></text:p>
            </table:table-cell>
            <table:table-cell table:style-name="Table30.A3" office:value-type="string">
              <text:p text:style-name="P160"><text:a xlink:type="simple" xlink:href="#r65" text:style-name="Internet_20_link" text:visited-style-name="Visited_20_Internet_20_Link"><text:span text:style-name="Code2"><text:span text:style-name="T57">name</text:span></text:span></text:a></text:p>
              <text:p text:style-name="P162">The name of this reference.</text:p>
            </table:table-cell>
            <table:table-cell table:style-name="Table30.C3" office:value-type="string">
              <text:p text:style-name="P157"><text:span text:style-name="Page_20_Reference_20_Font"><text:span text:style-name="T6"><text:bookmark-ref text:reference-format="page" text:ref-name="r65">45</text:bookmark-ref></text:span></text:span></text:p>
            </table:table-cell>
          </table:table-row>
          <table:table-row table:style-name="Table30.1">
            <table:table-cell table:style-name="Table30.A3" office:value-type="string">
              <text:p text:style-name="P158"><text:a xlink:type="simple" xlink:href="#r97" text:style-name="Internet_20_link" text:visited-style-name="Visited_20_Internet_20_Link"><text:span text:style-name="Code_20_Small1"><text:span text:style-name="T56">ReferencePolicy</text:span></text:span></text:a></text:p>
            </table:table-cell>
            <table:table-cell table:style-name="Table30.A3" office:value-type="string">
              <text:p text:style-name="P160"><text:a xlink:type="simple" xlink:href="#r68" text:style-name="Internet_20_link" text:visited-style-name="Visited_20_Internet_20_Link"><text:span text:style-name="Code2"><text:span text:style-name="T57">policy</text:span></text:span></text:a></text:p>
              <text:p text:style-name="P162">The policy for the reference.</text:p>
            </table:table-cell>
            <table:table-cell table:style-name="Table30.C3" office:value-type="string">
              <text:p text:style-name="P157"><text:span text:style-name="Page_20_Reference_20_Font"><text:span text:style-name="T6"><text:bookmark-ref text:reference-format="page" text:ref-name="r68">46</text:bookmark-ref></text:span></text:span></text:p>
            </table:table-cell>
          </table:table-row>
          <table:table-row table:style-name="Table30.1">
            <table:table-cell table:style-name="Table30.A3" office:value-type="string">
              <text:p text:style-name="P158"><text:a xlink:type="simple" xlink:href="#r103" text:style-name="Internet_20_link" text:visited-style-name="Visited_20_Internet_20_Link"><text:span text:style-name="Code_20_Small1"><text:span text:style-name="T56">ReferencePolicyOption</text:span></text:span></text:a></text:p>
            </table:table-cell>
            <table:table-cell table:style-name="Table30.A3" office:value-type="string">
              <text:p text:style-name="P160"><text:a xlink:type="simple" xlink:href="#r70" text:style-name="Internet_20_link" text:visited-style-name="Visited_20_Internet_20_Link"><text:span text:style-name="Code2"><text:span text:style-name="T57">policyOption</text:span></text:span></text:a></text:p>
              <text:p text:style-name="P162">The policy option for the reference.</text:p>
            </table:table-cell>
            <table:table-cell table:style-name="Table30.C3" office:value-type="string">
              <text:p text:style-name="P157"><text:span text:style-name="Page_20_Reference_20_Font"><text:span text:style-name="T6"><text:bookmark-ref text:reference-format="page" text:ref-name="r70">46</text:bookmark-ref></text:span></text:span></text:p>
            </table:table-cell>
          </table:table-row>
          <table:table-row table:style-name="Table30.1">
            <table:table-cell table:style-name="Table30.A3" office:value-type="string">
              <text:p text:style-name="P158"><text:a xlink:type="simple" xlink:href="#r109" text:style-name="Internet_20_link" text:visited-style-name="Visited_20_Internet_20_Link"><text:span text:style-name="Code_20_Small1"><text:span text:style-name="T56">ReferenceScope</text:span></text:span></text:a></text:p>
            </table:table-cell>
            <table:table-cell table:style-name="Table30.A3" office:value-type="string">
              <text:p text:style-name="P160"><text:a xlink:type="simple" xlink:href="#r71" text:style-name="Internet_20_link" text:visited-style-name="Visited_20_Internet_20_Link"><text:span text:style-name="Code2"><text:span text:style-name="T57">scope</text:span></text:span></text:a></text:p>
              <text:p text:style-name="P162">The requested service scope for this Reference.</text:p>
            </table:table-cell>
            <table:table-cell table:style-name="Table30.C3" office:value-type="string">
              <text:p text:style-name="P157"><text:span text:style-name="Page_20_Reference_20_Font"><text:span text:style-name="T6"><text:bookmark-ref text:reference-format="page" text:ref-name="r71">47</text:bookmark-ref></text:span></text:span></text:p>
            </table:table-cell>
          </table:table-row>
          <table:table-row table:style-name="Table30.1">
            <table:table-cell table:style-name="Table30.A3" office:value-type="string">
              <text:p text:style-name="P156"><text:span text:style-name="Code_20_Small1"><text:span text:style-name="T6">Class&lt;?&gt;</text:span></text:span></text:p>
            </table:table-cell>
            <table:table-cell table:style-name="Table30.A3" office:value-type="string">
              <text:p text:style-name="P160"><text:a xlink:type="simple" xlink:href="#r66" text:style-name="Internet_20_link" text:visited-style-name="Visited_20_Internet_20_Link"><text:span text:style-name="Code2"><text:span text:style-name="T57">service</text:span></text:span></text:a></text:p>
              <text:p text:style-name="P162">The type of the service to bind to this reference.</text:p>
            </table:table-cell>
            <table:table-cell table:style-name="Table30.C3" office:value-type="string">
              <text:p text:style-name="P157"><text:span text:style-name="Page_20_Reference_20_Font"><text:span text:style-name="T6"><text:bookmark-ref text:reference-format="page" text:ref-name="r66">45</text:bookmark-ref></text:span></text:span></text:p>
            </table:table-cell>
          </table:table-row>
          <table:table-row table:style-name="Table30.1">
            <table:table-cell table:style-name="Table30.A3" office:value-type="string">
              <text:p text:style-name="P156"><text:span text:style-name="Code_20_Small1"><text:span text:style-name="T6">String</text:span></text:span></text:p>
            </table:table-cell>
            <table:table-cell table:style-name="Table30.A3" office:value-type="string">
              <text:p text:style-name="P160"><text:a xlink:type="simple" xlink:href="#r69" text:style-name="Internet_20_link" text:visited-style-name="Visited_20_Internet_20_Link"><text:span text:style-name="Code2"><text:span text:style-name="T57">target</text:span></text:span></text:a></text:p>
              <text:p text:style-name="P162">The target filter for the reference.</text:p>
            </table:table-cell>
            <table:table-cell table:style-name="Table30.C3" office:value-type="string">
              <text:p text:style-name="P157"><text:span text:style-name="Page_20_Reference_20_Font"><text:span text:style-name="T6"><text:bookmark-ref text:reference-format="page" text:ref-name="r69">46</text:bookmark-ref></text:span></text:span></text:p>
            </table:table-cell>
          </table:table-row>
        </table:table>
        <text:p text:style-name="P70">Element Detail</text:p>
        <text:p text:style-name="P105"><text:bookmark text:name="r65"/>name</text:p>
        <text:p text:style-name="P115"><text:span text:style-name="Code2">public abstract String </text:span><text:span text:style-name="Code2"><text:span text:style-name="T51">name</text:span></text:span></text:p>
        <text:p text:style-name="P139">The name of this reference.</text:p>
        <text:p text:style-name="P143">See Also:</text:p>
        <text:p text:style-name="P165">"The name attribute of the reference element of a Component Description."</text:p>
        <text:p text:style-name="P167"/>
        <text:p text:style-name="P104"><text:bookmark text:name="r66"/>service</text:p>
        <text:p text:style-name="P115"><text:span text:style-name="Code2">public abstract Class&lt;?&gt; </text:span><text:span text:style-name="Code2"><text:span text:style-name="T51">service</text:span></text:span></text:p>
        <text:p text:style-name="P139">The type of the service to bind to this reference.</text:p>
        <text:p text:style-name="P143"><text:soft-page-break/>See Also:</text:p>
        <text:p text:style-name="P165">"The interface attribute of the reference element of a Component Description."</text:p>
        <text:p text:style-name="P167"/>
        <text:p text:style-name="P104"><text:bookmark text:name="r67"/>cardinality</text:p>
        <text:p text:style-name="P115"><text:span text:style-name="Code2">public abstract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cardinality</text:span></text:span></text:p>
        <text:p text:style-name="P140">The cardinality of the reference.</text:p>
        <text:p text:style-name="P138"><text:span text:style-name="T1">If not specified, the reference has a </text:span><text:a xlink:type="simple" xlink:href="#r85" text:style-name="Internet_20_link" text:visited-style-name="Visited_20_Internet_20_Link"><text:span text:style-name="Code2"><text:span text:style-name="T56">1..1</text:span></text:span></text:a><text:span text:style-name="Default_20_Paragraph_20_Font"><text:span text:style-name="T1"> cardinality.</text:span></text:span></text:p>
        <text:p text:style-name="P143">Default:</text:p>
        <text:p text:style-name="P166"><text:a xlink:type="simple" xlink:href="#r85" text:style-name="Internet_20_link" text:visited-style-name="Visited_20_Internet_20_Link"><text:span text:style-name="T53">ReferenceCardinality.MANDATORY</text:span></text:a></text:p>
        <text:p text:style-name="P143">See Also:</text:p>
        <text:p text:style-name="P165">"The cardinality attribute of the reference element of a Component Description."</text:p>
        <text:p text:style-name="P167"/>
        <text:p text:style-name="P104"><text:bookmark text:name="r68"/>policy</text:p>
        <text:p text:style-name="P115"><text:span text:style-name="Code2">public abstract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policy</text:span></text:span></text:p>
        <text:p text:style-name="P140">The policy for the reference.</text:p>
        <text:p text:style-name="P138"><text:span text:style-name="T1">If not specified, the </text:span><text:a xlink:type="simple" xlink:href="#r92" text:style-name="Internet_20_link" text:visited-style-name="Visited_20_Internet_20_Link"><text:span text:style-name="Code2"><text:span text:style-name="T56">STATIC</text:span></text:span></text:a><text:span text:style-name="Default_20_Paragraph_20_Font"><text:span text:style-name="T1"> reference policy is used.</text:span></text:span></text:p>
        <text:p text:style-name="P143">Default:</text:p>
        <text:p text:style-name="P166"><text:a xlink:type="simple" xlink:href="#r92" text:style-name="Internet_20_link" text:visited-style-name="Visited_20_Internet_20_Link"><text:span text:style-name="T53">ReferencePolicy.STATIC</text:span></text:a></text:p>
        <text:p text:style-name="P143">See Also:</text:p>
        <text:p text:style-name="P165">"The policy attribute of the reference element of a Component Description."</text:p>
        <text:p text:style-name="P167"/>
        <text:p text:style-name="P104"><text:bookmark text:name="r69"/>target</text:p>
        <text:p text:style-name="P115"><text:span text:style-name="Code2">public abstract String </text:span><text:span text:style-name="Code2"><text:span text:style-name="T51">target</text:span></text:span></text:p>
        <text:p text:style-name="P139">The target filter for the reference.</text:p>
        <text:p text:style-name="P143">Default:</text:p>
        <text:p text:style-name="P165">""</text:p>
        <text:p text:style-name="P143">See Also:</text:p>
        <text:p text:style-name="P165">"The target attribute of the reference element of a Component Description."</text:p>
        <text:p text:style-name="P167"/>
        <text:p text:style-name="P104"><text:bookmark text:name="r70"/>policyOption</text:p>
        <text:p text:style-name="P115"><text:span text:style-name="Code2">public abstract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policyOption</text:span></text:span></text:p>
        <text:p text:style-name="P140">The policy option for the reference.</text:p>
        <text:p text:style-name="P138"><text:span text:style-name="T1">If not specified, the </text:span><text:a xlink:type="simple" xlink:href="#r98" text:style-name="Internet_20_link" text:visited-style-name="Visited_20_Internet_20_Link"><text:span text:style-name="Code2"><text:span text:style-name="T56">RELUCTANT</text:span></text:span></text:a><text:span text:style-name="Default_20_Paragraph_20_Font"><text:span text:style-name="T1"> reference policy option is used.</text:span></text:span></text:p>
        <text:p text:style-name="P143">Default:</text:p>
        <text:p text:style-name="P166"><text:a xlink:type="simple" xlink:href="#r98" text:style-name="Internet_20_link" text:visited-style-name="Visited_20_Internet_20_Link"><text:span text:style-name="T53">ReferencePolicyOption.RELUCTANT</text:span></text:a></text:p>
        <text:p text:style-name="P143">See Also:</text:p>
        <text:p text:style-name="P165">"The policy-option attribute of the reference element of a Component Description."</text:p>
        <text:p text:style-name="P167"/>
        <text:p text:style-name="P104"><text:bookmark text:name="r71"/><text:soft-page-break/>scope</text:p>
        <text:p text:style-name="P115"><text:span text:style-name="Code2">public abstract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scope</text:span></text:span></text:p>
        <text:p text:style-name="P140">The requested service scope for this Reference.</text:p>
        <text:p text:style-name="P138"><text:span text:style-name="T1">If not specified, the </text:span><text:a xlink:type="simple" xlink:href="#r104" text:style-name="Internet_20_link" text:visited-style-name="Visited_20_Internet_20_Link"><text:span text:style-name="Code2"><text:span text:style-name="T56">bundle</text:span></text:span></text:a><text:span text:style-name="Default_20_Paragraph_20_Font"><text:span text:style-name="T1"> service scope is requested.</text:span></text:span></text:p>
        <text:p text:style-name="P143">Default:</text:p>
        <text:p text:style-name="P166"><text:a xlink:type="simple" xlink:href="#r104" text:style-name="Internet_20_link" text:visited-style-name="Visited_20_Internet_20_Link"><text:span text:style-name="T53">ReferenceScope.BUNDLE</text:span></text:a></text:p>
        <text:p text:style-name="P143">See Also:</text:p>
        <text:p text:style-name="P165">"The scope attribute of the reference element of a Component Description."</text:p>
        <text:p text:style-name="P57"><text:bookmark text:name="r73"/>Annotation Type Modified</text:p>
        <text:p text:style-name="P149"><text:a xlink:type="simple" xlink:href="#r40" text:style-name="Internet_20_link" text:visited-style-name="Visited_20_Internet_20_Link"><text:span text:style-name="T55">org.osgi.service.component.annotations</text:span></text:a></text:p>
        <text:p text:style-name="P136"/>
        <text:p text:style-name="P152"><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148"><text:span text:style-name="T1">Identify the annotated method as the </text:span><text:span text:style-name="Code2">modified</text:span><text:span text:style-name="Default_20_Paragraph_20_Font"><text:span text:style-name="T1"> method of a Service Component.</text:span></text:span></text:p>
        <text:p text:style-name="P147">The annotated method is the modified method of the Component.</text:p>
        <text:p text:style-name="P117">This annotation is not processed at runtime by a Service Component Runtime implementation. It must be processed by tools and used to add a Component Description to the bundle.</text:p>
        <text:p text:style-name="P150">Since:</text:p>
        <text:p text:style-name="P144">1.1</text:p>
        <text:p text:style-name="P150">See Also:</text:p>
        <text:p text:style-name="P144">"The modified attribute of the component element of a Component Description."</text:p>
        <text:p text:style-name="P58"><text:bookmark text:name="r83"/>Annotation Type Reference</text:p>
        <text:p text:style-name="P149"><text:a xlink:type="simple" xlink:href="#r40" text:style-name="Internet_20_link" text:visited-style-name="Visited_20_Internet_20_Link"><text:span text:style-name="T55">org.osgi.service.component.annotations</text:span></text:a></text:p>
        <text:p text:style-name="P136"/>
        <text:p text:style-name="P152"><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148"><text:span text:style-name="T1">Identify the annotated method as a </text:span><text:span text:style-name="Code2">bind</text:span><text:span text:style-name="Default_20_Paragraph_20_Font"><text:span text:style-name="T1"> method of a Service Component.</text:span></text:span></text:p>
        <text:p text:style-name="P147">The annotated method is a bind method of the Component.</text:p>
        <text:p text:style-name="P147">This annotation is not processed at runtime by a Service Component Runtime implementation. It must be processed by tools and used to add a Component Description to the bundle.</text:p>
        <text:p text:style-name="P116"><text:span text:style-name="T1">In the generated Component Description for a component, the references must be ordered in ascending lexicographical order (using </text:span><text:span text:style-name="Code2">String.compareTo</text:span><text:span text:style-name="Default_20_Paragraph_20_Font"><text:span text:style-name="T1"> ) of the reference </text:span></text:span><text:a xlink:type="simple" xlink:href="#r74" text:style-name="Internet_20_link" text:visited-style-name="Visited_20_Internet_20_Link"><text:span text:style-name="Code2"><text:span text:style-name="T56">name</text:span></text:span></text:a><text:span text:style-name="Default_20_Paragraph_20_Font"><text:span text:style-name="T1">s.</text:span></text:span></text:p>
        <text:p text:style-name="P150">See Also:</text:p>
        <text:p text:style-name="P144">"The reference element of a Component Description."</text:p>
        <text:p text:style-name="P15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54"><text:span text:style-name="Summary_20_Heading_20_Font2"><text:span text:style-name="T6">Required Element Summary</text:span></text:span></text:p>
            </table:table-cell>
            <table:covered-table-cell/>
            <table:table-cell table:style-name="Table31.A1" office:value-type="string">
              <text:p text:style-name="P155"><text:span text:style-name="Page_20_Reference_20_Font"><text:span text:style-name="T20">Page</text:span></text:span></text:p>
            </table:table-cell>
          </table:table-row>
          <table:table-row table:style-name="Table31.1">
            <table:table-cell table:style-name="Table31.A2" office:value-type="string">
              <text:p text:style-name="P158"><text:a xlink:type="simple" xlink:href="#r91" text:style-name="Internet_20_link" text:visited-style-name="Visited_20_Internet_20_Link"><text:span text:style-name="Code_20_Small1"><text:span text:style-name="T56">ReferenceCardinality</text:span></text:span></text:a></text:p>
            </table:table-cell>
            <table:table-cell table:style-name="Table31.A2" office:value-type="string">
              <text:p text:style-name="P160"><text:a xlink:type="simple" xlink:href="#r76" text:style-name="Internet_20_link" text:visited-style-name="Visited_20_Internet_20_Link"><text:span text:style-name="Code2"><text:span text:style-name="T57">cardinality</text:span></text:span></text:a></text:p>
              <text:p text:style-name="P162">The cardinality of the reference.</text:p>
            </table:table-cell>
            <table:table-cell table:style-name="Table31.C2" office:value-type="string">
              <text:p text:style-name="P157"><text:span text:style-name="Page_20_Reference_20_Font"><text:span text:style-name="T6"><text:bookmark-ref text:reference-format="page" text:ref-name="r76">50</text:bookmark-ref></text:span></text:span></text:p>
            </table:table-cell>
          </table:table-row>
          <table:table-row table:style-name="Table31.1">
            <table:table-cell table:style-name="Table31.A3" office:value-type="string">
              <text:p text:style-name="P156"><text:span text:style-name="Code_20_Small1"><text:span text:style-name="T6">String</text:span></text:span></text:p>
            </table:table-cell>
            <table:table-cell table:style-name="Table31.A3" office:value-type="string">
              <text:p text:style-name="P160"><text:a xlink:type="simple" xlink:href="#r74" text:style-name="Internet_20_link" text:visited-style-name="Visited_20_Internet_20_Link"><text:span text:style-name="Code2"><text:span text:style-name="T57">name</text:span></text:span></text:a></text:p>
              <text:p text:style-name="P162">The name of this reference.</text:p>
            </table:table-cell>
            <table:table-cell table:style-name="Table31.C3" office:value-type="string">
              <text:p text:style-name="P157"><text:span text:style-name="Page_20_Reference_20_Font"><text:span text:style-name="T6"><text:bookmark-ref text:reference-format="page" text:ref-name="r74">49</text:bookmark-ref></text:span></text:span></text:p>
            </table:table-cell>
          </table:table-row>
          <table:table-row table:style-name="Table31.1">
            <table:table-cell table:style-name="Table31.A3" office:value-type="string">
              <text:p text:style-name="P158"><text:a xlink:type="simple" xlink:href="#r97" text:style-name="Internet_20_link" text:visited-style-name="Visited_20_Internet_20_Link"><text:span text:style-name="Code_20_Small1"><text:span text:style-name="T56">ReferencePolicy</text:span></text:span></text:a></text:p>
            </table:table-cell>
            <table:table-cell table:style-name="Table31.A3" office:value-type="string">
              <text:p text:style-name="P160"><text:a xlink:type="simple" xlink:href="#r77" text:style-name="Internet_20_link" text:visited-style-name="Visited_20_Internet_20_Link"><text:span text:style-name="Code2"><text:span text:style-name="T57">policy</text:span></text:span></text:a></text:p>
              <text:p text:style-name="P162">The policy for the reference.</text:p>
            </table:table-cell>
            <table:table-cell table:style-name="Table31.C3" office:value-type="string">
              <text:p text:style-name="P157"><text:span text:style-name="Page_20_Reference_20_Font"><text:span text:style-name="T6"><text:bookmark-ref text:reference-format="page" text:ref-name="r77">50</text:bookmark-ref></text:span></text:span></text:p>
            </table:table-cell>
          </table:table-row>
          <table:table-row table:style-name="Table31.1">
            <table:table-cell table:style-name="Table31.A3" office:value-type="string">
              <text:p text:style-name="P158"><text:a xlink:type="simple" xlink:href="#r103" text:style-name="Internet_20_link" text:visited-style-name="Visited_20_Internet_20_Link"><text:span text:style-name="Code_20_Small1"><text:span text:style-name="T56">ReferencePolicyOption</text:span></text:span></text:a></text:p>
            </table:table-cell>
            <table:table-cell table:style-name="Table31.A3" office:value-type="string">
              <text:p text:style-name="P160"><text:a xlink:type="simple" xlink:href="#r80" text:style-name="Internet_20_link" text:visited-style-name="Visited_20_Internet_20_Link"><text:span text:style-name="Code2"><text:span text:style-name="T57">policyOption</text:span></text:span></text:a></text:p>
              <text:p text:style-name="P162">The policy option for the reference.</text:p>
            </table:table-cell>
            <table:table-cell table:style-name="Table31.C3" office:value-type="string">
              <text:p text:style-name="P157"><text:span text:style-name="Page_20_Reference_20_Font"><text:span text:style-name="T6"><text:bookmark-ref text:reference-format="page" text:ref-name="r80">51</text:bookmark-ref></text:span></text:span></text:p>
            </table:table-cell>
          </table:table-row>
          <table:table-row table:style-name="Table31.1">
            <table:table-cell table:style-name="Table31.A3" office:value-type="string">
              <text:p text:style-name="P158"><text:a xlink:type="simple" xlink:href="#r109" text:style-name="Internet_20_link" text:visited-style-name="Visited_20_Internet_20_Link"><text:span text:style-name="Code_20_Small1"><text:span text:style-name="T56">ReferenceScope</text:span></text:span></text:a></text:p>
            </table:table-cell>
            <table:table-cell table:style-name="Table31.A3" office:value-type="string">
              <text:p text:style-name="P160"><text:a xlink:type="simple" xlink:href="#r82" text:style-name="Internet_20_link" text:visited-style-name="Visited_20_Internet_20_Link"><text:span text:style-name="Code2"><text:span text:style-name="T57">scope</text:span></text:span></text:a></text:p>
              <text:p text:style-name="P162">The requested service scope for this Reference.</text:p>
            </table:table-cell>
            <table:table-cell table:style-name="Table31.C3" office:value-type="string">
              <text:p text:style-name="P157"><text:span text:style-name="Page_20_Reference_20_Font"><text:span text:style-name="T6"><text:bookmark-ref text:reference-format="page" text:ref-name="r82">51</text:bookmark-ref></text:span></text:span></text:p>
            </table:table-cell>
          </table:table-row>
          <table:table-row table:style-name="Table31.1">
            <table:table-cell table:style-name="Table31.A3" office:value-type="string">
              <text:p text:style-name="P156"><text:span text:style-name="Code_20_Small1"><text:span text:style-name="T6">Class&lt;?&gt;</text:span></text:span></text:p>
            </table:table-cell>
            <table:table-cell table:style-name="Table31.A3" office:value-type="string">
              <text:p text:style-name="P160"><text:a xlink:type="simple" xlink:href="#r75" text:style-name="Internet_20_link" text:visited-style-name="Visited_20_Internet_20_Link"><text:span text:style-name="Code2"><text:span text:style-name="T57">service</text:span></text:span></text:a></text:p>
              <text:p text:style-name="P162">The type of the service to bind to this reference.</text:p>
            </table:table-cell>
            <table:table-cell table:style-name="Table31.C3" office:value-type="string">
              <text:p text:style-name="P157"><text:span text:style-name="Page_20_Reference_20_Font"><text:span text:style-name="T6"><text:bookmark-ref text:reference-format="page" text:ref-name="r75">50</text:bookmark-ref></text:span></text:span></text:p>
            </table:table-cell>
          </table:table-row>
          <table:table-row table:style-name="Table31.1">
            <table:table-cell table:style-name="Table31.A3" office:value-type="string">
              <text:p text:style-name="P156"><text:span text:style-name="Code_20_Small1"><text:span text:style-name="T6">String</text:span></text:span></text:p>
            </table:table-cell>
            <table:table-cell table:style-name="Table31.A3" office:value-type="string">
              <text:p text:style-name="P160"><text:a xlink:type="simple" xlink:href="#r78" text:style-name="Internet_20_link" text:visited-style-name="Visited_20_Internet_20_Link"><text:span text:style-name="Code2"><text:span text:style-name="T57">target</text:span></text:span></text:a></text:p>
              <text:p text:style-name="P162">The target filter for the reference.</text:p>
            </table:table-cell>
            <table:table-cell table:style-name="Table31.C3" office:value-type="string">
              <text:p text:style-name="P157"><text:span text:style-name="Page_20_Reference_20_Font"><text:span text:style-name="T6"><text:bookmark-ref text:reference-format="page" text:ref-name="r78">50</text:bookmark-ref></text:span></text:span></text:p>
            </table:table-cell>
          </table:table-row>
          <table:table-row table:style-name="Table31.1">
            <table:table-cell table:style-name="Table31.A3" office:value-type="string">
              <text:p text:style-name="P156"><text:span text:style-name="Code_20_Small1"><text:span text:style-name="T6">String</text:span></text:span></text:p>
            </table:table-cell>
            <table:table-cell table:style-name="Table31.A3" office:value-type="string">
              <text:p text:style-name="P160"><text:a xlink:type="simple" xlink:href="#r79" text:style-name="Internet_20_link" text:visited-style-name="Visited_20_Internet_20_Link"><text:span text:style-name="Code2"><text:span text:style-name="T57">unbind</text:span></text:span></text:a></text:p>
              <text:p text:style-name="P162">The name of the unbind method which is associated with the annotated bind method.</text:p>
            </table:table-cell>
            <table:table-cell table:style-name="Table31.C3" office:value-type="string">
              <text:p text:style-name="P157"><text:span text:style-name="Page_20_Reference_20_Font"><text:span text:style-name="T6"><text:bookmark-ref text:reference-format="page" text:ref-name="r79">50</text:bookmark-ref></text:span></text:span></text:p>
            </table:table-cell>
          </table:table-row>
          <table:table-row table:style-name="Table31.1">
            <table:table-cell table:style-name="Table31.A3" office:value-type="string">
              <text:p text:style-name="P156"><text:span text:style-name="Code_20_Small1"><text:span text:style-name="T6">String</text:span></text:span></text:p>
            </table:table-cell>
            <table:table-cell table:style-name="Table31.A3" office:value-type="string">
              <text:p text:style-name="P160"><text:a xlink:type="simple" xlink:href="#r81" text:style-name="Internet_20_link" text:visited-style-name="Visited_20_Internet_20_Link"><text:span text:style-name="Code2"><text:span text:style-name="T57">updated</text:span></text:span></text:a></text:p>
              <text:p text:style-name="P162">The name of the updated method which is associated with the annotated bind method.</text:p>
            </table:table-cell>
            <table:table-cell table:style-name="Table31.C3" office:value-type="string">
              <text:p text:style-name="P157"><text:span text:style-name="Page_20_Reference_20_Font"><text:span text:style-name="T6"><text:bookmark-ref text:reference-format="page" text:ref-name="r81">51</text:bookmark-ref></text:span></text:span></text:p>
            </table:table-cell>
          </table:table-row>
        </table:table>
        <text:p text:style-name="P70">Element Detail</text:p>
        <text:p text:style-name="P105"><text:bookmark text:name="r74"/>name</text:p>
        <text:p text:style-name="P115"><text:span text:style-name="Code2">public abstract String </text:span><text:span text:style-name="Code2"><text:span text:style-name="T51">name</text:span></text:span></text:p>
        <text:p text:style-name="P140">The name of this reference.</text:p>
        <text:p text:style-name="P138"><text:span text:style-name="T1">If not specified, the name of this reference is based upon the name of the method being annotated. If the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moved.</text:span></text:span></text:p>
        <text:p text:style-name="P143">Default:</text:p>
        <text:p text:style-name="P165">""</text:p>
        <text:p text:style-name="P143">See Also:</text:p>
        <text:p text:style-name="P165">"The name attribute of the reference element of a Component Description."</text:p>
        <text:p text:style-name="P167"><text:soft-page-break/></text:p>
        <text:p text:style-name="P104"><text:bookmark text:name="r75"/>service</text:p>
        <text:p text:style-name="P115"><text:span text:style-name="Code2">public abstract Class&lt;?&gt; </text:span><text:span text:style-name="Code2"><text:span text:style-name="T51">service</text:span></text:span></text:p>
        <text:p text:style-name="P140">The type of the service to bind to this reference.</text:p>
        <text:p text:style-name="P139">If not specified, the type of the service to bind is based upon the type of the first argument of the method being annotated.</text:p>
        <text:p text:style-name="P143">Default:</text:p>
        <text:p text:style-name="P165">Object.class</text:p>
        <text:p text:style-name="P143">See Also:</text:p>
        <text:p text:style-name="P165">"The interface attribute of the reference element of a Component Description."</text:p>
        <text:p text:style-name="P167"/>
        <text:p text:style-name="P104"><text:bookmark text:name="r76"/>cardinality</text:p>
        <text:p text:style-name="P115"><text:span text:style-name="Code2">public abstract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cardinality</text:span></text:span></text:p>
        <text:p text:style-name="P140">The cardinality of the reference.</text:p>
        <text:p text:style-name="P138"><text:span text:style-name="T1">If not specified, the reference has a </text:span><text:a xlink:type="simple" xlink:href="#r85" text:style-name="Internet_20_link" text:visited-style-name="Visited_20_Internet_20_Link"><text:span text:style-name="Code2"><text:span text:style-name="T56">1..1</text:span></text:span></text:a><text:span text:style-name="Default_20_Paragraph_20_Font"><text:span text:style-name="T1"> cardinality.</text:span></text:span></text:p>
        <text:p text:style-name="P143">Default:</text:p>
        <text:p text:style-name="P166"><text:a xlink:type="simple" xlink:href="#r85" text:style-name="Internet_20_link" text:visited-style-name="Visited_20_Internet_20_Link"><text:span text:style-name="T53">ReferenceCardinality.MANDATORY</text:span></text:a></text:p>
        <text:p text:style-name="P143">See Also:</text:p>
        <text:p text:style-name="P165">"The cardinality attribute of the reference element of a Component Description."</text:p>
        <text:p text:style-name="P167"/>
        <text:p text:style-name="P104"><text:bookmark text:name="r77"/>policy</text:p>
        <text:p text:style-name="P115"><text:span text:style-name="Code2">public abstract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policy</text:span></text:span></text:p>
        <text:p text:style-name="P140">The policy for the reference.</text:p>
        <text:p text:style-name="P138"><text:span text:style-name="T1">If not specified, the </text:span><text:a xlink:type="simple" xlink:href="#r92" text:style-name="Internet_20_link" text:visited-style-name="Visited_20_Internet_20_Link"><text:span text:style-name="Code2"><text:span text:style-name="T56">STATIC</text:span></text:span></text:a><text:span text:style-name="Default_20_Paragraph_20_Font"><text:span text:style-name="T1"> reference policy is used.</text:span></text:span></text:p>
        <text:p text:style-name="P143">Default:</text:p>
        <text:p text:style-name="P166"><text:a xlink:type="simple" xlink:href="#r92" text:style-name="Internet_20_link" text:visited-style-name="Visited_20_Internet_20_Link"><text:span text:style-name="T53">ReferencePolicy.STATIC</text:span></text:a></text:p>
        <text:p text:style-name="P143">See Also:</text:p>
        <text:p text:style-name="P165">"The policy attribute of the reference element of a Component Description."</text:p>
        <text:p text:style-name="P167"/>
        <text:p text:style-name="P104"><text:bookmark text:name="r78"/>target</text:p>
        <text:p text:style-name="P115"><text:span text:style-name="Code2">public abstract String </text:span><text:span text:style-name="Code2"><text:span text:style-name="T51">target</text:span></text:span></text:p>
        <text:p text:style-name="P139">The target filter for the reference.</text:p>
        <text:p text:style-name="P143">Default:</text:p>
        <text:p text:style-name="P165">""</text:p>
        <text:p text:style-name="P143">See Also:</text:p>
        <text:p text:style-name="P165">"The target attribute of the reference element of a Component Description."</text:p>
        <text:p text:style-name="P167"/>
        <text:p text:style-name="P104"><text:bookmark text:name="r79"/>unbind</text:p>
        <text:p text:style-name="P115"><text:span text:style-name="Code2">public abstract String </text:span><text:span text:style-name="Code2"><text:span text:style-name="T51">unbind</text:span></text:span></text:p>
        <text:p text:style-name="P140"><text:soft-page-break/>The name of the unbind method which is associated with the annotated bind method.</text:p>
        <text:p text:style-name="P141"><text:span text:style-name="T1">To declare no unbind method, the value </text:span><text:span text:style-name="Code2">"-"</text:span><text:span text:style-name="Default_20_Paragraph_20_Font"><text:span text:style-name="T1"> must be used.</text:span></text:span></text:p>
        <text:p text:style-name="P138"><text:span text:style-name="T1">If not specified, the name of the unbind method is derived from the name of the annotated bind method. If the annotated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placed with </text:span></text:span><text:span text:style-name="Code2">unbind</text:span><text:span text:style-name="Default_20_Paragraph_20_Font"><text:span text:style-name="T1">, </text:span></text:span><text:span text:style-name="Code2">unset</text:span><text:span text:style-name="Default_20_Paragraph_20_Font"><text:span text:style-name="T1"> or </text:span></text:span><text:span text:style-name="Code2">remove</text:span><text:span text:style-name="Default_20_Paragraph_20_Font"><text:span text:style-name="T1">, respectively, to derive the unbind method name. Otherwise, </text:span></text:span><text:span text:style-name="Code2">un</text:span><text:span text:style-name="Default_20_Paragraph_20_Font"><text:span text:style-name="T1"> is prefixed to the annotated method name to derive the unbind method name. The unbind method is only set if the component type contains a method with the derived name.</text:span></text:span></text:p>
        <text:p text:style-name="P143">Default:</text:p>
        <text:p text:style-name="P165">""</text:p>
        <text:p text:style-name="P143">See Also:</text:p>
        <text:p text:style-name="P165">"The unbind attribute of the reference element of a Component Description."</text:p>
        <text:p text:style-name="P167"/>
        <text:p text:style-name="P104"><text:bookmark text:name="r80"/>policyOption</text:p>
        <text:p text:style-name="P115"><text:span text:style-name="Code2">public abstract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policyOption</text:span></text:span></text:p>
        <text:p text:style-name="P140">The policy option for the reference.</text:p>
        <text:p text:style-name="P138"><text:span text:style-name="T1">If not specified, the </text:span><text:a xlink:type="simple" xlink:href="#r98" text:style-name="Internet_20_link" text:visited-style-name="Visited_20_Internet_20_Link"><text:span text:style-name="Code2"><text:span text:style-name="T56">RELUCTANT</text:span></text:span></text:a><text:span text:style-name="Default_20_Paragraph_20_Font"><text:span text:style-name="T1"> reference policy option is used.</text:span></text:span></text:p>
        <text:p text:style-name="P143">Default:</text:p>
        <text:p text:style-name="P166"><text:a xlink:type="simple" xlink:href="#r98" text:style-name="Internet_20_link" text:visited-style-name="Visited_20_Internet_20_Link"><text:span text:style-name="T53">ReferencePolicyOption.RELUCTANT</text:span></text:a></text:p>
        <text:p text:style-name="P143">Since:</text:p>
        <text:p text:style-name="P165">1.2</text:p>
        <text:p text:style-name="P143">See Also:</text:p>
        <text:p text:style-name="P165">"The policy-option attribute of the reference element of a Component Description."</text:p>
        <text:p text:style-name="P167"/>
        <text:p text:style-name="P104"><text:bookmark text:name="r81"/>updated</text:p>
        <text:p text:style-name="P115"><text:span text:style-name="Code2">public abstract String </text:span><text:span text:style-name="Code2"><text:span text:style-name="T51">updated</text:span></text:span></text:p>
        <text:p text:style-name="P140">The name of the updated method which is associated with the annotated bind method.</text:p>
        <text:p text:style-name="P141"><text:span text:style-name="T1">To declare no updated method, the value </text:span><text:span text:style-name="Code2">"-"</text:span><text:span text:style-name="Default_20_Paragraph_20_Font"><text:span text:style-name="T1"> must be used.</text:span></text:span></text:p>
        <text:p text:style-name="P138"><text:span text:style-name="T1">If not specified, the name of the updated method is derived from the name of the annotated bind method. If the annotated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placed with </text:span></text:span><text:span text:style-name="Code2">updated</text:span><text:span text:style-name="Default_20_Paragraph_20_Font"><text:span text:style-name="T1"> to derive the updated method name. Otherwise, </text:span></text:span><text:span text:style-name="Code2">updated</text:span><text:span text:style-name="Default_20_Paragraph_20_Font"><text:span text:style-name="T1"> is prefixed to the annotated method name to derive the updated method name. The updated method is only set if the component type contains a method with the derived name.</text:span></text:span></text:p>
        <text:p text:style-name="P143">Default:</text:p>
        <text:p text:style-name="P165">""</text:p>
        <text:p text:style-name="P143">Since:</text:p>
        <text:p text:style-name="P165">1.2</text:p>
        <text:p text:style-name="P143">See Also:</text:p>
        <text:p text:style-name="P165">"The updated attribute of the reference element of a Component Description."</text:p>
        <text:p text:style-name="P167"/>
        <text:p text:style-name="P104"><text:bookmark text:name="r82"/>scope</text:p>
        <text:p text:style-name="P115"><text:span text:style-name="Code2">public abstract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scope</text:span></text:span></text:p>
        <text:p text:style-name="P140">The requested service scope for this Reference.</text:p>
        <text:p text:style-name="P138"><text:span text:style-name="T1">If not specified, the </text:span><text:a xlink:type="simple" xlink:href="#r104" text:style-name="Internet_20_link" text:visited-style-name="Visited_20_Internet_20_Link"><text:span text:style-name="Code2"><text:span text:style-name="T56">bundle</text:span></text:span></text:a><text:span text:style-name="Default_20_Paragraph_20_Font"><text:span text:style-name="T1"> service scope is requested.</text:span></text:span></text:p>
        <text:p text:style-name="P143"><text:soft-page-break/>Default:</text:p>
        <text:p text:style-name="P166"><text:a xlink:type="simple" xlink:href="#r104" text:style-name="Internet_20_link" text:visited-style-name="Visited_20_Internet_20_Link"><text:span text:style-name="T53">ReferenceScope.BUNDLE</text:span></text:a></text:p>
        <text:p text:style-name="P143">Since:</text:p>
        <text:p text:style-name="P165">1.3</text:p>
        <text:p text:style-name="P143">See Also:</text:p>
        <text:p text:style-name="P165">"The scope attribute of the reference element of a Component Description."</text:p>
        <text:p text:style-name="P59"><text:bookmark text:name="r91"/>Enum ReferenceCardinality</text:p>
        <text:p text:style-name="P149"><text:a xlink:type="simple" xlink:href="#r40" text:style-name="Internet_20_link" text:visited-style-name="Visited_20_Internet_20_Link"><text:span text:style-name="T55">org.osgi.service.component.annotations</text:span></text:a></text:p>
        <text:p text:style-name="P137"><text:span text:style-name="Code2">java.lang.Object</text:span></text:p>
        <text:p text:style-name="P151"><text:span text:style-name="Code2">  </text:span><text:span text:style-name="Code2"><draw:frame draw:style-name="fr4" draw:name="graphics8" text:anchor-type="as-char" svg:width="0.1563in" svg:height="0.1457in" draw:z-index="28"><draw:image xlink:href="Pictures/100002000000000F0000000E443DCD33.png" xlink:type="simple" xlink:show="embed" xlink:actuate="onLoad"/></draw:frame></text:span><text:span text:style-name="Code2">java.lang.Enum&lt;</text:span><text:a xlink:type="simple" xlink:href="#r91" text:style-name="Internet_20_link" text:visited-style-name="Visited_20_Internet_20_Link"><text:span text:style-name="Code2"><text:span text:style-name="T56">ReferenceCardinality</text:span></text:span></text:a><text:span text:style-name="Code2">&gt;</text:span></text:p>
        <text:p text:style-name="P110"><text:span text:style-name="Code2">      </text:span><text:span text:style-name="Code2"><draw:frame draw:style-name="fr4" draw:name="graphics9" text:anchor-type="as-char" svg:width="0.1563in" svg:height="0.1457in" draw:z-index="29"><draw:image xlink:href="Pictures/100002000000000F0000000E443DCD33.png" xlink:type="simple" xlink:show="embed" xlink:actuate="onLoad"/></draw:frame></text:span><text:span text:style-name="Code2"><text:span text:style-name="T51">org.osgi.service.component.annotations.ReferenceCardinality</text:span></text:span></text:p>
        <text:p text:style-name="P85">All Implemented Interfaces:</text:p>
        <text:p text:style-name="P145"><text:span text:style-name="T1">Comparable&lt;</text:span><text:a xlink:type="simple" xlink:href="#r91" text:style-name="Internet_20_link" text:visited-style-name="Visited_20_Internet_20_Link"><text:span text:style-name="T53">ReferenceCardinality</text:span></text:a><text:span text:style-name="Default_20_Paragraph_20_Font"><text:span text:style-name="T1">&gt;, Serializable</text:span></text:span></text:p>
        <text:p text:style-name="P136"/>
        <text:p text:style-name="P168"><text:span text:style-name="Code2">public enum </text:span><text:span text:style-name="Code2"><text:span text:style-name="T51">ReferenceCardinality</text:span></text:span></text:p>
        <text:p text:style-name="P115"><text:span text:style-name="Code2">extends Enum&lt;</text:span><text:a xlink:type="simple" xlink:href="#r91" text:style-name="Internet_20_link" text:visited-style-name="Visited_20_Internet_20_Link"><text:span text:style-name="Code2"><text:span text:style-name="T56">ReferenceCardinality</text:span></text:span></text:a><text:span text:style-name="Code2">&gt;</text:span></text:p>
        <text:p text:style-name="P148"><text:span text:style-name="T1">Cardinality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1"> annotation.</text:span></text:span></text:p>
        <text:p text:style-name="P109">Specifies if the reference is optional and if the component implementation support a single bound service or multiple bound services.</text:p>
        <text:p text:style-name="P153"/>
        <table:table table:name="Table33" table:style-name="Table33">
          <table:table-column table:style-name="Table33.A"/>
          <table:table-column table:style-name="Table33.B"/>
          <table:table-row table:style-name="Table33.1">
            <table:table-cell table:style-name="Table33.A1" office:value-type="string">
              <text:p text:style-name="P154"><text:span text:style-name="Summary_20_Heading_20_Font2"><text:span text:style-name="T6">Enum Constant Summary</text:span></text:span></text:p>
            </table:table-cell>
            <table:table-cell table:style-name="Table33.A1" office:value-type="string">
              <text:p text:style-name="P155"><text:span text:style-name="Page_20_Reference_20_Font"><text:span text:style-name="T20">Page</text:span></text:span></text:p>
            </table:table-cell>
          </table:table-row>
          <table:table-row table:style-name="Table33.1">
            <table:table-cell table:style-name="Table33.A2" office:value-type="string">
              <text:p text:style-name="P160"><text:a xlink:type="simple" xlink:href="#r87" text:style-name="Internet_20_link" text:visited-style-name="Visited_20_Internet_20_Link"><text:span text:style-name="Code2"><text:span text:style-name="T57">AT_LEAST_ONE</text:span></text:span></text:a></text:p>
              <text:p text:style-name="P162">The reference is mandatory and multiple.</text:p>
            </table:table-cell>
            <table:table-cell table:style-name="Table33.B2" office:value-type="string">
              <text:p text:style-name="P157"><text:span text:style-name="Page_20_Reference_20_Font"><text:span text:style-name="T6"><text:bookmark-ref text:reference-format="page" text:ref-name="r87">54</text:bookmark-ref></text:span></text:span></text:p>
            </table:table-cell>
          </table:table-row>
          <table:table-row table:style-name="Table33.1">
            <table:table-cell table:style-name="Table33.A3" office:value-type="string">
              <text:p text:style-name="P160"><text:a xlink:type="simple" xlink:href="#r85" text:style-name="Internet_20_link" text:visited-style-name="Visited_20_Internet_20_Link"><text:span text:style-name="Code2"><text:span text:style-name="T57">MANDATORY</text:span></text:span></text:a></text:p>
              <text:p text:style-name="P162">The reference is mandatory and unary.</text:p>
            </table:table-cell>
            <table:table-cell table:style-name="Table33.B3" office:value-type="string">
              <text:p text:style-name="P157"><text:span text:style-name="Page_20_Reference_20_Font"><text:span text:style-name="T6"><text:bookmark-ref text:reference-format="page" text:ref-name="r85">53</text:bookmark-ref></text:span></text:span></text:p>
            </table:table-cell>
          </table:table-row>
          <table:table-row table:style-name="Table33.1">
            <table:table-cell table:style-name="Table33.A3" office:value-type="string">
              <text:p text:style-name="P160"><text:a xlink:type="simple" xlink:href="#r86" text:style-name="Internet_20_link" text:visited-style-name="Visited_20_Internet_20_Link"><text:span text:style-name="Code2"><text:span text:style-name="T57">MULTIPLE</text:span></text:span></text:a></text:p>
              <text:p text:style-name="P162">The reference is optional and multiple.</text:p>
            </table:table-cell>
            <table:table-cell table:style-name="Table33.B3" office:value-type="string">
              <text:p text:style-name="P157"><text:span text:style-name="Page_20_Reference_20_Font"><text:span text:style-name="T6"><text:bookmark-ref text:reference-format="page" text:ref-name="r86">54</text:bookmark-ref></text:span></text:span></text:p>
            </table:table-cell>
          </table:table-row>
          <table:table-row table:style-name="Table33.1">
            <table:table-cell table:style-name="Table33.A3" office:value-type="string">
              <text:p text:style-name="P160"><text:a xlink:type="simple" xlink:href="#r84" text:style-name="Internet_20_link" text:visited-style-name="Visited_20_Internet_20_Link"><text:span text:style-name="Code2"><text:span text:style-name="T57">OPTIONAL</text:span></text:span></text:a></text:p>
              <text:p text:style-name="P162">The reference is optional and unary.</text:p>
            </table:table-cell>
            <table:table-cell table:style-name="Table33.B3" office:value-type="string">
              <text:p text:style-name="P157"><text:span text:style-name="Page_20_Reference_20_Font"><text:span text:style-name="T6"><text:bookmark-ref text:reference-format="page" text:ref-name="r84">53</text:bookmark-ref></text:span></text:span></text:p>
            </table:table-cell>
          </table:table-row>
        </table:table>
        <text:p text:style-name="P107"/>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54"><text:span text:style-name="Summary_20_Heading_20_Font2"><text:span text:style-name="T6">Method Summary</text:span></text:span></text:p>
            </table:table-cell>
            <table:covered-table-cell/>
            <table:table-cell table:style-name="Table34.A1" office:value-type="string">
              <text:p text:style-name="P155"><text:span text:style-name="Page_20_Reference_20_Font"><text:span text:style-name="T20">Page</text:span></text:span></text:p>
            </table:table-cell>
          </table:table-row>
          <table:table-row table:style-name="Table34.1">
            <table:table-cell table:style-name="Table34.A2" office:value-type="string">
              <text:p text:style-name="P156"><text:span text:style-name="Code_20_Small1"><text:span text:style-name="T6">String</text:span></text:span></text:p>
            </table:table-cell>
            <table:table-cell table:style-name="Table34.A2" office:value-type="string">
              <text:p text:style-name="P159"><text:a xlink:type="simple" xlink:href="#r90"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34.C2" office:value-type="string">
              <text:p text:style-name="P157"><text:span text:style-name="Page_20_Reference_20_Font"><text:span text:style-name="T6"><text:bookmark-ref text:reference-format="page" text:ref-name="r90">54</text:bookmark-ref></text:span></text:span></text:p>
            </table:table-cell>
          </table:table-row>
          <table:table-row table:style-name="Table34.1">
            <table:table-cell table:style-name="Table34.A3" office:value-type="string">
              <text:p text:style-name="P158"><text:span text:style-name="Code_20_Small1"><text:span text:style-name="T6">static </text:span></text:span><text:a xlink:type="simple" xlink:href="#r91" text:style-name="Internet_20_link" text:visited-style-name="Visited_20_Internet_20_Link"><text:span text:style-name="Code_20_Small1"><text:span text:style-name="T56">ReferenceCardinality</text:span></text:span></text:a></text:p>
            </table:table-cell>
            <table:table-cell table:style-name="Table34.A3" office:value-type="string">
              <text:p text:style-name="P159"><text:a xlink:type="simple" xlink:href="#r89"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34.C3" office:value-type="string">
              <text:p text:style-name="P157"><text:span text:style-name="Page_20_Reference_20_Font"><text:span text:style-name="T6"><text:bookmark-ref text:reference-format="page" text:ref-name="r89">54</text:bookmark-ref></text:span></text:span></text:p>
            </table:table-cell>
          </table:table-row>
          <table:table-row table:style-name="Table34.1">
            <table:table-cell table:style-name="Table34.A3" office:value-type="string">
              <text:p text:style-name="P158"><text:span text:style-name="Code_20_Small1"><text:span text:style-name="T6">static </text:span></text:span><text:a xlink:type="simple" xlink:href="#r91" text:style-name="Internet_20_link" text:visited-style-name="Visited_20_Internet_20_Link"><text:span text:style-name="Code_20_Small1"><text:span text:style-name="T56">ReferenceCardinality</text:span></text:span></text:a><text:span text:style-name="Code_20_Small1"><text:span text:style-name="T6">[]</text:span></text:span></text:p>
            </table:table-cell>
            <table:table-cell table:style-name="Table34.A3" office:value-type="string">
              <text:p text:style-name="P159"><text:a xlink:type="simple" xlink:href="#r88" text:style-name="Internet_20_link" text:visited-style-name="Visited_20_Internet_20_Link"><text:span text:style-name="Code2"><text:span text:style-name="T57">values</text:span></text:span></text:a><text:span text:style-name="Code2"><text:span text:style-name="T6">()</text:span></text:span></text:p>
            </table:table-cell>
            <table:table-cell table:style-name="Table34.C3" office:value-type="string">
              <text:p text:style-name="P157"><text:span text:style-name="Page_20_Reference_20_Font"><text:span text:style-name="T6"><text:bookmark-ref text:reference-format="page" text:ref-name="r88">54</text:bookmark-ref></text:span></text:span></text:p>
            </table:table-cell>
          </table:table-row>
        </table:table>
        <text:p text:style-name="P70">Enum Constant Detail</text:p>
        <text:p text:style-name="P105"><text:bookmark text:name="r84"/>OPTIONAL</text:p>
        <text:p text:style-name="P115"><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OPTIONAL</text:span></text:span></text:p>
        <text:p text:style-name="P138"><text:span text:style-name="T1">The reference is optional and unary. That is, the reference has a cardinality of </text:span><text:span text:style-name="Code2">0..1</text:span><text:span text:style-name="Default_20_Paragraph_20_Font"><text:span text:style-name="T1">.</text:span></text:span></text:p>
        <text:p text:style-name="P164"/>
        <text:p text:style-name="P104"><text:bookmark text:name="r85"/>MANDATORY</text:p>
        <text:p text:style-name="P115"><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MANDATORY</text:span></text:span></text:p>
        <text:p text:style-name="P138"><text:span text:style-name="T1">The reference is mandatory and unary. That is, the reference has a cardinality of </text:span><text:span text:style-name="Code2">1..1</text:span><text:span text:style-name="Default_20_Paragraph_20_Font"><text:span text:style-name="T1">.</text:span></text:span></text:p>
        <text:p text:style-name="P164"/>
        <text:p text:style-name="P104"><text:bookmark text:name="r86"/><text:soft-page-break/>MULTIPLE</text:p>
        <text:p text:style-name="P115"><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MULTIPLE</text:span></text:span></text:p>
        <text:p text:style-name="P138"><text:span text:style-name="T1">The reference is optional and multiple. That is, the reference has a cardinality of </text:span><text:span text:style-name="Code2">0..n</text:span><text:span text:style-name="Default_20_Paragraph_20_Font"><text:span text:style-name="T1">.</text:span></text:span></text:p>
        <text:p text:style-name="P164"/>
        <text:p text:style-name="P104"><text:bookmark text:name="r87"/>AT_LEAST_ONE</text:p>
        <text:p text:style-name="P115"><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AT_LEAST_ONE</text:span></text:span></text:p>
        <text:p text:style-name="P138"><text:span text:style-name="T1">The reference is mandatory and multiple. That is, the reference has a cardinality of </text:span><text:span text:style-name="Code2">1..n</text:span><text:span text:style-name="Default_20_Paragraph_20_Font"><text:span text:style-name="T1">.</text:span></text:span></text:p>
        <text:p text:style-name="P71">Method Detail</text:p>
        <text:p text:style-name="P105"><text:bookmark text:name="r88"/>values</text:p>
        <text:p text:style-name="P115"><text:span text:style-name="Code2">public static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values</text:span></text:span><text:span text:style-name="Code2">()</text:span></text:p>
        <text:p text:style-name="P164"/>
        <text:p text:style-name="P104"><text:bookmark text:name="r89"/>valueOf</text:p>
        <text:p text:style-name="P115"><text:span text:style-name="Code2">public static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valueOf</text:span></text:span><text:span text:style-name="Code2">(String name)</text:span></text:p>
        <text:p text:style-name="P164"/>
        <text:p text:style-name="P104"><text:bookmark text:name="r90"/>toString</text:p>
        <text:p text:style-name="P115"><text:span text:style-name="Code2">public String </text:span><text:span text:style-name="Code2"><text:span text:style-name="T51">toString</text:span></text:span><text:span text:style-name="Code2">()</text:span></text:p>
        <text:p text:style-name="P143">Overrides:</text:p>
        <text:p text:style-name="P166"><text:span text:style-name="Code2">toString</text:span><text:span text:style-name="Default_20_Paragraph_20_Font"><text:span text:style-name="T1"> in class </text:span></text:span><text:span text:style-name="Code2">Enum</text:span></text:p>
        <text:p text:style-name="P60"><text:bookmark text:name="r97"/>Enum ReferencePolicy</text:p>
        <text:p text:style-name="P149"><text:a xlink:type="simple" xlink:href="#r40" text:style-name="Internet_20_link" text:visited-style-name="Visited_20_Internet_20_Link"><text:span text:style-name="T55">org.osgi.service.component.annotations</text:span></text:a></text:p>
        <text:p text:style-name="P137"><text:span text:style-name="Code2">java.lang.Object</text:span></text:p>
        <text:p text:style-name="P151"><text:span text:style-name="Code2">  </text:span><text:span text:style-name="Code2"><draw:frame draw:style-name="fr4" draw:name="graphics10" text:anchor-type="as-char" svg:width="0.1563in" svg:height="0.1457in" draw:z-index="30"><draw:image xlink:href="Pictures/100002000000000F0000000E443DCD33.png" xlink:type="simple" xlink:show="embed" xlink:actuate="onLoad"/></draw:frame></text:span><text:span text:style-name="Code2">java.lang.Enum&lt;</text:span><text:a xlink:type="simple" xlink:href="#r97" text:style-name="Internet_20_link" text:visited-style-name="Visited_20_Internet_20_Link"><text:span text:style-name="Code2"><text:span text:style-name="T56">ReferencePolicy</text:span></text:span></text:a><text:span text:style-name="Code2">&gt;</text:span></text:p>
        <text:p text:style-name="P110"><text:span text:style-name="Code2">      </text:span><text:span text:style-name="Code2"><draw:frame draw:style-name="fr4" draw:name="graphics11" text:anchor-type="as-char" svg:width="0.1563in" svg:height="0.1457in" draw:z-index="31"><draw:image xlink:href="Pictures/100002000000000F0000000E443DCD33.png" xlink:type="simple" xlink:show="embed" xlink:actuate="onLoad"/></draw:frame></text:span><text:span text:style-name="Code2"><text:span text:style-name="T51">org.osgi.service.component.annotations.ReferencePolicy</text:span></text:span></text:p>
        <text:p text:style-name="P85">All Implemented Interfaces:</text:p>
        <text:p text:style-name="P145"><text:span text:style-name="T1">Comparable&lt;</text:span><text:a xlink:type="simple" xlink:href="#r97" text:style-name="Internet_20_link" text:visited-style-name="Visited_20_Internet_20_Link"><text:span text:style-name="T53">ReferencePolicy</text:span></text:a><text:span text:style-name="Default_20_Paragraph_20_Font"><text:span text:style-name="T1">&gt;, Serializable</text:span></text:span></text:p>
        <text:p text:style-name="P136"/>
        <text:p text:style-name="P168"><text:span text:style-name="Code2">public enum </text:span><text:span text:style-name="Code2"><text:span text:style-name="T51">ReferencePolicy</text:span></text:span></text:p>
        <text:p text:style-name="P115"><text:span text:style-name="Code2">extends Enum&lt;</text:span><text:a xlink:type="simple" xlink:href="#r97" text:style-name="Internet_20_link" text:visited-style-name="Visited_20_Internet_20_Link"><text:span text:style-name="Code2"><text:span text:style-name="T56">ReferencePolicy</text:span></text:span></text:a><text:span text:style-name="Code2">&gt;</text:span></text:p>
        <text:p text:style-name="P108"><text:span text:style-name="T1">Policy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1"> annotation.</text:span></text:span></text:p>
        <text:p text:style-name="P153"/>
        <table:table table:name="Table36" table:style-name="Table36">
          <table:table-column table:style-name="Table36.A"/>
          <table:table-column table:style-name="Table36.B"/>
          <table:table-row table:style-name="Table36.1">
            <table:table-cell table:style-name="Table36.A1" office:value-type="string">
              <text:p text:style-name="P154"><text:span text:style-name="Summary_20_Heading_20_Font2"><text:span text:style-name="T6">Enum Constant Summary</text:span></text:span></text:p>
            </table:table-cell>
            <table:table-cell table:style-name="Table36.A1" office:value-type="string">
              <text:p text:style-name="P155"><text:span text:style-name="Page_20_Reference_20_Font"><text:span text:style-name="T20">Page</text:span></text:span></text:p>
            </table:table-cell>
          </table:table-row>
          <table:table-row table:style-name="Table36.1">
            <table:table-cell table:style-name="Table36.A2" office:value-type="string">
              <text:p text:style-name="P160"><text:a xlink:type="simple" xlink:href="#r93" text:style-name="Internet_20_link" text:visited-style-name="Visited_20_Internet_20_Link"><text:span text:style-name="Code2"><text:span text:style-name="T57">DYNAMIC</text:span></text:span></text:a></text:p>
              <text:p text:style-name="P162">The dynamic policy is slightly more complex since the component implementation must properly handle changes in the set of bound services.</text:p>
            </table:table-cell>
            <table:table-cell table:style-name="Table36.B2" office:value-type="string">
              <text:p text:style-name="P157"><text:span text:style-name="Page_20_Reference_20_Font"><text:span text:style-name="T6"><text:bookmark-ref text:reference-format="page" text:ref-name="r93">55</text:bookmark-ref></text:span></text:span></text:p>
            </table:table-cell>
          </table:table-row>
          <table:table-row table:style-name="Table36.1">
            <table:table-cell table:style-name="Table36.A3" office:value-type="string">
              <text:p text:style-name="P160"><text:a xlink:type="simple" xlink:href="#r92" text:style-name="Internet_20_link" text:visited-style-name="Visited_20_Internet_20_Link"><text:span text:style-name="Code2"><text:span text:style-name="T57">STATIC</text:span></text:span></text:a></text:p>
              <text:p text:style-name="P162">The static policy is the most simple policy and is the default policy.</text:p>
            </table:table-cell>
            <table:table-cell table:style-name="Table36.B3" office:value-type="string">
              <text:p text:style-name="P157"><text:span text:style-name="Page_20_Reference_20_Font"><text:span text:style-name="T6"><text:bookmark-ref text:reference-format="page" text:ref-name="r92">55</text:bookmark-ref></text:span></text:span></text:p>
            </table:table-cell>
          </table:table-row>
        </table:table>
        <text:p text:style-name="P107"/>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54"><text:span text:style-name="Summary_20_Heading_20_Font2"><text:span text:style-name="T6">Method Summary</text:span></text:span></text:p>
            </table:table-cell>
            <table:covered-table-cell/>
            <table:table-cell table:style-name="Table37.A1" office:value-type="string">
              <text:p text:style-name="P155"><text:span text:style-name="Page_20_Reference_20_Font"><text:span text:style-name="T20">Page</text:span></text:span></text:p>
            </table:table-cell>
          </table:table-row>
          <table:table-row table:style-name="Table37.1">
            <table:table-cell table:style-name="Table37.A2" office:value-type="string">
              <text:p text:style-name="P156"><text:span text:style-name="Code_20_Small1"><text:span text:style-name="T6">String</text:span></text:span></text:p>
            </table:table-cell>
            <table:table-cell table:style-name="Table37.A2" office:value-type="string">
              <text:p text:style-name="P159"><text:a xlink:type="simple" xlink:href="#r96"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37.C2" office:value-type="string">
              <text:p text:style-name="P157"><text:span text:style-name="Page_20_Reference_20_Font"><text:span text:style-name="T6"><text:bookmark-ref text:reference-format="page" text:ref-name="r96">56</text:bookmark-ref></text:span></text:span></text:p>
            </table:table-cell>
          </table:table-row>
          <table:table-row table:style-name="Table37.1">
            <table:table-cell table:style-name="Table37.A3" office:value-type="string">
              <text:p text:style-name="P158"><text:span text:style-name="Code_20_Small1"><text:span text:style-name="T6">static </text:span></text:span><text:a xlink:type="simple" xlink:href="#r97" text:style-name="Internet_20_link" text:visited-style-name="Visited_20_Internet_20_Link"><text:span text:style-name="Code_20_Small1"><text:span text:style-name="T56">ReferencePolicy</text:span></text:span></text:a></text:p>
            </table:table-cell>
            <table:table-cell table:style-name="Table37.A3" office:value-type="string">
              <text:p text:style-name="P159"><text:a xlink:type="simple" xlink:href="#r95"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37.C3" office:value-type="string">
              <text:p text:style-name="P157"><text:span text:style-name="Page_20_Reference_20_Font"><text:span text:style-name="T6"><text:bookmark-ref text:reference-format="page" text:ref-name="r95">56</text:bookmark-ref></text:span></text:span></text:p>
            </table:table-cell>
          </table:table-row>
          <table:table-row table:style-name="Table37.1">
            <table:table-cell table:style-name="Table37.A3" office:value-type="string">
              <text:p text:style-name="P158"><text:span text:style-name="Code_20_Small1"><text:span text:style-name="T6">static </text:span></text:span><text:a xlink:type="simple" xlink:href="#r97" text:style-name="Internet_20_link" text:visited-style-name="Visited_20_Internet_20_Link"><text:span text:style-name="Code_20_Small1"><text:span text:style-name="T56">ReferencePolicy</text:span></text:span></text:a><text:span text:style-name="Code_20_Small1"><text:span text:style-name="T6">[]</text:span></text:span></text:p>
            </table:table-cell>
            <table:table-cell table:style-name="Table37.A3" office:value-type="string">
              <text:p text:style-name="P159"><text:a xlink:type="simple" xlink:href="#r94" text:style-name="Internet_20_link" text:visited-style-name="Visited_20_Internet_20_Link"><text:span text:style-name="Code2"><text:span text:style-name="T57">values</text:span></text:span></text:a><text:span text:style-name="Code2"><text:span text:style-name="T6">()</text:span></text:span></text:p>
            </table:table-cell>
            <table:table-cell table:style-name="Table37.C3" office:value-type="string">
              <text:p text:style-name="P157"><text:span text:style-name="Page_20_Reference_20_Font"><text:span text:style-name="T6"><text:bookmark-ref text:reference-format="page" text:ref-name="r94">56</text:bookmark-ref></text:span></text:span></text:p>
            </table:table-cell>
          </table:table-row>
        </table:table>
        <text:p text:style-name="P70">Enum Constant Detail</text:p>
        <text:p text:style-name="P105"><text:bookmark text:name="r92"/>STATIC</text:p>
        <text:p text:style-name="P115"><text:span text:style-name="Code2">public static final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STATIC</text:span></text:span></text:p>
        <text:p text:style-name="P139">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64"/>
        <text:p text:style-name="P104"><text:bookmark text:name="r93"/>DYNAMIC</text:p>
        <text:p text:style-name="P115"><text:span text:style-name="Code2">public static final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DYNAMIC</text:span></text:span></text:p>
        <text:p text:style-name="P139">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71"><text:soft-page-break/>Method Detail</text:p>
        <text:p text:style-name="P105"><text:bookmark text:name="r94"/>values</text:p>
        <text:p text:style-name="P115"><text:span text:style-name="Code2">public static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values</text:span></text:span><text:span text:style-name="Code2">()</text:span></text:p>
        <text:p text:style-name="P164"/>
        <text:p text:style-name="P104"><text:bookmark text:name="r95"/>valueOf</text:p>
        <text:p text:style-name="P115"><text:span text:style-name="Code2">public static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valueOf</text:span></text:span><text:span text:style-name="Code2">(String name)</text:span></text:p>
        <text:p text:style-name="P164"/>
        <text:p text:style-name="P104"><text:bookmark text:name="r96"/>toString</text:p>
        <text:p text:style-name="P115"><text:span text:style-name="Code2">public String </text:span><text:span text:style-name="Code2"><text:span text:style-name="T51">toString</text:span></text:span><text:span text:style-name="Code2">()</text:span></text:p>
        <text:p text:style-name="P143">Overrides:</text:p>
        <text:p text:style-name="P166"><text:span text:style-name="Code2">toString</text:span><text:span text:style-name="Default_20_Paragraph_20_Font"><text:span text:style-name="T1"> in class </text:span></text:span><text:span text:style-name="Code2">Enum</text:span></text:p>
        <text:p text:style-name="P61"><text:bookmark text:name="r103"/>Enum ReferencePolicyOption</text:p>
        <text:p text:style-name="P149"><text:a xlink:type="simple" xlink:href="#r40" text:style-name="Internet_20_link" text:visited-style-name="Visited_20_Internet_20_Link"><text:span text:style-name="T55">org.osgi.service.component.annotations</text:span></text:a></text:p>
        <text:p text:style-name="P137"><text:span text:style-name="Code2">java.lang.Object</text:span></text:p>
        <text:p text:style-name="P151"><text:span text:style-name="Code2">  </text:span><text:span text:style-name="Code2"><draw:frame draw:style-name="fr4" draw:name="graphics12" text:anchor-type="as-char" svg:width="0.1563in" svg:height="0.1457in" draw:z-index="32"><draw:image xlink:href="Pictures/100002000000000F0000000E443DCD33.png" xlink:type="simple" xlink:show="embed" xlink:actuate="onLoad"/></draw:frame></text:span><text:span text:style-name="Code2">java.lang.Enum&lt;</text:span><text:a xlink:type="simple" xlink:href="#r103" text:style-name="Internet_20_link" text:visited-style-name="Visited_20_Internet_20_Link"><text:span text:style-name="Code2"><text:span text:style-name="T56">ReferencePolicyOption</text:span></text:span></text:a><text:span text:style-name="Code2">&gt;</text:span></text:p>
        <text:p text:style-name="P110"><text:span text:style-name="Code2">      </text:span><text:span text:style-name="Code2"><draw:frame draw:style-name="fr4" draw:name="graphics13" text:anchor-type="as-char" svg:width="0.1563in" svg:height="0.1457in" draw:z-index="33"><draw:image xlink:href="Pictures/100002000000000F0000000E443DCD33.png" xlink:type="simple" xlink:show="embed" xlink:actuate="onLoad"/></draw:frame></text:span><text:span text:style-name="Code2"><text:span text:style-name="T51">org.osgi.service.component.annotations.ReferencePolicyOption</text:span></text:span></text:p>
        <text:p text:style-name="P85">All Implemented Interfaces:</text:p>
        <text:p text:style-name="P145"><text:span text:style-name="T1">Comparable&lt;</text:span><text:a xlink:type="simple" xlink:href="#r103" text:style-name="Internet_20_link" text:visited-style-name="Visited_20_Internet_20_Link"><text:span text:style-name="T53">ReferencePolicyOption</text:span></text:a><text:span text:style-name="Default_20_Paragraph_20_Font"><text:span text:style-name="T1">&gt;, Serializable</text:span></text:span></text:p>
        <text:p text:style-name="P136"/>
        <text:p text:style-name="P168"><text:span text:style-name="Code2">public enum </text:span><text:span text:style-name="Code2"><text:span text:style-name="T51">ReferencePolicyOption</text:span></text:span></text:p>
        <text:p text:style-name="P115"><text:span text:style-name="Code2">extends Enum&lt;</text:span><text:a xlink:type="simple" xlink:href="#r103" text:style-name="Internet_20_link" text:visited-style-name="Visited_20_Internet_20_Link"><text:span text:style-name="Code2"><text:span text:style-name="T56">ReferencePolicyOption</text:span></text:span></text:a><text:span text:style-name="Code2">&gt;</text:span></text:p>
        <text:p text:style-name="P116"><text:span text:style-name="T1">Policy option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1"> annotation.</text:span></text:span></text:p>
        <text:p text:style-name="P150">Since:</text:p>
        <text:p text:style-name="P144">1.2</text:p>
        <text:p text:style-name="P153"/>
        <table:table table:name="Table39" table:style-name="Table39">
          <table:table-column table:style-name="Table39.A"/>
          <table:table-column table:style-name="Table39.B"/>
          <table:table-row table:style-name="Table39.1">
            <table:table-cell table:style-name="Table39.A1" office:value-type="string">
              <text:p text:style-name="P154"><text:span text:style-name="Summary_20_Heading_20_Font2"><text:span text:style-name="T6">Enum Constant Summary</text:span></text:span></text:p>
            </table:table-cell>
            <table:table-cell table:style-name="Table39.A1" office:value-type="string">
              <text:p text:style-name="P155"><text:span text:style-name="Page_20_Reference_20_Font"><text:span text:style-name="T20">Page</text:span></text:span></text:p>
            </table:table-cell>
          </table:table-row>
          <table:table-row table:style-name="Table39.1">
            <table:table-cell table:style-name="Table39.A2" office:value-type="string">
              <text:p text:style-name="P160"><text:a xlink:type="simple" xlink:href="#r99" text:style-name="Internet_20_link" text:visited-style-name="Visited_20_Internet_20_Link"><text:span text:style-name="Code2"><text:span text:style-name="T57">GREEDY</text:span></text:span></text:a></text:p>
              <text:p text:style-name="P163"><text:span text:style-name="T21">The greedy policy option is a valid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21">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21"> reference policies.</text:span></text:span></text:p>
            </table:table-cell>
            <table:table-cell table:style-name="Table39.B2" office:value-type="string">
              <text:p text:style-name="P157"><text:span text:style-name="Page_20_Reference_20_Font"><text:span text:style-name="T6"><text:bookmark-ref text:reference-format="page" text:ref-name="r99">57</text:bookmark-ref></text:span></text:span></text:p>
            </table:table-cell>
          </table:table-row>
          <table:table-row table:style-name="Table39.1">
            <table:table-cell table:style-name="Table39.A3" office:value-type="string">
              <text:p text:style-name="P160"><text:a xlink:type="simple" xlink:href="#r98" text:style-name="Internet_20_link" text:visited-style-name="Visited_20_Internet_20_Link"><text:span text:style-name="Code2"><text:span text:style-name="T57">RELUCTANT</text:span></text:span></text:a></text:p>
              <text:p text:style-name="P163"><text:span text:style-name="T21">The reluctant policy option is the default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21">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21"> reference policies.</text:span></text:span></text:p>
            </table:table-cell>
            <table:table-cell table:style-name="Table39.B3" office:value-type="string">
              <text:p text:style-name="P157"><text:span text:style-name="Page_20_Reference_20_Font"><text:span text:style-name="T6"><text:bookmark-ref text:reference-format="page" text:ref-name="r98">57</text:bookmark-ref></text:span></text:span></text:p>
            </table:table-cell>
          </table:table-row>
        </table:table>
        <text:p text:style-name="P107"/>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54"><text:span text:style-name="Summary_20_Heading_20_Font2"><text:span text:style-name="T6">Method Summary</text:span></text:span></text:p>
            </table:table-cell>
            <table:covered-table-cell/>
            <table:table-cell table:style-name="Table40.A1" office:value-type="string">
              <text:p text:style-name="P155"><text:span text:style-name="Page_20_Reference_20_Font"><text:span text:style-name="T20">Page</text:span></text:span></text:p>
            </table:table-cell>
          </table:table-row>
          <table:table-row table:style-name="Table40.1">
            <table:table-cell table:style-name="Table40.A2" office:value-type="string">
              <text:p text:style-name="P156"><text:span text:style-name="Code_20_Small1"><text:span text:style-name="T6">String</text:span></text:span></text:p>
            </table:table-cell>
            <table:table-cell table:style-name="Table40.A2" office:value-type="string">
              <text:p text:style-name="P159"><text:a xlink:type="simple" xlink:href="#r102"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40.C2" office:value-type="string">
              <text:p text:style-name="P157"><text:span text:style-name="Page_20_Reference_20_Font"><text:span text:style-name="T6"><text:bookmark-ref text:reference-format="page" text:ref-name="r102">58</text:bookmark-ref></text:span></text:span></text:p>
            </table:table-cell>
          </table:table-row>
          <table:table-row table:style-name="Table40.1">
            <table:table-cell table:style-name="Table40.A3" office:value-type="string">
              <text:p text:style-name="P158"><text:span text:style-name="Code_20_Small1"><text:span text:style-name="T6">static </text:span></text:span><text:a xlink:type="simple" xlink:href="#r103" text:style-name="Internet_20_link" text:visited-style-name="Visited_20_Internet_20_Link"><text:span text:style-name="Code_20_Small1"><text:span text:style-name="T56">ReferencePolicyOption</text:span></text:span></text:a></text:p>
            </table:table-cell>
            <table:table-cell table:style-name="Table40.A3" office:value-type="string">
              <text:p text:style-name="P159"><text:a xlink:type="simple" xlink:href="#r101"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40.C3" office:value-type="string">
              <text:p text:style-name="P157"><text:span text:style-name="Page_20_Reference_20_Font"><text:span text:style-name="T6"><text:bookmark-ref text:reference-format="page" text:ref-name="r101">58</text:bookmark-ref></text:span></text:span></text:p>
            </table:table-cell>
          </table:table-row>
          <table:table-row table:style-name="Table40.1">
            <table:table-cell table:style-name="Table40.A3" office:value-type="string">
              <text:p text:style-name="P158"><text:span text:style-name="Code_20_Small1"><text:span text:style-name="T6">static </text:span></text:span><text:a xlink:type="simple" xlink:href="#r103" text:style-name="Internet_20_link" text:visited-style-name="Visited_20_Internet_20_Link"><text:span text:style-name="Code_20_Small1"><text:span text:style-name="T56">ReferencePolicyOption</text:span></text:span></text:a><text:span text:style-name="Code_20_Small1"><text:span text:style-name="T6">[]</text:span></text:span></text:p>
            </table:table-cell>
            <table:table-cell table:style-name="Table40.A3" office:value-type="string">
              <text:p text:style-name="P159"><text:a xlink:type="simple" xlink:href="#r100" text:style-name="Internet_20_link" text:visited-style-name="Visited_20_Internet_20_Link"><text:span text:style-name="Code2"><text:span text:style-name="T57">values</text:span></text:span></text:a><text:span text:style-name="Code2"><text:span text:style-name="T6">()</text:span></text:span></text:p>
            </table:table-cell>
            <table:table-cell table:style-name="Table40.C3" office:value-type="string">
              <text:p text:style-name="P157"><text:span text:style-name="Page_20_Reference_20_Font"><text:span text:style-name="T6"><text:bookmark-ref text:reference-format="page" text:ref-name="r100">58</text:bookmark-ref></text:span></text:span></text:p>
            </table:table-cell>
          </table:table-row>
        </table:table>
        <text:p text:style-name="P70">Enum Constant Detail</text:p>
        <text:p text:style-name="P105"><text:bookmark text:name="r98"/>RELUCTANT</text:p>
        <text:p text:style-name="P115"><text:span text:style-name="Code2">public static final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RELUCTANT</text:span></text:span></text:p>
        <text:p text:style-name="P138"><text:span text:style-name="T1">The reluctant policy option is the default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1">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1">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64"/>
        <text:p text:style-name="P104"><text:bookmark text:name="r99"/>GREEDY</text:p>
        <text:p text:style-name="P115"><text:span text:style-name="Code2">public static final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GREEDY</text:span></text:span></text:p>
        <text:p text:style-name="P138"><text:span text:style-name="T1">The greedy policy option is a valid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1">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1"> reference policies. When a new target service for a reference becomes available, references having the greedy policy option will bind the new target service.</text:span></text:span></text:p>
        <text:p text:style-name="P71"><text:soft-page-break/>Method Detail</text:p>
        <text:p text:style-name="P105"><text:bookmark text:name="r100"/>values</text:p>
        <text:p text:style-name="P115"><text:span text:style-name="Code2">public static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values</text:span></text:span><text:span text:style-name="Code2">()</text:span></text:p>
        <text:p text:style-name="P164"/>
        <text:p text:style-name="P104"><text:bookmark text:name="r101"/>valueOf</text:p>
        <text:p text:style-name="P115"><text:span text:style-name="Code2">public static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valueOf</text:span></text:span><text:span text:style-name="Code2">(String name)</text:span></text:p>
        <text:p text:style-name="P164"/>
        <text:p text:style-name="P104"><text:bookmark text:name="r102"/>toString</text:p>
        <text:p text:style-name="P115"><text:span text:style-name="Code2">public String </text:span><text:span text:style-name="Code2"><text:span text:style-name="T51">toString</text:span></text:span><text:span text:style-name="Code2">()</text:span></text:p>
        <text:p text:style-name="P143">Overrides:</text:p>
        <text:p text:style-name="P166"><text:span text:style-name="Code2">toString</text:span><text:span text:style-name="Default_20_Paragraph_20_Font"><text:span text:style-name="T1"> in class </text:span></text:span><text:span text:style-name="Code2">Enum</text:span></text:p>
        <text:p text:style-name="P62"><text:bookmark text:name="r109"/>Enum ReferenceScope</text:p>
        <text:p text:style-name="P149"><text:a xlink:type="simple" xlink:href="#r40" text:style-name="Internet_20_link" text:visited-style-name="Visited_20_Internet_20_Link"><text:span text:style-name="T55">org.osgi.service.component.annotations</text:span></text:a></text:p>
        <text:p text:style-name="P137"><text:span text:style-name="Code2">java.lang.Object</text:span></text:p>
        <text:p text:style-name="P151"><text:span text:style-name="Code2">  </text:span><text:span text:style-name="Code2"><draw:frame draw:style-name="fr4" draw:name="graphics14" text:anchor-type="as-char" svg:width="0.1563in" svg:height="0.1457in" draw:z-index="34"><draw:image xlink:href="Pictures/100002000000000F0000000E443DCD33.png" xlink:type="simple" xlink:show="embed" xlink:actuate="onLoad"/></draw:frame></text:span><text:span text:style-name="Code2">java.lang.Enum&lt;</text:span><text:a xlink:type="simple" xlink:href="#r109" text:style-name="Internet_20_link" text:visited-style-name="Visited_20_Internet_20_Link"><text:span text:style-name="Code2"><text:span text:style-name="T56">ReferenceScope</text:span></text:span></text:a><text:span text:style-name="Code2">&gt;</text:span></text:p>
        <text:p text:style-name="P110"><text:span text:style-name="Code2">      </text:span><text:span text:style-name="Code2"><draw:frame draw:style-name="fr4" draw:name="graphics15" text:anchor-type="as-char" svg:width="0.1563in" svg:height="0.1457in" draw:z-index="35"><draw:image xlink:href="Pictures/100002000000000F0000000E443DCD33.png" xlink:type="simple" xlink:show="embed" xlink:actuate="onLoad"/></draw:frame></text:span><text:span text:style-name="Code2"><text:span text:style-name="T51">org.osgi.service.component.annotations.ReferenceScope</text:span></text:span></text:p>
        <text:p text:style-name="P85">All Implemented Interfaces:</text:p>
        <text:p text:style-name="P145"><text:span text:style-name="T1">Comparable&lt;</text:span><text:a xlink:type="simple" xlink:href="#r109" text:style-name="Internet_20_link" text:visited-style-name="Visited_20_Internet_20_Link"><text:span text:style-name="T53">ReferenceScope</text:span></text:a><text:span text:style-name="Default_20_Paragraph_20_Font"><text:span text:style-name="T1">&gt;, Serializable</text:span></text:span></text:p>
        <text:p text:style-name="P136"/>
        <text:p text:style-name="P168"><text:span text:style-name="Code2">public enum </text:span><text:span text:style-name="Code2"><text:span text:style-name="T51">ReferenceScope</text:span></text:span></text:p>
        <text:p text:style-name="P115"><text:span text:style-name="Code2">extends Enum&lt;</text:span><text:a xlink:type="simple" xlink:href="#r109" text:style-name="Internet_20_link" text:visited-style-name="Visited_20_Internet_20_Link"><text:span text:style-name="Code2"><text:span text:style-name="T56">ReferenceScope</text:span></text:span></text:a><text:span text:style-name="Code2">&gt;</text:span></text:p>
        <text:p text:style-name="P116"><text:span text:style-name="T1">Reference scope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1"> annotation.</text:span></text:span></text:p>
        <text:p text:style-name="P150">Since:</text:p>
        <text:p text:style-name="P144">1.3</text:p>
        <text:p text:style-name="P153"/>
        <table:table table:name="Table42" table:style-name="Table42">
          <table:table-column table:style-name="Table42.A"/>
          <table:table-column table:style-name="Table42.B"/>
          <table:table-row table:style-name="Table42.1">
            <table:table-cell table:style-name="Table42.A1" office:value-type="string">
              <text:p text:style-name="P154"><text:span text:style-name="Summary_20_Heading_20_Font2"><text:span text:style-name="T6">Enum Constant Summary</text:span></text:span></text:p>
            </table:table-cell>
            <table:table-cell table:style-name="Table42.A1" office:value-type="string">
              <text:p text:style-name="P155"><text:span text:style-name="Page_20_Reference_20_Font"><text:span text:style-name="T20">Page</text:span></text:span></text:p>
            </table:table-cell>
          </table:table-row>
          <table:table-row table:style-name="Table42.1">
            <table:table-cell table:style-name="Table42.A2" office:value-type="string">
              <text:p text:style-name="P160"><text:a xlink:type="simple" xlink:href="#r104" text:style-name="Internet_20_link" text:visited-style-name="Visited_20_Internet_20_Link"><text:span text:style-name="Code2"><text:span text:style-name="T57">BUNDLE</text:span></text:span></text:a></text:p>
              <text:p text:style-name="P162">A single service object is used for all references to the service in this bundle.</text:p>
            </table:table-cell>
            <table:table-cell table:style-name="Table42.B2" office:value-type="string">
              <text:p text:style-name="P157"><text:span text:style-name="Page_20_Reference_20_Font"><text:span text:style-name="T6"><text:bookmark-ref text:reference-format="page" text:ref-name="r104">59</text:bookmark-ref></text:span></text:span></text:p>
            </table:table-cell>
          </table:table-row>
          <table:table-row table:style-name="Table42.1">
            <table:table-cell table:style-name="Table42.A3" office:value-type="string">
              <text:p text:style-name="P160"><text:a xlink:type="simple" xlink:href="#r105" text:style-name="Internet_20_link" text:visited-style-name="Visited_20_Internet_20_Link"><text:span text:style-name="Code2"><text:span text:style-name="T57">PROTOTYPE</text:span></text:span></text:a></text:p>
              <text:p text:style-name="P162">If the referenced service has prototype service scope, then each instance of the component with this reference can receive a unique instance of the service.</text:p>
            </table:table-cell>
            <table:table-cell table:style-name="Table42.B3" office:value-type="string">
              <text:p text:style-name="P157"><text:span text:style-name="Page_20_Reference_20_Font"><text:span text:style-name="T6"><text:bookmark-ref text:reference-format="page" text:ref-name="r105">59</text:bookmark-ref></text:span></text:span></text:p>
            </table:table-cell>
          </table:table-row>
        </table:table>
        <text:p text:style-name="P107"/>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54"><text:span text:style-name="Summary_20_Heading_20_Font2"><text:span text:style-name="T6">Method Summary</text:span></text:span></text:p>
            </table:table-cell>
            <table:covered-table-cell/>
            <table:table-cell table:style-name="Table43.A1" office:value-type="string">
              <text:p text:style-name="P155"><text:span text:style-name="Page_20_Reference_20_Font"><text:span text:style-name="T20">Page</text:span></text:span></text:p>
            </table:table-cell>
          </table:table-row>
          <table:table-row table:style-name="Table43.1">
            <table:table-cell table:style-name="Table43.A2" office:value-type="string">
              <text:p text:style-name="P156"><text:span text:style-name="Code_20_Small1"><text:span text:style-name="T6">String</text:span></text:span></text:p>
            </table:table-cell>
            <table:table-cell table:style-name="Table43.A2" office:value-type="string">
              <text:p text:style-name="P159"><text:a xlink:type="simple" xlink:href="#r108"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43.C2" office:value-type="string">
              <text:p text:style-name="P157"><text:span text:style-name="Page_20_Reference_20_Font"><text:span text:style-name="T6"><text:bookmark-ref text:reference-format="page" text:ref-name="r108">60</text:bookmark-ref></text:span></text:span></text:p>
            </table:table-cell>
          </table:table-row>
          <table:table-row table:style-name="Table43.1">
            <table:table-cell table:style-name="Table43.A3" office:value-type="string">
              <text:p text:style-name="P158"><text:span text:style-name="Code_20_Small1"><text:span text:style-name="T6">static </text:span></text:span><text:a xlink:type="simple" xlink:href="#r109" text:style-name="Internet_20_link" text:visited-style-name="Visited_20_Internet_20_Link"><text:span text:style-name="Code_20_Small1"><text:span text:style-name="T56">ReferenceScope</text:span></text:span></text:a></text:p>
            </table:table-cell>
            <table:table-cell table:style-name="Table43.A3" office:value-type="string">
              <text:p text:style-name="P159"><text:a xlink:type="simple" xlink:href="#r107"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43.C3" office:value-type="string">
              <text:p text:style-name="P157"><text:span text:style-name="Page_20_Reference_20_Font"><text:span text:style-name="T6"><text:bookmark-ref text:reference-format="page" text:ref-name="r107">60</text:bookmark-ref></text:span></text:span></text:p>
            </table:table-cell>
          </table:table-row>
          <table:table-row table:style-name="Table43.1">
            <table:table-cell table:style-name="Table43.A3" office:value-type="string">
              <text:p text:style-name="P158"><text:span text:style-name="Code_20_Small1"><text:span text:style-name="T6">static </text:span></text:span><text:a xlink:type="simple" xlink:href="#r109" text:style-name="Internet_20_link" text:visited-style-name="Visited_20_Internet_20_Link"><text:span text:style-name="Code_20_Small1"><text:span text:style-name="T56">ReferenceScope</text:span></text:span></text:a><text:span text:style-name="Code_20_Small1"><text:span text:style-name="T6">[]</text:span></text:span></text:p>
            </table:table-cell>
            <table:table-cell table:style-name="Table43.A3" office:value-type="string">
              <text:p text:style-name="P159"><text:a xlink:type="simple" xlink:href="#r106" text:style-name="Internet_20_link" text:visited-style-name="Visited_20_Internet_20_Link"><text:span text:style-name="Code2"><text:span text:style-name="T57">values</text:span></text:span></text:a><text:span text:style-name="Code2"><text:span text:style-name="T6">()</text:span></text:span></text:p>
            </table:table-cell>
            <table:table-cell table:style-name="Table43.C3" office:value-type="string">
              <text:p text:style-name="P157"><text:span text:style-name="Page_20_Reference_20_Font"><text:span text:style-name="T6"><text:bookmark-ref text:reference-format="page" text:ref-name="r106">60</text:bookmark-ref></text:span></text:span></text:p>
            </table:table-cell>
          </table:table-row>
        </table:table>
        <text:p text:style-name="P70">Enum Constant Detail</text:p>
        <text:p text:style-name="P105"><text:bookmark text:name="r104"/>BUNDLE</text:p>
        <text:p text:style-name="P115"><text:span text:style-name="Code2">public static final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BUNDLE</text:span></text:span></text:p>
        <text:p text:style-name="P139">A single service object is used for all references to the service in this bundle.</text:p>
        <text:p text:style-name="P164"/>
        <text:p text:style-name="P104"><text:bookmark text:name="r105"/>PROTOTYPE</text:p>
        <text:p text:style-name="P115"><text:span text:style-name="Code2">public static final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PROTOTYPE</text:span></text:span></text:p>
        <text:p text:style-name="P139">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71"><text:soft-page-break/>Method Detail</text:p>
        <text:p text:style-name="P105"><text:bookmark text:name="r106"/>values</text:p>
        <text:p text:style-name="P115"><text:span text:style-name="Code2">public static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values</text:span></text:span><text:span text:style-name="Code2">()</text:span></text:p>
        <text:p text:style-name="P164"/>
        <text:p text:style-name="P104"><text:bookmark text:name="r107"/>valueOf</text:p>
        <text:p text:style-name="P115"><text:span text:style-name="Code2">public static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valueOf</text:span></text:span><text:span text:style-name="Code2">(String name)</text:span></text:p>
        <text:p text:style-name="P164"/>
        <text:p text:style-name="P104"><text:bookmark text:name="r108"/>toString</text:p>
        <text:p text:style-name="P115"><text:span text:style-name="Code2">public String </text:span><text:span text:style-name="Code2"><text:span text:style-name="T51">toString</text:span></text:span><text:span text:style-name="Code2">()</text:span></text:p>
        <text:p text:style-name="P143">Overrides:</text:p>
        <text:p text:style-name="P166"><text:span text:style-name="Code2">toString</text:span><text:span text:style-name="Default_20_Paragraph_20_Font"><text:span text:style-name="T1"> in class </text:span></text:span><text:span text:style-name="Code2">Enum</text:span></text:p>
        <text:p text:style-name="P63"><text:bookmark text:name="r117"/>Enum ServiceScope</text:p>
        <text:p text:style-name="P149"><text:a xlink:type="simple" xlink:href="#r40" text:style-name="Internet_20_link" text:visited-style-name="Visited_20_Internet_20_Link"><text:span text:style-name="T55">org.osgi.service.component.annotations</text:span></text:a></text:p>
        <text:p text:style-name="P137"><text:span text:style-name="Code2">java.lang.Object</text:span></text:p>
        <text:p text:style-name="P151"><text:span text:style-name="Code2">  </text:span><text:span text:style-name="Code2"><draw:frame draw:style-name="fr4" draw:name="graphics16" text:anchor-type="as-char" svg:width="0.1563in" svg:height="0.1457in" draw:z-index="36"><draw:image xlink:href="Pictures/100002000000000F0000000E443DCD33.png" xlink:type="simple" xlink:show="embed" xlink:actuate="onLoad"/></draw:frame></text:span><text:span text:style-name="Code2">java.lang.Enum&lt;</text:span><text:a xlink:type="simple" xlink:href="#r117" text:style-name="Internet_20_link" text:visited-style-name="Visited_20_Internet_20_Link"><text:span text:style-name="Code2"><text:span text:style-name="T56">ServiceScope</text:span></text:span></text:a><text:span text:style-name="Code2">&gt;</text:span></text:p>
        <text:p text:style-name="P110"><text:span text:style-name="Code2">      </text:span><text:span text:style-name="Code2"><draw:frame draw:style-name="fr4" draw:name="graphics17" text:anchor-type="as-char" svg:width="0.1563in" svg:height="0.1457in" draw:z-index="37"><draw:image xlink:href="Pictures/100002000000000F0000000E443DCD33.png" xlink:type="simple" xlink:show="embed" xlink:actuate="onLoad"/></draw:frame></text:span><text:span text:style-name="Code2"><text:span text:style-name="T51">org.osgi.service.component.annotations.ServiceScope</text:span></text:span></text:p>
        <text:p text:style-name="P85">All Implemented Interfaces:</text:p>
        <text:p text:style-name="P145"><text:span text:style-name="T1">Comparable&lt;</text:span><text:a xlink:type="simple" xlink:href="#r117" text:style-name="Internet_20_link" text:visited-style-name="Visited_20_Internet_20_Link"><text:span text:style-name="T53">ServiceScope</text:span></text:a><text:span text:style-name="Default_20_Paragraph_20_Font"><text:span text:style-name="T1">&gt;, Serializable</text:span></text:span></text:p>
        <text:p text:style-name="P136"/>
        <text:p text:style-name="P168"><text:span text:style-name="Code2">public enum </text:span><text:span text:style-name="Code2"><text:span text:style-name="T51">ServiceScope</text:span></text:span></text:p>
        <text:p text:style-name="P115"><text:span text:style-name="Code2">extends Enum&lt;</text:span><text:a xlink:type="simple" xlink:href="#r117" text:style-name="Internet_20_link" text:visited-style-name="Visited_20_Internet_20_Link"><text:span text:style-name="Code2"><text:span text:style-name="T56">ServiceScope</text:span></text:span></text:a><text:span text:style-name="Code2">&gt;</text:span></text:p>
        <text:p text:style-name="P116"><text:span text:style-name="T1">Service scope for the </text:span><text:a xlink:type="simple" xlink:href="#r56" text:style-name="Internet_20_link" text:visited-style-name="Visited_20_Internet_20_Link"><text:span text:style-name="Code2"><text:span text:style-name="T56">Component</text:span></text:span></text:a><text:span text:style-name="Default_20_Paragraph_20_Font"><text:span text:style-name="T1"> annotation.</text:span></text:span></text:p>
        <text:p text:style-name="P150">Since:</text:p>
        <text:p text:style-name="P144">1.3</text:p>
        <text:p text:style-name="P153"/>
        <table:table table:name="Table45" table:style-name="Table45">
          <table:table-column table:style-name="Table45.A"/>
          <table:table-column table:style-name="Table45.B"/>
          <table:table-row table:style-name="Table45.1">
            <table:table-cell table:style-name="Table45.A1" office:value-type="string">
              <text:p text:style-name="P154"><text:span text:style-name="Summary_20_Heading_20_Font2"><text:span text:style-name="T6">Enum Constant Summary</text:span></text:span></text:p>
            </table:table-cell>
            <table:table-cell table:style-name="Table45.A1" office:value-type="string">
              <text:p text:style-name="P155"><text:span text:style-name="Page_20_Reference_20_Font"><text:span text:style-name="T20">Page</text:span></text:span></text:p>
            </table:table-cell>
          </table:table-row>
          <table:table-row table:style-name="Table45.1">
            <table:table-cell table:style-name="Table45.A2" office:value-type="string">
              <text:p text:style-name="P160"><text:a xlink:type="simple" xlink:href="#r111" text:style-name="Internet_20_link" text:visited-style-name="Visited_20_Internet_20_Link"><text:span text:style-name="Code2"><text:span text:style-name="T57">BUNDLE</text:span></text:span></text:a></text:p>
              <text:p text:style-name="P162">When the component is registered as a service, it will be registered as a bundle scope service and an instance of the component will be created for each bundle using the service.</text:p>
            </table:table-cell>
            <table:table-cell table:style-name="Table45.B2" office:value-type="string">
              <text:p text:style-name="P157"><text:span text:style-name="Page_20_Reference_20_Font"><text:span text:style-name="T6"><text:bookmark-ref text:reference-format="page" text:ref-name="r111">61</text:bookmark-ref></text:span></text:span></text:p>
            </table:table-cell>
          </table:table-row>
          <table:table-row table:style-name="Table45.1">
            <table:table-cell table:style-name="Table45.A3" office:value-type="string">
              <text:p text:style-name="P160"><text:a xlink:type="simple" xlink:href="#r113" text:style-name="Internet_20_link" text:visited-style-name="Visited_20_Internet_20_Link"><text:span text:style-name="Code2"><text:span text:style-name="T57">DEFAULT</text:span></text:span></text:a></text:p>
              <text:p text:style-name="P162">Default element value for annotation.</text:p>
            </table:table-cell>
            <table:table-cell table:style-name="Table45.B3" office:value-type="string">
              <text:p text:style-name="P157"><text:span text:style-name="Page_20_Reference_20_Font"><text:span text:style-name="T6"><text:bookmark-ref text:reference-format="page" text:ref-name="r113">62</text:bookmark-ref></text:span></text:span></text:p>
            </table:table-cell>
          </table:table-row>
          <table:table-row table:style-name="Table45.1">
            <table:table-cell table:style-name="Table45.A3" office:value-type="string">
              <text:p text:style-name="P160"><text:a xlink:type="simple" xlink:href="#r112" text:style-name="Internet_20_link" text:visited-style-name="Visited_20_Internet_20_Link"><text:span text:style-name="Code2"><text:span text:style-name="T57">PROTOTYPE</text:span></text:span></text:a></text:p>
              <text:p text:style-name="P162">When the component is registered as a service, it will be registered as a prototype scope service.</text:p>
            </table:table-cell>
            <table:table-cell table:style-name="Table45.B3" office:value-type="string">
              <text:p text:style-name="P157"><text:span text:style-name="Page_20_Reference_20_Font"><text:span text:style-name="T6"><text:bookmark-ref text:reference-format="page" text:ref-name="r112">62</text:bookmark-ref></text:span></text:span></text:p>
            </table:table-cell>
          </table:table-row>
          <table:table-row table:style-name="Table45.1">
            <table:table-cell table:style-name="Table45.A3" office:value-type="string">
              <text:p text:style-name="P160"><text:a xlink:type="simple" xlink:href="#r110" text:style-name="Internet_20_link" text:visited-style-name="Visited_20_Internet_20_Link"><text:span text:style-name="Code2"><text:span text:style-name="T57">SINGLETON</text:span></text:span></text:a></text:p>
              <text:p text:style-name="P162">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157"><text:span text:style-name="Page_20_Reference_20_Font"><text:span text:style-name="T6"><text:bookmark-ref text:reference-format="page" text:ref-name="r110">61</text:bookmark-ref></text:span></text:span></text:p>
            </table:table-cell>
          </table:table-row>
        </table:table>
        <text:p text:style-name="P107"/>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54"><text:span text:style-name="Summary_20_Heading_20_Font2"><text:span text:style-name="T6">Method Summary</text:span></text:span></text:p>
            </table:table-cell>
            <table:covered-table-cell/>
            <table:table-cell table:style-name="Table46.A1" office:value-type="string">
              <text:p text:style-name="P155"><text:span text:style-name="Page_20_Reference_20_Font"><text:span text:style-name="T20">Page</text:span></text:span></text:p>
            </table:table-cell>
          </table:table-row>
          <table:table-row table:style-name="Table46.1">
            <table:table-cell table:style-name="Table46.A2" office:value-type="string">
              <text:p text:style-name="P156"><text:span text:style-name="Code_20_Small1"><text:span text:style-name="T6">String</text:span></text:span></text:p>
            </table:table-cell>
            <table:table-cell table:style-name="Table46.A2" office:value-type="string">
              <text:p text:style-name="P159"><text:a xlink:type="simple" xlink:href="#r116" text:style-name="Internet_20_link" text:visited-style-name="Visited_20_Internet_20_Link"><text:span text:style-name="Code2"><text:span text:style-name="T57">toString</text:span></text:span></text:a><text:span text:style-name="Code2"><text:span text:style-name="T6">()</text:span></text:span></text:p>
            </table:table-cell>
            <table:table-cell table:style-name="Table46.C2" office:value-type="string">
              <text:p text:style-name="P157"><text:span text:style-name="Page_20_Reference_20_Font"><text:span text:style-name="T6"><text:bookmark-ref text:reference-format="page" text:ref-name="r116">62</text:bookmark-ref></text:span></text:span></text:p>
            </table:table-cell>
          </table:table-row>
          <table:table-row table:style-name="Table46.1">
            <table:table-cell table:style-name="Table46.A3" office:value-type="string">
              <text:p text:style-name="P158"><text:span text:style-name="Code_20_Small1"><text:span text:style-name="T6">static </text:span></text:span><text:a xlink:type="simple" xlink:href="#r117" text:style-name="Internet_20_link" text:visited-style-name="Visited_20_Internet_20_Link"><text:span text:style-name="Code_20_Small1"><text:span text:style-name="T56">ServiceScope</text:span></text:span></text:a></text:p>
            </table:table-cell>
            <table:table-cell table:style-name="Table46.A3" office:value-type="string">
              <text:p text:style-name="P159"><text:a xlink:type="simple" xlink:href="#r115" text:style-name="Internet_20_link" text:visited-style-name="Visited_20_Internet_20_Link"><text:span text:style-name="Code2"><text:span text:style-name="T57">valueOf</text:span></text:span></text:a><text:span text:style-name="Code2"><text:span text:style-name="T6">(String name)</text:span></text:span></text:p>
            </table:table-cell>
            <table:table-cell table:style-name="Table46.C3" office:value-type="string">
              <text:p text:style-name="P157"><text:span text:style-name="Page_20_Reference_20_Font"><text:span text:style-name="T6"><text:bookmark-ref text:reference-format="page" text:ref-name="r115">62</text:bookmark-ref></text:span></text:span></text:p>
            </table:table-cell>
          </table:table-row>
          <table:table-row table:style-name="Table46.1">
            <table:table-cell table:style-name="Table46.A3" office:value-type="string">
              <text:p text:style-name="P158"><text:span text:style-name="Code_20_Small1"><text:span text:style-name="T6">static </text:span></text:span><text:a xlink:type="simple" xlink:href="#r117" text:style-name="Internet_20_link" text:visited-style-name="Visited_20_Internet_20_Link"><text:span text:style-name="Code_20_Small1"><text:span text:style-name="T56">ServiceScope</text:span></text:span></text:a><text:span text:style-name="Code_20_Small1"><text:span text:style-name="T6">[]</text:span></text:span></text:p>
            </table:table-cell>
            <table:table-cell table:style-name="Table46.A3" office:value-type="string">
              <text:p text:style-name="P159"><text:a xlink:type="simple" xlink:href="#r114" text:style-name="Internet_20_link" text:visited-style-name="Visited_20_Internet_20_Link"><text:span text:style-name="Code2"><text:span text:style-name="T57">values</text:span></text:span></text:a><text:span text:style-name="Code2"><text:span text:style-name="T6">()</text:span></text:span></text:p>
            </table:table-cell>
            <table:table-cell table:style-name="Table46.C3" office:value-type="string">
              <text:p text:style-name="P157"><text:span text:style-name="Page_20_Reference_20_Font"><text:span text:style-name="T6"><text:bookmark-ref text:reference-format="page" text:ref-name="r114">62</text:bookmark-ref></text:span></text:span></text:p>
            </table:table-cell>
          </table:table-row>
        </table:table>
        <text:p text:style-name="P70">Enum Constant Detail</text:p>
        <text:p text:style-name="P105"><text:bookmark text:name="r110"/>SINGLETON</text:p>
        <text:p text:style-name="P115"><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SINGLETON</text:span></text:span></text:p>
        <text:p text:style-name="P139">When the component is registered as a service, it will be registered as a bundle scope service but only a single instance of the component will be used for all bundles using the service.</text:p>
        <text:p text:style-name="P164"/>
        <text:p text:style-name="P104"><text:bookmark text:name="r111"/>BUNDLE</text:p>
        <text:p text:style-name="P115"><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BUNDLE</text:span></text:span></text:p>
        <text:p text:style-name="P139"><text:soft-page-break/>When the component is registered as a service, it will be registered as a bundle scope service and an instance of the component will be created for each bundle using the service.</text:p>
        <text:p text:style-name="P164"/>
        <text:p text:style-name="P104"><text:bookmark text:name="r112"/>PROTOTYPE</text:p>
        <text:p text:style-name="P115"><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PROTOTYPE</text:span></text:span></text:p>
        <text:p text:style-name="P139">When the component is registered as a service, it will be registered as a prototype scope service.</text:p>
        <text:p text:style-name="P164"/>
        <text:p text:style-name="P104"><text:bookmark text:name="r113"/>DEFAULT</text:p>
        <text:p text:style-name="P115"><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DEFAULT</text:span></text:span></text:p>
        <text:p text:style-name="P139">Default element value for annotation. This is used to distinguish the default value for an element and should not otherwise be used.</text:p>
        <text:p text:style-name="P71">Method Detail</text:p>
        <text:p text:style-name="P105"><text:bookmark text:name="r114"/>values</text:p>
        <text:p text:style-name="P115"><text:span text:style-name="Code2">public static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values</text:span></text:span><text:span text:style-name="Code2">()</text:span></text:p>
        <text:p text:style-name="P164"/>
        <text:p text:style-name="P104"><text:bookmark text:name="r115"/>valueOf</text:p>
        <text:p text:style-name="P115"><text:span text:style-name="Code2">public static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valueOf</text:span></text:span><text:span text:style-name="Code2">(String name)</text:span></text:p>
        <text:p text:style-name="P164"/>
        <text:p text:style-name="P104"><text:bookmark text:name="r116"/>toString</text:p>
        <text:p text:style-name="P115"><text:span text:style-name="Code2">public String </text:span><text:span text:style-name="Code2"><text:span text:style-name="T51">toString</text:span></text:span><text:span text:style-name="Code2">()</text:span></text:p>
        <text:p text:style-name="P143">Overrides:</text:p>
        <text:p text:style-name="P166"><text:span text:style-name="Code2">toString</text:span><text:span text:style-name="Default_20_Paragraph_20_Font"><text:span text:style-name="T1"> in class </text:span></text:span><text:span text:style-name="Code2">Enum</text:span></text:p>
        <text:p text:style-name="P173"><text:bookmark text:name="r119"/>Package org.osgi.service.component.runtime</text:p>
        <text:p text:style-name="P133"><text:span text:style-name="Code_20_Small">@org.osgi.annotation.versioning.Version(value="1.3")</text:span></text:p>
        <text:p text:style-name="P134">Service Component Runtime Package Version 1.3.</text:p>
        <text:p text:style-name="P135">See:</text:p>
        <text:p text:style-name="P138"><text:a xlink:type="simple" xlink:href="#r118" text:style-name="Internet_20_link" text:visited-style-name="Visited_20_Internet_20_Link"><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28"><text:span text:style-name="Summary_20_Heading_20_Font1">Interface Summary</text:span></text:p>
            </table:table-cell>
            <table:covered-table-cell/>
            <table:table-cell table:style-name="Table48.A1" office:value-type="string">
              <text:p text:style-name="P129"><text:span text:style-name="Page_20_Reference_20_Font">Page</text:span></text:p>
            </table:table-cell>
          </table:table-row>
          <table:table-row table:style-name="Table48.1">
            <table:table-cell table:style-name="Table48.A2" office:value-type="string">
              <text:p text:style-name="P120"><text:a xlink:type="simple" xlink:href="#r126" text:style-name="Internet_20_link" text:visited-style-name="Visited_20_Internet_20_Link"><text:span text:style-name="T54">ServiceComponentRuntime</text:span></text:a></text:p>
            </table:table-cell>
            <table:table-cell table:style-name="Table48.A2" office:value-type="string">
              <text:p text:style-name="P124"><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123"><text:span text:style-name="Page_20_Reference_20_Font"><text:span text:style-name="T62"><text:bookmark-ref text:reference-format="page" text:ref-name="r126">64</text:bookmark-ref></text:span></text:span></text:p>
            </table:table-cell>
          </table:table-row>
        </table:table>
        <text:p text:style-name="P146"><text:bookmark text:name="r118"/>Package org.osgi.service.component.runtime Description</text:p>
        <text:p text:style-name="P147">Service Component Runtime Package Version 1.3.</text:p>
        <text:p text:style-name="P147">Bundles wishing to use this package must list the package in the Import-Package header of the bundle's manifest. This package has two types of users: the consumers that use the API in this package and the providers that implement the API in this package.</text:p>
        <text:p text:style-name="P147">Example import for consumers using the API in this package:</text:p>
        <text:p text:style-name="P148"><text:span text:style-name="Code1">Import-Package: org.osgi.service.component.runtime; version="[1.3,2.0)"</text:span></text:p>
        <text:p text:style-name="P147">Example import for providers implementing the API in this package:</text:p>
        <text:p text:style-name="P108"><text:span text:style-name="Code1">Import-Package: org.osgi.service.component.runtime; version="[1.3,1.4)"</text:span></text:p>
        <text:p text:style-name="P64"><text:bookmark text:name="r126"/>Interface ServiceComponentRuntime</text:p>
        <text:p text:style-name="P149"><text:a xlink:type="simple" xlink:href="#r119" text:style-name="Internet_20_link" text:visited-style-name="Visited_20_Internet_20_Link"><text:span text:style-name="T55">org.osgi.service.component.runtime</text:span></text:a></text:p>
        <text:p text:style-name="P136"/>
        <text:p text:style-name="P152"><text:span text:style-name="Code_20_Small1">@org.osgi.annotation.versioning.ProviderType<text:line-break/></text:span><text:span text:style-name="Code2">public interface </text:span><text:span text:style-name="Code2"><text:span text:style-name="T51">ServiceComponentRuntime</text:span></text:span></text:p>
        <text:p text:style-name="P148"><text:span text:style-name="T1">The </text:span><text:span text:style-name="Code2">ServiceComponentRuntime</text:span><text:span text:style-name="Default_20_Paragraph_20_Font"><text:span text:style-name="T1"> service represents the Declarative Services main controller also known as the Service Component Runtime or SCR for short. It provides access to the components managed by the Service Component Runtime.</text:span></text:span></text:p>
        <text:p text:style-name="P148"><text:span text:style-name="T1">This service differentiates between a </text:span><text:a xlink:type="simple" xlink:href="#r157" text:style-name="Internet_20_link" text:visited-style-name="Visited_20_Internet_20_Link"><text:span text:style-name="Code2"><text:span text:style-name="T56">ComponentDescriptionDTO</text:span></text:span></text:a><text:span text:style-name="Default_20_Paragraph_20_Font"><text:span text:style-name="T1"> and a </text:span></text:span><text:a xlink:type="simple" xlink:href="#r140" text:style-name="Internet_20_link" text:visited-style-name="Visited_20_Internet_20_Link"><text:span text:style-name="Code2"><text:span text:style-name="T56">ComponentConfigurationDTO</text:span></text:span></text:a><text:span text:style-name="Default_20_Paragraph_20_Font"><text:span text:style-name="T1">. A </text:span></text:span><text:a xlink:type="simple" xlink:href="#r157" text:style-name="Internet_20_link" text:visited-style-name="Visited_20_Internet_20_Link"><text:span text:style-name="Code2"><text:span text:style-name="T56">ComponentDescriptionDTO</text:span></text:span></text:a><text:span text:style-name="Default_20_Paragraph_20_Font"><text:span text:style-name="T1"> is a representation of a declared component description. A </text:span></text:span><text:a xlink:type="simple" xlink:href="#r140" text:style-name="Internet_20_link" text:visited-style-name="Visited_20_Internet_20_Link"><text:span text:style-name="Code2"><text:span text:style-name="T56">ComponentConfigurationDTO</text:span></text:span></text:a><text:span text:style-name="Default_20_Paragraph_20_Font"><text:span text:style-name="T1"> is a representation of an actual instance of a declared component description parameterized by component properties.</text:span></text:span></text:p>
        <text:p text:style-name="P116"><text:span text:style-name="T1">Access to this service requires the </text:span><text:span text:style-name="Code2">ServicePermission[ServiceComponentRuntime, GET]</text:span><text:span text:style-name="Default_20_Paragraph_20_Font"><text:span text:style-name="T1"> permission. It is intended that only administrative bundles should be granted this permission to limit access to the potentially intrusive methods provided by this service.</text:span></text:span></text:p>
        <text:p text:style-name="P150">Since:</text:p>
        <text:p text:style-name="P144">1.3</text:p>
        <text:p text:style-name="P150">ThreadSafe</text:p>
        <text:p text:style-name="P153"/>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54"><text:span text:style-name="Summary_20_Heading_20_Font2"><text:span text:style-name="T6">Method Summary</text:span></text:span></text:p>
            </table:table-cell>
            <table:covered-table-cell/>
            <table:table-cell table:style-name="Table49.A1" office:value-type="string">
              <text:p text:style-name="P155"><text:span text:style-name="Page_20_Reference_20_Font"><text:span text:style-name="T20">Page</text:span></text:span></text:p>
            </table:table-cell>
          </table:table-row>
          <table:table-row table:style-name="Table49.1">
            <table:table-cell table:style-name="Table49.A2" office:value-type="string">
              <text:p text:style-name="P156"><text:span text:style-name="Code_20_Small1"><text:span text:style-name="T6">org.osgi.util.promise.Promise&lt;Void&gt;</text:span></text:span></text:p>
            </table:table-cell>
            <table:table-cell table:style-name="Table49.A2" office:value-type="string">
              <text:p text:style-name="P160"><text:a xlink:type="simple" xlink:href="#r125" text:style-name="Internet_20_link" text:visited-style-name="Visited_20_Internet_20_Link"><text:span text:style-name="Code2"><text:span text:style-name="T57">disableComponent</text:span></text:span></text:a><text:span text:style-name="Code2"><text:span text:style-name="T6">(</text:span></text:span><text:a xlink:type="simple" xlink:href="#r157" text:style-name="Internet_20_link" text:visited-style-name="Visited_20_Internet_20_Link"><text:span text:style-name="Code2"><text:span text:style-name="T56">ComponentDescriptionDTO</text:span></text:span></text:a><text:span text:style-name="Code2"><text:span text:style-name="T6"> description)</text:span></text:span></text:p>
              <text:p text:style-name="P162">Disables the specified component description.</text:p>
            </table:table-cell>
            <table:table-cell table:style-name="Table49.C2" office:value-type="string">
              <text:p text:style-name="P157"><text:span text:style-name="Page_20_Reference_20_Font"><text:span text:style-name="T6"><text:bookmark-ref text:reference-format="page" text:ref-name="r125">66</text:bookmark-ref></text:span></text:span></text:p>
            </table:table-cell>
          </table:table-row>
          <table:table-row table:style-name="Table49.1">
            <table:table-cell table:style-name="Table49.A3" office:value-type="string">
              <text:p text:style-name="P156"><text:span text:style-name="Code_20_Small1"><text:span text:style-name="T6">org.osgi.util.promise.Promise&lt;Void&gt;</text:span></text:span></text:p>
            </table:table-cell>
            <table:table-cell table:style-name="Table49.A3" office:value-type="string">
              <text:p text:style-name="P160"><text:a xlink:type="simple" xlink:href="#r124" text:style-name="Internet_20_link" text:visited-style-name="Visited_20_Internet_20_Link"><text:span text:style-name="Code2"><text:span text:style-name="T57">enableComponent</text:span></text:span></text:a><text:span text:style-name="Code2"><text:span text:style-name="T6">(</text:span></text:span><text:a xlink:type="simple" xlink:href="#r157" text:style-name="Internet_20_link" text:visited-style-name="Visited_20_Internet_20_Link"><text:span text:style-name="Code2"><text:span text:style-name="T56">ComponentDescriptionDTO</text:span></text:span></text:a><text:span text:style-name="Code2"><text:span text:style-name="T6"> description)</text:span></text:span></text:p>
              <text:p text:style-name="P162">Enables the specified component description.</text:p>
            </table:table-cell>
            <table:table-cell table:style-name="Table49.C3" office:value-type="string">
              <text:p text:style-name="P157"><text:span text:style-name="Page_20_Reference_20_Font"><text:span text:style-name="T6"><text:bookmark-ref text:reference-format="page" text:ref-name="r124">66</text:bookmark-ref></text:span></text:span></text:p>
            </table:table-cell>
          </table:table-row>
          <table:table-row table:style-name="Table49.1">
            <table:table-cell table:style-name="Table49.A3" office:value-type="string">
              <text:p text:style-name="P158"><text:span text:style-name="Code_20_Small1"><text:span text:style-name="T6">Collection&lt;</text:span></text:span><text:a xlink:type="simple" xlink:href="#r140" text:style-name="Internet_20_link" text:visited-style-name="Visited_20_Internet_20_Link"><text:span text:style-name="Code_20_Small1"><text:span text:style-name="T56">ComponentConfigurationDTO</text:span></text:span></text:a><text:span text:style-name="Code_20_Small1"><text:span text:style-name="T6">&gt;</text:span></text:span></text:p>
            </table:table-cell>
            <table:table-cell table:style-name="Table49.A3" office:value-type="string">
              <text:p text:style-name="P160"><text:a xlink:type="simple" xlink:href="#r122" text:style-name="Internet_20_link" text:visited-style-name="Visited_20_Internet_20_Link"><text:span text:style-name="Code2"><text:span text:style-name="T57">getComponentConfigurationDTOs</text:span></text:span></text:a><text:span text:style-name="Code2"><text:span text:style-name="T6">(</text:span></text:span><text:a xlink:type="simple" xlink:href="#r157" text:style-name="Internet_20_link" text:visited-style-name="Visited_20_Internet_20_Link"><text:span text:style-name="Code2"><text:span text:style-name="T56">ComponentDescriptionDTO</text:span></text:span></text:a><text:span text:style-name="Code2"><text:span text:style-name="T6"> description)</text:span></text:span></text:p>
              <text:p text:style-name="P162">Returns the component configurations for the specified component description.</text:p>
            </table:table-cell>
            <table:table-cell table:style-name="Table49.C3" office:value-type="string">
              <text:p text:style-name="P157"><text:span text:style-name="Page_20_Reference_20_Font"><text:span text:style-name="T6"><text:bookmark-ref text:reference-format="page" text:ref-name="r122">65</text:bookmark-ref></text:span></text:span></text:p>
            </table:table-cell>
          </table:table-row>
          <table:table-row table:style-name="Table49.1">
            <table:table-cell table:style-name="Table49.A3" office:value-type="string">
              <text:p text:style-name="P158"><text:a xlink:type="simple" xlink:href="#r157" text:style-name="Internet_20_link" text:visited-style-name="Visited_20_Internet_20_Link"><text:span text:style-name="Code_20_Small1"><text:span text:style-name="T56">ComponentDescriptionDTO</text:span></text:span></text:a></text:p>
            </table:table-cell>
            <table:table-cell table:style-name="Table49.A3" office:value-type="string">
              <text:p text:style-name="P160"><text:a xlink:type="simple" xlink:href="#r121" text:style-name="Internet_20_link" text:visited-style-name="Visited_20_Internet_20_Link"><text:span text:style-name="Code2"><text:span text:style-name="T57">getComponentDescriptionDTO</text:span></text:span></text:a><text:span text:style-name="Code2"><text:span text:style-name="T6">(org.osgi.framework.Bundle bundle, String name)</text:span></text:span></text:p>
              <text:p text:style-name="P163"><text:span text:style-name="T21">Returns the </text:span><text:a xlink:type="simple" xlink:href="#r157" text:style-name="Internet_20_link" text:visited-style-name="Visited_20_Internet_20_Link"><text:span text:style-name="Code2"><text:span text:style-name="T56">ComponentDescriptionDTO</text:span></text:span></text:a><text:span text:style-name="Default_20_Paragraph_20_Font"><text:span text:style-name="T21"> declared with the specified name by the specified bundle.</text:span></text:span></text:p>
            </table:table-cell>
            <table:table-cell table:style-name="Table49.C3" office:value-type="string">
              <text:p text:style-name="P157"><text:span text:style-name="Page_20_Reference_20_Font"><text:span text:style-name="T6"><text:bookmark-ref text:reference-format="page" text:ref-name="r121">65</text:bookmark-ref></text:span></text:span></text:p>
            </table:table-cell>
          </table:table-row>
          <table:table-row table:style-name="Table49.1">
            <table:table-cell table:style-name="Table49.A3" office:value-type="string">
              <text:p text:style-name="P158"><text:span text:style-name="Code_20_Small1"><text:span text:style-name="T6">Collection&lt;</text:span></text:span><text:a xlink:type="simple" xlink:href="#r157" text:style-name="Internet_20_link" text:visited-style-name="Visited_20_Internet_20_Link"><text:span text:style-name="Code_20_Small1"><text:span text:style-name="T56">ComponentDescriptionDTO</text:span></text:span></text:a><text:span text:style-name="Code_20_Small1"><text:span text:style-name="T6">&gt;</text:span></text:span></text:p>
            </table:table-cell>
            <table:table-cell table:style-name="Table49.A3" office:value-type="string">
              <text:p text:style-name="P160"><text:a xlink:type="simple" xlink:href="#r120" text:style-name="Internet_20_link" text:visited-style-name="Visited_20_Internet_20_Link"><text:span text:style-name="Code2"><text:span text:style-name="T57">getComponentDescriptionDTOs</text:span></text:span></text:a><text:span text:style-name="Code2"><text:span text:style-name="T6">(org.osgi.framework.Bundle... bundles)</text:span></text:span></text:p>
              <text:p text:style-name="P162">Returns the component descriptions declared by the specified active bundles.</text:p>
            </table:table-cell>
            <table:table-cell table:style-name="Table49.C3" office:value-type="string">
              <text:p text:style-name="P157"><text:span text:style-name="Page_20_Reference_20_Font"><text:span text:style-name="T6"><text:bookmark-ref text:reference-format="page" text:ref-name="r120">64</text:bookmark-ref></text:span></text:span></text:p>
            </table:table-cell>
          </table:table-row>
          <table:table-row table:style-name="Table49.1">
            <table:table-cell table:style-name="Table49.A3" office:value-type="string">
              <text:p text:style-name="P156"><text:span text:style-name="Code_20_Small1"><text:span text:style-name="T6">boolean</text:span></text:span></text:p>
            </table:table-cell>
            <table:table-cell table:style-name="Table49.A3" office:value-type="string">
              <text:p text:style-name="P160"><text:a xlink:type="simple" xlink:href="#r123" text:style-name="Internet_20_link" text:visited-style-name="Visited_20_Internet_20_Link"><text:span text:style-name="Code2"><text:span text:style-name="T57">isComponentEnabled</text:span></text:span></text:a><text:span text:style-name="Code2"><text:span text:style-name="T6">(</text:span></text:span><text:a xlink:type="simple" xlink:href="#r157" text:style-name="Internet_20_link" text:visited-style-name="Visited_20_Internet_20_Link"><text:span text:style-name="Code2"><text:span text:style-name="T56">ComponentDescriptionDTO</text:span></text:span></text:a><text:span text:style-name="Code2"><text:span text:style-name="T6"> description)</text:span></text:span></text:p>
              <text:p text:style-name="P162">Returns whether the specified component description is currently enabled.</text:p>
            </table:table-cell>
            <table:table-cell table:style-name="Table49.C3" office:value-type="string">
              <text:p text:style-name="P157"><text:span text:style-name="Page_20_Reference_20_Font"><text:span text:style-name="T6"><text:bookmark-ref text:reference-format="page" text:ref-name="r123">65</text:bookmark-ref></text:span></text:span></text:p>
            </table:table-cell>
          </table:table-row>
        </table:table>
        <text:p text:style-name="P70">Method Detail</text:p>
        <text:p text:style-name="P105"><text:bookmark text:name="r120"/>getComponentDescriptionDTOs</text:p>
        <text:p text:style-name="P115"><text:span text:style-name="Code2">Collection&lt;</text:span><text:a xlink:type="simple" xlink:href="#r157" text:style-name="Internet_20_link" text:visited-style-name="Visited_20_Internet_20_Link"><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140">Returns the component descriptions declared by the specified active bundles.</text:p>
        <text:p text:style-name="P139">Only component descriptions from active bundles are returned. If the specified bundles have no declared components or are not active, an empty collection is returned.</text:p>
        <text:p text:style-name="P143"><text:soft-page-break/>Parameters:</text:p>
        <text:p text:style-name="P166"><text:span text:style-name="Code2">bundles</text:span><text:span text:style-name="Default_20_Paragraph_20_Font"><text:span text:style-name="T1"> - The bundles whose declared component descriptions are to be returned. Specifying no bundles, or the equivalent of an empty </text:span></text:span><text:span text:style-name="Code2">Bundle</text:span><text:span text:style-name="Default_20_Paragraph_20_Font"><text:span text:style-name="T1"> array, will return the declared component descriptions from all active bundles.</text:span></text:span></text:p>
        <text:p text:style-name="P143">Returns:</text:p>
        <text:p text:style-name="P166"><text:span text:style-name="T1">The declared component descriptions of the specified active </text:span><text:span text:style-name="Code2">bundles</text:span><text:span text:style-name="Default_20_Paragraph_20_Font"><text:span text:style-name="T1">. An empty collection is returned if there are no component descriptions for the specified active bundles.</text:span></text:span></text:p>
        <text:p text:style-name="P167"/>
        <text:p text:style-name="P104"><text:bookmark text:name="r121"/>getComponentDescriptionDTO</text:p>
        <text:p text:style-name="P115"><text:a xlink:type="simple" xlink:href="#r157" text:style-name="Internet_20_link" text:visited-style-name="Visited_20_Internet_20_Link"><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141"><text:span text:style-name="T1">Returns the </text:span><text:a xlink:type="simple" xlink:href="#r157" text:style-name="Internet_20_link" text:visited-style-name="Visited_20_Internet_20_Link"><text:span text:style-name="Code2"><text:span text:style-name="T56">ComponentDescriptionDTO</text:span></text:span></text:a><text:span text:style-name="Default_20_Paragraph_20_Font"><text:span text:style-name="T1"> declared with the specified name by the specified bundle.</text:span></text:span></text:p>
        <text:p text:style-name="P138"><text:span text:style-name="T1">Only component descriptions from active bundles are returned. </text:span><text:span text:style-name="Code2">null</text:span><text:span text:style-name="Default_20_Paragraph_20_Font"><text:span text:style-name="T1"> if no such component is declared by the given </text:span></text:span><text:span text:style-name="Code2">bundle</text:span><text:span text:style-name="Default_20_Paragraph_20_Font"><text:span text:style-name="T1"> or the bundle is not active.</text:span></text:span></text:p>
        <text:p text:style-name="P143">Parameters:</text:p>
        <text:p text:style-name="P166"><text:span text:style-name="Code2">bundle</text:span><text:span text:style-name="Default_20_Paragraph_20_Font"><text:span text:style-name="T1"> - The bundle declaring the component description. Must not be </text:span></text:span><text:span text:style-name="Code2">null</text:span><text:span text:style-name="Default_20_Paragraph_20_Font"><text:span text:style-name="T1">.</text:span></text:span></text:p>
        <text:p text:style-name="P166"><text:span text:style-name="Code2">name</text:span><text:span text:style-name="Default_20_Paragraph_20_Font"><text:span text:style-name="T1"> - The name of the component description. Must not be </text:span></text:span><text:span text:style-name="Code2">null</text:span><text:span text:style-name="Default_20_Paragraph_20_Font"><text:span text:style-name="T1">.</text:span></text:span></text:p>
        <text:p text:style-name="P143">Returns:</text:p>
        <text:p text:style-name="P166"><text:span text:style-name="T1">The declared component description or </text:span><text:span text:style-name="Code2">null</text:span><text:span text:style-name="Default_20_Paragraph_20_Font"><text:span text:style-name="T1"> if the specified bundle is not active or does not declare a component description with the specified name.</text:span></text:span></text:p>
        <text:p text:style-name="P167"/>
        <text:p text:style-name="P104"><text:bookmark text:name="r122"/>getComponentConfigurationDTOs</text:p>
        <text:p text:style-name="P115"><text:span text:style-name="Code2">Collection&lt;</text:span><text:a xlink:type="simple" xlink:href="#r140" text:style-name="Internet_20_link" text:visited-style-name="Visited_20_Internet_20_Link"><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57" text:style-name="Internet_20_link" text:visited-style-name="Visited_20_Internet_20_Link"><text:span text:style-name="Code2"><text:span text:style-name="T56">ComponentDescriptionDTO</text:span></text:span></text:a><text:span text:style-name="Code2"> description)</text:span></text:p>
        <text:p text:style-name="P139">Returns the component configurations for the specified component description.</text:p>
        <text:p text:style-name="P143">Parameters:</text:p>
        <text:p text:style-name="P166"><text:span text:style-name="Code2">description</text:span><text:span text:style-name="Default_20_Paragraph_20_Font"><text:span text:style-name="T1"> - The component description. Must not be </text:span></text:span><text:span text:style-name="Code2">null</text:span><text:span text:style-name="Default_20_Paragraph_20_Font"><text:span text:style-name="T1">.</text:span></text:span></text:p>
        <text:p text:style-name="P143">Returns:</text:p>
        <text:p text:style-name="P165">A collection containing a snapshot of the current component configurations for the specified component description. An empty collection is returned if there are none.</text:p>
        <text:p text:style-name="P167"/>
        <text:p text:style-name="P104"><text:bookmark text:name="r123"/>isComponentEnabled</text:p>
        <text:p text:style-name="P115"><text:span text:style-name="Code2">boolean </text:span><text:span text:style-name="Code2"><text:span text:style-name="T51">isComponentEnabled</text:span></text:span><text:span text:style-name="Code2">(</text:span><text:a xlink:type="simple" xlink:href="#r157" text:style-name="Internet_20_link" text:visited-style-name="Visited_20_Internet_20_Link"><text:span text:style-name="Code2"><text:span text:style-name="T56">ComponentDescriptionDTO</text:span></text:span></text:a><text:span text:style-name="Code2"> description)</text:span></text:p>
        <text:p text:style-name="P140">Returns whether the specified component description is currently enabled.</text:p>
        <text:p text:style-name="P138"><text:span text:style-name="T1">The enabled state of a component description is initially set by the </text:span><text:a xlink:type="simple" xlink:href="#r146" text:style-name="Internet_20_link" text:visited-style-name="Visited_20_Internet_20_Link"><text:span text:style-name="Code2"><text:span text:style-name="T56">enabled</text:span></text:span></text:a><text:span text:style-name="Default_20_Paragraph_20_Font"><text:span text:style-name="T1"> attribute of the component description.</text:span></text:span></text:p>
        <text:p text:style-name="P143">Parameters:</text:p>
        <text:p text:style-name="P166"><text:span text:style-name="Code2">description</text:span><text:span text:style-name="Default_20_Paragraph_20_Font"><text:span text:style-name="T1"> - The component description. Must not be </text:span></text:span><text:span text:style-name="Code2">null</text:span><text:span text:style-name="Default_20_Paragraph_20_Font"><text:span text:style-name="T1">.</text:span></text:span></text:p>
        <text:p text:style-name="P143">Returns:</text:p>
        <text:p text:style-name="P166"><text:span text:style-name="Code2">true</text:span><text:span text:style-name="Default_20_Paragraph_20_Font"><text:span text:style-name="T1"> if the specified component description is currently enabled. Otherwise, </text:span></text:span><text:span text:style-name="Code2">false</text:span><text:span text:style-name="Default_20_Paragraph_20_Font"><text:span text:style-name="T1">.</text:span></text:span></text:p>
        <text:p text:style-name="P143">See Also:</text:p>
        <text:p text:style-name="P166"><text:a xlink:type="simple" xlink:href="#r124" text:style-name="Internet_20_link" text:visited-style-name="Visited_20_Internet_20_Link"><text:span text:style-name="Code2"><text:span text:style-name="T56">enableComponent(ComponentDescriptionDTO)</text:span></text:span></text:a><text:span text:style-name="Default_20_Paragraph_20_Font"><text:span text:style-name="T1">, </text:span></text:span><text:a xlink:type="simple" xlink:href="#r125" text:style-name="Internet_20_link" text:visited-style-name="Visited_20_Internet_20_Link"><text:span text:style-name="Code2"><text:span text:style-name="T56">disableComponent(ComponentDescriptionDTO)</text:span></text:span></text:a><text:span text:style-name="Default_20_Paragraph_20_Font"><text:span text:style-name="T1">, </text:span></text:span><text:a xlink:type="simple" xlink:href="#r25" text:style-name="Internet_20_link" text:visited-style-name="Visited_20_Internet_20_Link"><text:span text:style-name="Code2"><text:span text:style-name="T56">ComponentContext.disableComponent(String)</text:span></text:span></text:a><text:span text:style-name="Default_20_Paragraph_20_Font"><text:span text:style-name="T1">, </text:span></text:span><text:a xlink:type="simple" xlink:href="#r24" text:style-name="Internet_20_link" text:visited-style-name="Visited_20_Internet_20_Link"><text:span text:style-name="Code2"><text:span text:style-name="T56">ComponentContext.enableComponent(String)</text:span></text:span></text:a></text:p>
        <text:p text:style-name="P167"/>
        <text:p text:style-name="P104"><text:bookmark text:name="r124"/><text:soft-page-break/>enableComponent</text:p>
        <text:p text:style-name="P115"><text:span text:style-name="Code2">org.osgi.util.promise.Promise&lt;Void&gt; </text:span><text:span text:style-name="Code2"><text:span text:style-name="T51">enableComponent</text:span></text:span><text:span text:style-name="Code2">(</text:span><text:a xlink:type="simple" xlink:href="#r157" text:style-name="Internet_20_link" text:visited-style-name="Visited_20_Internet_20_Link"><text:span text:style-name="Code2"><text:span text:style-name="T56">ComponentDescriptionDTO</text:span></text:span></text:a><text:span text:style-name="Code2"> description)</text:span></text:p>
        <text:p text:style-name="P140">Enables the specified component description.</text:p>
        <text:p text:style-name="P140">If the specified component description is currently enabled, this method has no effect.</text:p>
        <text:p text:style-name="P139">This method must return after changing the enabled state of the specified component description. Any actions that result from this, such as activating or deactivating a component configuration, must occur asynchronously to this method call.</text:p>
        <text:p text:style-name="P143">Parameters:</text:p>
        <text:p text:style-name="P166"><text:span text:style-name="Code2">description</text:span><text:span text:style-name="Default_20_Paragraph_20_Font"><text:span text:style-name="T1"> - The component description to enable. Must not be </text:span></text:span><text:span text:style-name="Code2">null</text:span><text:span text:style-name="Default_20_Paragraph_20_Font"><text:span text:style-name="T1">.</text:span></text:span></text:p>
        <text:p text:style-name="P143">Returns:</text:p>
        <text:p text:style-name="P165">A promise that will be resolved when the actions that result from changing the enabled state of the specified component have completed.</text:p>
        <text:p text:style-name="P143">See Also:</text:p>
        <text:p text:style-name="P166"><text:a xlink:type="simple" xlink:href="#r123" text:style-name="Internet_20_link" text:visited-style-name="Visited_20_Internet_20_Link"><text:span text:style-name="Code2"><text:span text:style-name="T56">isComponentEnabled(ComponentDescriptionDTO)</text:span></text:span></text:a></text:p>
        <text:p text:style-name="P167"/>
        <text:p text:style-name="P104"><text:bookmark text:name="r125"/>disableComponent</text:p>
        <text:p text:style-name="P115"><text:span text:style-name="Code2">org.osgi.util.promise.Promise&lt;Void&gt; </text:span><text:span text:style-name="Code2"><text:span text:style-name="T51">disableComponent</text:span></text:span><text:span text:style-name="Code2">(</text:span><text:a xlink:type="simple" xlink:href="#r157" text:style-name="Internet_20_link" text:visited-style-name="Visited_20_Internet_20_Link"><text:span text:style-name="Code2"><text:span text:style-name="T56">ComponentDescriptionDTO</text:span></text:span></text:a><text:span text:style-name="Code2"> description)</text:span></text:p>
        <text:p text:style-name="P140">Disables the specified component description.</text:p>
        <text:p text:style-name="P140">If the specified component description is currently disabled, this method has no effect.</text:p>
        <text:p text:style-name="P139">This method must return after changing the enabled state of the specified component description. Any actions that result from this, such as activating or deactivating a component configuration, must occur asynchronously to this method call.</text:p>
        <text:p text:style-name="P143">Parameters:</text:p>
        <text:p text:style-name="P166"><text:span text:style-name="Code2">description</text:span><text:span text:style-name="Default_20_Paragraph_20_Font"><text:span text:style-name="T1"> - The component description to disable. Must not be </text:span></text:span><text:span text:style-name="Code2">null</text:span><text:span text:style-name="Default_20_Paragraph_20_Font"><text:span text:style-name="T1">.</text:span></text:span></text:p>
        <text:p text:style-name="P143">Returns:</text:p>
        <text:p text:style-name="P165">A promise that will be resolved when the actions that result from changing the enabled state of the specified component have completed.</text:p>
        <text:p text:style-name="P143">See Also:</text:p>
        <text:p text:style-name="P166"><text:a xlink:type="simple" xlink:href="#r123" text:style-name="Internet_20_link" text:visited-style-name="Visited_20_Internet_20_Link"><text:span text:style-name="Code2"><text:span text:style-name="T56">isComponentEnabled(ComponentDescriptionDTO)</text:span></text:span></text:a></text:p>
        <text:p text:style-name="P174"><text:bookmark text:name="r128"/>Package org.osgi.service.component.runtime.dto</text:p>
        <text:p text:style-name="P133"><text:span text:style-name="Code_20_Small">@org.osgi.annotation.versioning.Version(value="1.3")</text:span></text:p>
        <text:p text:style-name="P134">Service Component Runtime Data Transfer Objects Package Version 1.3.</text:p>
        <text:p text:style-name="P135">See:</text:p>
        <text:p text:style-name="P138"><text:a xlink:type="simple" xlink:href="#r127" text:style-name="Internet_20_link" text:visited-style-name="Visited_20_Internet_20_Link"><text:span text:style-name="T52">Description</text:span></text:a></text:p>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128"><text:span text:style-name="Summary_20_Heading_20_Font1">Class Summary</text:span></text:p>
            </table:table-cell>
            <table:covered-table-cell/>
            <table:table-cell table:style-name="Table50.A1" office:value-type="string">
              <text:p text:style-name="P129"><text:span text:style-name="Page_20_Reference_20_Font">Page</text:span></text:p>
            </table:table-cell>
          </table:table-row>
          <table:table-row table:style-name="Table50.1">
            <table:table-cell table:style-name="Table50.A2" office:value-type="string">
              <text:p text:style-name="P120"><text:a xlink:type="simple" xlink:href="#r140" text:style-name="Internet_20_link" text:visited-style-name="Visited_20_Internet_20_Link"><text:span text:style-name="T52">ComponentConfigurationDTO</text:span></text:a></text:p>
            </table:table-cell>
            <table:table-cell table:style-name="Table50.A2" office:value-type="string">
              <text:p text:style-name="P122">A representation of an actual instance of a declared component description parameterized by component properties.</text:p>
            </table:table-cell>
            <table:table-cell table:style-name="Table50.A2" office:value-type="string">
              <text:p text:style-name="P123"><text:span text:style-name="Page_20_Reference_20_Font"><text:span text:style-name="T62"><text:bookmark-ref text:reference-format="page" text:ref-name="r140">68</text:bookmark-ref></text:span></text:span></text:p>
            </table:table-cell>
          </table:table-row>
          <table:table-row table:style-name="Table50.1">
            <table:table-cell table:style-name="Table50.A3" office:value-type="string">
              <text:p text:style-name="P120"><text:a xlink:type="simple" xlink:href="#r157" text:style-name="Internet_20_link" text:visited-style-name="Visited_20_Internet_20_Link"><text:span text:style-name="T52">ComponentDescriptionDTO</text:span></text:a></text:p>
            </table:table-cell>
            <table:table-cell table:style-name="Table50.A3" office:value-type="string">
              <text:p text:style-name="P122">A representation of a declared component description.</text:p>
            </table:table-cell>
            <table:table-cell table:style-name="Table50.A3" office:value-type="string">
              <text:p text:style-name="P123"><text:span text:style-name="Page_20_Reference_20_Font"><text:span text:style-name="T62"><text:bookmark-ref text:reference-format="page" text:ref-name="r157">71</text:bookmark-ref></text:span></text:span></text:p>
            </table:table-cell>
          </table:table-row>
          <table:table-row table:style-name="Table50.1">
            <table:table-cell table:style-name="Table50.A3" office:value-type="string">
              <text:p text:style-name="P120"><text:a xlink:type="simple" xlink:href="#r169" text:style-name="Internet_20_link" text:visited-style-name="Visited_20_Internet_20_Link"><text:span text:style-name="T52">ReferenceDTO</text:span></text:a></text:p>
            </table:table-cell>
            <table:table-cell table:style-name="Table50.A3" office:value-type="string">
              <text:p text:style-name="P122">A representation of a declared reference to a service.</text:p>
            </table:table-cell>
            <table:table-cell table:style-name="Table50.A3" office:value-type="string">
              <text:p text:style-name="P123"><text:span text:style-name="Page_20_Reference_20_Font"><text:span text:style-name="T62"><text:bookmark-ref text:reference-format="page" text:ref-name="r169">75</text:bookmark-ref></text:span></text:span></text:p>
            </table:table-cell>
          </table:table-row>
          <table:table-row table:style-name="Table50.1">
            <table:table-cell table:style-name="Table50.A3" office:value-type="string">
              <text:p text:style-name="P120"><text:a xlink:type="simple" xlink:href="#r174" text:style-name="Internet_20_link" text:visited-style-name="Visited_20_Internet_20_Link"><text:span text:style-name="T52">SatisfiedReferenceDTO</text:span></text:a></text:p>
            </table:table-cell>
            <table:table-cell table:style-name="Table50.A3" office:value-type="string">
              <text:p text:style-name="P122">A representation of a satisfied reference.</text:p>
            </table:table-cell>
            <table:table-cell table:style-name="Table50.A3" office:value-type="string">
              <text:p text:style-name="P123"><text:span text:style-name="Page_20_Reference_20_Font"><text:span text:style-name="T62"><text:bookmark-ref text:reference-format="page" text:ref-name="r174">78</text:bookmark-ref></text:span></text:span></text:p>
            </table:table-cell>
          </table:table-row>
          <table:table-row table:style-name="Table50.1">
            <table:table-cell table:style-name="Table50.A3" office:value-type="string">
              <text:p text:style-name="P120"><text:a xlink:type="simple" xlink:href="#r179" text:style-name="Internet_20_link" text:visited-style-name="Visited_20_Internet_20_Link"><text:span text:style-name="T52">UnsatisfiedReferenceDTO</text:span></text:a></text:p>
            </table:table-cell>
            <table:table-cell table:style-name="Table50.A3" office:value-type="string">
              <text:p text:style-name="P122">A representation of an unsatisfied reference.</text:p>
            </table:table-cell>
            <table:table-cell table:style-name="Table50.A3" office:value-type="string">
              <text:p text:style-name="P123"><text:span text:style-name="Page_20_Reference_20_Font"><text:span text:style-name="T62"><text:bookmark-ref text:reference-format="page" text:ref-name="r179">80</text:bookmark-ref></text:span></text:span></text:p>
            </table:table-cell>
          </table:table-row>
        </table:table>
        <text:p text:style-name="P146"><text:bookmark text:name="r127"/>Package org.osgi.service.component.runtime.dto Description</text:p>
        <text:p text:style-name="P147">Service Component Runtime Data Transfer Objects Package Version 1.3.</text:p>
        <text:p text:style-name="P147">Bundles wishing to use this package must list the package in the Import-Package header of the bundle's manifest. This package has two types of users: the consumers that use the API in this package and the providers that implement the API in this package.</text:p>
        <text:p text:style-name="P147">Example import for consumers using the API in this package:</text:p>
        <text:p text:style-name="P148"><text:span text:style-name="Code1">Import-Package: org.osgi.service.component.runtime.dto; version="[1.3,2.0)"</text:span></text:p>
        <text:p text:style-name="P147">Example import for providers implementing the API in this package:</text:p>
        <text:p text:style-name="P108"><text:span text:style-name="Code1">Import-Package: org.osgi.service.component.runtime.dto; version="[1.3,1.4)"</text:span></text:p>
        <text:p text:style-name="P65"><text:bookmark text:name="r140"/>Class ComponentConfigurationDTO</text:p>
        <text:p text:style-name="P149"><text:a xlink:type="simple" xlink:href="#r128" text:style-name="Internet_20_link" text:visited-style-name="Visited_20_Internet_20_Link"><text:span text:style-name="T55">org.osgi.service.component.runtime.dto</text:span></text:a></text:p>
        <text:p text:style-name="P137"><text:span text:style-name="Code2">java.lang.Object</text:span></text:p>
        <text:p text:style-name="P151"><text:span text:style-name="Code2">  </text:span><text:span text:style-name="Code2"><draw:frame draw:style-name="fr4" draw:name="graphics18" text:anchor-type="as-char" svg:width="0.1563in" svg:height="0.1457in" draw:z-index="46"><draw:image xlink:href="Pictures/100002000000000F0000000E443DCD33.png" xlink:type="simple" xlink:show="embed" xlink:actuate="onLoad"/></draw:frame></text:span><text:span text:style-name="Code2">org.osgi.dto.DTO</text:span></text:p>
        <text:p text:style-name="P110"><text:span text:style-name="Code2">      </text:span><text:span text:style-name="Code2"><draw:frame draw:style-name="fr4" draw:name="graphics19" text:anchor-type="as-char" svg:width="0.1563in" svg:height="0.1457in" draw:z-index="47"><draw:image xlink:href="Pictures/100002000000000F0000000E443DCD33.png" xlink:type="simple" xlink:show="embed" xlink:actuate="onLoad"/></draw:frame></text:span><text:span text:style-name="Code2"><text:span text:style-name="T51">org.osgi.service.component.runtime.dto.ComponentConfigurationDTO</text:span></text:span></text:p>
        <text:p text:style-name="P136"/>
        <text:p text:style-name="P168"><text:span text:style-name="Code2">public class </text:span><text:span text:style-name="Code2"><text:span text:style-name="T51">ComponentConfigurationDTO</text:span></text:span></text:p>
        <text:p text:style-name="P115"><text:span text:style-name="Code2">extends org.osgi.dto.DTO</text:span></text:p>
        <text:p text:style-name="P117">A representation of an actual instance of a declared component description parameterized by component properties.</text:p>
        <text:p text:style-name="P150">Since:</text:p>
        <text:p text:style-name="P144">1.3</text:p>
        <text:p text:style-name="P150">NotThreadSafe</text:p>
        <text:p text:style-name="P153"/>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54"><text:span text:style-name="Summary_20_Heading_20_Font2"><text:span text:style-name="T6">Field Summary</text:span></text:span></text:p>
            </table:table-cell>
            <table:covered-table-cell/>
            <table:table-cell table:style-name="Table52.A1" office:value-type="string">
              <text:p text:style-name="P155"><text:span text:style-name="Page_20_Reference_20_Font"><text:span text:style-name="T20">Page</text:span></text:span></text:p>
            </table:table-cell>
          </table:table-row>
          <table:table-row table:style-name="Table52.1">
            <table:table-cell table:style-name="Table52.A2" office:value-type="string">
              <text:p text:style-name="P156"><text:span text:style-name="Code_20_Small1"><text:span text:style-name="T6">static int</text:span></text:span></text:p>
            </table:table-cell>
            <table:table-cell table:style-name="Table52.A2" office:value-type="string">
              <text:p text:style-name="P160"><text:a xlink:type="simple" xlink:href="#r132" text:style-name="Internet_20_link" text:visited-style-name="Visited_20_Internet_20_Link"><text:span text:style-name="Code2"><text:span text:style-name="T57">ACTIVE</text:span></text:span></text:a></text:p>
              <text:p text:style-name="P162">The component configuration is active.</text:p>
            </table:table-cell>
            <table:table-cell table:style-name="Table52.C2" office:value-type="string">
              <text:p text:style-name="P157"><text:span text:style-name="Page_20_Reference_20_Font"><text:span text:style-name="T6"><text:bookmark-ref text:reference-format="page" text:ref-name="r132">69</text:bookmark-ref></text:span></text:span></text:p>
            </table:table-cell>
          </table:table-row>
          <table:table-row table:style-name="Table52.1">
            <table:table-cell table:style-name="Table52.A3" office:value-type="string">
              <text:p text:style-name="P158"><text:a xlink:type="simple" xlink:href="#r157" text:style-name="Internet_20_link" text:visited-style-name="Visited_20_Internet_20_Link"><text:span text:style-name="Code_20_Small1"><text:span text:style-name="T56">ComponentDescriptionDTO</text:span></text:span></text:a></text:p>
            </table:table-cell>
            <table:table-cell table:style-name="Table52.A3" office:value-type="string">
              <text:p text:style-name="P160"><text:a xlink:type="simple" xlink:href="#r133" text:style-name="Internet_20_link" text:visited-style-name="Visited_20_Internet_20_Link"><text:span text:style-name="Code2"><text:span text:style-name="T57">description</text:span></text:span></text:a></text:p>
              <text:p text:style-name="P162">The representation of the component configuration's component description.</text:p>
            </table:table-cell>
            <table:table-cell table:style-name="Table52.C3" office:value-type="string">
              <text:p text:style-name="P157"><text:span text:style-name="Page_20_Reference_20_Font"><text:span text:style-name="T6"><text:bookmark-ref text:reference-format="page" text:ref-name="r133">69</text:bookmark-ref></text:span></text:span></text:p>
            </table:table-cell>
          </table:table-row>
          <table:table-row table:style-name="Table52.1">
            <table:table-cell table:style-name="Table52.A3" office:value-type="string">
              <text:p text:style-name="P156"><text:span text:style-name="Code_20_Small1"><text:span text:style-name="T6">long</text:span></text:span></text:p>
            </table:table-cell>
            <table:table-cell table:style-name="Table52.A3" office:value-type="string">
              <text:p text:style-name="P160"><text:a xlink:type="simple" xlink:href="#r134" text:style-name="Internet_20_link" text:visited-style-name="Visited_20_Internet_20_Link"><text:span text:style-name="Code2"><text:span text:style-name="T57">id</text:span></text:span></text:a></text:p>
              <text:p text:style-name="P162">The id of the component configuration.</text:p>
            </table:table-cell>
            <table:table-cell table:style-name="Table52.C3" office:value-type="string">
              <text:p text:style-name="P157"><text:span text:style-name="Page_20_Reference_20_Font"><text:span text:style-name="T6"><text:bookmark-ref text:reference-format="page" text:ref-name="r134">69</text:bookmark-ref></text:span></text:span></text:p>
            </table:table-cell>
          </table:table-row>
          <table:table-row table:style-name="Table52.1">
            <table:table-cell table:style-name="Table52.A3" office:value-type="string">
              <text:p text:style-name="P156"><text:span text:style-name="Code_20_Small1"><text:span text:style-name="T6">Map&lt;String,Object&gt;</text:span></text:span></text:p>
            </table:table-cell>
            <table:table-cell table:style-name="Table52.A3" office:value-type="string">
              <text:p text:style-name="P160"><text:a xlink:type="simple" xlink:href="#r136" text:style-name="Internet_20_link" text:visited-style-name="Visited_20_Internet_20_Link"><text:span text:style-name="Code2"><text:span text:style-name="T57">properties</text:span></text:span></text:a></text:p>
              <text:p text:style-name="P162">The component properties for the component configuration.</text:p>
            </table:table-cell>
            <table:table-cell table:style-name="Table52.C3" office:value-type="string">
              <text:p text:style-name="P157"><text:span text:style-name="Page_20_Reference_20_Font"><text:span text:style-name="T6"><text:bookmark-ref text:reference-format="page" text:ref-name="r136">69</text:bookmark-ref></text:span></text:span></text:p>
            </table:table-cell>
          </table:table-row>
          <table:table-row table:style-name="Table52.1">
            <table:table-cell table:style-name="Table52.A3" office:value-type="string">
              <text:p text:style-name="P156"><text:span text:style-name="Code_20_Small1"><text:span text:style-name="T6">static int</text:span></text:span></text:p>
            </table:table-cell>
            <table:table-cell table:style-name="Table52.A3" office:value-type="string">
              <text:p text:style-name="P160"><text:a xlink:type="simple" xlink:href="#r131" text:style-name="Internet_20_link" text:visited-style-name="Visited_20_Internet_20_Link"><text:span text:style-name="Code2"><text:span text:style-name="T57">SATISFIED</text:span></text:span></text:a></text:p>
              <text:p text:style-name="P162">The component configuration is satisfied.</text:p>
            </table:table-cell>
            <table:table-cell table:style-name="Table52.C3" office:value-type="string">
              <text:p text:style-name="P157"><text:span text:style-name="Page_20_Reference_20_Font"><text:span text:style-name="T6"><text:bookmark-ref text:reference-format="page" text:ref-name="r131">69</text:bookmark-ref></text:span></text:span></text:p>
            </table:table-cell>
          </table:table-row>
          <table:table-row table:style-name="Table52.1">
            <table:table-cell table:style-name="Table52.A3" office:value-type="string">
              <text:p text:style-name="P158"><text:a xlink:type="simple" xlink:href="#r174" text:style-name="Internet_20_link" text:visited-style-name="Visited_20_Internet_20_Link"><text:span text:style-name="Code_20_Small1"><text:span text:style-name="T56">SatisfiedReferenceDTO</text:span></text:span></text:a><text:span text:style-name="Code_20_Small1"><text:span text:style-name="T6">[]</text:span></text:span></text:p>
            </table:table-cell>
            <table:table-cell table:style-name="Table52.A3" office:value-type="string">
              <text:p text:style-name="P160"><text:a xlink:type="simple" xlink:href="#r137" text:style-name="Internet_20_link" text:visited-style-name="Visited_20_Internet_20_Link"><text:span text:style-name="Code2"><text:span text:style-name="T57">satisfiedReferences</text:span></text:span></text:a></text:p>
              <text:p text:style-name="P162">The satisfied references.</text:p>
            </table:table-cell>
            <table:table-cell table:style-name="Table52.C3" office:value-type="string">
              <text:p text:style-name="P157"><text:span text:style-name="Page_20_Reference_20_Font"><text:span text:style-name="T6"><text:bookmark-ref text:reference-format="page" text:ref-name="r137">70</text:bookmark-ref></text:span></text:span></text:p>
            </table:table-cell>
          </table:table-row>
          <table:table-row table:style-name="Table52.1">
            <table:table-cell table:style-name="Table52.A3" office:value-type="string">
              <text:p text:style-name="P156"><text:span text:style-name="Code_20_Small1"><text:span text:style-name="T6">int</text:span></text:span></text:p>
            </table:table-cell>
            <table:table-cell table:style-name="Table52.A3" office:value-type="string">
              <text:p text:style-name="P160"><text:a xlink:type="simple" xlink:href="#r135" text:style-name="Internet_20_link" text:visited-style-name="Visited_20_Internet_20_Link"><text:span text:style-name="Code2"><text:span text:style-name="T57">state</text:span></text:span></text:a></text:p>
              <text:p text:style-name="P162">The current state of the component configuration.</text:p>
            </table:table-cell>
            <table:table-cell table:style-name="Table52.C3" office:value-type="string">
              <text:p text:style-name="P157"><text:span text:style-name="Page_20_Reference_20_Font"><text:span text:style-name="T6"><text:bookmark-ref text:reference-format="page" text:ref-name="r135">69</text:bookmark-ref></text:span></text:span></text:p>
            </table:table-cell>
          </table:table-row>
          <table:table-row table:style-name="Table52.1">
            <table:table-cell table:style-name="Table52.A3" office:value-type="string">
              <text:p text:style-name="P156"><text:span text:style-name="Code_20_Small1"><text:span text:style-name="T6">static int</text:span></text:span></text:p>
            </table:table-cell>
            <table:table-cell table:style-name="Table52.A3" office:value-type="string">
              <text:p text:style-name="P160"><text:a xlink:type="simple" xlink:href="#r129" text:style-name="Internet_20_link" text:visited-style-name="Visited_20_Internet_20_Link"><text:span text:style-name="Code2"><text:span text:style-name="T57">UNSATISFIED_CONFIGURATION</text:span></text:span></text:a></text:p>
              <text:p text:style-name="P162">The component configuration is unsatisfied due to a missing required configuration.</text:p>
            </table:table-cell>
            <table:table-cell table:style-name="Table52.C3" office:value-type="string">
              <text:p text:style-name="P157"><text:span text:style-name="Page_20_Reference_20_Font"><text:span text:style-name="T6"><text:bookmark-ref text:reference-format="page" text:ref-name="r129">68</text:bookmark-ref></text:span></text:span></text:p>
            </table:table-cell>
          </table:table-row>
          <table:table-row table:style-name="Table52.1">
            <table:table-cell table:style-name="Table52.A3" office:value-type="string">
              <text:p text:style-name="P156"><text:span text:style-name="Code_20_Small1"><text:span text:style-name="T6">static int</text:span></text:span></text:p>
            </table:table-cell>
            <table:table-cell table:style-name="Table52.A3" office:value-type="string">
              <text:p text:style-name="P160"><text:a xlink:type="simple" xlink:href="#r130" text:style-name="Internet_20_link" text:visited-style-name="Visited_20_Internet_20_Link"><text:span text:style-name="Code2"><text:span text:style-name="T57">UNSATISFIED_REFERENCE</text:span></text:span></text:a></text:p>
              <text:p text:style-name="P162">The component configuration is unsatisfied due to an unsatisfied reference.</text:p>
            </table:table-cell>
            <table:table-cell table:style-name="Table52.C3" office:value-type="string">
              <text:p text:style-name="P157"><text:span text:style-name="Page_20_Reference_20_Font"><text:span text:style-name="T6"><text:bookmark-ref text:reference-format="page" text:ref-name="r130">69</text:bookmark-ref></text:span></text:span></text:p>
            </table:table-cell>
          </table:table-row>
          <table:table-row table:style-name="Table52.1">
            <table:table-cell table:style-name="Table52.A3" office:value-type="string">
              <text:p text:style-name="P158"><text:a xlink:type="simple" xlink:href="#r179" text:style-name="Internet_20_link" text:visited-style-name="Visited_20_Internet_20_Link"><text:span text:style-name="Code_20_Small1"><text:span text:style-name="T56">UnsatisfiedReferenceDTO</text:span></text:span></text:a><text:span text:style-name="Code_20_Small1"><text:span text:style-name="T6">[]</text:span></text:span></text:p>
            </table:table-cell>
            <table:table-cell table:style-name="Table52.A3" office:value-type="string">
              <text:p text:style-name="P160"><text:a xlink:type="simple" xlink:href="#r138" text:style-name="Internet_20_link" text:visited-style-name="Visited_20_Internet_20_Link"><text:span text:style-name="Code2"><text:span text:style-name="T57">unsatisfiedReferences</text:span></text:span></text:a></text:p>
              <text:p text:style-name="P162">The unsatisfied references.</text:p>
            </table:table-cell>
            <table:table-cell table:style-name="Table52.C3" office:value-type="string">
              <text:p text:style-name="P157"><text:span text:style-name="Page_20_Reference_20_Font"><text:span text:style-name="T6"><text:bookmark-ref text:reference-format="page" text:ref-name="r138">70</text:bookmark-ref></text:span></text:span></text:p>
            </table:table-cell>
          </table:table-row>
        </table:table>
        <text:p text:style-name="P107"/>
        <table:table table:name="Table53" table:style-name="Table53">
          <table:table-column table:style-name="Table53.A"/>
          <table:table-column table:style-name="Table53.B"/>
          <table:table-row table:style-name="Table53.1">
            <table:table-cell table:style-name="Table53.A1" office:value-type="string">
              <text:p text:style-name="P154"><text:span text:style-name="Summary_20_Heading_20_Font2"><text:span text:style-name="T6">Constructor Summary</text:span></text:span></text:p>
            </table:table-cell>
            <table:table-cell table:style-name="Table53.A1" office:value-type="string">
              <text:p text:style-name="P155"><text:span text:style-name="Page_20_Reference_20_Font"><text:span text:style-name="T20">Page</text:span></text:span></text:p>
            </table:table-cell>
          </table:table-row>
          <table:table-row table:style-name="Table53.1">
            <table:table-cell table:style-name="Table53.A2" office:value-type="string">
              <text:p text:style-name="P159"><text:a xlink:type="simple" xlink:href="#r139" text:style-name="Internet_20_link" text:visited-style-name="Visited_20_Internet_20_Link"><text:span text:style-name="Code2"><text:span text:style-name="T57">ComponentConfigurationDTO</text:span></text:span></text:a><text:span text:style-name="Code2"><text:span text:style-name="T6">()</text:span></text:span></text:p>
            </table:table-cell>
            <table:table-cell table:style-name="Table53.B2" office:value-type="string">
              <text:p text:style-name="P157"><text:span text:style-name="Page_20_Reference_20_Font"><text:span text:style-name="T6"><text:bookmark-ref text:reference-format="page" text:ref-name="r139">70</text:bookmark-ref></text:span></text:span></text:p>
            </table:table-cell>
          </table:table-row>
        </table:table>
        <text:p text:style-name="P107"/>
        <table:table table:name="Table54" table:style-name="Table54">
          <table:table-column table:style-name="Table54.A"/>
          <table:table-row table:style-name="Table54.1">
            <table:table-cell table:style-name="Table54.A1" office:value-type="string">
              <text:p text:style-name="P132">Methods inherited from class org.osgi.dto.DTO</text:p>
            </table:table-cell>
          </table:table-row>
          <table:table-row table:style-name="Table54.2">
            <table:table-cell table:style-name="Table54.A2" office:value-type="string">
              <text:p text:style-name="P127"><text:span text:style-name="Code2"><text:span text:style-name="T6">toString</text:span></text:span></text:p>
            </table:table-cell>
          </table:table-row>
        </table:table>
        <text:p text:style-name="P70">Field Detail</text:p>
        <text:p text:style-name="P105"><text:bookmark text:name="r129"/>UNSATISFIED_CONFIGURATION</text:p>
        <text:p text:style-name="P115"><text:span text:style-name="Code2">public static final int </text:span><text:span text:style-name="Code2"><text:span text:style-name="T51">UNSATISFIED_CONFIGURATION</text:span></text:span><text:span text:style-name="Code2"> = 1</text:span></text:p>
        <text:p text:style-name="P139"><text:soft-page-break/>The component configuration is unsatisfied due to a missing required configuration.</text:p>
        <text:p text:style-name="P164"/>
        <text:p text:style-name="P104"><text:bookmark text:name="r130"/>UNSATISFIED_REFERENCE</text:p>
        <text:p text:style-name="P115"><text:span text:style-name="Code2">public static final int </text:span><text:span text:style-name="Code2"><text:span text:style-name="T51">UNSATISFIED_REFERENCE</text:span></text:span><text:span text:style-name="Code2"> = 2</text:span></text:p>
        <text:p text:style-name="P139">The component configuration is unsatisfied due to an unsatisfied reference.</text:p>
        <text:p text:style-name="P164"/>
        <text:p text:style-name="P104"><text:bookmark text:name="r131"/>SATISFIED</text:p>
        <text:p text:style-name="P115"><text:span text:style-name="Code2">public static final int </text:span><text:span text:style-name="Code2"><text:span text:style-name="T51">SATISFIED</text:span></text:span><text:span text:style-name="Code2"> = 4</text:span></text:p>
        <text:p text:style-name="P140">The component configuration is satisfied.</text:p>
        <text:p text:style-name="P138"><text:span text:style-name="T1">Any </text:span><text:a xlink:type="simple" xlink:href="#r148" text:style-name="Internet_20_link" text:visited-style-name="Visited_20_Internet_20_Link"><text:span text:style-name="Code2"><text:span text:style-name="T56">services</text:span></text:span></text:a><text:span text:style-name="Default_20_Paragraph_20_Font"><text:span text:style-name="T1"> declared by the component description are registered.</text:span></text:span></text:p>
        <text:p text:style-name="P164"/>
        <text:p text:style-name="P104"><text:bookmark text:name="r132"/>ACTIVE</text:p>
        <text:p text:style-name="P115"><text:span text:style-name="Code2">public static final int </text:span><text:span text:style-name="Code2"><text:span text:style-name="T51">ACTIVE</text:span></text:span><text:span text:style-name="Code2"> = 8</text:span></text:p>
        <text:p text:style-name="P140">The component configuration is active.</text:p>
        <text:p text:style-name="P139">This is the normal operational state of a component configuration.</text:p>
        <text:p text:style-name="P164"/>
        <text:p text:style-name="P104"><text:bookmark text:name="r133"/>description</text:p>
        <text:p text:style-name="P115"><text:span text:style-name="Code2">public </text:span><text:a xlink:type="simple" xlink:href="#r157" text:style-name="Internet_20_link" text:visited-style-name="Visited_20_Internet_20_Link"><text:span text:style-name="Code2"><text:span text:style-name="T56">ComponentDescriptionDTO</text:span></text:span></text:a><text:span text:style-name="Code2"> </text:span><text:span text:style-name="Code2"><text:span text:style-name="T51">description</text:span></text:span></text:p>
        <text:p text:style-name="P139">The representation of the component configuration's component description.</text:p>
        <text:p text:style-name="P164"/>
        <text:p text:style-name="P104"><text:bookmark text:name="r134"/>id</text:p>
        <text:p text:style-name="P115"><text:span text:style-name="Code2">public long </text:span><text:span text:style-name="Code2"><text:span text:style-name="T51">id</text:span></text:span></text:p>
        <text:p text:style-name="P140">The id of the component configuration.</text:p>
        <text:p text:style-name="P138"><text:span text:style-name="T1">The id is a non-persistent, unique value assigned at runtime. The id is also available as the </text:span><text:span text:style-name="Code2">component.id</text:span><text:span text:style-name="Default_20_Paragraph_20_Font"><text:span text:style-name="T1"> component property.</text:span></text:span></text:p>
        <text:p text:style-name="P164"/>
        <text:p text:style-name="P104"><text:bookmark text:name="r135"/>state</text:p>
        <text:p text:style-name="P115"><text:span text:style-name="Code2">public int </text:span><text:span text:style-name="Code2"><text:span text:style-name="T51">state</text:span></text:span></text:p>
        <text:p text:style-name="P140">The current state of the component configuration.</text:p>
        <text:p text:style-name="P138"><text:span text:style-name="T1">This is one of </text:span><text:a xlink:type="simple" xlink:href="#r129" text:style-name="Internet_20_link" text:visited-style-name="Visited_20_Internet_20_Link"><text:span text:style-name="Code2"><text:span text:style-name="T56">UNSATISFIED_CONFIGURATION</text:span></text:span></text:a><text:span text:style-name="Default_20_Paragraph_20_Font"><text:span text:style-name="T1">, </text:span></text:span><text:a xlink:type="simple" xlink:href="#r130" text:style-name="Internet_20_link" text:visited-style-name="Visited_20_Internet_20_Link"><text:span text:style-name="Code2"><text:span text:style-name="T56">UNSATISFIED_REFERENCE</text:span></text:span></text:a><text:span text:style-name="Default_20_Paragraph_20_Font"><text:span text:style-name="T1">, </text:span></text:span><text:a xlink:type="simple" xlink:href="#r131" text:style-name="Internet_20_link" text:visited-style-name="Visited_20_Internet_20_Link"><text:span text:style-name="Code2"><text:span text:style-name="T56">SATISFIED</text:span></text:span></text:a><text:span text:style-name="Default_20_Paragraph_20_Font"><text:span text:style-name="T1"> or </text:span></text:span><text:a xlink:type="simple" xlink:href="#r132" text:style-name="Internet_20_link" text:visited-style-name="Visited_20_Internet_20_Link"><text:span text:style-name="Code2"><text:span text:style-name="T56">ACTIVE</text:span></text:span></text:a><text:span text:style-name="Default_20_Paragraph_20_Font"><text:span text:style-name="T1">.</text:span></text:span></text:p>
        <text:p text:style-name="P164"/>
        <text:p text:style-name="P104"><text:bookmark text:name="r136"/>properties</text:p>
        <text:p text:style-name="P115"><text:span text:style-name="Code2">public Map&lt;String,Object&gt; </text:span><text:span text:style-name="Code2"><text:span text:style-name="T51">properties</text:span></text:span></text:p>
        <text:p text:style-name="P139"><text:soft-page-break/>The component properties for the component configuration.</text:p>
        <text:p text:style-name="P143">See Also:</text:p>
        <text:p text:style-name="P166"><text:a xlink:type="simple" xlink:href="#r17" text:style-name="Internet_20_link" text:visited-style-name="Visited_20_Internet_20_Link"><text:span text:style-name="Code2"><text:span text:style-name="T56">ComponentContext.getProperties()</text:span></text:span></text:a></text:p>
        <text:p text:style-name="P167"/>
        <text:p text:style-name="P104"><text:bookmark text:name="r137"/>satisfiedReferences</text:p>
        <text:p text:style-name="P115"><text:span text:style-name="Code2">public </text:span><text:a xlink:type="simple" xlink:href="#r174" text:style-name="Internet_20_link" text:visited-style-name="Visited_20_Internet_20_Link"><text:span text:style-name="Code2"><text:span text:style-name="T56">SatisfiedReferenceDTO</text:span></text:span></text:a><text:span text:style-name="Code2">[] </text:span><text:span text:style-name="Code2"><text:span text:style-name="T51">satisfiedReferences</text:span></text:span></text:p>
        <text:p text:style-name="P140">The satisfied references.</text:p>
        <text:p text:style-name="P138"><text:span text:style-name="T1">Each </text:span><text:a xlink:type="simple" xlink:href="#r174" text:style-name="Internet_20_link" text:visited-style-name="Visited_20_Internet_20_Link"><text:span text:style-name="Code2"><text:span text:style-name="T56">SatisfiedReferenceDTO</text:span></text:span></text:a><text:span text:style-name="Default_20_Paragraph_20_Font"><text:span text:style-name="T1"> in the array represents a satisfied reference of the component configuration. The array must be empty if the component configuration has no satisfied references.</text:span></text:span></text:p>
        <text:p text:style-name="P164"/>
        <text:p text:style-name="P104"><text:bookmark text:name="r138"/>unsatisfiedReferences</text:p>
        <text:p text:style-name="P115"><text:span text:style-name="Code2">public </text:span><text:a xlink:type="simple" xlink:href="#r179" text:style-name="Internet_20_link" text:visited-style-name="Visited_20_Internet_20_Link"><text:span text:style-name="Code2"><text:span text:style-name="T56">UnsatisfiedReferenceDTO</text:span></text:span></text:a><text:span text:style-name="Code2">[] </text:span><text:span text:style-name="Code2"><text:span text:style-name="T51">unsatisfiedReferences</text:span></text:span></text:p>
        <text:p text:style-name="P140">The unsatisfied references.</text:p>
        <text:p text:style-name="P138"><text:span text:style-name="T1">Each </text:span><text:a xlink:type="simple" xlink:href="#r179" text:style-name="Internet_20_link" text:visited-style-name="Visited_20_Internet_20_Link"><text:span text:style-name="Code2"><text:span text:style-name="T56">UnsatisfiedReferenceDTO</text:span></text:span></text:a><text:span text:style-name="Default_20_Paragraph_20_Font"><text:span text:style-name="T1"> in the array represents an unsatisfied reference of the component configuration. The array must be empty if the component configuration has no unsatisfied references.</text:span></text:span></text:p>
        <text:p text:style-name="P71">Constructor Detail</text:p>
        <text:p text:style-name="P105"><text:bookmark text:name="r139"/>ComponentConfigurationDTO</text:p>
        <text:p text:style-name="P115"><text:span text:style-name="Code2">public </text:span><text:span text:style-name="Code2"><text:span text:style-name="T51">ComponentConfigurationDTO</text:span></text:span><text:span text:style-name="Code2">()</text:span></text:p>
        <text:p text:style-name="P66"><text:bookmark text:name="r157"/>Class ComponentDescriptionDTO</text:p>
        <text:p text:style-name="P149"><text:a xlink:type="simple" xlink:href="#r128" text:style-name="Internet_20_link" text:visited-style-name="Visited_20_Internet_20_Link"><text:span text:style-name="T55">org.osgi.service.component.runtime.dto</text:span></text:a></text:p>
        <text:p text:style-name="P137"><text:span text:style-name="Code2">java.lang.Object</text:span></text:p>
        <text:p text:style-name="P151"><text:span text:style-name="Code2">  </text:span><text:span text:style-name="Code2"><draw:frame draw:style-name="fr4" draw:name="graphics20" text:anchor-type="as-char" svg:width="0.1563in" svg:height="0.1457in" draw:z-index="40"><draw:image xlink:href="Pictures/100002000000000F0000000E443DCD33.png" xlink:type="simple" xlink:show="embed" xlink:actuate="onLoad"/></draw:frame></text:span><text:span text:style-name="Code2">org.osgi.dto.DTO</text:span></text:p>
        <text:p text:style-name="P110"><text:span text:style-name="Code2">      </text:span><text:span text:style-name="Code2"><draw:frame draw:style-name="fr4" draw:name="graphics21" text:anchor-type="as-char" svg:width="0.1563in" svg:height="0.1457in" draw:z-index="41"><draw:image xlink:href="Pictures/100002000000000F0000000E443DCD33.png" xlink:type="simple" xlink:show="embed" xlink:actuate="onLoad"/></draw:frame></text:span><text:span text:style-name="Code2"><text:span text:style-name="T51">org.osgi.service.component.runtime.dto.ComponentDescriptionDTO</text:span></text:span></text:p>
        <text:p text:style-name="P136"/>
        <text:p text:style-name="P168"><text:span text:style-name="Code2">public class </text:span><text:span text:style-name="Code2"><text:span text:style-name="T51">ComponentDescriptionDTO</text:span></text:span></text:p>
        <text:p text:style-name="P115"><text:span text:style-name="Code2">extends org.osgi.dto.DTO</text:span></text:p>
        <text:p text:style-name="P117">A representation of a declared component description.</text:p>
        <text:p text:style-name="P150">Since:</text:p>
        <text:p text:style-name="P144">1.3</text:p>
        <text:p text:style-name="P150">NotThreadSafe</text:p>
        <text:p text:style-name="P153"/>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54"><text:span text:style-name="Summary_20_Heading_20_Font2"><text:span text:style-name="T6">Field Summary</text:span></text:span></text:p>
            </table:table-cell>
            <table:covered-table-cell/>
            <table:table-cell table:style-name="Table56.A1" office:value-type="string">
              <text:p text:style-name="P155"><text:span text:style-name="Page_20_Reference_20_Font"><text:span text:style-name="T20">Page</text:span></text:span></text:p>
            </table:table-cell>
          </table:table-row>
          <table:table-row table:style-name="Table56.1">
            <table:table-cell table:style-name="Table56.A2" office:value-type="string">
              <text:p text:style-name="P156"><text:span text:style-name="Code_20_Small1"><text:span text:style-name="T6">String</text:span></text:span></text:p>
            </table:table-cell>
            <table:table-cell table:style-name="Table56.A2" office:value-type="string">
              <text:p text:style-name="P160"><text:a xlink:type="simple" xlink:href="#r151" text:style-name="Internet_20_link" text:visited-style-name="Visited_20_Internet_20_Link"><text:span text:style-name="Code2"><text:span text:style-name="T57">activate</text:span></text:span></text:a></text:p>
              <text:p text:style-name="P162">The name of the activate method.</text:p>
            </table:table-cell>
            <table:table-cell table:style-name="Table56.C2" office:value-type="string">
              <text:p text:style-name="P157"><text:span text:style-name="Page_20_Reference_20_Font"><text:span text:style-name="T6"><text:bookmark-ref text:reference-format="page" text:ref-name="r151">73</text:bookmark-ref></text:span></text:span></text:p>
            </table:table-cell>
          </table:table-row>
          <table:table-row table:style-name="Table56.1">
            <table:table-cell table:style-name="Table56.A3" office:value-type="string">
              <text:p text:style-name="P156"><text:span text:style-name="Code_20_Small1"><text:span text:style-name="T6">org.osgi.framework.dto.BundleDTO</text:span></text:span></text:p>
            </table:table-cell>
            <table:table-cell table:style-name="Table56.A3" office:value-type="string">
              <text:p text:style-name="P160"><text:a xlink:type="simple" xlink:href="#r142" text:style-name="Internet_20_link" text:visited-style-name="Visited_20_Internet_20_Link"><text:span text:style-name="Code2"><text:span text:style-name="T57">bundle</text:span></text:span></text:a></text:p>
              <text:p text:style-name="P162">The bundle declaring the component description.</text:p>
            </table:table-cell>
            <table:table-cell table:style-name="Table56.C3" office:value-type="string">
              <text:p text:style-name="P157"><text:span text:style-name="Page_20_Reference_20_Font"><text:span text:style-name="T6"><text:bookmark-ref text:reference-format="page" text:ref-name="r142">72</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55" text:style-name="Internet_20_link" text:visited-style-name="Visited_20_Internet_20_Link"><text:span text:style-name="Code2"><text:span text:style-name="T57">configurationPid</text:span></text:span></text:a></text:p>
              <text:p text:style-name="P162">The configuration pids.</text:p>
            </table:table-cell>
            <table:table-cell table:style-name="Table56.C3" office:value-type="string">
              <text:p text:style-name="P157"><text:span text:style-name="Page_20_Reference_20_Font"><text:span text:style-name="T6"><text:bookmark-ref text:reference-format="page" text:ref-name="r155">74</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54" text:style-name="Internet_20_link" text:visited-style-name="Visited_20_Internet_20_Link"><text:span text:style-name="Code2"><text:span text:style-name="T57">configurationPolicy</text:span></text:span></text:a></text:p>
              <text:p text:style-name="P162">The configuration policy.</text:p>
            </table:table-cell>
            <table:table-cell table:style-name="Table56.C3" office:value-type="string">
              <text:p text:style-name="P157"><text:span text:style-name="Page_20_Reference_20_Font"><text:span text:style-name="T6"><text:bookmark-ref text:reference-format="page" text:ref-name="r154">74</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52" text:style-name="Internet_20_link" text:visited-style-name="Visited_20_Internet_20_Link"><text:span text:style-name="Code2"><text:span text:style-name="T57">deactivate</text:span></text:span></text:a></text:p>
              <text:p text:style-name="P162">The name of the deactivate method.</text:p>
            </table:table-cell>
            <table:table-cell table:style-name="Table56.C3" office:value-type="string">
              <text:p text:style-name="P157"><text:span text:style-name="Page_20_Reference_20_Font"><text:span text:style-name="T6"><text:bookmark-ref text:reference-format="page" text:ref-name="r152">73</text:bookmark-ref></text:span></text:span></text:p>
            </table:table-cell>
          </table:table-row>
          <table:table-row table:style-name="Table56.1">
            <table:table-cell table:style-name="Table56.A3" office:value-type="string">
              <text:p text:style-name="P156"><text:span text:style-name="Code_20_Small1"><text:span text:style-name="T6">boolean</text:span></text:span></text:p>
            </table:table-cell>
            <table:table-cell table:style-name="Table56.A3" office:value-type="string">
              <text:p text:style-name="P160"><text:a xlink:type="simple" xlink:href="#r146" text:style-name="Internet_20_link" text:visited-style-name="Visited_20_Internet_20_Link"><text:span text:style-name="Code2"><text:span text:style-name="T57">defaultEnabled</text:span></text:span></text:a></text:p>
              <text:p text:style-name="P162">The initial enabled state.</text:p>
            </table:table-cell>
            <table:table-cell table:style-name="Table56.C3" office:value-type="string">
              <text:p text:style-name="P157"><text:span text:style-name="Page_20_Reference_20_Font"><text:span text:style-name="T6"><text:bookmark-ref text:reference-format="page" text:ref-name="r146">72</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43" text:style-name="Internet_20_link" text:visited-style-name="Visited_20_Internet_20_Link"><text:span text:style-name="Code2"><text:span text:style-name="T57">factory</text:span></text:span></text:a></text:p>
              <text:p text:style-name="P162">The component factory name.</text:p>
            </table:table-cell>
            <table:table-cell table:style-name="Table56.C3" office:value-type="string">
              <text:p text:style-name="P157"><text:span text:style-name="Page_20_Reference_20_Font"><text:span text:style-name="T6"><text:bookmark-ref text:reference-format="page" text:ref-name="r143">72</text:bookmark-ref></text:span></text:span></text:p>
            </table:table-cell>
          </table:table-row>
          <table:table-row table:style-name="Table56.1">
            <table:table-cell table:style-name="Table56.A3" office:value-type="string">
              <text:p text:style-name="P156"><text:span text:style-name="Code_20_Small1"><text:span text:style-name="T6">boolean</text:span></text:span></text:p>
            </table:table-cell>
            <table:table-cell table:style-name="Table56.A3" office:value-type="string">
              <text:p text:style-name="P160"><text:a xlink:type="simple" xlink:href="#r147" text:style-name="Internet_20_link" text:visited-style-name="Visited_20_Internet_20_Link"><text:span text:style-name="Code2"><text:span text:style-name="T57">immediate</text:span></text:span></text:a></text:p>
              <text:p text:style-name="P162">The immediate state.</text:p>
            </table:table-cell>
            <table:table-cell table:style-name="Table56.C3" office:value-type="string">
              <text:p text:style-name="P157"><text:span text:style-name="Page_20_Reference_20_Font"><text:span text:style-name="T6"><text:bookmark-ref text:reference-format="page" text:ref-name="r147">73</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45" text:style-name="Internet_20_link" text:visited-style-name="Visited_20_Internet_20_Link"><text:span text:style-name="Code2"><text:span text:style-name="T57">implementationClass</text:span></text:span></text:a></text:p>
              <text:p text:style-name="P162">The fully qualified name of the implementation class.</text:p>
            </table:table-cell>
            <table:table-cell table:style-name="Table56.C3" office:value-type="string">
              <text:p text:style-name="P157"><text:span text:style-name="Page_20_Reference_20_Font"><text:span text:style-name="T6"><text:bookmark-ref text:reference-format="page" text:ref-name="r145">72</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53" text:style-name="Internet_20_link" text:visited-style-name="Visited_20_Internet_20_Link"><text:span text:style-name="Code2"><text:span text:style-name="T57">modified</text:span></text:span></text:a></text:p>
              <text:p text:style-name="P162">The name of the modified method.</text:p>
            </table:table-cell>
            <table:table-cell table:style-name="Table56.C3" office:value-type="string">
              <text:p text:style-name="P157"><text:span text:style-name="Page_20_Reference_20_Font"><text:span text:style-name="T6"><text:bookmark-ref text:reference-format="page" text:ref-name="r153">74</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41" text:style-name="Internet_20_link" text:visited-style-name="Visited_20_Internet_20_Link"><text:span text:style-name="Code2"><text:span text:style-name="T57">name</text:span></text:span></text:a></text:p>
              <text:p text:style-name="P162">The name of the component.</text:p>
            </table:table-cell>
            <table:table-cell table:style-name="Table56.C3" office:value-type="string">
              <text:p text:style-name="P157"><text:span text:style-name="Page_20_Reference_20_Font"><text:span text:style-name="T6"><text:bookmark-ref text:reference-format="page" text:ref-name="r141">72</text:bookmark-ref></text:span></text:span></text:p>
            </table:table-cell>
          </table:table-row>
          <table:table-row table:style-name="Table56.1">
            <table:table-cell table:style-name="Table56.A3" office:value-type="string">
              <text:p text:style-name="P156"><text:span text:style-name="Code_20_Small1"><text:span text:style-name="T6">Map&lt;String,Object&gt;</text:span></text:span></text:p>
            </table:table-cell>
            <table:table-cell table:style-name="Table56.A3" office:value-type="string">
              <text:p text:style-name="P160"><text:a xlink:type="simple" xlink:href="#r149" text:style-name="Internet_20_link" text:visited-style-name="Visited_20_Internet_20_Link"><text:span text:style-name="Code2"><text:span text:style-name="T57">properties</text:span></text:span></text:a></text:p>
              <text:p text:style-name="P162">The declared component properties.</text:p>
            </table:table-cell>
            <table:table-cell table:style-name="Table56.C3" office:value-type="string">
              <text:p text:style-name="P157"><text:span text:style-name="Page_20_Reference_20_Font"><text:span text:style-name="T6"><text:bookmark-ref text:reference-format="page" text:ref-name="r149">73</text:bookmark-ref></text:span></text:span></text:p>
            </table:table-cell>
          </table:table-row>
          <table:table-row table:style-name="Table56.1">
            <table:table-cell table:style-name="Table56.A3" office:value-type="string">
              <text:p text:style-name="P158"><text:a xlink:type="simple" xlink:href="#r169" text:style-name="Internet_20_link" text:visited-style-name="Visited_20_Internet_20_Link"><text:span text:style-name="Code_20_Small1"><text:span text:style-name="T56">ReferenceDTO</text:span></text:span></text:a><text:span text:style-name="Code_20_Small1"><text:span text:style-name="T6">[]</text:span></text:span></text:p>
            </table:table-cell>
            <table:table-cell table:style-name="Table56.A3" office:value-type="string">
              <text:p text:style-name="P160"><text:a xlink:type="simple" xlink:href="#r150" text:style-name="Internet_20_link" text:visited-style-name="Visited_20_Internet_20_Link"><text:span text:style-name="Code2"><text:span text:style-name="T57">references</text:span></text:span></text:a></text:p>
              <text:p text:style-name="P162">The referenced services.</text:p>
            </table:table-cell>
            <table:table-cell table:style-name="Table56.C3" office:value-type="string">
              <text:p text:style-name="P157"><text:span text:style-name="Page_20_Reference_20_Font"><text:span text:style-name="T6"><text:bookmark-ref text:reference-format="page" text:ref-name="r150">73</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44" text:style-name="Internet_20_link" text:visited-style-name="Visited_20_Internet_20_Link"><text:span text:style-name="Code2"><text:span text:style-name="T57">scope</text:span></text:span></text:a></text:p>
              <text:p text:style-name="P162">The service scope.</text:p>
            </table:table-cell>
            <table:table-cell table:style-name="Table56.C3" office:value-type="string">
              <text:p text:style-name="P157"><text:span text:style-name="Page_20_Reference_20_Font"><text:span text:style-name="T6"><text:bookmark-ref text:reference-format="page" text:ref-name="r144">72</text:bookmark-ref></text:span></text:span></text:p>
            </table:table-cell>
          </table:table-row>
          <table:table-row table:style-name="Table56.1">
            <table:table-cell table:style-name="Table56.A3" office:value-type="string">
              <text:p text:style-name="P156"><text:span text:style-name="Code_20_Small1"><text:span text:style-name="T6">String[]</text:span></text:span></text:p>
            </table:table-cell>
            <table:table-cell table:style-name="Table56.A3" office:value-type="string">
              <text:p text:style-name="P160"><text:a xlink:type="simple" xlink:href="#r148" text:style-name="Internet_20_link" text:visited-style-name="Visited_20_Internet_20_Link"><text:span text:style-name="Code2"><text:span text:style-name="T57">serviceInterfaces</text:span></text:span></text:a></text:p>
              <text:p text:style-name="P162">The fully qualified names of the service interfaces.</text:p>
            </table:table-cell>
            <table:table-cell table:style-name="Table56.C3" office:value-type="string">
              <text:p text:style-name="P157"><text:span text:style-name="Page_20_Reference_20_Font"><text:span text:style-name="T6"><text:bookmark-ref text:reference-format="page" text:ref-name="r148">73</text:bookmark-ref></text:span></text:span></text:p>
            </table:table-cell>
          </table:table-row>
        </table:table>
        <text:p text:style-name="P107"/>
        <table:table table:name="Table57" table:style-name="Table57">
          <table:table-column table:style-name="Table57.A"/>
          <table:table-column table:style-name="Table57.B"/>
          <table:table-row table:style-name="Table57.1">
            <table:table-cell table:style-name="Table57.A1" office:value-type="string">
              <text:p text:style-name="P154"><text:span text:style-name="Summary_20_Heading_20_Font2"><text:span text:style-name="T6">Constructor Summary</text:span></text:span></text:p>
            </table:table-cell>
            <table:table-cell table:style-name="Table57.A1" office:value-type="string">
              <text:p text:style-name="P155"><text:span text:style-name="Page_20_Reference_20_Font"><text:span text:style-name="T20">Page</text:span></text:span></text:p>
            </table:table-cell>
          </table:table-row>
          <table:table-row table:style-name="Table57.1">
            <table:table-cell table:style-name="Table57.A2" office:value-type="string">
              <text:p text:style-name="P159"><text:a xlink:type="simple" xlink:href="#r156" text:style-name="Internet_20_link" text:visited-style-name="Visited_20_Internet_20_Link"><text:span text:style-name="Code2"><text:span text:style-name="T57">ComponentDescriptionDTO</text:span></text:span></text:a><text:span text:style-name="Code2"><text:span text:style-name="T6">()</text:span></text:span></text:p>
            </table:table-cell>
            <table:table-cell table:style-name="Table57.B2" office:value-type="string">
              <text:p text:style-name="P157"><text:span text:style-name="Page_20_Reference_20_Font"><text:span text:style-name="T6"><text:bookmark-ref text:reference-format="page" text:ref-name="r156">74</text:bookmark-ref></text:span></text:span></text:p>
            </table:table-cell>
          </table:table-row>
        </table:table>
        <text:p text:style-name="P107"/>
        <table:table table:name="Table58" table:style-name="Table58">
          <table:table-column table:style-name="Table58.A"/>
          <text:soft-page-break/>
          <table:table-row table:style-name="Table58.1">
            <table:table-cell table:style-name="Table58.A1" office:value-type="string">
              <text:p text:style-name="P132">Methods inherited from class org.osgi.dto.DTO</text:p>
            </table:table-cell>
          </table:table-row>
          <table:table-row table:style-name="Table58.2">
            <table:table-cell table:style-name="Table58.A2" office:value-type="string">
              <text:p text:style-name="P127"><text:span text:style-name="Code2"><text:span text:style-name="T6">toString</text:span></text:span></text:p>
            </table:table-cell>
          </table:table-row>
        </table:table>
        <text:p text:style-name="P70">Field Detail</text:p>
        <text:p text:style-name="P105"><text:bookmark text:name="r141"/>name</text:p>
        <text:p text:style-name="P115"><text:span text:style-name="Code2">public String </text:span><text:span text:style-name="Code2"><text:span text:style-name="T51">name</text:span></text:span></text:p>
        <text:p text:style-name="P140">The name of the component.</text:p>
        <text:p text:style-name="P138"><text:span text:style-name="T1">This is declared in the </text:span><text:span text:style-name="Code2">name</text:span><text:span text:style-name="Default_20_Paragraph_20_Font"><text:span text:style-name="T1"> attribute of the </text:span></text:span><text:span text:style-name="Code2">component</text:span><text:span text:style-name="Default_20_Paragraph_20_Font"><text:span text:style-name="T1"> element. This must be the default name if the component description does not declare a name.</text:span></text:span></text:p>
        <text:p text:style-name="P164"/>
        <text:p text:style-name="P104"><text:bookmark text:name="r142"/>bundle</text:p>
        <text:p text:style-name="P115"><text:span text:style-name="Code2">public org.osgi.framework.dto.BundleDTO </text:span><text:span text:style-name="Code2"><text:span text:style-name="T51">bundle</text:span></text:span></text:p>
        <text:p text:style-name="P139">The bundle declaring the component description.</text:p>
        <text:p text:style-name="P164"/>
        <text:p text:style-name="P104"><text:bookmark text:name="r143"/>factory</text:p>
        <text:p text:style-name="P115"><text:span text:style-name="Code2">public String </text:span><text:span text:style-name="Code2"><text:span text:style-name="T51">factory</text:span></text:span></text:p>
        <text:p text:style-name="P140">The component factory name.</text:p>
        <text:p text:style-name="P138"><text:span text:style-name="T1">This is declared in the </text:span><text:span text:style-name="Code2">factory</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is not declared as a component factory.</text:span></text:span></text:p>
        <text:p text:style-name="P164"/>
        <text:p text:style-name="P104"><text:bookmark text:name="r144"/>scope</text:p>
        <text:p text:style-name="P115"><text:span text:style-name="Code2">public String </text:span><text:span text:style-name="Code2"><text:span text:style-name="T51">scope</text:span></text:span></text:p>
        <text:p text:style-name="P140">The service scope.</text:p>
        <text:p text:style-name="P138"><text:span text:style-name="T1">This is declared in the </text:span><text:span text:style-name="Code2">scope</text:span><text:span text:style-name="Default_20_Paragraph_20_Font"><text:span text:style-name="T1"> attribute of the </text:span></text:span><text:span text:style-name="Code2">servi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y service interfaces.</text:span></text:span></text:p>
        <text:p text:style-name="P164"/>
        <text:p text:style-name="P104"><text:bookmark text:name="r145"/>implementationClass</text:p>
        <text:p text:style-name="P115"><text:span text:style-name="Code2">public String </text:span><text:span text:style-name="Code2"><text:span text:style-name="T51">implementationClass</text:span></text:span></text:p>
        <text:p text:style-name="P140">The fully qualified name of the implementation class.</text:p>
        <text:p text:style-name="P138"><text:span text:style-name="T1">This is declared in the </text:span><text:span text:style-name="Code2">class</text:span><text:span text:style-name="Default_20_Paragraph_20_Font"><text:span text:style-name="T1"> attribute of the </text:span></text:span><text:span text:style-name="Code2">implementation</text:span><text:span text:style-name="Default_20_Paragraph_20_Font"><text:span text:style-name="T1"> element.</text:span></text:span></text:p>
        <text:p text:style-name="P164"/>
        <text:p text:style-name="P104"><text:bookmark text:name="r146"/>defaultEnabled</text:p>
        <text:p text:style-name="P115"><text:span text:style-name="Code2">public boolean </text:span><text:span text:style-name="Code2"><text:span text:style-name="T51">defaultEnabled</text:span></text:span></text:p>
        <text:p text:style-name="P140">The initial enabled state.</text:p>
        <text:p text:style-name="P138"><text:soft-page-break/><text:span text:style-name="T1">This is declared in the </text:span><text:span text:style-name="Code2">enabled</text:span><text:span text:style-name="Default_20_Paragraph_20_Font"><text:span text:style-name="T1"> attribute of the </text:span></text:span><text:span text:style-name="Code2">component</text:span><text:span text:style-name="Default_20_Paragraph_20_Font"><text:span text:style-name="T1"> element.</text:span></text:span></text:p>
        <text:p text:style-name="P164"/>
        <text:p text:style-name="P104"><text:bookmark text:name="r147"/>immediate</text:p>
        <text:p text:style-name="P115"><text:span text:style-name="Code2">public boolean </text:span><text:span text:style-name="Code2"><text:span text:style-name="T51">immediate</text:span></text:span></text:p>
        <text:p text:style-name="P140">The immediate state.</text:p>
        <text:p text:style-name="P138"><text:span text:style-name="T1">This is declared in the </text:span><text:span text:style-name="Code2">immediate</text:span><text:span text:style-name="Default_20_Paragraph_20_Font"><text:span text:style-name="T1"> attribute of the </text:span></text:span><text:span text:style-name="Code2">component</text:span><text:span text:style-name="Default_20_Paragraph_20_Font"><text:span text:style-name="T1"> element.</text:span></text:span></text:p>
        <text:p text:style-name="P164"/>
        <text:p text:style-name="P104"><text:bookmark text:name="r148"/>serviceInterfaces</text:p>
        <text:p text:style-name="P115"><text:span text:style-name="Code2">public String[] </text:span><text:span text:style-name="Code2"><text:span text:style-name="T51">serviceInterfaces</text:span></text:span></text:p>
        <text:p text:style-name="P140">The fully qualified names of the service interfaces.</text:p>
        <text:p text:style-name="P138"><text:span text:style-name="T1">These are declared in the </text:span><text:span text:style-name="Code2">interface</text:span><text:span text:style-name="Default_20_Paragraph_20_Font"><text:span text:style-name="T1"> attribute of the </text:span></text:span><text:span text:style-name="Code2">provide</text:span><text:span text:style-name="Default_20_Paragraph_20_Font"><text:span text:style-name="T1"> elements. The array must be empty if the component description does not declare any service interfaces.</text:span></text:span></text:p>
        <text:p text:style-name="P164"/>
        <text:p text:style-name="P104"><text:bookmark text:name="r149"/>properties</text:p>
        <text:p text:style-name="P115"><text:span text:style-name="Code2">public Map&lt;String,Object&gt; </text:span><text:span text:style-name="Code2"><text:span text:style-name="T51">properties</text:span></text:span></text:p>
        <text:p text:style-name="P140">The declared component properties.</text:p>
        <text:p text:style-name="P138"><text:span text:style-name="T1">These are declared in the </text:span><text:span text:style-name="Code2">property</text:span><text:span text:style-name="Default_20_Paragraph_20_Font"><text:span text:style-name="T1"> and </text:span></text:span><text:span text:style-name="Code2">properties</text:span><text:span text:style-name="Default_20_Paragraph_20_Font"><text:span text:style-name="T1"> elements.</text:span></text:span></text:p>
        <text:p text:style-name="P164"/>
        <text:p text:style-name="P104"><text:bookmark text:name="r150"/>references</text:p>
        <text:p text:style-name="P115"><text:span text:style-name="Code2">public </text:span><text:a xlink:type="simple" xlink:href="#r169" text:style-name="Internet_20_link" text:visited-style-name="Visited_20_Internet_20_Link"><text:span text:style-name="Code2"><text:span text:style-name="T56">ReferenceDTO</text:span></text:span></text:a><text:span text:style-name="Code2">[] </text:span><text:span text:style-name="Code2"><text:span text:style-name="T51">references</text:span></text:span></text:p>
        <text:p text:style-name="P140">The referenced services.</text:p>
        <text:p text:style-name="P138"><text:span text:style-name="T1">These are declared in the </text:span><text:span text:style-name="Code2">reference</text:span><text:span text:style-name="Default_20_Paragraph_20_Font"><text:span text:style-name="T1"> elements. The array must be empty if the component description does not declare references to any services.</text:span></text:span></text:p>
        <text:p text:style-name="P164"/>
        <text:p text:style-name="P104"><text:bookmark text:name="r151"/>activate</text:p>
        <text:p text:style-name="P115"><text:span text:style-name="Code2">public String </text:span><text:span text:style-name="Code2"><text:span text:style-name="T51">activate</text:span></text:span></text:p>
        <text:p text:style-name="P140">The name of the activate method.</text:p>
        <text:p text:style-name="P138"><text:span text:style-name="T1">This is declared in the </text:span><text:span text:style-name="Code2">activate</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activate method name.</text:span></text:span></text:p>
        <text:p text:style-name="P164"/>
        <text:p text:style-name="P104"><text:bookmark text:name="r152"/>deactivate</text:p>
        <text:p text:style-name="P115"><text:span text:style-name="Code2">public String </text:span><text:span text:style-name="Code2"><text:span text:style-name="T51">deactivate</text:span></text:span></text:p>
        <text:p text:style-name="P140">The name of the deactivate method.</text:p>
        <text:p text:style-name="P138"><text:soft-page-break/><text:span text:style-name="T1">This is declared in the </text:span><text:span text:style-name="Code2">deactivate</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deactivate method name.</text:span></text:span></text:p>
        <text:p text:style-name="P164"/>
        <text:p text:style-name="P104"><text:bookmark text:name="r153"/>modified</text:p>
        <text:p text:style-name="P115"><text:span text:style-name="Code2">public String </text:span><text:span text:style-name="Code2"><text:span text:style-name="T51">modified</text:span></text:span></text:p>
        <text:p text:style-name="P140">The name of the modified method.</text:p>
        <text:p text:style-name="P138"><text:span text:style-name="T1">This is declared in the </text:span><text:span text:style-name="Code2">modified</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modified method name.</text:span></text:span></text:p>
        <text:p text:style-name="P164"/>
        <text:p text:style-name="P104"><text:bookmark text:name="r154"/>configurationPolicy</text:p>
        <text:p text:style-name="P115"><text:span text:style-name="Code2">public String </text:span><text:span text:style-name="Code2"><text:span text:style-name="T51">configurationPolicy</text:span></text:span></text:p>
        <text:p text:style-name="P140">The configuration policy.</text:p>
        <text:p text:style-name="P138"><text:span text:style-name="T1">This is declared in the </text:span><text:span text:style-name="Code2">configuration-policy</text:span><text:span text:style-name="Default_20_Paragraph_20_Font"><text:span text:style-name="T1"> attribute of the </text:span></text:span><text:span text:style-name="Code2">component</text:span><text:span text:style-name="Default_20_Paragraph_20_Font"><text:span text:style-name="T1"> element. This must be the default configuration policy if the component description does not declare a configuration policy.</text:span></text:span></text:p>
        <text:p text:style-name="P164"/>
        <text:p text:style-name="P104"><text:bookmark text:name="r155"/>configurationPid</text:p>
        <text:p text:style-name="P115"><text:span text:style-name="Code2">public String[] </text:span><text:span text:style-name="Code2"><text:span text:style-name="T51">configurationPid</text:span></text:span></text:p>
        <text:p text:style-name="P140">The configuration pids.</text:p>
        <text:p text:style-name="P138"><text:span text:style-name="T1">These are declared in the </text:span><text:span text:style-name="Code2">configuration-pid</text:span><text:span text:style-name="Default_20_Paragraph_20_Font"><text:span text:style-name="T1"> attribute of the </text:span></text:span><text:span text:style-name="Code2">component</text:span><text:span text:style-name="Default_20_Paragraph_20_Font"><text:span text:style-name="T1"> element. This must contain the default configuration pid if the component description does not declare a configuration pid.</text:span></text:span></text:p>
        <text:p text:style-name="P71">Constructor Detail</text:p>
        <text:p text:style-name="P105"><text:bookmark text:name="r156"/>ComponentDescriptionDTO</text:p>
        <text:p text:style-name="P115"><text:span text:style-name="Code2">public </text:span><text:span text:style-name="Code2"><text:span text:style-name="T51">ComponentDescriptionDTO</text:span></text:span><text:span text:style-name="Code2">()</text:span></text:p>
        <text:p text:style-name="P67"><text:bookmark text:name="r169"/>Class ReferenceDTO</text:p>
        <text:p text:style-name="P149"><text:a xlink:type="simple" xlink:href="#r128" text:style-name="Internet_20_link" text:visited-style-name="Visited_20_Internet_20_Link"><text:span text:style-name="T55">org.osgi.service.component.runtime.dto</text:span></text:a></text:p>
        <text:p text:style-name="P137"><text:span text:style-name="Code2">java.lang.Object</text:span></text:p>
        <text:p text:style-name="P151"><text:span text:style-name="Code2">  </text:span><text:span text:style-name="Code2"><draw:frame draw:style-name="fr4" draw:name="graphics22" text:anchor-type="as-char" svg:width="0.1563in" svg:height="0.1457in" draw:z-index="44"><draw:image xlink:href="Pictures/100002000000000F0000000E443DCD33.png" xlink:type="simple" xlink:show="embed" xlink:actuate="onLoad"/></draw:frame></text:span><text:span text:style-name="Code2">org.osgi.dto.DTO</text:span></text:p>
        <text:p text:style-name="P110"><text:span text:style-name="Code2">      </text:span><text:span text:style-name="Code2"><draw:frame draw:style-name="fr4" draw:name="graphics23" text:anchor-type="as-char" svg:width="0.1563in" svg:height="0.1457in" draw:z-index="45"><draw:image xlink:href="Pictures/100002000000000F0000000E443DCD33.png" xlink:type="simple" xlink:show="embed" xlink:actuate="onLoad"/></draw:frame></text:span><text:span text:style-name="Code2"><text:span text:style-name="T51">org.osgi.service.component.runtime.dto.ReferenceDTO</text:span></text:span></text:p>
        <text:p text:style-name="P136"/>
        <text:p text:style-name="P168"><text:span text:style-name="Code2">public class </text:span><text:span text:style-name="Code2"><text:span text:style-name="T51">ReferenceDTO</text:span></text:span></text:p>
        <text:p text:style-name="P115"><text:span text:style-name="Code2">extends org.osgi.dto.DTO</text:span></text:p>
        <text:p text:style-name="P117">A representation of a declared reference to a service.</text:p>
        <text:p text:style-name="P150">Since:</text:p>
        <text:p text:style-name="P144">1.3</text:p>
        <text:p text:style-name="P150">NotThreadSafe</text:p>
        <text:p text:style-name="P153"/>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54"><text:span text:style-name="Summary_20_Heading_20_Font2"><text:span text:style-name="T6">Field Summary</text:span></text:span></text:p>
            </table:table-cell>
            <table:covered-table-cell/>
            <table:table-cell table:style-name="Table60.A1" office:value-type="string">
              <text:p text:style-name="P155"><text:span text:style-name="Page_20_Reference_20_Font"><text:span text:style-name="T20">Page</text:span></text:span></text:p>
            </table:table-cell>
          </table:table-row>
          <table:table-row table:style-name="Table60.1">
            <table:table-cell table:style-name="Table60.A2" office:value-type="string">
              <text:p text:style-name="P156"><text:span text:style-name="Code_20_Small1"><text:span text:style-name="T6">String</text:span></text:span></text:p>
            </table:table-cell>
            <table:table-cell table:style-name="Table60.A2" office:value-type="string">
              <text:p text:style-name="P160"><text:a xlink:type="simple" xlink:href="#r164" text:style-name="Internet_20_link" text:visited-style-name="Visited_20_Internet_20_Link"><text:span text:style-name="Code2"><text:span text:style-name="T57">bind</text:span></text:span></text:a></text:p>
              <text:p text:style-name="P162">The name of the bind method of the reference.</text:p>
            </table:table-cell>
            <table:table-cell table:style-name="Table60.C2" office:value-type="string">
              <text:p text:style-name="P157"><text:span text:style-name="Page_20_Reference_20_Font"><text:span text:style-name="T6"><text:bookmark-ref text:reference-format="page" text:ref-name="r164">76</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60" text:style-name="Internet_20_link" text:visited-style-name="Visited_20_Internet_20_Link"><text:span text:style-name="Code2"><text:span text:style-name="T57">cardinality</text:span></text:span></text:a></text:p>
              <text:p text:style-name="P162">The cardinality of the reference.</text:p>
            </table:table-cell>
            <table:table-cell table:style-name="Table60.C3" office:value-type="string">
              <text:p text:style-name="P157"><text:span text:style-name="Page_20_Reference_20_Font"><text:span text:style-name="T6"><text:bookmark-ref text:reference-format="page" text:ref-name="r160">76</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59" text:style-name="Internet_20_link" text:visited-style-name="Visited_20_Internet_20_Link"><text:span text:style-name="Code2"><text:span text:style-name="T57">interfaceName</text:span></text:span></text:a></text:p>
              <text:p text:style-name="P162">The service interface of the reference.</text:p>
            </table:table-cell>
            <table:table-cell table:style-name="Table60.C3" office:value-type="string">
              <text:p text:style-name="P157"><text:span text:style-name="Page_20_Reference_20_Font"><text:span text:style-name="T6"><text:bookmark-ref text:reference-format="page" text:ref-name="r159">76</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58" text:style-name="Internet_20_link" text:visited-style-name="Visited_20_Internet_20_Link"><text:span text:style-name="Code2"><text:span text:style-name="T57">name</text:span></text:span></text:a></text:p>
              <text:p text:style-name="P162">The name of the reference.</text:p>
            </table:table-cell>
            <table:table-cell table:style-name="Table60.C3" office:value-type="string">
              <text:p text:style-name="P157"><text:span text:style-name="Page_20_Reference_20_Font"><text:span text:style-name="T6"><text:bookmark-ref text:reference-format="page" text:ref-name="r158">75</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61" text:style-name="Internet_20_link" text:visited-style-name="Visited_20_Internet_20_Link"><text:span text:style-name="Code2"><text:span text:style-name="T57">policy</text:span></text:span></text:a></text:p>
              <text:p text:style-name="P162">The policy of the reference.</text:p>
            </table:table-cell>
            <table:table-cell table:style-name="Table60.C3" office:value-type="string">
              <text:p text:style-name="P157"><text:span text:style-name="Page_20_Reference_20_Font"><text:span text:style-name="T6"><text:bookmark-ref text:reference-format="page" text:ref-name="r161">76</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62" text:style-name="Internet_20_link" text:visited-style-name="Visited_20_Internet_20_Link"><text:span text:style-name="Code2"><text:span text:style-name="T57">policyOption</text:span></text:span></text:a></text:p>
              <text:p text:style-name="P162">The policy option of the reference.</text:p>
            </table:table-cell>
            <table:table-cell table:style-name="Table60.C3" office:value-type="string">
              <text:p text:style-name="P157"><text:span text:style-name="Page_20_Reference_20_Font"><text:span text:style-name="T6"><text:bookmark-ref text:reference-format="page" text:ref-name="r162">76</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67" text:style-name="Internet_20_link" text:visited-style-name="Visited_20_Internet_20_Link"><text:span text:style-name="Code2"><text:span text:style-name="T57">scope</text:span></text:span></text:a></text:p>
              <text:p text:style-name="P162">The scope of the reference.</text:p>
            </table:table-cell>
            <table:table-cell table:style-name="Table60.C3" office:value-type="string">
              <text:p text:style-name="P157"><text:span text:style-name="Page_20_Reference_20_Font"><text:span text:style-name="T6"><text:bookmark-ref text:reference-format="page" text:ref-name="r167">77</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63" text:style-name="Internet_20_link" text:visited-style-name="Visited_20_Internet_20_Link"><text:span text:style-name="Code2"><text:span text:style-name="T57">target</text:span></text:span></text:a></text:p>
              <text:p text:style-name="P162">The target of the reference.</text:p>
            </table:table-cell>
            <table:table-cell table:style-name="Table60.C3" office:value-type="string">
              <text:p text:style-name="P157"><text:span text:style-name="Page_20_Reference_20_Font"><text:span text:style-name="T6"><text:bookmark-ref text:reference-format="page" text:ref-name="r163">76</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65" text:style-name="Internet_20_link" text:visited-style-name="Visited_20_Internet_20_Link"><text:span text:style-name="Code2"><text:span text:style-name="T57">unbind</text:span></text:span></text:a></text:p>
              <text:p text:style-name="P162">The name of the unbind method of the reference.</text:p>
            </table:table-cell>
            <table:table-cell table:style-name="Table60.C3" office:value-type="string">
              <text:p text:style-name="P157"><text:span text:style-name="Page_20_Reference_20_Font"><text:span text:style-name="T6"><text:bookmark-ref text:reference-format="page" text:ref-name="r165">77</text:bookmark-ref></text:span></text:span></text:p>
            </table:table-cell>
          </table:table-row>
          <table:table-row table:style-name="Table60.1">
            <table:table-cell table:style-name="Table60.A3" office:value-type="string">
              <text:p text:style-name="P156"><text:span text:style-name="Code_20_Small1"><text:span text:style-name="T6">String</text:span></text:span></text:p>
            </table:table-cell>
            <table:table-cell table:style-name="Table60.A3" office:value-type="string">
              <text:p text:style-name="P160"><text:a xlink:type="simple" xlink:href="#r166" text:style-name="Internet_20_link" text:visited-style-name="Visited_20_Internet_20_Link"><text:span text:style-name="Code2"><text:span text:style-name="T57">updated</text:span></text:span></text:a></text:p>
              <text:p text:style-name="P162">The name of the updated method of the reference.</text:p>
            </table:table-cell>
            <table:table-cell table:style-name="Table60.C3" office:value-type="string">
              <text:p text:style-name="P157"><text:span text:style-name="Page_20_Reference_20_Font"><text:span text:style-name="T6"><text:bookmark-ref text:reference-format="page" text:ref-name="r166">77</text:bookmark-ref></text:span></text:span></text:p>
            </table:table-cell>
          </table:table-row>
        </table:table>
        <text:p text:style-name="P107"/>
        <table:table table:name="Table61" table:style-name="Table61">
          <table:table-column table:style-name="Table61.A"/>
          <table:table-column table:style-name="Table61.B"/>
          <table:table-row table:style-name="Table61.1">
            <table:table-cell table:style-name="Table61.A1" office:value-type="string">
              <text:p text:style-name="P154"><text:span text:style-name="Summary_20_Heading_20_Font2"><text:span text:style-name="T6">Constructor Summary</text:span></text:span></text:p>
            </table:table-cell>
            <table:table-cell table:style-name="Table61.A1" office:value-type="string">
              <text:p text:style-name="P155"><text:span text:style-name="Page_20_Reference_20_Font"><text:span text:style-name="T20">Page</text:span></text:span></text:p>
            </table:table-cell>
          </table:table-row>
          <table:table-row table:style-name="Table61.1">
            <table:table-cell table:style-name="Table61.A2" office:value-type="string">
              <text:p text:style-name="P159"><text:a xlink:type="simple" xlink:href="#r168" text:style-name="Internet_20_link" text:visited-style-name="Visited_20_Internet_20_Link"><text:span text:style-name="Code2"><text:span text:style-name="T57">ReferenceDTO</text:span></text:span></text:a><text:span text:style-name="Code2"><text:span text:style-name="T6">()</text:span></text:span></text:p>
            </table:table-cell>
            <table:table-cell table:style-name="Table61.B2" office:value-type="string">
              <text:p text:style-name="P157"><text:span text:style-name="Page_20_Reference_20_Font"><text:span text:style-name="T6"><text:bookmark-ref text:reference-format="page" text:ref-name="r168">77</text:bookmark-ref></text:span></text:span></text:p>
            </table:table-cell>
          </table:table-row>
        </table:table>
        <text:p text:style-name="P107"/>
        <table:table table:name="Table62" table:style-name="Table62">
          <table:table-column table:style-name="Table62.A"/>
          <table:table-row table:style-name="Table62.1">
            <table:table-cell table:style-name="Table62.A1" office:value-type="string">
              <text:p text:style-name="P132">Methods inherited from class org.osgi.dto.DTO</text:p>
            </table:table-cell>
          </table:table-row>
          <table:table-row table:style-name="Table62.2">
            <table:table-cell table:style-name="Table62.A2" office:value-type="string">
              <text:p text:style-name="P127"><text:span text:style-name="Code2"><text:span text:style-name="T6">toString</text:span></text:span></text:p>
            </table:table-cell>
          </table:table-row>
        </table:table>
        <text:p text:style-name="P70">Field Detail</text:p>
        <text:p text:style-name="P105"><text:bookmark text:name="r158"/>name</text:p>
        <text:p text:style-name="P115"><text:span text:style-name="Code2">public String </text:span><text:span text:style-name="Code2"><text:span text:style-name="T51">name</text:span></text:span></text:p>
        <text:p text:style-name="P140">The name of the reference.</text:p>
        <text:p text:style-name="P138"><text:soft-page-break/><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This must be the default name if the component description does not declare a name for the reference.</text:span></text:span></text:p>
        <text:p text:style-name="P164"/>
        <text:p text:style-name="P104"><text:bookmark text:name="r159"/>interfaceName</text:p>
        <text:p text:style-name="P115"><text:span text:style-name="Code2">public String </text:span><text:span text:style-name="Code2"><text:span text:style-name="T51">interfaceName</text:span></text:span></text:p>
        <text:p text:style-name="P140">The service interface of the reference.</text:p>
        <text:p text:style-name="P138"><text:span text:style-name="T1">This is declared in the </text:span><text:span text:style-name="Code2">interface</text:span><text:span text:style-name="Default_20_Paragraph_20_Font"><text:span text:style-name="T1"> attribute of the </text:span></text:span><text:span text:style-name="Code2">reference</text:span><text:span text:style-name="Default_20_Paragraph_20_Font"><text:span text:style-name="T1"> element.</text:span></text:span></text:p>
        <text:p text:style-name="P164"/>
        <text:p text:style-name="P104"><text:bookmark text:name="r160"/>cardinality</text:p>
        <text:p text:style-name="P115"><text:span text:style-name="Code2">public String </text:span><text:span text:style-name="Code2"><text:span text:style-name="T51">cardinality</text:span></text:span></text:p>
        <text:p text:style-name="P140">The cardinality of the reference.</text:p>
        <text:p text:style-name="P138"><text:span text:style-name="T1">This is declared in the </text:span><text:span text:style-name="Code2">cardinality</text:span><text:span text:style-name="Default_20_Paragraph_20_Font"><text:span text:style-name="T1"> attribute of the </text:span></text:span><text:span text:style-name="Code2">reference</text:span><text:span text:style-name="Default_20_Paragraph_20_Font"><text:span text:style-name="T1"> element. This must be the default cardinality if the component description does not declare a cardinality for the reference.</text:span></text:span></text:p>
        <text:p text:style-name="P164"/>
        <text:p text:style-name="P104"><text:bookmark text:name="r161"/>policy</text:p>
        <text:p text:style-name="P115"><text:span text:style-name="Code2">public String </text:span><text:span text:style-name="Code2"><text:span text:style-name="T51">policy</text:span></text:span></text:p>
        <text:p text:style-name="P140">The policy of the reference.</text:p>
        <text:p text:style-name="P138"><text:span text:style-name="T1">This is declared in the </text:span><text:span text:style-name="Code2">policy</text:span><text:span text:style-name="Default_20_Paragraph_20_Font"><text:span text:style-name="T1"> attribute of the </text:span></text:span><text:span text:style-name="Code2">reference</text:span><text:span text:style-name="Default_20_Paragraph_20_Font"><text:span text:style-name="T1"> element. This must be the default policy if the component description does not declare a policy for the reference.</text:span></text:span></text:p>
        <text:p text:style-name="P164"/>
        <text:p text:style-name="P104"><text:bookmark text:name="r162"/>policyOption</text:p>
        <text:p text:style-name="P115"><text:span text:style-name="Code2">public String </text:span><text:span text:style-name="Code2"><text:span text:style-name="T51">policyOption</text:span></text:span></text:p>
        <text:p text:style-name="P140">The policy option of the reference.</text:p>
        <text:p text:style-name="P138"><text:span text:style-name="T1">This is declared in the </text:span><text:span text:style-name="Code2">policy-option</text:span><text:span text:style-name="Default_20_Paragraph_20_Font"><text:span text:style-name="T1"> attribute of the </text:span></text:span><text:span text:style-name="Code2">reference</text:span><text:span text:style-name="Default_20_Paragraph_20_Font"><text:span text:style-name="T1"> element. This must be the default policy option if the component description does not declare a policy option for the reference.</text:span></text:span></text:p>
        <text:p text:style-name="P164"/>
        <text:p text:style-name="P104"><text:bookmark text:name="r163"/>target</text:p>
        <text:p text:style-name="P115"><text:span text:style-name="Code2">public String </text:span><text:span text:style-name="Code2"><text:span text:style-name="T51">target</text:span></text:span></text:p>
        <text:p text:style-name="P140">The target of the reference.</text:p>
        <text:p text:style-name="P138"><text:span text:style-name="T1">This is declared in the </text:span><text:span text:style-name="Code2">target</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target for the reference.</text:span></text:span></text:p>
        <text:p text:style-name="P164"/>
        <text:p text:style-name="P104"><text:bookmark text:name="r164"/>bind</text:p>
        <text:p text:style-name="P115"><text:span text:style-name="Code2">public String </text:span><text:span text:style-name="Code2"><text:span text:style-name="T51">bind</text:span></text:span></text:p>
        <text:p text:style-name="P140">The name of the bind method of the reference.</text:p>
        <text:p text:style-name="P138"><text:soft-page-break/><text:span text:style-name="T1">This is declared in the </text:span><text:span text:style-name="Code2">bin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bind method for the reference.</text:span></text:span></text:p>
        <text:p text:style-name="P164"/>
        <text:p text:style-name="P104"><text:bookmark text:name="r165"/>unbind</text:p>
        <text:p text:style-name="P115"><text:span text:style-name="Code2">public String </text:span><text:span text:style-name="Code2"><text:span text:style-name="T51">unbind</text:span></text:span></text:p>
        <text:p text:style-name="P140">The name of the unbind method of the reference.</text:p>
        <text:p text:style-name="P138"><text:span text:style-name="T1">This is declared in the </text:span><text:span text:style-name="Code2">unbin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unbind method for the reference.</text:span></text:span></text:p>
        <text:p text:style-name="P164"/>
        <text:p text:style-name="P104"><text:bookmark text:name="r166"/>updated</text:p>
        <text:p text:style-name="P115"><text:span text:style-name="Code2">public String </text:span><text:span text:style-name="Code2"><text:span text:style-name="T51">updated</text:span></text:span></text:p>
        <text:p text:style-name="P140">The name of the updated method of the reference.</text:p>
        <text:p text:style-name="P138"><text:span text:style-name="T1">This is declared in the </text:span><text:span text:style-name="Code2">update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updated method for the reference.</text:span></text:span></text:p>
        <text:p text:style-name="P164"/>
        <text:p text:style-name="P104"><text:bookmark text:name="r167"/>scope</text:p>
        <text:p text:style-name="P115"><text:span text:style-name="Code2">public String </text:span><text:span text:style-name="Code2"><text:span text:style-name="T51">scope</text:span></text:span></text:p>
        <text:p text:style-name="P140">The scope of the reference.</text:p>
        <text:p text:style-name="P138"><text:span text:style-name="T1">This is declared in the </text:span><text:span text:style-name="Code2">scope</text:span><text:span text:style-name="Default_20_Paragraph_20_Font"><text:span text:style-name="T1"> attribute of the </text:span></text:span><text:span text:style-name="Code2">reference</text:span><text:span text:style-name="Default_20_Paragraph_20_Font"><text:span text:style-name="T1"> element. This must be the default scope if the component description does not declare a scope for the reference.</text:span></text:span></text:p>
        <text:p text:style-name="P71">Constructor Detail</text:p>
        <text:p text:style-name="P105"><text:bookmark text:name="r168"/>ReferenceDTO</text:p>
        <text:p text:style-name="P115"><text:span text:style-name="Code2">public </text:span><text:span text:style-name="Code2"><text:span text:style-name="T51">ReferenceDTO</text:span></text:span><text:span text:style-name="Code2">()</text:span></text:p>
        <text:p text:style-name="P68"><text:bookmark text:name="r174"/>Class SatisfiedReferenceDTO</text:p>
        <text:p text:style-name="P149"><text:a xlink:type="simple" xlink:href="#r128" text:style-name="Internet_20_link" text:visited-style-name="Visited_20_Internet_20_Link"><text:span text:style-name="T55">org.osgi.service.component.runtime.dto</text:span></text:a></text:p>
        <text:p text:style-name="P137"><text:span text:style-name="Code2">java.lang.Object</text:span></text:p>
        <text:p text:style-name="P151"><text:span text:style-name="Code2">  </text:span><text:span text:style-name="Code2"><draw:frame draw:style-name="fr4" draw:name="graphics24" text:anchor-type="as-char" svg:width="0.1563in" svg:height="0.1457in" draw:z-index="42"><draw:image xlink:href="Pictures/100002000000000F0000000E443DCD33.png" xlink:type="simple" xlink:show="embed" xlink:actuate="onLoad"/></draw:frame></text:span><text:span text:style-name="Code2">org.osgi.dto.DTO</text:span></text:p>
        <text:p text:style-name="P110"><text:span text:style-name="Code2">      </text:span><text:span text:style-name="Code2"><draw:frame draw:style-name="fr4" draw:name="graphics25" text:anchor-type="as-char" svg:width="0.1563in" svg:height="0.1457in" draw:z-index="43"><draw:image xlink:href="Pictures/100002000000000F0000000E443DCD33.png" xlink:type="simple" xlink:show="embed" xlink:actuate="onLoad"/></draw:frame></text:span><text:span text:style-name="Code2"><text:span text:style-name="T51">org.osgi.service.component.runtime.dto.SatisfiedReferenceDTO</text:span></text:span></text:p>
        <text:p text:style-name="P136"/>
        <text:p text:style-name="P168"><text:span text:style-name="Code2">public class </text:span><text:span text:style-name="Code2"><text:span text:style-name="T51">SatisfiedReferenceDTO</text:span></text:span></text:p>
        <text:p text:style-name="P115"><text:span text:style-name="Code2">extends org.osgi.dto.DTO</text:span></text:p>
        <text:p text:style-name="P117">A representation of a satisfied reference.</text:p>
        <text:p text:style-name="P150">Since:</text:p>
        <text:p text:style-name="P144">1.3</text:p>
        <text:p text:style-name="P150">NotThreadSafe</text:p>
        <text:p text:style-name="P153"/>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54"><text:span text:style-name="Summary_20_Heading_20_Font2"><text:span text:style-name="T6">Field Summary</text:span></text:span></text:p>
            </table:table-cell>
            <table:covered-table-cell/>
            <table:table-cell table:style-name="Table67.A1" office:value-type="string">
              <text:p text:style-name="P155"><text:span text:style-name="Page_20_Reference_20_Font"><text:span text:style-name="T20">Page</text:span></text:span></text:p>
            </table:table-cell>
          </table:table-row>
          <table:table-row table:style-name="Table67.1">
            <table:table-cell table:style-name="Table67.A2" office:value-type="string">
              <text:p text:style-name="P156"><text:span text:style-name="Code_20_Small1"><text:span text:style-name="T6">org.osgi.framework.dto.ServiceReferenceDTO[]</text:span></text:span></text:p>
            </table:table-cell>
            <table:table-cell table:style-name="Table67.A2" office:value-type="string">
              <text:p text:style-name="P160"><text:a xlink:type="simple" xlink:href="#r172" text:style-name="Internet_20_link" text:visited-style-name="Visited_20_Internet_20_Link"><text:span text:style-name="Code2"><text:span text:style-name="T57">boundServices</text:span></text:span></text:a></text:p>
              <text:p text:style-name="P162">The bound services.</text:p>
            </table:table-cell>
            <table:table-cell table:style-name="Table67.C2" office:value-type="string">
              <text:p text:style-name="P157"><text:span text:style-name="Page_20_Reference_20_Font"><text:span text:style-name="T6"><text:bookmark-ref text:reference-format="page" text:ref-name="r172">79</text:bookmark-ref></text:span></text:span></text:p>
            </table:table-cell>
          </table:table-row>
          <table:table-row table:style-name="Table67.1">
            <table:table-cell table:style-name="Table67.A3" office:value-type="string">
              <text:p text:style-name="P156"><text:span text:style-name="Code_20_Small1"><text:span text:style-name="T6">String</text:span></text:span></text:p>
            </table:table-cell>
            <table:table-cell table:style-name="Table67.A3" office:value-type="string">
              <text:p text:style-name="P160"><text:a xlink:type="simple" xlink:href="#r170" text:style-name="Internet_20_link" text:visited-style-name="Visited_20_Internet_20_Link"><text:span text:style-name="Code2"><text:span text:style-name="T57">name</text:span></text:span></text:a></text:p>
              <text:p text:style-name="P162">The name of the declared reference.</text:p>
            </table:table-cell>
            <table:table-cell table:style-name="Table67.C3" office:value-type="string">
              <text:p text:style-name="P157"><text:span text:style-name="Page_20_Reference_20_Font"><text:span text:style-name="T6"><text:bookmark-ref text:reference-format="page" text:ref-name="r170">78</text:bookmark-ref></text:span></text:span></text:p>
            </table:table-cell>
          </table:table-row>
          <table:table-row table:style-name="Table67.1">
            <table:table-cell table:style-name="Table67.A3" office:value-type="string">
              <text:p text:style-name="P156"><text:span text:style-name="Code_20_Small1"><text:span text:style-name="T6">String</text:span></text:span></text:p>
            </table:table-cell>
            <table:table-cell table:style-name="Table67.A3" office:value-type="string">
              <text:p text:style-name="P160"><text:a xlink:type="simple" xlink:href="#r171" text:style-name="Internet_20_link" text:visited-style-name="Visited_20_Internet_20_Link"><text:span text:style-name="Code2"><text:span text:style-name="T57">target</text:span></text:span></text:a></text:p>
              <text:p text:style-name="P162">The target property of the satisfied reference.</text:p>
            </table:table-cell>
            <table:table-cell table:style-name="Table67.C3" office:value-type="string">
              <text:p text:style-name="P157"><text:span text:style-name="Page_20_Reference_20_Font"><text:span text:style-name="T6"><text:bookmark-ref text:reference-format="page" text:ref-name="r171">78</text:bookmark-ref></text:span></text:span></text:p>
            </table:table-cell>
          </table:table-row>
        </table:table>
        <text:p text:style-name="P107"/>
        <table:table table:name="Table69" table:style-name="Table69">
          <table:table-column table:style-name="Table69.A"/>
          <table:table-column table:style-name="Table69.B"/>
          <table:table-row table:style-name="Table69.1">
            <table:table-cell table:style-name="Table69.A1" office:value-type="string">
              <text:p text:style-name="P154"><text:span text:style-name="Summary_20_Heading_20_Font2"><text:span text:style-name="T6">Constructor Summary</text:span></text:span></text:p>
            </table:table-cell>
            <table:table-cell table:style-name="Table69.A1" office:value-type="string">
              <text:p text:style-name="P155"><text:span text:style-name="Page_20_Reference_20_Font"><text:span text:style-name="T20">Page</text:span></text:span></text:p>
            </table:table-cell>
          </table:table-row>
          <table:table-row table:style-name="Table69.1">
            <table:table-cell table:style-name="Table69.A2" office:value-type="string">
              <text:p text:style-name="P159"><text:a xlink:type="simple" xlink:href="#r173" text:style-name="Internet_20_link" text:visited-style-name="Visited_20_Internet_20_Link"><text:span text:style-name="Code2"><text:span text:style-name="T57">SatisfiedReferenceDTO</text:span></text:span></text:a><text:span text:style-name="Code2"><text:span text:style-name="T6">()</text:span></text:span></text:p>
            </table:table-cell>
            <table:table-cell table:style-name="Table69.B2" office:value-type="string">
              <text:p text:style-name="P157"><text:span text:style-name="Page_20_Reference_20_Font"><text:span text:style-name="T6"><text:bookmark-ref text:reference-format="page" text:ref-name="r173">79</text:bookmark-ref></text:span></text:span></text:p>
            </table:table-cell>
          </table:table-row>
        </table:table>
        <text:p text:style-name="P107"/>
        <table:table table:name="Table70" table:style-name="Table70">
          <table:table-column table:style-name="Table70.A"/>
          <table:table-row table:style-name="Table70.1">
            <table:table-cell table:style-name="Table70.A1" office:value-type="string">
              <text:p text:style-name="P132">Methods inherited from class org.osgi.dto.DTO</text:p>
            </table:table-cell>
          </table:table-row>
          <table:table-row table:style-name="Table70.2">
            <table:table-cell table:style-name="Table70.A2" office:value-type="string">
              <text:p text:style-name="P127"><text:span text:style-name="Code2"><text:span text:style-name="T6">toString</text:span></text:span></text:p>
            </table:table-cell>
          </table:table-row>
        </table:table>
        <text:p text:style-name="P70">Field Detail</text:p>
        <text:p text:style-name="P105"><text:bookmark text:name="r170"/>name</text:p>
        <text:p text:style-name="P115"><text:span text:style-name="Code2">public String </text:span><text:span text:style-name="Code2"><text:span text:style-name="T51">name</text:span></text:span></text:p>
        <text:p text:style-name="P140">The name of the declared reference.</text:p>
        <text:p text:style-name="P138"><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of the component description.</text:span></text:span></text:p>
        <text:p text:style-name="P143">See Also:</text:p>
        <text:p text:style-name="P166"><text:a xlink:type="simple" xlink:href="#r158" text:style-name="Internet_20_link" text:visited-style-name="Visited_20_Internet_20_Link"><text:span text:style-name="Code2"><text:span text:style-name="T56">ReferenceDTO.name</text:span></text:span></text:a></text:p>
        <text:p text:style-name="P167"/>
        <text:p text:style-name="P104"><text:bookmark text:name="r171"/>target</text:p>
        <text:p text:style-name="P115"><text:span text:style-name="Code2">public String </text:span><text:span text:style-name="Code2"><text:span text:style-name="T51">target</text:span></text:span></text:p>
        <text:p text:style-name="P140">The target property of the satisfied reference.</text:p>
        <text:p text:style-name="P138"><text:soft-page-break/><text:span text:style-name="T1">This is the value of the </text:span><text:a xlink:type="simple" xlink:href="#r136" text:style-name="Internet_20_link" text:visited-style-name="Visited_20_Internet_20_Link"><text:span text:style-name="Code2"><text:span text:style-name="T56">component property</text:span></text:span></text:a><text:span text:style-name="Default_20_Paragraph_20_Font"><text:span text:style-name="T1"> whose name is the concatenation of the </text:span></text:span><text:a xlink:type="simple" xlink:href="#r158" text:style-name="Internet_20_link" text:visited-style-name="Visited_20_Internet_20_Link"><text:span text:style-name="Code2"><text:span text:style-name="T56">declared reference name</text:span></text:span></text:a><text:span text:style-name="Default_20_Paragraph_20_Font"><text:span text:style-name="T1"> and ".target". This must be </text:span></text:span><text:span text:style-name="Code2">null</text:span><text:span text:style-name="Default_20_Paragraph_20_Font"><text:span text:style-name="T1"> if no target property is set for the reference.</text:span></text:span></text:p>
        <text:p text:style-name="P164"/>
        <text:p text:style-name="P104"><text:bookmark text:name="r172"/>boundServices</text:p>
        <text:p text:style-name="P115"><text:span text:style-name="Code2">public org.osgi.framework.dto.ServiceReferenceDTO[] </text:span><text:span text:style-name="Code2"><text:span text:style-name="T51">boundServices</text:span></text:span></text:p>
        <text:p text:style-name="P140">The bound services.</text:p>
        <text:p text:style-name="P138"><text:span text:style-name="T1">Each </text:span><text:span text:style-name="Code2">org.osgi.framework.dto.ServiceReferenceDTO</text:span><text:span text:style-name="Default_20_Paragraph_20_Font"><text:span text:style-name="T1"> in the array represents a service bound to the satisfied reference. The array must be empty if there are no bound services.</text:span></text:span></text:p>
        <text:p text:style-name="P71">Constructor Detail</text:p>
        <text:p text:style-name="P105"><text:bookmark text:name="r173"/>SatisfiedReferenceDTO</text:p>
        <text:p text:style-name="P115"><text:span text:style-name="Code2">public </text:span><text:span text:style-name="Code2"><text:span text:style-name="T51">SatisfiedReferenceDTO</text:span></text:span><text:span text:style-name="Code2">()</text:span></text:p>
        <text:p text:style-name="P69"><text:bookmark text:name="r179"/>Class UnsatisfiedReferenceDTO</text:p>
        <text:p text:style-name="P149"><text:a xlink:type="simple" xlink:href="#r128" text:style-name="Internet_20_link" text:visited-style-name="Visited_20_Internet_20_Link"><text:span text:style-name="T55">org.osgi.service.component.runtime.dto</text:span></text:a></text:p>
        <text:p text:style-name="P137"><text:span text:style-name="Code2">java.lang.Object</text:span></text:p>
        <text:p text:style-name="P151"><text:span text:style-name="Code2">  </text:span><text:span text:style-name="Code2"><draw:frame draw:style-name="fr4" draw:name="graphics26" text:anchor-type="as-char" svg:width="0.1563in" svg:height="0.1457in" draw:z-index="38"><draw:image xlink:href="Pictures/100002000000000F0000000E443DCD33.png" xlink:type="simple" xlink:show="embed" xlink:actuate="onLoad"/></draw:frame></text:span><text:span text:style-name="Code2">org.osgi.dto.DTO</text:span></text:p>
        <text:p text:style-name="P110"><text:span text:style-name="Code2">      </text:span><text:span text:style-name="Code2"><draw:frame draw:style-name="fr4" draw:name="graphics27" text:anchor-type="as-char" svg:width="0.1563in" svg:height="0.1457in" draw:z-index="39"><draw:image xlink:href="Pictures/100002000000000F0000000E443DCD33.png" xlink:type="simple" xlink:show="embed" xlink:actuate="onLoad"/></draw:frame></text:span><text:span text:style-name="Code2"><text:span text:style-name="T51">org.osgi.service.component.runtime.dto.UnsatisfiedReferenceDTO</text:span></text:span></text:p>
        <text:p text:style-name="P136"/>
        <text:p text:style-name="P168"><text:span text:style-name="Code2">public class </text:span><text:span text:style-name="Code2"><text:span text:style-name="T51">UnsatisfiedReferenceDTO</text:span></text:span></text:p>
        <text:p text:style-name="P115"><text:span text:style-name="Code2">extends org.osgi.dto.DTO</text:span></text:p>
        <text:p text:style-name="P117">A representation of an unsatisfied reference.</text:p>
        <text:p text:style-name="P150">Since:</text:p>
        <text:p text:style-name="P144">1.3</text:p>
        <text:p text:style-name="P150">NotThreadSafe</text:p>
        <text:p text:style-name="P153"/>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154"><text:span text:style-name="Summary_20_Heading_20_Font2"><text:span text:style-name="T6">Field Summary</text:span></text:span></text:p>
            </table:table-cell>
            <table:covered-table-cell/>
            <table:table-cell table:style-name="Table72.A1" office:value-type="string">
              <text:p text:style-name="P155"><text:span text:style-name="Page_20_Reference_20_Font"><text:span text:style-name="T20">Page</text:span></text:span></text:p>
            </table:table-cell>
          </table:table-row>
          <table:table-row table:style-name="Table72.1">
            <table:table-cell table:style-name="Table72.A2" office:value-type="string">
              <text:p text:style-name="P156"><text:span text:style-name="Code_20_Small1"><text:span text:style-name="T6">String</text:span></text:span></text:p>
            </table:table-cell>
            <table:table-cell table:style-name="Table72.A2" office:value-type="string">
              <text:p text:style-name="P160"><text:a xlink:type="simple" xlink:href="#r175" text:style-name="Internet_20_link" text:visited-style-name="Visited_20_Internet_20_Link"><text:span text:style-name="Code2"><text:span text:style-name="T57">name</text:span></text:span></text:a></text:p>
              <text:p text:style-name="P162">The name of the declared reference.</text:p>
            </table:table-cell>
            <table:table-cell table:style-name="Table72.C2" office:value-type="string">
              <text:p text:style-name="P157"><text:span text:style-name="Page_20_Reference_20_Font"><text:span text:style-name="T6"><text:bookmark-ref text:reference-format="page" text:ref-name="r175">80</text:bookmark-ref></text:span></text:span></text:p>
            </table:table-cell>
          </table:table-row>
          <table:table-row table:style-name="Table72.1">
            <table:table-cell table:style-name="Table72.A3" office:value-type="string">
              <text:p text:style-name="P156"><text:span text:style-name="Code_20_Small1"><text:span text:style-name="T6">String</text:span></text:span></text:p>
            </table:table-cell>
            <table:table-cell table:style-name="Table72.A3" office:value-type="string">
              <text:p text:style-name="P160"><text:a xlink:type="simple" xlink:href="#r176" text:style-name="Internet_20_link" text:visited-style-name="Visited_20_Internet_20_Link"><text:span text:style-name="Code2"><text:span text:style-name="T57">target</text:span></text:span></text:a></text:p>
              <text:p text:style-name="P162">The target property of the unsatisfied reference.</text:p>
            </table:table-cell>
            <table:table-cell table:style-name="Table72.C3" office:value-type="string">
              <text:p text:style-name="P157"><text:span text:style-name="Page_20_Reference_20_Font"><text:span text:style-name="T6"><text:bookmark-ref text:reference-format="page" text:ref-name="r176">80</text:bookmark-ref></text:span></text:span></text:p>
            </table:table-cell>
          </table:table-row>
          <table:table-row table:style-name="Table72.1">
            <table:table-cell table:style-name="Table72.A3" office:value-type="string">
              <text:p text:style-name="P156"><text:span text:style-name="Code_20_Small1"><text:span text:style-name="T6">org.osgi.framework.dto.ServiceReferenceDTO[]</text:span></text:span></text:p>
            </table:table-cell>
            <table:table-cell table:style-name="Table72.A3" office:value-type="string">
              <text:p text:style-name="P160"><text:a xlink:type="simple" xlink:href="#r177" text:style-name="Internet_20_link" text:visited-style-name="Visited_20_Internet_20_Link"><text:span text:style-name="Code2"><text:span text:style-name="T57">targetServices</text:span></text:span></text:a></text:p>
              <text:p text:style-name="P162">The target services.</text:p>
            </table:table-cell>
            <table:table-cell table:style-name="Table72.C3" office:value-type="string">
              <text:p text:style-name="P157"><text:span text:style-name="Page_20_Reference_20_Font"><text:span text:style-name="T6"><text:bookmark-ref text:reference-format="page" text:ref-name="r177">81</text:bookmark-ref></text:span></text:span></text:p>
            </table:table-cell>
          </table:table-row>
        </table:table>
        <text:p text:style-name="P107"/>
        <table:table table:name="Table73" table:style-name="Table73">
          <table:table-column table:style-name="Table73.A"/>
          <table:table-column table:style-name="Table73.B"/>
          <table:table-row table:style-name="Table73.1">
            <table:table-cell table:style-name="Table73.A1" office:value-type="string">
              <text:p text:style-name="P154"><text:span text:style-name="Summary_20_Heading_20_Font2"><text:span text:style-name="T6">Constructor Summary</text:span></text:span></text:p>
            </table:table-cell>
            <table:table-cell table:style-name="Table73.A1" office:value-type="string">
              <text:p text:style-name="P155"><text:span text:style-name="Page_20_Reference_20_Font"><text:span text:style-name="T20">Page</text:span></text:span></text:p>
            </table:table-cell>
          </table:table-row>
          <table:table-row table:style-name="Table73.1">
            <table:table-cell table:style-name="Table73.A2" office:value-type="string">
              <text:p text:style-name="P159"><text:a xlink:type="simple" xlink:href="#r178" text:style-name="Internet_20_link" text:visited-style-name="Visited_20_Internet_20_Link"><text:span text:style-name="Code2"><text:span text:style-name="T57">UnsatisfiedReferenceDTO</text:span></text:span></text:a><text:span text:style-name="Code2"><text:span text:style-name="T6">()</text:span></text:span></text:p>
            </table:table-cell>
            <table:table-cell table:style-name="Table73.B2" office:value-type="string">
              <text:p text:style-name="P157"><text:span text:style-name="Page_20_Reference_20_Font"><text:span text:style-name="T6"><text:bookmark-ref text:reference-format="page" text:ref-name="r178">81</text:bookmark-ref></text:span></text:span></text:p>
            </table:table-cell>
          </table:table-row>
        </table:table>
        <text:p text:style-name="P107"/>
        <table:table table:name="Table74" table:style-name="Table74">
          <table:table-column table:style-name="Table74.A"/>
          <table:table-row table:style-name="Table74.1">
            <table:table-cell table:style-name="Table74.A1" office:value-type="string">
              <text:p text:style-name="P132">Methods inherited from class org.osgi.dto.DTO</text:p>
            </table:table-cell>
          </table:table-row>
          <table:table-row table:style-name="Table74.2">
            <table:table-cell table:style-name="Table74.A2" office:value-type="string">
              <text:p text:style-name="P127"><text:span text:style-name="Code2"><text:span text:style-name="T6">toString</text:span></text:span></text:p>
            </table:table-cell>
          </table:table-row>
        </table:table>
        <text:p text:style-name="P70">Field Detail</text:p>
        <text:p text:style-name="P105"><text:bookmark text:name="r175"/>name</text:p>
        <text:p text:style-name="P115"><text:span text:style-name="Code2">public String </text:span><text:span text:style-name="Code2"><text:span text:style-name="T51">name</text:span></text:span></text:p>
        <text:p text:style-name="P140">The name of the declared reference.</text:p>
        <text:p text:style-name="P138"><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of the component description.</text:span></text:span></text:p>
        <text:p text:style-name="P143">See Also:</text:p>
        <text:p text:style-name="P166"><text:a xlink:type="simple" xlink:href="#r158" text:style-name="Internet_20_link" text:visited-style-name="Visited_20_Internet_20_Link"><text:span text:style-name="Code2"><text:span text:style-name="T56">ReferenceDTO.name</text:span></text:span></text:a></text:p>
        <text:p text:style-name="P167"/>
        <text:p text:style-name="P104"><text:bookmark text:name="r176"/>target</text:p>
        <text:p text:style-name="P115"><text:span text:style-name="Code2">public String </text:span><text:span text:style-name="Code2"><text:span text:style-name="T51">target</text:span></text:span></text:p>
        <text:p text:style-name="P140">The target property of the unsatisfied reference.</text:p>
        <text:p text:style-name="P138"><text:soft-page-break/><text:span text:style-name="T1">This is the value of the </text:span><text:a xlink:type="simple" xlink:href="#r136" text:style-name="Internet_20_link" text:visited-style-name="Visited_20_Internet_20_Link"><text:span text:style-name="Code2"><text:span text:style-name="T56">component property</text:span></text:span></text:a><text:span text:style-name="Default_20_Paragraph_20_Font"><text:span text:style-name="T1"> whose name is the concatenation of the </text:span></text:span><text:a xlink:type="simple" xlink:href="#r158" text:style-name="Internet_20_link" text:visited-style-name="Visited_20_Internet_20_Link"><text:span text:style-name="Code2"><text:span text:style-name="T56">declared reference name</text:span></text:span></text:a><text:span text:style-name="Default_20_Paragraph_20_Font"><text:span text:style-name="T1"> and ".target". This must be </text:span></text:span><text:span text:style-name="Code2">null</text:span><text:span text:style-name="Default_20_Paragraph_20_Font"><text:span text:style-name="T1"> if no target property is set for the reference.</text:span></text:span></text:p>
        <text:p text:style-name="P164"/>
        <text:p text:style-name="P104"><text:bookmark text:name="r177"/>targetServices</text:p>
        <text:p text:style-name="P115"><text:span text:style-name="Code2">public org.osgi.framework.dto.ServiceReferenceDTO[] </text:span><text:span text:style-name="Code2"><text:span text:style-name="T51">targetServices</text:span></text:span></text:p>
        <text:p text:style-name="P140">The target services.</text:p>
        <text:p text:style-name="P138"><text:span text:style-name="T1">Each </text:span><text:span text:style-name="Code2">org.osgi.framework.dto.ServiceReferenceDTO</text:span><text:span text:style-name="Default_20_Paragraph_20_Font"><text:span text:style-name="T1"> in the array represents a target service for the reference. The array must be empty if there are no target services. The upper bound on the number of target services in the array is the upper bound on the </text:span></text:span><text:a xlink:type="simple" xlink:href="#r160" text:style-name="Internet_20_link" text:visited-style-name="Visited_20_Internet_20_Link"><text:span text:style-name="Code2"><text:span text:style-name="T56">cardinality</text:span></text:span></text:a><text:span text:style-name="Default_20_Paragraph_20_Font"><text:span text:style-name="T1"> of the reference.</text:span></text:span></text:p>
        <text:p text:style-name="P71">Constructor Detail</text:p>
        <text:p text:style-name="P105"><text:bookmark text:name="r178"/>UnsatisfiedReferenceDTO</text:p>
        <text:p text:style-name="P115"><text:span text:style-name="Code2">public </text:span><text:span text:style-name="Code2"><text:span text:style-name="T51">UnsatisfiedReferenceDTO</text:span></text:span><text:span text:style-name="Code2">()</text:span></text:p>
        <text:section text:style-name="Sect2" text:name="Section1">
          <text:p text:style-name="P169"><text:span text:style-name="T63">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Default_20_Paragraph_20_Font"><text:span text:style-name="T63"> v1.5.6</text:span></text:span></text:p>
          <text:p text:style-name="P108"><text:span text:style-name="T63">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8624086186768185624" text:style-name="L18">
        <text:list-item>
          <text:p text:style-name="P102">Lack of a security model: Except for the ServicePermission[GET] to access the ScrService service no security is defined at all</text:p>
        </text:list-item>
        <text:list-item>
          <text:p text:style-name="P102">The service is badly named “ScrService”</text:p>
        </text:list-item>
        <text:list-item>
          <text:p text:style-name="P102">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82"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115452487081108976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3">Name</text:p>
          </table:table-cell>
          <table:table-cell table:style-name="Tabelle21.B1" office:value-type="string">
            <text:p text:style-name="P33">Felix Meschberger</text:p>
          </table:table-cell>
        </table:table-row>
        <table:table-row table:style-name="Tabelle21.1">
          <table:table-cell table:style-name="Tabelle21.A1" office:value-type="string">
            <text:p text:style-name="P33">Company</text:p>
          </table:table-cell>
          <table:table-cell table:style-name="Tabelle21.B1" office:value-type="string">
            <text:p text:style-name="P33">Adobe Systems Incorporated</text:p>
          </table:table-cell>
        </table:table-row>
        <table:table-row table:style-name="Tabelle21.1">
          <table:table-cell table:style-name="Tabelle21.A1" office:value-type="string">
            <text:p text:style-name="P33">Address</text:p>
          </table:table-cell>
          <table:table-cell table:style-name="Tabelle21.B1" office:value-type="string">
            <text:p text:style-name="P33">Barfüsserplatz 6, 4055 Basel, Switzerland</text:p>
          </table:table-cell>
        </table:table-row>
        <table:table-row table:style-name="Tabelle21.1">
          <table:table-cell table:style-name="Tabelle21.A1" office:value-type="string">
            <text:p text:style-name="P33">Voice</text:p>
          </table:table-cell>
          <table:table-cell table:style-name="Tabelle21.B1" office:value-type="string">
            <text:p text:style-name="P33">+41 61 226 55 49</text:p>
          </table:table-cell>
        </table:table-row>
        <table:table-row table:style-name="Tabelle21.1">
          <table:table-cell table:style-name="Tabelle21.A1" office:value-type="string">
            <text:p text:style-name="P22">e-mail</text:p>
          </table:table-cell>
          <table:table-cell table:style-name="Tabelle21.B1" office:value-type="string">
            <text:p text:style-name="P22">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3">Name</text:p>
          </table:table-cell>
          <table:table-cell table:style-name="Tabelle72.B1" office:value-type="string">
            <text:p text:style-name="P33">Carsten Ziegeler</text:p>
          </table:table-cell>
        </table:table-row>
        <table:table-row table:style-name="Tabelle72.1">
          <table:table-cell table:style-name="Tabelle72.A1" office:value-type="string">
            <text:p text:style-name="P33">Company</text:p>
          </table:table-cell>
          <table:table-cell table:style-name="Tabelle72.B1" office:value-type="string">
            <text:p text:style-name="P33">Adobe Systems Incorporated</text:p>
          </table:table-cell>
        </table:table-row>
        <table:table-row table:style-name="Tabelle72.1">
          <table:table-cell table:style-name="Tabelle72.A1" office:value-type="string">
            <text:p text:style-name="P33">Address</text:p>
          </table:table-cell>
          <table:table-cell table:style-name="Tabelle72.B1" office:value-type="string">
            <text:p text:style-name="P33">Barfüsserplatz 6, 4055 Basel, Switzerland</text:p>
          </table:table-cell>
        </table:table-row>
        <table:table-row table:style-name="Tabelle72.1">
          <table:table-cell table:style-name="Tabelle72.A1" office:value-type="string">
            <text:p text:style-name="P33">Voice</text:p>
          </table:table-cell>
          <table:table-cell table:style-name="Tabelle72.B1" office:value-type="string">
            <text:p text:style-name="P33">+41 61 226 55 0</text:p>
          </table:table-cell>
        </table:table-row>
        <table:table-row table:style-name="Tabelle72.1">
          <table:table-cell table:style-name="Tabelle72.A1" office:value-type="string">
            <text:p text:style-name="P22">e-mail</text:p>
          </table:table-cell>
          <table:table-cell table:style-name="Tabelle72.B1" office:value-type="string">
            <text:p text:style-name="P22">cziegele@adobe.com</text:p>
          </table:table-cell>
        </table:table-row>
      </table:table>
      <text:p text:style-name="Body"/>
      <table:table table:name="Table65" table:style-name="Table65">
        <table:table-column table:style-name="Table65.A"/>
        <table:table-column table:style-name="Table65.B"/>
        <text:soft-page-break/>
        <table:table-row table:style-name="Table65.1">
          <table:table-cell table:style-name="Table65.A1" office:value-type="string">
            <text:p text:style-name="P33">Name</text:p>
          </table:table-cell>
          <table:table-cell table:style-name="Table65.B1" office:value-type="string">
            <text:p text:style-name="P33">BJ Hargrave</text:p>
          </table:table-cell>
        </table:table-row>
        <table:table-row table:style-name="Table65.1">
          <table:table-cell table:style-name="Table65.A1" office:value-type="string">
            <text:p text:style-name="P33">Company</text:p>
          </table:table-cell>
          <table:table-cell table:style-name="Table65.B1" office:value-type="string">
            <text:p text:style-name="P33">IBM</text:p>
          </table:table-cell>
        </table:table-row>
        <table:table-row table:style-name="Table65.1">
          <table:table-cell table:style-name="Table65.A3" office:value-type="string">
            <text:p text:style-name="P33">e-mail</text:p>
          </table:table-cell>
          <table:table-cell table:style-name="Table65.B3" office:value-type="string">
            <text:p text:style-name="P33">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Table71" style:family="table">
      <style:table-properties style:width="7.0896in" fo:break-before="auto" fo:break-after="auto" table:align="left" style:writing-mode="lr-tb"/>
    </style:style>
    <style:style style:name="Table71.A" style:family="table-column">
      <style:table-column-properties style:column-width="5.5354in"/>
    </style:style>
    <style:style style:name="Table71.B" style:family="table-column">
      <style:table-column-properties style:column-width="1.5542in"/>
    </style:style>
    <style:style style:name="Table71.1" style:family="table-row">
      <style:table-row-properties style:keep-together="true" fo:keep-together="auto"/>
    </style:style>
    <style:style style:name="Table71.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1"><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5</text:page-number> of <text:page-count style:num-format="1">84</text:page-count></text:p>
        <text:p text:style-name="Header"/>
        <text:p text:style-name="Header"><text:tab/>Final<text:tab/> <text:modification-date style:data-style-name="N76">January 30, 2015</text:modification-date></text:p>
      </style:header>
      <style:footer>
        <text:p text:style-name="Footer">Copyright © OSGi Alliance <text:modification-date style:data-style-name="N11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5</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4</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4</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4</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4</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4</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4</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4</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4</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4</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4</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4</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4</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4</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4</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4</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4</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4</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4</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4</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4</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4</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4</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4</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4</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4</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4</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4</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4</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4</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4</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4</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4</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4</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4</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4</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4</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4</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4</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4</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4</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4</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4</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4</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4</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4</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4</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4</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6</text:page-number> of <text:page-count style:num-format="1">84</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7</text:page-number> of <text:page-count style:num-format="1">84</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70</text:page-number> of <text:page-count style:num-format="1">84</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4</text:page-number> of <text:page-count style:num-format="1">84</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77</text:page-number> of <text:page-count style:num-format="1">84</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79</text:page-number> of <text:page-count style:num-format="1">84</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84</text:page-number> of <text:page-count style:num-format="1">8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2-09-06T17:55:04</meta:creation-date>
    <meta:editing-cycles>318</meta:editing-cycles>
    <meta:editing-duration>P13DT8H4M17S</meta:editing-duration>
    <meta:initial-creator>Felix Meschberger</meta:initial-creator>
    <dc:date>2015-01-30T16:36:31</dc:date>
    <dc:creator>BJ Hargrave</dc:creator>
    <meta:document-statistic meta:table-count="105" meta:image-count="29" meta:object-count="0" meta:page-count="84" meta:paragraph-count="2501" meta:word-count="17483" meta:character-count="125149"/>
    <meta:user-defined meta:name="Company">Adobe Systems Incorporated</meta:user-defined>
    <meta:user-defined meta:name="Info 3"/>
    <meta:user-defined meta:name="Info 4"/>
    <meta:user-defined meta:name="RFC Title">RFC 190 - Declarative Services Enhancements</meta:user-defined>
  </office:meta>
</office:document-meta>
</file>